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6mm" svg:height="135.68mm" svg:x="205.76mm" svg:y="35.69mm">
            <draw:object draw:notify-on-update-of-ranges="Sheet1.G22:Sheet1.G33 Sheet1.H22:Sheet1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2275" calcext:value-type="float">
            <text:p>2275</text:p>
          </table:table-cell>
          <table:table-cell office:value-type="date" office:date-value="2008-01-01" calcext:value-type="date">
            <text:p>1.01.2008</text:p>
          </table:table-cell>
          <table:table-cell table:formula="of:=YEAR([.B1])" office:value-type="float" office:value="2008" calcext:value-type="float">
            <text:p>2008</text:p>
          </table:table-cell>
          <table:table-cell table:formula="of:=MONTH(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date" office:date-value="2008-01-02" calcext:value-type="date">
            <text:p>2.01.2008</text:p>
          </table:table-cell>
          <table:table-cell table:formula="of:=YEAR([.B2])" office:value-type="float" office:value="2008" calcext:value-type="float">
            <text:p>2008</text:p>
          </table:table-cell>
          <table:table-cell table:formula="of:=MONTH([.B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date" office:date-value="2008-01-03" calcext:value-type="date">
            <text:p>3.01.2008</text:p>
          </table:table-cell>
          <table:table-cell table:formula="of:=YEAR([.B3])" office:value-type="float" office:value="2008" calcext:value-type="float">
            <text:p>2008</text:p>
          </table:table-cell>
          <table:table-cell table:formula="of:=MONTH([.B3])" office:value-type="float" office:value="1" calcext:value-type="float">
            <text:p>1</text:p>
          </table:table-cell>
          <table:table-cell/>
          <table:table-cell office:value-type="string" calcext:value-type="string">
            <text:p>Zad 1: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04" calcext:value-type="date">
            <text:p>4.01.2008</text:p>
          </table:table-cell>
          <table:table-cell table:formula="of:=YEAR([.B4])" office:value-type="float" office:value="2008" calcext:value-type="float">
            <text:p>2008</text:p>
          </table:table-cell>
          <table:table-cell table:formula="of:=MONTH([.B4])" office:value-type="float" office:value="1" calcext:value-type="float">
            <text:p>1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3" table:formula="of:=SUMIF([.C$1:.C$1048576];[.F4];[.A$1:.A$1048576])" office:value-type="float" office:value="2501291" calcext:value-type="float">
            <text:p>250129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08-01-05" calcext:value-type="date">
            <text:p>5.01.2008</text:p>
          </table:table-cell>
          <table:table-cell table:formula="of:=YEAR([.B5])" office:value-type="float" office:value="2008" calcext:value-type="float">
            <text:p>2008</text:p>
          </table:table-cell>
          <table:table-cell table:formula="of:=MONTH([.B5])" office:value-type="float" office:value="1" calcext:value-type="float">
            <text:p>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3" table:formula="of:=SUMIF([.C$1:.C$1048576];[.F5];[.A$1:.A$1048576])" office:value-type="float" office:value="2630101" calcext:value-type="float">
            <text:p>2630101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date" office:date-value="2008-01-06" calcext:value-type="date">
            <text:p>6.01.2008</text:p>
          </table:table-cell>
          <table:table-cell table:formula="of:=YEAR([.B6])" office:value-type="float" office:value="2008" calcext:value-type="float">
            <text:p>2008</text:p>
          </table:table-cell>
          <table:table-cell table:formula="of:=MONTH([.B6])" office:value-type="float" office:value="1" calcext:value-type="float">
            <text:p>1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" table:formula="of:=SUMIF([.C$1:.C$1048576];[.F6];[.A$1:.A$1048576])" office:value-type="float" office:value="2649141" calcext:value-type="float">
            <text:p>2649141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date" office:date-value="2008-01-07" calcext:value-type="date">
            <text:p>7.01.2008</text:p>
          </table:table-cell>
          <table:table-cell table:formula="of:=YEAR([.B7])" office:value-type="float" office:value="2008" calcext:value-type="float">
            <text:p>2008</text:p>
          </table:table-cell>
          <table:table-cell table:formula="of:=MONTH([.B7])" office:value-type="float" office:value="1" calcext:value-type="float">
            <text:p>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3" table:formula="of:=SUMIF([.C$1:.C$1048576];[.F7];[.A$1:.A$1048576])" office:value-type="float" office:value="3283387" calcext:value-type="float">
            <text:p>3283387</text:p>
          </table:table-cell>
          <table:table-cell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date" office:date-value="2008-01-08" calcext:value-type="date">
            <text:p>8.01.2008</text:p>
          </table:table-cell>
          <table:table-cell table:formula="of:=YEAR([.B8])" office:value-type="float" office:value="2008" calcext:value-type="float">
            <text:p>2008</text:p>
          </table:table-cell>
          <table:table-cell table:formula="of:=MONTH([.B8])" office:value-type="float" office:value="1" calcext:value-type="float">
            <text:p>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table:formula="of:=SUMIF([.C$1:.C$1048576];[.F8];[.A$1:.A$1048576])" office:value-type="float" office:value="2924864" calcext:value-type="float">
            <text:p>2924864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date" office:date-value="2008-01-09" calcext:value-type="date">
            <text:p>9.01.2008</text:p>
          </table:table-cell>
          <table:table-cell table:formula="of:=YEAR([.B9])" office:value-type="float" office:value="2008" calcext:value-type="float">
            <text:p>2008</text:p>
          </table:table-cell>
          <table:table-cell table:formula="of:=MONTH([.B9])" office:value-type="float" office:value="1" calcext:value-type="float">
            <text:p>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SUMIF([.C$1:.C$1048576];[.F9];[.A$1:.A$1048576])" office:value-type="float" office:value="3411689" calcext:value-type="float">
            <text:p>3411689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8-01-10" calcext:value-type="date">
            <text:p>10.01.2008</text:p>
          </table:table-cell>
          <table:table-cell table:formula="of:=YEAR([.B10])" office:value-type="float" office:value="2008" calcext:value-type="float">
            <text:p>2008</text:p>
          </table:table-cell>
          <table:table-cell table:formula="of:=MONTH([.B10])" office:value-type="float" office:value="1" calcext:value-type="float">
            <text:p>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SUMIF([.C$1:.C$1048576];[.F10];[.A$1:.A$1048576])" office:value-type="float" office:value="1982301" calcext:value-type="float">
            <text:p>1982301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1-11" calcext:value-type="date">
            <text:p>11.01.2008</text:p>
          </table:table-cell>
          <table:table-cell table:formula="of:=YEAR([.B11])" office:value-type="float" office:value="2008" calcext:value-type="float">
            <text:p>2008</text:p>
          </table:table-cell>
          <table:table-cell table:formula="of:=MONTH([.B11])" office:value-type="float" office:value="1" calcext:value-type="float">
            <text:p>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SUMIF([.C$1:.C$1048576];[.F11];[.A$1:.A$1048576])" office:value-type="float" office:value="5364691" calcext:value-type="float">
            <text:p>5364691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08-01-12" calcext:value-type="date">
            <text:p>12.01.2008</text:p>
          </table:table-cell>
          <table:table-cell table:formula="of:=YEAR([.B12])" office:value-type="float" office:value="2008" calcext:value-type="float">
            <text:p>2008</text:p>
          </table:table-cell>
          <table:table-cell table:formula="of:=MONTH([.B12])" office:value-type="float" office:value="1" calcext:value-type="float">
            <text:p>1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SUMIF([.C$1:.C$1048576];[.F12];[.A$1:.A$1048576])" office:value-type="float" office:value="4798161" calcext:value-type="float">
            <text:p>4798161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date" office:date-value="2008-01-13" calcext:value-type="date">
            <text:p>13.01.2008</text:p>
          </table:table-cell>
          <table:table-cell table:formula="of:=YEAR([.B13])" office:value-type="float" office:value="2008" calcext:value-type="float">
            <text:p>2008</text:p>
          </table:table-cell>
          <table:table-cell table:formula="of:=MONTH([.B13])" office:value-type="float" office:value="1" calcext:value-type="float">
            <text:p>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SUMIF([.C$1:.C$1048576];[.F13];[.A$1:.A$1048576])" office:value-type="float" office:value="1935168" calcext:value-type="float">
            <text:p>1935168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08-01-14" calcext:value-type="date">
            <text:p>14.01.2008</text:p>
          </table:table-cell>
          <table:table-cell table:formula="of:=YEAR([.B14])" office:value-type="float" office:value="2008" calcext:value-type="float">
            <text:p>2008</text:p>
          </table:table-cell>
          <table:table-cell table:formula="of:=MONTH([.B14])" office:value-type="float" office:value="1" calcext:value-type="float">
            <text:p>1</text:p>
          </table:table-cell>
          <table:table-cell/>
          <table:table-cell office:value-type="string" calcext:value-type="string">
            <text:p>max:</text:p>
          </table:table-cell>
          <table:table-cell table:formula="of:=MAX([.G4:.G13])" office:value-type="float" office:value="5364691" calcext:value-type="float">
            <text:p>53646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15" calcext:value-type="date">
            <text:p>15.01.2008</text:p>
          </table:table-cell>
          <table:table-cell table:formula="of:=YEAR([.B15])" office:value-type="float" office:value="2008" calcext:value-type="float">
            <text:p>2008</text:p>
          </table:table-cell>
          <table:table-cell table:formula="of:=MONTH([.B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08-01-16" calcext:value-type="date">
            <text:p>16.01.2008</text:p>
          </table:table-cell>
          <table:table-cell table:formula="of:=YEAR([.B16])" office:value-type="float" office:value="2008" calcext:value-type="float">
            <text:p>2008</text:p>
          </table:table-cell>
          <table:table-cell table:formula="of:=MONTH([.B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8-01-17" calcext:value-type="date">
            <text:p>17.01.2008</text:p>
          </table:table-cell>
          <table:table-cell table:formula="of:=YEAR([.B17])" office:value-type="float" office:value="2008" calcext:value-type="float">
            <text:p>2008</text:p>
          </table:table-cell>
          <table:table-cell table:formula="of:=MONTH([.B1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date" office:date-value="2008-01-18" calcext:value-type="date">
            <text:p>18.01.2008</text:p>
          </table:table-cell>
          <table:table-cell table:formula="of:=YEAR([.B18])" office:value-type="float" office:value="2008" calcext:value-type="float">
            <text:p>2008</text:p>
          </table:table-cell>
          <table:table-cell table:formula="of:=MONTH([.B1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date" office:date-value="2008-01-19" calcext:value-type="date">
            <text:p>19.01.2008</text:p>
          </table:table-cell>
          <table:table-cell table:formula="of:=YEAR([.B19])" office:value-type="float" office:value="2008" calcext:value-type="float">
            <text:p>2008</text:p>
          </table:table-cell>
          <table:table-cell table:formula="of:=MONTH([.B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08-01-20" calcext:value-type="date">
            <text:p>20.01.2008</text:p>
          </table:table-cell>
          <table:table-cell table:formula="of:=YEAR([.B20])" office:value-type="float" office:value="2008" calcext:value-type="float">
            <text:p>2008</text:p>
          </table:table-cell>
          <table:table-cell table:formula="of:=MONTH([.B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date" office:date-value="2008-01-21" calcext:value-type="date">
            <text:p>21.01.2008</text:p>
          </table:table-cell>
          <table:table-cell table:formula="of:=YEAR([.B21])" office:value-type="float" office:value="2008" calcext:value-type="float">
            <text:p>2008</text:p>
          </table:table-cell>
          <table:table-cell table:formula="of:=MONTH([.B21])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ad 2:</text:p>
          </table:table-cell>
          <table:table-cell table:number-columns-repeated="2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date" office:date-value="2008-01-22" calcext:value-type="date">
            <text:p>22.01.2008</text:p>
          </table:table-cell>
          <table:table-cell table:formula="of:=YEAR([.B22])" office:value-type="float" office:value="2008" calcext:value-type="float">
            <text:p>2008</text:p>
          </table:table-cell>
          <table:table-cell table:formula="of:=MONTH([.B2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yczeń</text:p>
          </table:table-cell>
          <table:table-cell table:style-name="ce3" table:formula="of:=SUMIF([.$D$1:.$D$366];[.F22];[.A$1:.A$1048576])" office:value-type="float" office:value="95433" calcext:value-type="float">
            <text:p>95433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date" office:date-value="2008-01-23" calcext:value-type="date">
            <text:p>23.01.2008</text:p>
          </table:table-cell>
          <table:table-cell table:formula="of:=YEAR([.B23])" office:value-type="float" office:value="2008" calcext:value-type="float">
            <text:p>2008</text:p>
          </table:table-cell>
          <table:table-cell table:formula="of:=MONTH([.B23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ty</text:p>
          </table:table-cell>
          <table:table-cell table:style-name="ce3" table:formula="of:=SUMIF([.$D$1:.$D$366];[.F23];[.A$1:.A$1048576])" office:value-type="float" office:value="94730" calcext:value-type="float">
            <text:p>9473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date" office:date-value="2008-01-24" calcext:value-type="date">
            <text:p>24.01.2008</text:p>
          </table:table-cell>
          <table:table-cell table:formula="of:=YEAR([.B24])" office:value-type="float" office:value="2008" calcext:value-type="float">
            <text:p>2008</text:p>
          </table:table-cell>
          <table:table-cell table:formula="of:=MONTH([.B24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zec</text:p>
          </table:table-cell>
          <table:table-cell table:style-name="ce3" table:formula="of:=SUMIF([.$D$1:.$D$366];[.F24];[.A$1:.A$1048576])" office:value-type="float" office:value="109439" calcext:value-type="float">
            <text:p>109439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date" office:date-value="2008-01-25" calcext:value-type="date">
            <text:p>25.01.2008</text:p>
          </table:table-cell>
          <table:table-cell table:formula="of:=YEAR([.B25])" office:value-type="float" office:value="2008" calcext:value-type="float">
            <text:p>2008</text:p>
          </table:table-cell>
          <table:table-cell table:formula="of:=MONTH([.B25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wiecień</text:p>
          </table:table-cell>
          <table:table-cell table:style-name="ce3" table:formula="of:=SUMIF([.$D$1:.$D$366];[.F25];[.A$1:.A$1048576])" office:value-type="float" office:value="632931" calcext:value-type="float">
            <text:p>632931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date" office:date-value="2008-01-26" calcext:value-type="date">
            <text:p>26.01.2008</text:p>
          </table:table-cell>
          <table:table-cell table:formula="of:=YEAR([.B26])" office:value-type="float" office:value="2008" calcext:value-type="float">
            <text:p>2008</text:p>
          </table:table-cell>
          <table:table-cell table:formula="of:=MONTH([.B26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j</text:p>
          </table:table-cell>
          <table:table-cell table:style-name="ce3" table:formula="of:=SUMIF([.$D$1:.$D$366];[.F26];[.A$1:.A$1048576])" office:value-type="float" office:value="329203" calcext:value-type="float">
            <text:p>32920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8-01-27" calcext:value-type="date">
            <text:p>27.01.2008</text:p>
          </table:table-cell>
          <table:table-cell table:formula="of:=YEAR([.B27])" office:value-type="float" office:value="2008" calcext:value-type="float">
            <text:p>2008</text:p>
          </table:table-cell>
          <table:table-cell table:formula="of:=MONTH([.B2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zerwiec</text:p>
          </table:table-cell>
          <table:table-cell table:style-name="ce3" table:formula="of:=SUMIF([.$D$1:.$D$366];[.F27];[.A$1:.A$1048576])" office:value-type="float" office:value="85628" calcext:value-type="float">
            <text:p>85628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08-01-28" calcext:value-type="date">
            <text:p>28.01.2008</text:p>
          </table:table-cell>
          <table:table-cell table:formula="of:=YEAR([.B28])" office:value-type="float" office:value="2008" calcext:value-type="float">
            <text:p>2008</text:p>
          </table:table-cell>
          <table:table-cell table:formula="of:=MONTH([.B28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ipiec</text:p>
          </table:table-cell>
          <table:table-cell table:style-name="ce3" table:formula="of:=SUMIF([.$D$1:.$D$366];[.F28];[.A$1:.A$1048576])" office:value-type="float" office:value="166597" calcext:value-type="float">
            <text:p>1665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date" office:date-value="2008-01-29" calcext:value-type="date">
            <text:p>29.01.2008</text:p>
          </table:table-cell>
          <table:table-cell table:formula="of:=YEAR([.B29])" office:value-type="float" office:value="2008" calcext:value-type="float">
            <text:p>2008</text:p>
          </table:table-cell>
          <table:table-cell table:formula="of:=MONTH([.B29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erpień</text:p>
          </table:table-cell>
          <table:table-cell table:style-name="ce3" table:formula="of:=SUMIF([.$D$1:.$D$366];[.F29];[.A$1:.A$1048576])" office:value-type="float" office:value="139747" calcext:value-type="float">
            <text:p>139747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08-01-30" calcext:value-type="date">
            <text:p>30.01.2008</text:p>
          </table:table-cell>
          <table:table-cell table:formula="of:=YEAR([.B30])" office:value-type="float" office:value="2008" calcext:value-type="float">
            <text:p>2008</text:p>
          </table:table-cell>
          <table:table-cell table:formula="of:=MONTH([.B30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zesień</text:p>
          </table:table-cell>
          <table:table-cell table:style-name="ce3" table:formula="of:=SUMIF([.$D$1:.$D$366];[.F30];[.A$1:.A$1048576])" office:value-type="float" office:value="282342" calcext:value-type="float">
            <text:p>28234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01-31" calcext:value-type="date">
            <text:p>31.01.2008</text:p>
          </table:table-cell>
          <table:table-cell table:formula="of:=YEAR([.B31])" office:value-type="float" office:value="2008" calcext:value-type="float">
            <text:p>2008</text:p>
          </table:table-cell>
          <table:table-cell table:formula="of:=MONTH([.B31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ździernik</text:p>
          </table:table-cell>
          <table:table-cell table:style-name="ce3" table:formula="of:=SUMIF([.$D$1:.$D$366];[.F31];[.A$1:.A$1048576])" office:value-type="float" office:value="170729" calcext:value-type="float">
            <text:p>170729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08-02-01" calcext:value-type="date">
            <text:p>1.02.2008</text:p>
          </table:table-cell>
          <table:table-cell table:formula="of:=YEAR([.B32])" office:value-type="float" office:value="2008" calcext:value-type="float">
            <text:p>2008</text:p>
          </table:table-cell>
          <table:table-cell table:formula="of:=MONTH([.B32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stopad</text:p>
          </table:table-cell>
          <table:table-cell table:style-name="ce3" table:formula="of:=SUMIF([.$D$1:.$D$366];[.F32];[.A$1:.A$1048576])" office:value-type="float" office:value="222440" calcext:value-type="float">
            <text:p>22244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08-02-02" calcext:value-type="date">
            <text:p>2.02.2008</text:p>
          </table:table-cell>
          <table:table-cell table:formula="of:=YEAR([.B33])" office:value-type="float" office:value="2008" calcext:value-type="float">
            <text:p>2008</text:p>
          </table:table-cell>
          <table:table-cell table:formula="of:=MONTH([.B33])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rudzień</text:p>
          </table:table-cell>
          <table:table-cell table:style-name="ce3" table:formula="of:=SUMIF([.$D$1:.$D$366];[.F33];[.A$1:.A$1048576])" office:value-type="float" office:value="172072" calcext:value-type="float">
            <text:p>17207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date" office:date-value="2008-02-03" calcext:value-type="date">
            <text:p>3.02.2008</text:p>
          </table:table-cell>
          <table:table-cell table:formula="of:=YEAR([.B34])" office:value-type="float" office:value="2008" calcext:value-type="float">
            <text:p>2008</text:p>
          </table:table-cell>
          <table:table-cell table:formula="of:=MONTH([.B3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date" office:date-value="2008-02-04" calcext:value-type="date">
            <text:p>4.02.2008</text:p>
          </table:table-cell>
          <table:table-cell table:formula="of:=YEAR([.B35])" office:value-type="float" office:value="2008" calcext:value-type="float">
            <text:p>2008</text:p>
          </table:table-cell>
          <table:table-cell table:formula="of:=MONTH([.B3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08-02-05" calcext:value-type="date">
            <text:p>5.02.2008</text:p>
          </table:table-cell>
          <table:table-cell table:formula="of:=YEAR([.B36])" office:value-type="float" office:value="2008" calcext:value-type="float">
            <text:p>2008</text:p>
          </table:table-cell>
          <table:table-cell table:formula="of:=MONTH([.B3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08-02-06" calcext:value-type="date">
            <text:p>6.02.2008</text:p>
          </table:table-cell>
          <table:table-cell table:formula="of:=YEAR([.B37])" office:value-type="float" office:value="2008" calcext:value-type="float">
            <text:p>2008</text:p>
          </table:table-cell>
          <table:table-cell table:formula="of:=MONTH([.B3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date" office:date-value="2008-02-07" calcext:value-type="date">
            <text:p>7.02.2008</text:p>
          </table:table-cell>
          <table:table-cell table:formula="of:=YEAR([.B38])" office:value-type="float" office:value="2008" calcext:value-type="float">
            <text:p>2008</text:p>
          </table:table-cell>
          <table:table-cell table:formula="of:=MONTH([.B3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date" office:date-value="2008-02-08" calcext:value-type="date">
            <text:p>8.02.2008</text:p>
          </table:table-cell>
          <table:table-cell table:formula="of:=YEAR([.B39])" office:value-type="float" office:value="2008" calcext:value-type="float">
            <text:p>2008</text:p>
          </table:table-cell>
          <table:table-cell table:formula="of:=MONTH([.B3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date" office:date-value="2008-02-09" calcext:value-type="date">
            <text:p>9.02.2008</text:p>
          </table:table-cell>
          <table:table-cell table:formula="of:=YEAR([.B40])" office:value-type="float" office:value="2008" calcext:value-type="float">
            <text:p>2008</text:p>
          </table:table-cell>
          <table:table-cell table:formula="of:=MONTH([.B4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8-02-10" calcext:value-type="date">
            <text:p>10.02.2008</text:p>
          </table:table-cell>
          <table:table-cell table:formula="of:=YEAR([.B41])" office:value-type="float" office:value="2008" calcext:value-type="float">
            <text:p>2008</text:p>
          </table:table-cell>
          <table:table-cell table:formula="of:=MONTH([.B4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08-02-11" calcext:value-type="date">
            <text:p>11.02.2008</text:p>
          </table:table-cell>
          <table:table-cell table:formula="of:=YEAR([.B42])" office:value-type="float" office:value="2008" calcext:value-type="float">
            <text:p>2008</text:p>
          </table:table-cell>
          <table:table-cell table:formula="of:=MONTH([.B4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08-02-12" calcext:value-type="date">
            <text:p>12.02.2008</text:p>
          </table:table-cell>
          <table:table-cell table:formula="of:=YEAR([.B43])" office:value-type="float" office:value="2008" calcext:value-type="float">
            <text:p>2008</text:p>
          </table:table-cell>
          <table:table-cell table:formula="of:=MONTH([.B4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date" office:date-value="2008-02-13" calcext:value-type="date">
            <text:p>13.02.2008</text:p>
          </table:table-cell>
          <table:table-cell table:formula="of:=YEAR([.B44])" office:value-type="float" office:value="2008" calcext:value-type="float">
            <text:p>2008</text:p>
          </table:table-cell>
          <table:table-cell table:formula="of:=MONTH([.B4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date" office:date-value="2008-02-14" calcext:value-type="date">
            <text:p>14.02.2008</text:p>
          </table:table-cell>
          <table:table-cell table:formula="of:=YEAR([.B45])" office:value-type="float" office:value="2008" calcext:value-type="float">
            <text:p>2008</text:p>
          </table:table-cell>
          <table:table-cell table:formula="of:=MONTH([.B4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date" office:date-value="2008-02-15" calcext:value-type="date">
            <text:p>15.02.2008</text:p>
          </table:table-cell>
          <table:table-cell table:formula="of:=YEAR([.B46])" office:value-type="float" office:value="2008" calcext:value-type="float">
            <text:p>2008</text:p>
          </table:table-cell>
          <table:table-cell table:formula="of:=MONTH([.B4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08-02-16" calcext:value-type="date">
            <text:p>16.02.2008</text:p>
          </table:table-cell>
          <table:table-cell table:formula="of:=YEAR([.B47])" office:value-type="float" office:value="2008" calcext:value-type="float">
            <text:p>2008</text:p>
          </table:table-cell>
          <table:table-cell table:formula="of:=MONTH([.B4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date" office:date-value="2008-02-17" calcext:value-type="date">
            <text:p>17.02.2008</text:p>
          </table:table-cell>
          <table:table-cell table:formula="of:=YEAR([.B48])" office:value-type="float" office:value="2008" calcext:value-type="float">
            <text:p>2008</text:p>
          </table:table-cell>
          <table:table-cell table:formula="of:=MONTH([.B4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date" office:date-value="2008-02-18" calcext:value-type="date">
            <text:p>18.02.2008</text:p>
          </table:table-cell>
          <table:table-cell table:formula="of:=YEAR([.B49])" office:value-type="float" office:value="2008" calcext:value-type="float">
            <text:p>2008</text:p>
          </table:table-cell>
          <table:table-cell table:formula="of:=MONTH([.B4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date" office:date-value="2008-02-19" calcext:value-type="date">
            <text:p>19.02.2008</text:p>
          </table:table-cell>
          <table:table-cell table:formula="of:=YEAR([.B50])" office:value-type="float" office:value="2008" calcext:value-type="float">
            <text:p>2008</text:p>
          </table:table-cell>
          <table:table-cell table:formula="of:=MONTH([.B5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date" office:date-value="2008-02-20" calcext:value-type="date">
            <text:p>20.02.2008</text:p>
          </table:table-cell>
          <table:table-cell table:formula="of:=YEAR([.B51])" office:value-type="float" office:value="2008" calcext:value-type="float">
            <text:p>2008</text:p>
          </table:table-cell>
          <table:table-cell table:formula="of:=MONTH([.B5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08-02-21" calcext:value-type="date">
            <text:p>21.02.2008</text:p>
          </table:table-cell>
          <table:table-cell table:formula="of:=YEAR([.B52])" office:value-type="float" office:value="2008" calcext:value-type="float">
            <text:p>2008</text:p>
          </table:table-cell>
          <table:table-cell table:formula="of:=MONTH([.B5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date" office:date-value="2008-02-22" calcext:value-type="date">
            <text:p>22.02.2008</text:p>
          </table:table-cell>
          <table:table-cell table:formula="of:=YEAR([.B53])" office:value-type="float" office:value="2008" calcext:value-type="float">
            <text:p>2008</text:p>
          </table:table-cell>
          <table:table-cell table:formula="of:=MONTH([.B5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8-02-23" calcext:value-type="date">
            <text:p>23.02.2008</text:p>
          </table:table-cell>
          <table:table-cell table:formula="of:=YEAR([.B54])" office:value-type="float" office:value="2008" calcext:value-type="float">
            <text:p>2008</text:p>
          </table:table-cell>
          <table:table-cell table:formula="of:=MONTH([.B5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8-02-24" calcext:value-type="date">
            <text:p>24.02.2008</text:p>
          </table:table-cell>
          <table:table-cell table:formula="of:=YEAR([.B55])" office:value-type="float" office:value="2008" calcext:value-type="float">
            <text:p>2008</text:p>
          </table:table-cell>
          <table:table-cell table:formula="of:=MONTH([.B5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08-02-25" calcext:value-type="date">
            <text:p>25.02.2008</text:p>
          </table:table-cell>
          <table:table-cell table:formula="of:=YEAR([.B56])" office:value-type="float" office:value="2008" calcext:value-type="float">
            <text:p>2008</text:p>
          </table:table-cell>
          <table:table-cell table:formula="of:=MONTH([.B5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date" office:date-value="2008-02-26" calcext:value-type="date">
            <text:p>26.02.2008</text:p>
          </table:table-cell>
          <table:table-cell table:formula="of:=YEAR([.B57])" office:value-type="float" office:value="2008" calcext:value-type="float">
            <text:p>2008</text:p>
          </table:table-cell>
          <table:table-cell table:formula="of:=MONTH([.B5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8-02-27" calcext:value-type="date">
            <text:p>27.02.2008</text:p>
          </table:table-cell>
          <table:table-cell table:formula="of:=YEAR([.B58])" office:value-type="float" office:value="2008" calcext:value-type="float">
            <text:p>2008</text:p>
          </table:table-cell>
          <table:table-cell table:formula="of:=MONTH([.B5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date" office:date-value="2008-02-28" calcext:value-type="date">
            <text:p>28.02.2008</text:p>
          </table:table-cell>
          <table:table-cell table:formula="of:=YEAR([.B59])" office:value-type="float" office:value="2008" calcext:value-type="float">
            <text:p>2008</text:p>
          </table:table-cell>
          <table:table-cell table:formula="of:=MONTH([.B5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2-29" calcext:value-type="date">
            <text:p>29.02.2008</text:p>
          </table:table-cell>
          <table:table-cell table:formula="of:=YEAR([.B60])" office:value-type="float" office:value="2008" calcext:value-type="float">
            <text:p>2008</text:p>
          </table:table-cell>
          <table:table-cell table:formula="of:=MONTH([.B6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date" office:date-value="2008-03-01" calcext:value-type="date">
            <text:p>1.03.2008</text:p>
          </table:table-cell>
          <table:table-cell table:formula="of:=YEAR([.B61])" office:value-type="float" office:value="2008" calcext:value-type="float">
            <text:p>2008</text:p>
          </table:table-cell>
          <table:table-cell table:formula="of:=MONTH([.B6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date" office:date-value="2008-03-02" calcext:value-type="date">
            <text:p>2.03.2008</text:p>
          </table:table-cell>
          <table:table-cell table:formula="of:=YEAR([.B62])" office:value-type="float" office:value="2008" calcext:value-type="float">
            <text:p>2008</text:p>
          </table:table-cell>
          <table:table-cell table:formula="of:=MONTH([.B6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date" office:date-value="2008-03-03" calcext:value-type="date">
            <text:p>3.03.2008</text:p>
          </table:table-cell>
          <table:table-cell table:formula="of:=YEAR([.B63])" office:value-type="float" office:value="2008" calcext:value-type="float">
            <text:p>2008</text:p>
          </table:table-cell>
          <table:table-cell table:formula="of:=MONTH([.B6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date" office:date-value="2008-03-04" calcext:value-type="date">
            <text:p>4.03.2008</text:p>
          </table:table-cell>
          <table:table-cell table:formula="of:=YEAR([.B64])" office:value-type="float" office:value="2008" calcext:value-type="float">
            <text:p>2008</text:p>
          </table:table-cell>
          <table:table-cell table:formula="of:=MONTH([.B6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date" office:date-value="2008-03-05" calcext:value-type="date">
            <text:p>5.03.2008</text:p>
          </table:table-cell>
          <table:table-cell table:formula="of:=YEAR([.B65])" office:value-type="float" office:value="2008" calcext:value-type="float">
            <text:p>2008</text:p>
          </table:table-cell>
          <table:table-cell table:formula="of:=MONTH([.B6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date" office:date-value="2008-03-06" calcext:value-type="date">
            <text:p>6.03.2008</text:p>
          </table:table-cell>
          <table:table-cell table:formula="of:=YEAR([.B66])" office:value-type="float" office:value="2008" calcext:value-type="float">
            <text:p>2008</text:p>
          </table:table-cell>
          <table:table-cell table:formula="of:=MONTH([.B6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08-03-07" calcext:value-type="date">
            <text:p>7.03.2008</text:p>
          </table:table-cell>
          <table:table-cell table:formula="of:=YEAR([.B67])" office:value-type="float" office:value="2008" calcext:value-type="float">
            <text:p>2008</text:p>
          </table:table-cell>
          <table:table-cell table:formula="of:=MONTH([.B6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date" office:date-value="2008-03-08" calcext:value-type="date">
            <text:p>8.03.2008</text:p>
          </table:table-cell>
          <table:table-cell table:formula="of:=YEAR([.B68])" office:value-type="float" office:value="2008" calcext:value-type="float">
            <text:p>2008</text:p>
          </table:table-cell>
          <table:table-cell table:formula="of:=MONTH([.B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date" office:date-value="2008-03-09" calcext:value-type="date">
            <text:p>9.03.2008</text:p>
          </table:table-cell>
          <table:table-cell table:formula="of:=YEAR([.B69])" office:value-type="float" office:value="2008" calcext:value-type="float">
            <text:p>2008</text:p>
          </table:table-cell>
          <table:table-cell table:formula="of:=MONTH([.B6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date" office:date-value="2008-03-10" calcext:value-type="date">
            <text:p>10.03.2008</text:p>
          </table:table-cell>
          <table:table-cell table:formula="of:=YEAR([.B70])" office:value-type="float" office:value="2008" calcext:value-type="float">
            <text:p>2008</text:p>
          </table:table-cell>
          <table:table-cell table:formula="of:=MONTH([.B7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date" office:date-value="2008-03-11" calcext:value-type="date">
            <text:p>11.03.2008</text:p>
          </table:table-cell>
          <table:table-cell table:formula="of:=YEAR([.B71])" office:value-type="float" office:value="2008" calcext:value-type="float">
            <text:p>2008</text:p>
          </table:table-cell>
          <table:table-cell table:formula="of:=MONTH([.B7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date" office:date-value="2008-03-12" calcext:value-type="date">
            <text:p>12.03.2008</text:p>
          </table:table-cell>
          <table:table-cell table:formula="of:=YEAR([.B72])" office:value-type="float" office:value="2008" calcext:value-type="float">
            <text:p>2008</text:p>
          </table:table-cell>
          <table:table-cell table:formula="of:=MONTH([.B7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08-03-13" calcext:value-type="date">
            <text:p>13.03.2008</text:p>
          </table:table-cell>
          <table:table-cell table:formula="of:=YEAR([.B73])" office:value-type="float" office:value="2008" calcext:value-type="float">
            <text:p>2008</text:p>
          </table:table-cell>
          <table:table-cell table:formula="of:=MONTH([.B7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08-03-14" calcext:value-type="date">
            <text:p>14.03.2008</text:p>
          </table:table-cell>
          <table:table-cell table:formula="of:=YEAR([.B74])" office:value-type="float" office:value="2008" calcext:value-type="float">
            <text:p>2008</text:p>
          </table:table-cell>
          <table:table-cell table:formula="of:=MONTH([.B7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date" office:date-value="2008-03-15" calcext:value-type="date">
            <text:p>15.03.2008</text:p>
          </table:table-cell>
          <table:table-cell table:formula="of:=YEAR([.B75])" office:value-type="float" office:value="2008" calcext:value-type="float">
            <text:p>2008</text:p>
          </table:table-cell>
          <table:table-cell table:formula="of:=MONTH([.B7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08-03-16" calcext:value-type="date">
            <text:p>16.03.2008</text:p>
          </table:table-cell>
          <table:table-cell table:formula="of:=YEAR([.B76])" office:value-type="float" office:value="2008" calcext:value-type="float">
            <text:p>2008</text:p>
          </table:table-cell>
          <table:table-cell table:formula="of:=MONTH([.B7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08-03-17" calcext:value-type="date">
            <text:p>17.03.2008</text:p>
          </table:table-cell>
          <table:table-cell table:formula="of:=YEAR([.B77])" office:value-type="float" office:value="2008" calcext:value-type="float">
            <text:p>2008</text:p>
          </table:table-cell>
          <table:table-cell table:formula="of:=MONTH([.B7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08-03-18" calcext:value-type="date">
            <text:p>18.03.2008</text:p>
          </table:table-cell>
          <table:table-cell table:formula="of:=YEAR([.B78])" office:value-type="float" office:value="2008" calcext:value-type="float">
            <text:p>2008</text:p>
          </table:table-cell>
          <table:table-cell table:formula="of:=MONTH([.B7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date" office:date-value="2008-03-19" calcext:value-type="date">
            <text:p>19.03.2008</text:p>
          </table:table-cell>
          <table:table-cell table:formula="of:=YEAR([.B79])" office:value-type="float" office:value="2008" calcext:value-type="float">
            <text:p>2008</text:p>
          </table:table-cell>
          <table:table-cell table:formula="of:=MONTH([.B7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8-03-20" calcext:value-type="date">
            <text:p>20.03.2008</text:p>
          </table:table-cell>
          <table:table-cell table:formula="of:=YEAR([.B80])" office:value-type="float" office:value="2008" calcext:value-type="float">
            <text:p>2008</text:p>
          </table:table-cell>
          <table:table-cell table:formula="of:=MONTH([.B8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date" office:date-value="2008-03-21" calcext:value-type="date">
            <text:p>21.03.2008</text:p>
          </table:table-cell>
          <table:table-cell table:formula="of:=YEAR([.B81])" office:value-type="float" office:value="2008" calcext:value-type="float">
            <text:p>2008</text:p>
          </table:table-cell>
          <table:table-cell table:formula="of:=MONTH([.B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date" office:date-value="2008-03-22" calcext:value-type="date">
            <text:p>22.03.2008</text:p>
          </table:table-cell>
          <table:table-cell table:formula="of:=YEAR([.B82])" office:value-type="float" office:value="2008" calcext:value-type="float">
            <text:p>2008</text:p>
          </table:table-cell>
          <table:table-cell table:formula="of:=MONTH([.B8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date" office:date-value="2008-03-23" calcext:value-type="date">
            <text:p>23.03.2008</text:p>
          </table:table-cell>
          <table:table-cell table:formula="of:=YEAR([.B83])" office:value-type="float" office:value="2008" calcext:value-type="float">
            <text:p>2008</text:p>
          </table:table-cell>
          <table:table-cell table:formula="of:=MONTH([.B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08-03-24" calcext:value-type="date">
            <text:p>24.03.2008</text:p>
          </table:table-cell>
          <table:table-cell table:formula="of:=YEAR([.B84])" office:value-type="float" office:value="2008" calcext:value-type="float">
            <text:p>2008</text:p>
          </table:table-cell>
          <table:table-cell table:formula="of:=MONTH([.B8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date" office:date-value="2008-03-25" calcext:value-type="date">
            <text:p>25.03.2008</text:p>
          </table:table-cell>
          <table:table-cell table:formula="of:=YEAR([.B85])" office:value-type="float" office:value="2008" calcext:value-type="float">
            <text:p>2008</text:p>
          </table:table-cell>
          <table:table-cell table:formula="of:=MONTH([.B8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date" office:date-value="2008-03-26" calcext:value-type="date">
            <text:p>26.03.2008</text:p>
          </table:table-cell>
          <table:table-cell table:formula="of:=YEAR([.B86])" office:value-type="float" office:value="2008" calcext:value-type="float">
            <text:p>2008</text:p>
          </table:table-cell>
          <table:table-cell table:formula="of:=MONTH([.B8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date" office:date-value="2008-03-27" calcext:value-type="date">
            <text:p>27.03.2008</text:p>
          </table:table-cell>
          <table:table-cell table:formula="of:=YEAR([.B87])" office:value-type="float" office:value="2008" calcext:value-type="float">
            <text:p>2008</text:p>
          </table:table-cell>
          <table:table-cell table:formula="of:=MONTH([.B8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date" office:date-value="2008-03-28" calcext:value-type="date">
            <text:p>28.03.2008</text:p>
          </table:table-cell>
          <table:table-cell table:formula="of:=YEAR([.B88])" office:value-type="float" office:value="2008" calcext:value-type="float">
            <text:p>2008</text:p>
          </table:table-cell>
          <table:table-cell table:formula="of:=MONTH([.B8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8-03-29" calcext:value-type="date">
            <text:p>29.03.2008</text:p>
          </table:table-cell>
          <table:table-cell table:formula="of:=YEAR([.B89])" office:value-type="float" office:value="2008" calcext:value-type="float">
            <text:p>2008</text:p>
          </table:table-cell>
          <table:table-cell table:formula="of:=MONTH([.B8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8-03-30" calcext:value-type="date">
            <text:p>30.03.2008</text:p>
          </table:table-cell>
          <table:table-cell table:formula="of:=YEAR([.B90])" office:value-type="float" office:value="2008" calcext:value-type="float">
            <text:p>2008</text:p>
          </table:table-cell>
          <table:table-cell table:formula="of:=MONTH([.B9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date" office:date-value="2008-03-31" calcext:value-type="date">
            <text:p>31.03.2008</text:p>
          </table:table-cell>
          <table:table-cell table:formula="of:=YEAR([.B91])" office:value-type="float" office:value="2008" calcext:value-type="float">
            <text:p>2008</text:p>
          </table:table-cell>
          <table:table-cell table:formula="of:=MONTH([.B9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08-04-01" calcext:value-type="date">
            <text:p>1.04.2008</text:p>
          </table:table-cell>
          <table:table-cell table:formula="of:=YEAR([.B92])" office:value-type="float" office:value="2008" calcext:value-type="float">
            <text:p>2008</text:p>
          </table:table-cell>
          <table:table-cell table:formula="of:=MONTH([.B9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date" office:date-value="2008-04-02" calcext:value-type="date">
            <text:p>2.04.2008</text:p>
          </table:table-cell>
          <table:table-cell table:formula="of:=YEAR([.B93])" office:value-type="float" office:value="2008" calcext:value-type="float">
            <text:p>2008</text:p>
          </table:table-cell>
          <table:table-cell table:formula="of:=MONTH([.B9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date" office:date-value="2008-04-03" calcext:value-type="date">
            <text:p>3.04.2008</text:p>
          </table:table-cell>
          <table:table-cell table:formula="of:=YEAR([.B94])" office:value-type="float" office:value="2008" calcext:value-type="float">
            <text:p>2008</text:p>
          </table:table-cell>
          <table:table-cell table:formula="of:=MONTH([.B9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date" office:date-value="2008-04-04" calcext:value-type="date">
            <text:p>4.04.2008</text:p>
          </table:table-cell>
          <table:table-cell table:formula="of:=YEAR([.B95])" office:value-type="float" office:value="2008" calcext:value-type="float">
            <text:p>2008</text:p>
          </table:table-cell>
          <table:table-cell table:formula="of:=MONTH([.B9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date" office:date-value="2008-04-05" calcext:value-type="date">
            <text:p>5.04.2008</text:p>
          </table:table-cell>
          <table:table-cell table:formula="of:=YEAR([.B96])" office:value-type="float" office:value="2008" calcext:value-type="float">
            <text:p>2008</text:p>
          </table:table-cell>
          <table:table-cell table:formula="of:=MONTH([.B9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08-04-06" calcext:value-type="date">
            <text:p>6.04.2008</text:p>
          </table:table-cell>
          <table:table-cell table:formula="of:=YEAR([.B97])" office:value-type="float" office:value="2008" calcext:value-type="float">
            <text:p>2008</text:p>
          </table:table-cell>
          <table:table-cell table:formula="of:=MONTH([.B9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08-04-07" calcext:value-type="date">
            <text:p>7.04.2008</text:p>
          </table:table-cell>
          <table:table-cell table:formula="of:=YEAR([.B98])" office:value-type="float" office:value="2008" calcext:value-type="float">
            <text:p>2008</text:p>
          </table:table-cell>
          <table:table-cell table:formula="of:=MONTH([.B9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date" office:date-value="2008-04-08" calcext:value-type="date">
            <text:p>8.04.2008</text:p>
          </table:table-cell>
          <table:table-cell table:formula="of:=YEAR([.B99])" office:value-type="float" office:value="2008" calcext:value-type="float">
            <text:p>2008</text:p>
          </table:table-cell>
          <table:table-cell table:formula="of:=MONTH([.B9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date" office:date-value="2008-04-09" calcext:value-type="date">
            <text:p>9.04.2008</text:p>
          </table:table-cell>
          <table:table-cell table:formula="of:=YEAR([.B100])" office:value-type="float" office:value="2008" calcext:value-type="float">
            <text:p>2008</text:p>
          </table:table-cell>
          <table:table-cell table:formula="of:=MONTH([.B10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date" office:date-value="2008-04-10" calcext:value-type="date">
            <text:p>10.04.2008</text:p>
          </table:table-cell>
          <table:table-cell table:formula="of:=YEAR([.B101])" office:value-type="float" office:value="2008" calcext:value-type="float">
            <text:p>2008</text:p>
          </table:table-cell>
          <table:table-cell table:formula="of:=MONTH([.B10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437" calcext:value-type="float">
            <text:p>16437</text:p>
          </table:table-cell>
          <table:table-cell office:value-type="date" office:date-value="2008-04-11" calcext:value-type="date">
            <text:p>11.04.2008</text:p>
          </table:table-cell>
          <table:table-cell table:formula="of:=YEAR([.B102])" office:value-type="float" office:value="2008" calcext:value-type="float">
            <text:p>2008</text:p>
          </table:table-cell>
          <table:table-cell table:formula="of:=MONTH([.B10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date" office:date-value="2008-04-12" calcext:value-type="date">
            <text:p>12.04.2008</text:p>
          </table:table-cell>
          <table:table-cell table:formula="of:=YEAR([.B103])" office:value-type="float" office:value="2008" calcext:value-type="float">
            <text:p>2008</text:p>
          </table:table-cell>
          <table:table-cell table:formula="of:=MONTH([.B10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date" office:date-value="2008-04-13" calcext:value-type="date">
            <text:p>13.04.2008</text:p>
          </table:table-cell>
          <table:table-cell table:formula="of:=YEAR([.B104])" office:value-type="float" office:value="2008" calcext:value-type="float">
            <text:p>2008</text:p>
          </table:table-cell>
          <table:table-cell table:formula="of:=MONTH([.B10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238" calcext:value-type="float">
            <text:p>21238</text:p>
          </table:table-cell>
          <table:table-cell office:value-type="date" office:date-value="2008-04-14" calcext:value-type="date">
            <text:p>14.04.2008</text:p>
          </table:table-cell>
          <table:table-cell table:formula="of:=YEAR([.B105])" office:value-type="float" office:value="2008" calcext:value-type="float">
            <text:p>2008</text:p>
          </table:table-cell>
          <table:table-cell table:formula="of:=MONTH([.B10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911" calcext:value-type="float">
            <text:p>23911</text:p>
          </table:table-cell>
          <table:table-cell office:value-type="date" office:date-value="2008-04-15" calcext:value-type="date">
            <text:p>15.04.2008</text:p>
          </table:table-cell>
          <table:table-cell table:formula="of:=YEAR([.B106])" office:value-type="float" office:value="2008" calcext:value-type="float">
            <text:p>2008</text:p>
          </table:table-cell>
          <table:table-cell table:formula="of:=MONTH([.B10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date" office:date-value="2008-04-16" calcext:value-type="date">
            <text:p>16.04.2008</text:p>
          </table:table-cell>
          <table:table-cell table:formula="of:=YEAR([.B107])" office:value-type="float" office:value="2008" calcext:value-type="float">
            <text:p>2008</text:p>
          </table:table-cell>
          <table:table-cell table:formula="of:=MONTH([.B10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date" office:date-value="2008-04-17" calcext:value-type="date">
            <text:p>17.04.2008</text:p>
          </table:table-cell>
          <table:table-cell table:formula="of:=YEAR([.B108])" office:value-type="float" office:value="2008" calcext:value-type="float">
            <text:p>2008</text:p>
          </table:table-cell>
          <table:table-cell table:formula="of:=MONTH([.B10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date" office:date-value="2008-04-18" calcext:value-type="date">
            <text:p>18.04.2008</text:p>
          </table:table-cell>
          <table:table-cell table:formula="of:=YEAR([.B109])" office:value-type="float" office:value="2008" calcext:value-type="float">
            <text:p>2008</text:p>
          </table:table-cell>
          <table:table-cell table:formula="of:=MONTH([.B10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date" office:date-value="2008-04-19" calcext:value-type="date">
            <text:p>19.04.2008</text:p>
          </table:table-cell>
          <table:table-cell table:formula="of:=YEAR([.B110])" office:value-type="float" office:value="2008" calcext:value-type="float">
            <text:p>2008</text:p>
          </table:table-cell>
          <table:table-cell table:formula="of:=MONTH([.B11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9132" calcext:value-type="float">
            <text:p>29132</text:p>
          </table:table-cell>
          <table:table-cell office:value-type="date" office:date-value="2008-04-20" calcext:value-type="date">
            <text:p>20.04.2008</text:p>
          </table:table-cell>
          <table:table-cell table:formula="of:=YEAR([.B111])" office:value-type="float" office:value="2008" calcext:value-type="float">
            <text:p>2008</text:p>
          </table:table-cell>
          <table:table-cell table:formula="of:=MONTH([.B11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date" office:date-value="2008-04-21" calcext:value-type="date">
            <text:p>21.04.2008</text:p>
          </table:table-cell>
          <table:table-cell table:formula="of:=YEAR([.B112])" office:value-type="float" office:value="2008" calcext:value-type="float">
            <text:p>2008</text:p>
          </table:table-cell>
          <table:table-cell table:formula="of:=MONTH([.B11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263" calcext:value-type="float">
            <text:p>30263</text:p>
          </table:table-cell>
          <table:table-cell office:value-type="date" office:date-value="2008-04-22" calcext:value-type="date">
            <text:p>22.04.2008</text:p>
          </table:table-cell>
          <table:table-cell table:formula="of:=YEAR([.B113])" office:value-type="float" office:value="2008" calcext:value-type="float">
            <text:p>2008</text:p>
          </table:table-cell>
          <table:table-cell table:formula="of:=MONTH([.B11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date" office:date-value="2008-04-23" calcext:value-type="date">
            <text:p>23.04.2008</text:p>
          </table:table-cell>
          <table:table-cell table:formula="of:=YEAR([.B114])" office:value-type="float" office:value="2008" calcext:value-type="float">
            <text:p>2008</text:p>
          </table:table-cell>
          <table:table-cell table:formula="of:=MONTH([.B11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396" calcext:value-type="float">
            <text:p>30396</text:p>
          </table:table-cell>
          <table:table-cell office:value-type="date" office:date-value="2008-04-24" calcext:value-type="date">
            <text:p>24.04.2008</text:p>
          </table:table-cell>
          <table:table-cell table:formula="of:=YEAR([.B115])" office:value-type="float" office:value="2008" calcext:value-type="float">
            <text:p>2008</text:p>
          </table:table-cell>
          <table:table-cell table:formula="of:=MONTH([.B11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9098" calcext:value-type="float">
            <text:p>29098</text:p>
          </table:table-cell>
          <table:table-cell office:value-type="date" office:date-value="2008-04-25" calcext:value-type="date">
            <text:p>25.04.2008</text:p>
          </table:table-cell>
          <table:table-cell table:formula="of:=YEAR([.B116])" office:value-type="float" office:value="2008" calcext:value-type="float">
            <text:p>2008</text:p>
          </table:table-cell>
          <table:table-cell table:formula="of:=MONTH([.B116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date" office:date-value="2008-04-26" calcext:value-type="date">
            <text:p>26.04.2008</text:p>
          </table:table-cell>
          <table:table-cell table:formula="of:=YEAR([.B117])" office:value-type="float" office:value="2008" calcext:value-type="float">
            <text:p>2008</text:p>
          </table:table-cell>
          <table:table-cell table:formula="of:=MONTH([.B1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date" office:date-value="2008-04-27" calcext:value-type="date">
            <text:p>27.04.2008</text:p>
          </table:table-cell>
          <table:table-cell table:formula="of:=YEAR([.B118])" office:value-type="float" office:value="2008" calcext:value-type="float">
            <text:p>2008</text:p>
          </table:table-cell>
          <table:table-cell table:formula="of:=MONTH([.B11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date" office:date-value="2008-04-28" calcext:value-type="date">
            <text:p>28.04.2008</text:p>
          </table:table-cell>
          <table:table-cell table:formula="of:=YEAR([.B119])" office:value-type="float" office:value="2008" calcext:value-type="float">
            <text:p>2008</text:p>
          </table:table-cell>
          <table:table-cell table:formula="of:=MONTH([.B1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date" office:date-value="2008-04-29" calcext:value-type="date">
            <text:p>29.04.2008</text:p>
          </table:table-cell>
          <table:table-cell table:formula="of:=YEAR([.B120])" office:value-type="float" office:value="2008" calcext:value-type="float">
            <text:p>2008</text:p>
          </table:table-cell>
          <table:table-cell table:formula="of:=MONTH([.B12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date" office:date-value="2008-04-30" calcext:value-type="date">
            <text:p>30.04.2008</text:p>
          </table:table-cell>
          <table:table-cell table:formula="of:=YEAR([.B121])" office:value-type="float" office:value="2008" calcext:value-type="float">
            <text:p>2008</text:p>
          </table:table-cell>
          <table:table-cell table:formula="of:=MONTH([.B1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date" office:date-value="2008-05-01" calcext:value-type="date">
            <text:p>1.05.2008</text:p>
          </table:table-cell>
          <table:table-cell table:formula="of:=YEAR([.B122])" office:value-type="float" office:value="2008" calcext:value-type="float">
            <text:p>2008</text:p>
          </table:table-cell>
          <table:table-cell table:formula="of:=MONTH([.B12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742" calcext:value-type="float">
            <text:p>25742</text:p>
          </table:table-cell>
          <table:table-cell office:value-type="date" office:date-value="2008-05-02" calcext:value-type="date">
            <text:p>2.05.2008</text:p>
          </table:table-cell>
          <table:table-cell table:formula="of:=YEAR([.B123])" office:value-type="float" office:value="2008" calcext:value-type="float">
            <text:p>2008</text:p>
          </table:table-cell>
          <table:table-cell table:formula="of:=MONTH([.B12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8-05-03" calcext:value-type="date">
            <text:p>3.05.2008</text:p>
          </table:table-cell>
          <table:table-cell table:formula="of:=YEAR([.B124])" office:value-type="float" office:value="2008" calcext:value-type="float">
            <text:p>2008</text:p>
          </table:table-cell>
          <table:table-cell table:formula="of:=MONTH([.B124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date" office:date-value="2008-05-04" calcext:value-type="date">
            <text:p>4.05.2008</text:p>
          </table:table-cell>
          <table:table-cell table:formula="of:=YEAR([.B125])" office:value-type="float" office:value="2008" calcext:value-type="float">
            <text:p>2008</text:p>
          </table:table-cell>
          <table:table-cell table:formula="of:=MONTH([.B12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date" office:date-value="2008-05-05" calcext:value-type="date">
            <text:p>5.05.2008</text:p>
          </table:table-cell>
          <table:table-cell table:formula="of:=YEAR([.B126])" office:value-type="float" office:value="2008" calcext:value-type="float">
            <text:p>2008</text:p>
          </table:table-cell>
          <table:table-cell table:formula="of:=MONTH([.B12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03" calcext:value-type="float">
            <text:p>19203</text:p>
          </table:table-cell>
          <table:table-cell office:value-type="date" office:date-value="2008-05-06" calcext:value-type="date">
            <text:p>6.05.2008</text:p>
          </table:table-cell>
          <table:table-cell table:formula="of:=YEAR([.B127])" office:value-type="float" office:value="2008" calcext:value-type="float">
            <text:p>2008</text:p>
          </table:table-cell>
          <table:table-cell table:formula="of:=MONTH([.B12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date" office:date-value="2008-05-07" calcext:value-type="date">
            <text:p>7.05.2008</text:p>
          </table:table-cell>
          <table:table-cell table:formula="of:=YEAR([.B128])" office:value-type="float" office:value="2008" calcext:value-type="float">
            <text:p>2008</text:p>
          </table:table-cell>
          <table:table-cell table:formula="of:=MONTH([.B12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date" office:date-value="2008-05-08" calcext:value-type="date">
            <text:p>8.05.2008</text:p>
          </table:table-cell>
          <table:table-cell table:formula="of:=YEAR([.B129])" office:value-type="float" office:value="2008" calcext:value-type="float">
            <text:p>2008</text:p>
          </table:table-cell>
          <table:table-cell table:formula="of:=MONTH([.B12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date" office:date-value="2008-05-09" calcext:value-type="date">
            <text:p>9.05.2008</text:p>
          </table:table-cell>
          <table:table-cell table:formula="of:=YEAR([.B130])" office:value-type="float" office:value="2008" calcext:value-type="float">
            <text:p>2008</text:p>
          </table:table-cell>
          <table:table-cell table:formula="of:=MONTH([.B13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date" office:date-value="2008-05-10" calcext:value-type="date">
            <text:p>10.05.2008</text:p>
          </table:table-cell>
          <table:table-cell table:formula="of:=YEAR([.B131])" office:value-type="float" office:value="2008" calcext:value-type="float">
            <text:p>2008</text:p>
          </table:table-cell>
          <table:table-cell table:formula="of:=MONTH([.B13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date" office:date-value="2008-05-11" calcext:value-type="date">
            <text:p>11.05.2008</text:p>
          </table:table-cell>
          <table:table-cell table:formula="of:=YEAR([.B132])" office:value-type="float" office:value="2008" calcext:value-type="float">
            <text:p>2008</text:p>
          </table:table-cell>
          <table:table-cell table:formula="of:=MONTH([.B13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date" office:date-value="2008-05-12" calcext:value-type="date">
            <text:p>12.05.2008</text:p>
          </table:table-cell>
          <table:table-cell table:formula="of:=YEAR([.B133])" office:value-type="float" office:value="2008" calcext:value-type="float">
            <text:p>2008</text:p>
          </table:table-cell>
          <table:table-cell table:formula="of:=MONTH([.B13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date" office:date-value="2008-05-13" calcext:value-type="date">
            <text:p>13.05.2008</text:p>
          </table:table-cell>
          <table:table-cell table:formula="of:=YEAR([.B134])" office:value-type="float" office:value="2008" calcext:value-type="float">
            <text:p>2008</text:p>
          </table:table-cell>
          <table:table-cell table:formula="of:=MONTH([.B134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date" office:date-value="2008-05-14" calcext:value-type="date">
            <text:p>14.05.2008</text:p>
          </table:table-cell>
          <table:table-cell table:formula="of:=YEAR([.B135])" office:value-type="float" office:value="2008" calcext:value-type="float">
            <text:p>2008</text:p>
          </table:table-cell>
          <table:table-cell table:formula="of:=MONTH([.B13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date" office:date-value="2008-05-15" calcext:value-type="date">
            <text:p>15.05.2008</text:p>
          </table:table-cell>
          <table:table-cell table:formula="of:=YEAR([.B136])" office:value-type="float" office:value="2008" calcext:value-type="float">
            <text:p>2008</text:p>
          </table:table-cell>
          <table:table-cell table:formula="of:=MONTH([.B13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08-05-16" calcext:value-type="date">
            <text:p>16.05.2008</text:p>
          </table:table-cell>
          <table:table-cell table:formula="of:=YEAR([.B137])" office:value-type="float" office:value="2008" calcext:value-type="float">
            <text:p>2008</text:p>
          </table:table-cell>
          <table:table-cell table:formula="of:=MONTH([.B13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date" office:date-value="2008-05-17" calcext:value-type="date">
            <text:p>17.05.2008</text:p>
          </table:table-cell>
          <table:table-cell table:formula="of:=YEAR([.B138])" office:value-type="float" office:value="2008" calcext:value-type="float">
            <text:p>2008</text:p>
          </table:table-cell>
          <table:table-cell table:formula="of:=MONTH([.B13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date" office:date-value="2008-05-18" calcext:value-type="date">
            <text:p>18.05.2008</text:p>
          </table:table-cell>
          <table:table-cell table:formula="of:=YEAR([.B139])" office:value-type="float" office:value="2008" calcext:value-type="float">
            <text:p>2008</text:p>
          </table:table-cell>
          <table:table-cell table:formula="of:=MONTH([.B13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date" office:date-value="2008-05-19" calcext:value-type="date">
            <text:p>19.05.2008</text:p>
          </table:table-cell>
          <table:table-cell table:formula="of:=YEAR([.B140])" office:value-type="float" office:value="2008" calcext:value-type="float">
            <text:p>2008</text:p>
          </table:table-cell>
          <table:table-cell table:formula="of:=MONTH([.B14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08-05-20" calcext:value-type="date">
            <text:p>20.05.2008</text:p>
          </table:table-cell>
          <table:table-cell table:formula="of:=YEAR([.B141])" office:value-type="float" office:value="2008" calcext:value-type="float">
            <text:p>2008</text:p>
          </table:table-cell>
          <table:table-cell table:formula="of:=MONTH([.B14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date" office:date-value="2008-05-21" calcext:value-type="date">
            <text:p>21.05.2008</text:p>
          </table:table-cell>
          <table:table-cell table:formula="of:=YEAR([.B142])" office:value-type="float" office:value="2008" calcext:value-type="float">
            <text:p>2008</text:p>
          </table:table-cell>
          <table:table-cell table:formula="of:=MONTH([.B14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5-22" calcext:value-type="date">
            <text:p>22.05.2008</text:p>
          </table:table-cell>
          <table:table-cell table:formula="of:=YEAR([.B143])" office:value-type="float" office:value="2008" calcext:value-type="float">
            <text:p>2008</text:p>
          </table:table-cell>
          <table:table-cell table:formula="of:=MONTH([.B14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08-05-23" calcext:value-type="date">
            <text:p>23.05.2008</text:p>
          </table:table-cell>
          <table:table-cell table:formula="of:=YEAR([.B144])" office:value-type="float" office:value="2008" calcext:value-type="float">
            <text:p>2008</text:p>
          </table:table-cell>
          <table:table-cell table:formula="of:=MONTH([.B144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date" office:date-value="2008-05-24" calcext:value-type="date">
            <text:p>24.05.2008</text:p>
          </table:table-cell>
          <table:table-cell table:formula="of:=YEAR([.B145])" office:value-type="float" office:value="2008" calcext:value-type="float">
            <text:p>2008</text:p>
          </table:table-cell>
          <table:table-cell table:formula="of:=MONTH([.B14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08-05-25" calcext:value-type="date">
            <text:p>25.05.2008</text:p>
          </table:table-cell>
          <table:table-cell table:formula="of:=YEAR([.B146])" office:value-type="float" office:value="2008" calcext:value-type="float">
            <text:p>2008</text:p>
          </table:table-cell>
          <table:table-cell table:formula="of:=MONTH([.B14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08-05-26" calcext:value-type="date">
            <text:p>26.05.2008</text:p>
          </table:table-cell>
          <table:table-cell table:formula="of:=YEAR([.B147])" office:value-type="float" office:value="2008" calcext:value-type="float">
            <text:p>2008</text:p>
          </table:table-cell>
          <table:table-cell table:formula="of:=MONTH([.B14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date" office:date-value="2008-05-27" calcext:value-type="date">
            <text:p>27.05.2008</text:p>
          </table:table-cell>
          <table:table-cell table:formula="of:=YEAR([.B148])" office:value-type="float" office:value="2008" calcext:value-type="float">
            <text:p>2008</text:p>
          </table:table-cell>
          <table:table-cell table:formula="of:=MONTH([.B14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08-05-28" calcext:value-type="date">
            <text:p>28.05.2008</text:p>
          </table:table-cell>
          <table:table-cell table:formula="of:=YEAR([.B149])" office:value-type="float" office:value="2008" calcext:value-type="float">
            <text:p>2008</text:p>
          </table:table-cell>
          <table:table-cell table:formula="of:=MONTH([.B14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08-05-29" calcext:value-type="date">
            <text:p>29.05.2008</text:p>
          </table:table-cell>
          <table:table-cell table:formula="of:=YEAR([.B150])" office:value-type="float" office:value="2008" calcext:value-type="float">
            <text:p>2008</text:p>
          </table:table-cell>
          <table:table-cell table:formula="of:=MONTH([.B15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date" office:date-value="2008-05-30" calcext:value-type="date">
            <text:p>30.05.2008</text:p>
          </table:table-cell>
          <table:table-cell table:formula="of:=YEAR([.B151])" office:value-type="float" office:value="2008" calcext:value-type="float">
            <text:p>2008</text:p>
          </table:table-cell>
          <table:table-cell table:formula="of:=MONTH([.B15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5-31" calcext:value-type="date">
            <text:p>31.05.2008</text:p>
          </table:table-cell>
          <table:table-cell table:formula="of:=YEAR([.B152])" office:value-type="float" office:value="2008" calcext:value-type="float">
            <text:p>2008</text:p>
          </table:table-cell>
          <table:table-cell table:formula="of:=MONTH([.B15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date" office:date-value="2008-06-01" calcext:value-type="date">
            <text:p>1.06.2008</text:p>
          </table:table-cell>
          <table:table-cell table:formula="of:=YEAR([.B153])" office:value-type="float" office:value="2008" calcext:value-type="float">
            <text:p>2008</text:p>
          </table:table-cell>
          <table:table-cell table:formula="of:=MONTH([.B15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date" office:date-value="2008-06-02" calcext:value-type="date">
            <text:p>2.06.2008</text:p>
          </table:table-cell>
          <table:table-cell table:formula="of:=YEAR([.B154])" office:value-type="float" office:value="2008" calcext:value-type="float">
            <text:p>2008</text:p>
          </table:table-cell>
          <table:table-cell table:formula="of:=MONTH([.B154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date" office:date-value="2008-06-03" calcext:value-type="date">
            <text:p>3.06.2008</text:p>
          </table:table-cell>
          <table:table-cell table:formula="of:=YEAR([.B155])" office:value-type="float" office:value="2008" calcext:value-type="float">
            <text:p>2008</text:p>
          </table:table-cell>
          <table:table-cell table:formula="of:=MONTH([.B155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date" office:date-value="2008-06-04" calcext:value-type="date">
            <text:p>4.06.2008</text:p>
          </table:table-cell>
          <table:table-cell table:formula="of:=YEAR([.B156])" office:value-type="float" office:value="2008" calcext:value-type="float">
            <text:p>2008</text:p>
          </table:table-cell>
          <table:table-cell table:formula="of:=MONTH([.B15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08-06-05" calcext:value-type="date">
            <text:p>5.06.2008</text:p>
          </table:table-cell>
          <table:table-cell table:formula="of:=YEAR([.B157])" office:value-type="float" office:value="2008" calcext:value-type="float">
            <text:p>2008</text:p>
          </table:table-cell>
          <table:table-cell table:formula="of:=MONTH([.B157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08-06-06" calcext:value-type="date">
            <text:p>6.06.2008</text:p>
          </table:table-cell>
          <table:table-cell table:formula="of:=YEAR([.B158])" office:value-type="float" office:value="2008" calcext:value-type="float">
            <text:p>2008</text:p>
          </table:table-cell>
          <table:table-cell table:formula="of:=MONTH([.B15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date" office:date-value="2008-06-07" calcext:value-type="date">
            <text:p>7.06.2008</text:p>
          </table:table-cell>
          <table:table-cell table:formula="of:=YEAR([.B159])" office:value-type="float" office:value="2008" calcext:value-type="float">
            <text:p>2008</text:p>
          </table:table-cell>
          <table:table-cell table:formula="of:=MONTH([.B15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6-08" calcext:value-type="date">
            <text:p>8.06.2008</text:p>
          </table:table-cell>
          <table:table-cell table:formula="of:=YEAR([.B160])" office:value-type="float" office:value="2008" calcext:value-type="float">
            <text:p>2008</text:p>
          </table:table-cell>
          <table:table-cell table:formula="of:=MONTH([.B16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08-06-09" calcext:value-type="date">
            <text:p>9.06.2008</text:p>
          </table:table-cell>
          <table:table-cell table:formula="of:=YEAR([.B161])" office:value-type="float" office:value="2008" calcext:value-type="float">
            <text:p>2008</text:p>
          </table:table-cell>
          <table:table-cell table:formula="of:=MONTH([.B16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08-06-10" calcext:value-type="date">
            <text:p>10.06.2008</text:p>
          </table:table-cell>
          <table:table-cell table:formula="of:=YEAR([.B162])" office:value-type="float" office:value="2008" calcext:value-type="float">
            <text:p>2008</text:p>
          </table:table-cell>
          <table:table-cell table:formula="of:=MONTH([.B16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8-06-11" calcext:value-type="date">
            <text:p>11.06.2008</text:p>
          </table:table-cell>
          <table:table-cell table:formula="of:=YEAR([.B163])" office:value-type="float" office:value="2008" calcext:value-type="float">
            <text:p>2008</text:p>
          </table:table-cell>
          <table:table-cell table:formula="of:=MONTH([.B16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6-12" calcext:value-type="date">
            <text:p>12.06.2008</text:p>
          </table:table-cell>
          <table:table-cell table:formula="of:=YEAR([.B164])" office:value-type="float" office:value="2008" calcext:value-type="float">
            <text:p>2008</text:p>
          </table:table-cell>
          <table:table-cell table:formula="of:=MONTH([.B164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date" office:date-value="2008-06-13" calcext:value-type="date">
            <text:p>13.06.2008</text:p>
          </table:table-cell>
          <table:table-cell table:formula="of:=YEAR([.B165])" office:value-type="float" office:value="2008" calcext:value-type="float">
            <text:p>2008</text:p>
          </table:table-cell>
          <table:table-cell table:formula="of:=MONTH([.B165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date" office:date-value="2008-06-14" calcext:value-type="date">
            <text:p>14.06.2008</text:p>
          </table:table-cell>
          <table:table-cell table:formula="of:=YEAR([.B166])" office:value-type="float" office:value="2008" calcext:value-type="float">
            <text:p>2008</text:p>
          </table:table-cell>
          <table:table-cell table:formula="of:=MONTH([.B16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date" office:date-value="2008-06-15" calcext:value-type="date">
            <text:p>15.06.2008</text:p>
          </table:table-cell>
          <table:table-cell table:formula="of:=YEAR([.B167])" office:value-type="float" office:value="2008" calcext:value-type="float">
            <text:p>2008</text:p>
          </table:table-cell>
          <table:table-cell table:formula="of:=MONTH([.B167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08-06-16" calcext:value-type="date">
            <text:p>16.06.2008</text:p>
          </table:table-cell>
          <table:table-cell table:formula="of:=YEAR([.B168])" office:value-type="float" office:value="2008" calcext:value-type="float">
            <text:p>2008</text:p>
          </table:table-cell>
          <table:table-cell table:formula="of:=MONTH([.B16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08-06-17" calcext:value-type="date">
            <text:p>17.06.2008</text:p>
          </table:table-cell>
          <table:table-cell table:formula="of:=YEAR([.B169])" office:value-type="float" office:value="2008" calcext:value-type="float">
            <text:p>2008</text:p>
          </table:table-cell>
          <table:table-cell table:formula="of:=MONTH([.B16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08-06-18" calcext:value-type="date">
            <text:p>18.06.2008</text:p>
          </table:table-cell>
          <table:table-cell table:formula="of:=YEAR([.B170])" office:value-type="float" office:value="2008" calcext:value-type="float">
            <text:p>2008</text:p>
          </table:table-cell>
          <table:table-cell table:formula="of:=MONTH([.B17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08-06-19" calcext:value-type="date">
            <text:p>19.06.2008</text:p>
          </table:table-cell>
          <table:table-cell table:formula="of:=YEAR([.B171])" office:value-type="float" office:value="2008" calcext:value-type="float">
            <text:p>2008</text:p>
          </table:table-cell>
          <table:table-cell table:formula="of:=MONTH([.B17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date" office:date-value="2008-06-20" calcext:value-type="date">
            <text:p>20.06.2008</text:p>
          </table:table-cell>
          <table:table-cell table:formula="of:=YEAR([.B172])" office:value-type="float" office:value="2008" calcext:value-type="float">
            <text:p>2008</text:p>
          </table:table-cell>
          <table:table-cell table:formula="of:=MONTH([.B17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date" office:date-value="2008-06-21" calcext:value-type="date">
            <text:p>21.06.2008</text:p>
          </table:table-cell>
          <table:table-cell table:formula="of:=YEAR([.B173])" office:value-type="float" office:value="2008" calcext:value-type="float">
            <text:p>2008</text:p>
          </table:table-cell>
          <table:table-cell table:formula="of:=MONTH([.B17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6-22" calcext:value-type="date">
            <text:p>22.06.2008</text:p>
          </table:table-cell>
          <table:table-cell table:formula="of:=YEAR([.B174])" office:value-type="float" office:value="2008" calcext:value-type="float">
            <text:p>2008</text:p>
          </table:table-cell>
          <table:table-cell table:formula="of:=MONTH([.B174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date" office:date-value="2008-06-23" calcext:value-type="date">
            <text:p>23.06.2008</text:p>
          </table:table-cell>
          <table:table-cell table:formula="of:=YEAR([.B175])" office:value-type="float" office:value="2008" calcext:value-type="float">
            <text:p>2008</text:p>
          </table:table-cell>
          <table:table-cell table:formula="of:=MONTH([.B175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date" office:date-value="2008-06-24" calcext:value-type="date">
            <text:p>24.06.2008</text:p>
          </table:table-cell>
          <table:table-cell table:formula="of:=YEAR([.B176])" office:value-type="float" office:value="2008" calcext:value-type="float">
            <text:p>2008</text:p>
          </table:table-cell>
          <table:table-cell table:formula="of:=MONTH([.B17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date" office:date-value="2008-06-25" calcext:value-type="date">
            <text:p>25.06.2008</text:p>
          </table:table-cell>
          <table:table-cell table:formula="of:=YEAR([.B177])" office:value-type="float" office:value="2008" calcext:value-type="float">
            <text:p>2008</text:p>
          </table:table-cell>
          <table:table-cell table:formula="of:=MONTH([.B177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08-06-26" calcext:value-type="date">
            <text:p>26.06.2008</text:p>
          </table:table-cell>
          <table:table-cell table:formula="of:=YEAR([.B178])" office:value-type="float" office:value="2008" calcext:value-type="float">
            <text:p>2008</text:p>
          </table:table-cell>
          <table:table-cell table:formula="of:=MONTH([.B17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date" office:date-value="2008-06-27" calcext:value-type="date">
            <text:p>27.06.2008</text:p>
          </table:table-cell>
          <table:table-cell table:formula="of:=YEAR([.B179])" office:value-type="float" office:value="2008" calcext:value-type="float">
            <text:p>2008</text:p>
          </table:table-cell>
          <table:table-cell table:formula="of:=MONTH([.B17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date" office:date-value="2008-06-28" calcext:value-type="date">
            <text:p>28.06.2008</text:p>
          </table:table-cell>
          <table:table-cell table:formula="of:=YEAR([.B180])" office:value-type="float" office:value="2008" calcext:value-type="float">
            <text:p>2008</text:p>
          </table:table-cell>
          <table:table-cell table:formula="of:=MONTH([.B18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date" office:date-value="2008-06-29" calcext:value-type="date">
            <text:p>29.06.2008</text:p>
          </table:table-cell>
          <table:table-cell table:formula="of:=YEAR([.B181])" office:value-type="float" office:value="2008" calcext:value-type="float">
            <text:p>2008</text:p>
          </table:table-cell>
          <table:table-cell table:formula="of:=MONTH([.B18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08-06-30" calcext:value-type="date">
            <text:p>30.06.2008</text:p>
          </table:table-cell>
          <table:table-cell table:formula="of:=YEAR([.B182])" office:value-type="float" office:value="2008" calcext:value-type="float">
            <text:p>2008</text:p>
          </table:table-cell>
          <table:table-cell table:formula="of:=MONTH([.B18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date" office:date-value="2008-07-01" calcext:value-type="date">
            <text:p>1.07.2008</text:p>
          </table:table-cell>
          <table:table-cell table:formula="of:=YEAR([.B183])" office:value-type="float" office:value="2008" calcext:value-type="float">
            <text:p>2008</text:p>
          </table:table-cell>
          <table:table-cell table:formula="of:=MONTH([.B18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date" office:date-value="2008-07-02" calcext:value-type="date">
            <text:p>2.07.2008</text:p>
          </table:table-cell>
          <table:table-cell table:formula="of:=YEAR([.B184])" office:value-type="float" office:value="2008" calcext:value-type="float">
            <text:p>2008</text:p>
          </table:table-cell>
          <table:table-cell table:formula="of:=MONTH([.B18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date" office:date-value="2008-07-03" calcext:value-type="date">
            <text:p>3.07.2008</text:p>
          </table:table-cell>
          <table:table-cell table:formula="of:=YEAR([.B185])" office:value-type="float" office:value="2008" calcext:value-type="float">
            <text:p>2008</text:p>
          </table:table-cell>
          <table:table-cell table:formula="of:=MONTH([.B185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8-07-04" calcext:value-type="date">
            <text:p>4.07.2008</text:p>
          </table:table-cell>
          <table:table-cell table:formula="of:=YEAR([.B186])" office:value-type="float" office:value="2008" calcext:value-type="float">
            <text:p>2008</text:p>
          </table:table-cell>
          <table:table-cell table:formula="of:=MONTH([.B186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date" office:date-value="2008-07-05" calcext:value-type="date">
            <text:p>5.07.2008</text:p>
          </table:table-cell>
          <table:table-cell table:formula="of:=YEAR([.B187])" office:value-type="float" office:value="2008" calcext:value-type="float">
            <text:p>2008</text:p>
          </table:table-cell>
          <table:table-cell table:formula="of:=MONTH([.B187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7-06" calcext:value-type="date">
            <text:p>6.07.2008</text:p>
          </table:table-cell>
          <table:table-cell table:formula="of:=YEAR([.B188])" office:value-type="float" office:value="2008" calcext:value-type="float">
            <text:p>2008</text:p>
          </table:table-cell>
          <table:table-cell table:formula="of:=MONTH([.B188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8-07-07" calcext:value-type="date">
            <text:p>7.07.2008</text:p>
          </table:table-cell>
          <table:table-cell table:formula="of:=YEAR([.B189])" office:value-type="float" office:value="2008" calcext:value-type="float">
            <text:p>2008</text:p>
          </table:table-cell>
          <table:table-cell table:formula="of:=MONTH([.B18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date" office:date-value="2008-07-08" calcext:value-type="date">
            <text:p>8.07.2008</text:p>
          </table:table-cell>
          <table:table-cell table:formula="of:=YEAR([.B190])" office:value-type="float" office:value="2008" calcext:value-type="float">
            <text:p>2008</text:p>
          </table:table-cell>
          <table:table-cell table:formula="of:=MONTH([.B19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date" office:date-value="2008-07-09" calcext:value-type="date">
            <text:p>9.07.2008</text:p>
          </table:table-cell>
          <table:table-cell table:formula="of:=YEAR([.B191])" office:value-type="float" office:value="2008" calcext:value-type="float">
            <text:p>2008</text:p>
          </table:table-cell>
          <table:table-cell table:formula="of:=MONTH([.B19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date" office:date-value="2008-07-10" calcext:value-type="date">
            <text:p>10.07.2008</text:p>
          </table:table-cell>
          <table:table-cell table:formula="of:=YEAR([.B192])" office:value-type="float" office:value="2008" calcext:value-type="float">
            <text:p>2008</text:p>
          </table:table-cell>
          <table:table-cell table:formula="of:=MONTH([.B19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08-07-11" calcext:value-type="date">
            <text:p>11.07.2008</text:p>
          </table:table-cell>
          <table:table-cell table:formula="of:=YEAR([.B193])" office:value-type="float" office:value="2008" calcext:value-type="float">
            <text:p>2008</text:p>
          </table:table-cell>
          <table:table-cell table:formula="of:=MONTH([.B19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date" office:date-value="2008-07-12" calcext:value-type="date">
            <text:p>12.07.2008</text:p>
          </table:table-cell>
          <table:table-cell table:formula="of:=YEAR([.B194])" office:value-type="float" office:value="2008" calcext:value-type="float">
            <text:p>2008</text:p>
          </table:table-cell>
          <table:table-cell table:formula="of:=MONTH([.B19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date" office:date-value="2008-07-13" calcext:value-type="date">
            <text:p>13.07.2008</text:p>
          </table:table-cell>
          <table:table-cell table:formula="of:=YEAR([.B195])" office:value-type="float" office:value="2008" calcext:value-type="float">
            <text:p>2008</text:p>
          </table:table-cell>
          <table:table-cell table:formula="of:=MONTH([.B195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8-07-14" calcext:value-type="date">
            <text:p>14.07.2008</text:p>
          </table:table-cell>
          <table:table-cell table:formula="of:=YEAR([.B196])" office:value-type="float" office:value="2008" calcext:value-type="float">
            <text:p>2008</text:p>
          </table:table-cell>
          <table:table-cell table:formula="of:=MONTH([.B196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08-07-15" calcext:value-type="date">
            <text:p>15.07.2008</text:p>
          </table:table-cell>
          <table:table-cell table:formula="of:=YEAR([.B197])" office:value-type="float" office:value="2008" calcext:value-type="float">
            <text:p>2008</text:p>
          </table:table-cell>
          <table:table-cell table:formula="of:=MONTH([.B197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date" office:date-value="2008-07-16" calcext:value-type="date">
            <text:p>16.07.2008</text:p>
          </table:table-cell>
          <table:table-cell table:formula="of:=YEAR([.B198])" office:value-type="float" office:value="2008" calcext:value-type="float">
            <text:p>2008</text:p>
          </table:table-cell>
          <table:table-cell table:formula="of:=MONTH([.B198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date" office:date-value="2008-07-17" calcext:value-type="date">
            <text:p>17.07.2008</text:p>
          </table:table-cell>
          <table:table-cell table:formula="of:=YEAR([.B199])" office:value-type="float" office:value="2008" calcext:value-type="float">
            <text:p>2008</text:p>
          </table:table-cell>
          <table:table-cell table:formula="of:=MONTH([.B19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7-18" calcext:value-type="date">
            <text:p>18.07.2008</text:p>
          </table:table-cell>
          <table:table-cell table:formula="of:=YEAR([.B200])" office:value-type="float" office:value="2008" calcext:value-type="float">
            <text:p>2008</text:p>
          </table:table-cell>
          <table:table-cell table:formula="of:=MONTH([.B20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date" office:date-value="2008-07-19" calcext:value-type="date">
            <text:p>19.07.2008</text:p>
          </table:table-cell>
          <table:table-cell table:formula="of:=YEAR([.B201])" office:value-type="float" office:value="2008" calcext:value-type="float">
            <text:p>2008</text:p>
          </table:table-cell>
          <table:table-cell table:formula="of:=MONTH([.B20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8-07-20" calcext:value-type="date">
            <text:p>20.07.2008</text:p>
          </table:table-cell>
          <table:table-cell table:formula="of:=YEAR([.B202])" office:value-type="float" office:value="2008" calcext:value-type="float">
            <text:p>2008</text:p>
          </table:table-cell>
          <table:table-cell table:formula="of:=MONTH([.B20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date" office:date-value="2008-07-21" calcext:value-type="date">
            <text:p>21.07.2008</text:p>
          </table:table-cell>
          <table:table-cell table:formula="of:=YEAR([.B203])" office:value-type="float" office:value="2008" calcext:value-type="float">
            <text:p>2008</text:p>
          </table:table-cell>
          <table:table-cell table:formula="of:=MONTH([.B20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08-07-22" calcext:value-type="date">
            <text:p>22.07.2008</text:p>
          </table:table-cell>
          <table:table-cell table:formula="of:=YEAR([.B204])" office:value-type="float" office:value="2008" calcext:value-type="float">
            <text:p>2008</text:p>
          </table:table-cell>
          <table:table-cell table:formula="of:=MONTH([.B20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date" office:date-value="2008-07-23" calcext:value-type="date">
            <text:p>23.07.2008</text:p>
          </table:table-cell>
          <table:table-cell table:formula="of:=YEAR([.B205])" office:value-type="float" office:value="2008" calcext:value-type="float">
            <text:p>2008</text:p>
          </table:table-cell>
          <table:table-cell table:formula="of:=MONTH([.B205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date" office:date-value="2008-07-24" calcext:value-type="date">
            <text:p>24.07.2008</text:p>
          </table:table-cell>
          <table:table-cell table:formula="of:=YEAR([.B206])" office:value-type="float" office:value="2008" calcext:value-type="float">
            <text:p>2008</text:p>
          </table:table-cell>
          <table:table-cell table:formula="of:=MONTH([.B206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08-07-25" calcext:value-type="date">
            <text:p>25.07.2008</text:p>
          </table:table-cell>
          <table:table-cell table:formula="of:=YEAR([.B207])" office:value-type="float" office:value="2008" calcext:value-type="float">
            <text:p>2008</text:p>
          </table:table-cell>
          <table:table-cell table:formula="of:=MONTH([.B207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date" office:date-value="2008-07-26" calcext:value-type="date">
            <text:p>26.07.2008</text:p>
          </table:table-cell>
          <table:table-cell table:formula="of:=YEAR([.B208])" office:value-type="float" office:value="2008" calcext:value-type="float">
            <text:p>2008</text:p>
          </table:table-cell>
          <table:table-cell table:formula="of:=MONTH([.B208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08-07-27" calcext:value-type="date">
            <text:p>27.07.2008</text:p>
          </table:table-cell>
          <table:table-cell table:formula="of:=YEAR([.B209])" office:value-type="float" office:value="2008" calcext:value-type="float">
            <text:p>2008</text:p>
          </table:table-cell>
          <table:table-cell table:formula="of:=MONTH([.B20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date" office:date-value="2008-07-28" calcext:value-type="date">
            <text:p>28.07.2008</text:p>
          </table:table-cell>
          <table:table-cell table:formula="of:=YEAR([.B210])" office:value-type="float" office:value="2008" calcext:value-type="float">
            <text:p>2008</text:p>
          </table:table-cell>
          <table:table-cell table:formula="of:=MONTH([.B21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date" office:date-value="2008-07-29" calcext:value-type="date">
            <text:p>29.07.2008</text:p>
          </table:table-cell>
          <table:table-cell table:formula="of:=YEAR([.B211])" office:value-type="float" office:value="2008" calcext:value-type="float">
            <text:p>2008</text:p>
          </table:table-cell>
          <table:table-cell table:formula="of:=MONTH([.B21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date" office:date-value="2008-07-30" calcext:value-type="date">
            <text:p>30.07.2008</text:p>
          </table:table-cell>
          <table:table-cell table:formula="of:=YEAR([.B212])" office:value-type="float" office:value="2008" calcext:value-type="float">
            <text:p>2008</text:p>
          </table:table-cell>
          <table:table-cell table:formula="of:=MONTH([.B21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date" office:date-value="2008-07-31" calcext:value-type="date">
            <text:p>31.07.2008</text:p>
          </table:table-cell>
          <table:table-cell table:formula="of:=YEAR([.B213])" office:value-type="float" office:value="2008" calcext:value-type="float">
            <text:p>2008</text:p>
          </table:table-cell>
          <table:table-cell table:formula="of:=MONTH([.B21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date" office:date-value="2008-08-01" calcext:value-type="date">
            <text:p>1.08.2008</text:p>
          </table:table-cell>
          <table:table-cell table:formula="of:=YEAR([.B214])" office:value-type="float" office:value="2008" calcext:value-type="float">
            <text:p>2008</text:p>
          </table:table-cell>
          <table:table-cell table:formula="of:=MONTH([.B214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date" office:date-value="2008-08-02" calcext:value-type="date">
            <text:p>2.08.2008</text:p>
          </table:table-cell>
          <table:table-cell table:formula="of:=YEAR([.B215])" office:value-type="float" office:value="2008" calcext:value-type="float">
            <text:p>2008</text:p>
          </table:table-cell>
          <table:table-cell table:formula="of:=MONTH([.B215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date" office:date-value="2008-08-03" calcext:value-type="date">
            <text:p>3.08.2008</text:p>
          </table:table-cell>
          <table:table-cell table:formula="of:=YEAR([.B216])" office:value-type="float" office:value="2008" calcext:value-type="float">
            <text:p>2008</text:p>
          </table:table-cell>
          <table:table-cell table:formula="of:=MONTH([.B21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date" office:date-value="2008-08-04" calcext:value-type="date">
            <text:p>4.08.2008</text:p>
          </table:table-cell>
          <table:table-cell table:formula="of:=YEAR([.B217])" office:value-type="float" office:value="2008" calcext:value-type="float">
            <text:p>2008</text:p>
          </table:table-cell>
          <table:table-cell table:formula="of:=MONTH([.B217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8-08-05" calcext:value-type="date">
            <text:p>5.08.2008</text:p>
          </table:table-cell>
          <table:table-cell table:formula="of:=YEAR([.B218])" office:value-type="float" office:value="2008" calcext:value-type="float">
            <text:p>2008</text:p>
          </table:table-cell>
          <table:table-cell table:formula="of:=MONTH([.B21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date" office:date-value="2008-08-06" calcext:value-type="date">
            <text:p>6.08.2008</text:p>
          </table:table-cell>
          <table:table-cell table:formula="of:=YEAR([.B219])" office:value-type="float" office:value="2008" calcext:value-type="float">
            <text:p>2008</text:p>
          </table:table-cell>
          <table:table-cell table:formula="of:=MONTH([.B21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date" office:date-value="2008-08-07" calcext:value-type="date">
            <text:p>7.08.2008</text:p>
          </table:table-cell>
          <table:table-cell table:formula="of:=YEAR([.B220])" office:value-type="float" office:value="2008" calcext:value-type="float">
            <text:p>2008</text:p>
          </table:table-cell>
          <table:table-cell table:formula="of:=MONTH([.B22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date" office:date-value="2008-08-08" calcext:value-type="date">
            <text:p>8.08.2008</text:p>
          </table:table-cell>
          <table:table-cell table:formula="of:=YEAR([.B221])" office:value-type="float" office:value="2008" calcext:value-type="float">
            <text:p>2008</text:p>
          </table:table-cell>
          <table:table-cell table:formula="of:=MONTH([.B221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date" office:date-value="2008-08-09" calcext:value-type="date">
            <text:p>9.08.2008</text:p>
          </table:table-cell>
          <table:table-cell table:formula="of:=YEAR([.B222])" office:value-type="float" office:value="2008" calcext:value-type="float">
            <text:p>2008</text:p>
          </table:table-cell>
          <table:table-cell table:formula="of:=MONTH([.B222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date" office:date-value="2008-08-10" calcext:value-type="date">
            <text:p>10.08.2008</text:p>
          </table:table-cell>
          <table:table-cell table:formula="of:=YEAR([.B223])" office:value-type="float" office:value="2008" calcext:value-type="float">
            <text:p>2008</text:p>
          </table:table-cell>
          <table:table-cell table:formula="of:=MONTH([.B22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date" office:date-value="2008-08-11" calcext:value-type="date">
            <text:p>11.08.2008</text:p>
          </table:table-cell>
          <table:table-cell table:formula="of:=YEAR([.B224])" office:value-type="float" office:value="2008" calcext:value-type="float">
            <text:p>2008</text:p>
          </table:table-cell>
          <table:table-cell table:formula="of:=MONTH([.B224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8-08-12" calcext:value-type="date">
            <text:p>12.08.2008</text:p>
          </table:table-cell>
          <table:table-cell table:formula="of:=YEAR([.B225])" office:value-type="float" office:value="2008" calcext:value-type="float">
            <text:p>2008</text:p>
          </table:table-cell>
          <table:table-cell table:formula="of:=MONTH([.B225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08-08-13" calcext:value-type="date">
            <text:p>13.08.2008</text:p>
          </table:table-cell>
          <table:table-cell table:formula="of:=YEAR([.B226])" office:value-type="float" office:value="2008" calcext:value-type="float">
            <text:p>2008</text:p>
          </table:table-cell>
          <table:table-cell table:formula="of:=MONTH([.B22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08-08-14" calcext:value-type="date">
            <text:p>14.08.2008</text:p>
          </table:table-cell>
          <table:table-cell table:formula="of:=YEAR([.B227])" office:value-type="float" office:value="2008" calcext:value-type="float">
            <text:p>2008</text:p>
          </table:table-cell>
          <table:table-cell table:formula="of:=MONTH([.B227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date" office:date-value="2008-08-15" calcext:value-type="date">
            <text:p>15.08.2008</text:p>
          </table:table-cell>
          <table:table-cell table:formula="of:=YEAR([.B228])" office:value-type="float" office:value="2008" calcext:value-type="float">
            <text:p>2008</text:p>
          </table:table-cell>
          <table:table-cell table:formula="of:=MONTH([.B22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date" office:date-value="2008-08-16" calcext:value-type="date">
            <text:p>16.08.2008</text:p>
          </table:table-cell>
          <table:table-cell table:formula="of:=YEAR([.B229])" office:value-type="float" office:value="2008" calcext:value-type="float">
            <text:p>2008</text:p>
          </table:table-cell>
          <table:table-cell table:formula="of:=MONTH([.B22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08-08-17" calcext:value-type="date">
            <text:p>17.08.2008</text:p>
          </table:table-cell>
          <table:table-cell table:formula="of:=YEAR([.B230])" office:value-type="float" office:value="2008" calcext:value-type="float">
            <text:p>2008</text:p>
          </table:table-cell>
          <table:table-cell table:formula="of:=MONTH([.B23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08-08-18" calcext:value-type="date">
            <text:p>18.08.2008</text:p>
          </table:table-cell>
          <table:table-cell table:formula="of:=YEAR([.B231])" office:value-type="float" office:value="2008" calcext:value-type="float">
            <text:p>2008</text:p>
          </table:table-cell>
          <table:table-cell table:formula="of:=MONTH([.B231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date" office:date-value="2008-08-19" calcext:value-type="date">
            <text:p>19.08.2008</text:p>
          </table:table-cell>
          <table:table-cell table:formula="of:=YEAR([.B232])" office:value-type="float" office:value="2008" calcext:value-type="float">
            <text:p>2008</text:p>
          </table:table-cell>
          <table:table-cell table:formula="of:=MONTH([.B232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08-08-20" calcext:value-type="date">
            <text:p>20.08.2008</text:p>
          </table:table-cell>
          <table:table-cell table:formula="of:=YEAR([.B233])" office:value-type="float" office:value="2008" calcext:value-type="float">
            <text:p>2008</text:p>
          </table:table-cell>
          <table:table-cell table:formula="of:=MONTH([.B23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date" office:date-value="2008-08-21" calcext:value-type="date">
            <text:p>21.08.2008</text:p>
          </table:table-cell>
          <table:table-cell table:formula="of:=YEAR([.B234])" office:value-type="float" office:value="2008" calcext:value-type="float">
            <text:p>2008</text:p>
          </table:table-cell>
          <table:table-cell table:formula="of:=MONTH([.B234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date" office:date-value="2008-08-22" calcext:value-type="date">
            <text:p>22.08.2008</text:p>
          </table:table-cell>
          <table:table-cell table:formula="of:=YEAR([.B235])" office:value-type="float" office:value="2008" calcext:value-type="float">
            <text:p>2008</text:p>
          </table:table-cell>
          <table:table-cell table:formula="of:=MONTH([.B235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8-08-23" calcext:value-type="date">
            <text:p>23.08.2008</text:p>
          </table:table-cell>
          <table:table-cell table:formula="of:=YEAR([.B236])" office:value-type="float" office:value="2008" calcext:value-type="float">
            <text:p>2008</text:p>
          </table:table-cell>
          <table:table-cell table:formula="of:=MONTH([.B23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08-08-24" calcext:value-type="date">
            <text:p>24.08.2008</text:p>
          </table:table-cell>
          <table:table-cell table:formula="of:=YEAR([.B237])" office:value-type="float" office:value="2008" calcext:value-type="float">
            <text:p>2008</text:p>
          </table:table-cell>
          <table:table-cell table:formula="of:=MONTH([.B237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8-08-25" calcext:value-type="date">
            <text:p>25.08.2008</text:p>
          </table:table-cell>
          <table:table-cell table:formula="of:=YEAR([.B238])" office:value-type="float" office:value="2008" calcext:value-type="float">
            <text:p>2008</text:p>
          </table:table-cell>
          <table:table-cell table:formula="of:=MONTH([.B23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date" office:date-value="2008-08-26" calcext:value-type="date">
            <text:p>26.08.2008</text:p>
          </table:table-cell>
          <table:table-cell table:formula="of:=YEAR([.B239])" office:value-type="float" office:value="2008" calcext:value-type="float">
            <text:p>2008</text:p>
          </table:table-cell>
          <table:table-cell table:formula="of:=MONTH([.B239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08-08-27" calcext:value-type="date">
            <text:p>27.08.2008</text:p>
          </table:table-cell>
          <table:table-cell table:formula="of:=YEAR([.B240])" office:value-type="float" office:value="2008" calcext:value-type="float">
            <text:p>2008</text:p>
          </table:table-cell>
          <table:table-cell table:formula="of:=MONTH([.B24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date" office:date-value="2008-08-28" calcext:value-type="date">
            <text:p>28.08.2008</text:p>
          </table:table-cell>
          <table:table-cell table:formula="of:=YEAR([.B241])" office:value-type="float" office:value="2008" calcext:value-type="float">
            <text:p>2008</text:p>
          </table:table-cell>
          <table:table-cell table:formula="of:=MONTH([.B241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8-29" calcext:value-type="date">
            <text:p>29.08.2008</text:p>
          </table:table-cell>
          <table:table-cell table:formula="of:=YEAR([.B242])" office:value-type="float" office:value="2008" calcext:value-type="float">
            <text:p>2008</text:p>
          </table:table-cell>
          <table:table-cell table:formula="of:=MONTH([.B242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date" office:date-value="2008-08-30" calcext:value-type="date">
            <text:p>30.08.2008</text:p>
          </table:table-cell>
          <table:table-cell table:formula="of:=YEAR([.B243])" office:value-type="float" office:value="2008" calcext:value-type="float">
            <text:p>2008</text:p>
          </table:table-cell>
          <table:table-cell table:formula="of:=MONTH([.B24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date" office:date-value="2008-08-31" calcext:value-type="date">
            <text:p>31.08.2008</text:p>
          </table:table-cell>
          <table:table-cell table:formula="of:=YEAR([.B244])" office:value-type="float" office:value="2008" calcext:value-type="float">
            <text:p>2008</text:p>
          </table:table-cell>
          <table:table-cell table:formula="of:=MONTH([.B244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date" office:date-value="2008-09-01" calcext:value-type="date">
            <text:p>1.09.2008</text:p>
          </table:table-cell>
          <table:table-cell table:formula="of:=YEAR([.B245])" office:value-type="float" office:value="2008" calcext:value-type="float">
            <text:p>2008</text:p>
          </table:table-cell>
          <table:table-cell table:formula="of:=MONTH([.B24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date" office:date-value="2008-09-02" calcext:value-type="date">
            <text:p>2.09.2008</text:p>
          </table:table-cell>
          <table:table-cell table:formula="of:=YEAR([.B246])" office:value-type="float" office:value="2008" calcext:value-type="float">
            <text:p>2008</text:p>
          </table:table-cell>
          <table:table-cell table:formula="of:=MONTH([.B24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date" office:date-value="2008-09-03" calcext:value-type="date">
            <text:p>3.09.2008</text:p>
          </table:table-cell>
          <table:table-cell table:formula="of:=YEAR([.B247])" office:value-type="float" office:value="2008" calcext:value-type="float">
            <text:p>2008</text:p>
          </table:table-cell>
          <table:table-cell table:formula="of:=MONTH([.B24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date" office:date-value="2008-09-04" calcext:value-type="date">
            <text:p>4.09.2008</text:p>
          </table:table-cell>
          <table:table-cell table:formula="of:=YEAR([.B248])" office:value-type="float" office:value="2008" calcext:value-type="float">
            <text:p>2008</text:p>
          </table:table-cell>
          <table:table-cell table:formula="of:=MONTH([.B24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date" office:date-value="2008-09-05" calcext:value-type="date">
            <text:p>5.09.2008</text:p>
          </table:table-cell>
          <table:table-cell table:formula="of:=YEAR([.B249])" office:value-type="float" office:value="2008" calcext:value-type="float">
            <text:p>2008</text:p>
          </table:table-cell>
          <table:table-cell table:formula="of:=MONTH([.B249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date" office:date-value="2008-09-06" calcext:value-type="date">
            <text:p>6.09.2008</text:p>
          </table:table-cell>
          <table:table-cell table:formula="of:=YEAR([.B250])" office:value-type="float" office:value="2008" calcext:value-type="float">
            <text:p>2008</text:p>
          </table:table-cell>
          <table:table-cell table:formula="of:=MONTH([.B250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08-09-07" calcext:value-type="date">
            <text:p>7.09.2008</text:p>
          </table:table-cell>
          <table:table-cell table:formula="of:=YEAR([.B251])" office:value-type="float" office:value="2008" calcext:value-type="float">
            <text:p>2008</text:p>
          </table:table-cell>
          <table:table-cell table:formula="of:=MONTH([.B251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date" office:date-value="2008-09-08" calcext:value-type="date">
            <text:p>8.09.2008</text:p>
          </table:table-cell>
          <table:table-cell table:formula="of:=YEAR([.B252])" office:value-type="float" office:value="2008" calcext:value-type="float">
            <text:p>2008</text:p>
          </table:table-cell>
          <table:table-cell table:formula="of:=MONTH([.B252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08-09-09" calcext:value-type="date">
            <text:p>9.09.2008</text:p>
          </table:table-cell>
          <table:table-cell table:formula="of:=YEAR([.B253])" office:value-type="float" office:value="2008" calcext:value-type="float">
            <text:p>2008</text:p>
          </table:table-cell>
          <table:table-cell table:formula="of:=MONTH([.B25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date" office:date-value="2008-09-10" calcext:value-type="date">
            <text:p>10.09.2008</text:p>
          </table:table-cell>
          <table:table-cell table:formula="of:=YEAR([.B254])" office:value-type="float" office:value="2008" calcext:value-type="float">
            <text:p>2008</text:p>
          </table:table-cell>
          <table:table-cell table:formula="of:=MONTH([.B25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8-09-11" calcext:value-type="date">
            <text:p>11.09.2008</text:p>
          </table:table-cell>
          <table:table-cell table:formula="of:=YEAR([.B255])" office:value-type="float" office:value="2008" calcext:value-type="float">
            <text:p>2008</text:p>
          </table:table-cell>
          <table:table-cell table:formula="of:=MONTH([.B25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date" office:date-value="2008-09-12" calcext:value-type="date">
            <text:p>12.09.2008</text:p>
          </table:table-cell>
          <table:table-cell table:formula="of:=YEAR([.B256])" office:value-type="float" office:value="2008" calcext:value-type="float">
            <text:p>2008</text:p>
          </table:table-cell>
          <table:table-cell table:formula="of:=MONTH([.B25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date" office:date-value="2008-09-13" calcext:value-type="date">
            <text:p>13.09.2008</text:p>
          </table:table-cell>
          <table:table-cell table:formula="of:=YEAR([.B257])" office:value-type="float" office:value="2008" calcext:value-type="float">
            <text:p>2008</text:p>
          </table:table-cell>
          <table:table-cell table:formula="of:=MONTH([.B25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date" office:date-value="2008-09-14" calcext:value-type="date">
            <text:p>14.09.2008</text:p>
          </table:table-cell>
          <table:table-cell table:formula="of:=YEAR([.B258])" office:value-type="float" office:value="2008" calcext:value-type="float">
            <text:p>2008</text:p>
          </table:table-cell>
          <table:table-cell table:formula="of:=MONTH([.B25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08-09-15" calcext:value-type="date">
            <text:p>15.09.2008</text:p>
          </table:table-cell>
          <table:table-cell table:formula="of:=YEAR([.B259])" office:value-type="float" office:value="2008" calcext:value-type="float">
            <text:p>2008</text:p>
          </table:table-cell>
          <table:table-cell table:formula="of:=MONTH([.B259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date" office:date-value="2008-09-16" calcext:value-type="date">
            <text:p>16.09.2008</text:p>
          </table:table-cell>
          <table:table-cell table:formula="of:=YEAR([.B260])" office:value-type="float" office:value="2008" calcext:value-type="float">
            <text:p>2008</text:p>
          </table:table-cell>
          <table:table-cell table:formula="of:=MONTH([.B260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date" office:date-value="2008-09-17" calcext:value-type="date">
            <text:p>17.09.2008</text:p>
          </table:table-cell>
          <table:table-cell table:formula="of:=YEAR([.B261])" office:value-type="float" office:value="2008" calcext:value-type="float">
            <text:p>2008</text:p>
          </table:table-cell>
          <table:table-cell table:formula="of:=MONTH([.B261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date" office:date-value="2008-09-18" calcext:value-type="date">
            <text:p>18.09.2008</text:p>
          </table:table-cell>
          <table:table-cell table:formula="of:=YEAR([.B262])" office:value-type="float" office:value="2008" calcext:value-type="float">
            <text:p>2008</text:p>
          </table:table-cell>
          <table:table-cell table:formula="of:=MONTH([.B262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date" office:date-value="2008-09-19" calcext:value-type="date">
            <text:p>19.09.2008</text:p>
          </table:table-cell>
          <table:table-cell table:formula="of:=YEAR([.B263])" office:value-type="float" office:value="2008" calcext:value-type="float">
            <text:p>2008</text:p>
          </table:table-cell>
          <table:table-cell table:formula="of:=MONTH([.B26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6979" calcext:value-type="float">
            <text:p>26979</text:p>
          </table:table-cell>
          <table:table-cell office:value-type="date" office:date-value="2008-09-20" calcext:value-type="date">
            <text:p>20.09.2008</text:p>
          </table:table-cell>
          <table:table-cell table:formula="of:=YEAR([.B264])" office:value-type="float" office:value="2008" calcext:value-type="float">
            <text:p>2008</text:p>
          </table:table-cell>
          <table:table-cell table:formula="of:=MONTH([.B26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date" office:date-value="2008-09-21" calcext:value-type="date">
            <text:p>21.09.2008</text:p>
          </table:table-cell>
          <table:table-cell table:formula="of:=YEAR([.B265])" office:value-type="float" office:value="2008" calcext:value-type="float">
            <text:p>2008</text:p>
          </table:table-cell>
          <table:table-cell table:formula="of:=MONTH([.B26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619" calcext:value-type="float">
            <text:p>30619</text:p>
          </table:table-cell>
          <table:table-cell office:value-type="date" office:date-value="2008-09-22" calcext:value-type="date">
            <text:p>22.09.2008</text:p>
          </table:table-cell>
          <table:table-cell table:formula="of:=YEAR([.B266])" office:value-type="float" office:value="2008" calcext:value-type="float">
            <text:p>2008</text:p>
          </table:table-cell>
          <table:table-cell table:formula="of:=MONTH([.B26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date" office:date-value="2008-09-23" calcext:value-type="date">
            <text:p>23.09.2008</text:p>
          </table:table-cell>
          <table:table-cell table:formula="of:=YEAR([.B267])" office:value-type="float" office:value="2008" calcext:value-type="float">
            <text:p>2008</text:p>
          </table:table-cell>
          <table:table-cell table:formula="of:=MONTH([.B26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date" office:date-value="2008-09-24" calcext:value-type="date">
            <text:p>24.09.2008</text:p>
          </table:table-cell>
          <table:table-cell table:formula="of:=YEAR([.B268])" office:value-type="float" office:value="2008" calcext:value-type="float">
            <text:p>2008</text:p>
          </table:table-cell>
          <table:table-cell table:formula="of:=MONTH([.B26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date" office:date-value="2008-09-25" calcext:value-type="date">
            <text:p>25.09.2008</text:p>
          </table:table-cell>
          <table:table-cell table:formula="of:=YEAR([.B269])" office:value-type="float" office:value="2008" calcext:value-type="float">
            <text:p>2008</text:p>
          </table:table-cell>
          <table:table-cell table:formula="of:=MONTH([.B269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date" office:date-value="2008-09-26" calcext:value-type="date">
            <text:p>26.09.2008</text:p>
          </table:table-cell>
          <table:table-cell table:formula="of:=YEAR([.B270])" office:value-type="float" office:value="2008" calcext:value-type="float">
            <text:p>2008</text:p>
          </table:table-cell>
          <table:table-cell table:formula="of:=MONTH([.B270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08-09-27" calcext:value-type="date">
            <text:p>27.09.2008</text:p>
          </table:table-cell>
          <table:table-cell table:formula="of:=YEAR([.B271])" office:value-type="float" office:value="2008" calcext:value-type="float">
            <text:p>2008</text:p>
          </table:table-cell>
          <table:table-cell table:formula="of:=MONTH([.B271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date" office:date-value="2008-09-28" calcext:value-type="date">
            <text:p>28.09.2008</text:p>
          </table:table-cell>
          <table:table-cell table:formula="of:=YEAR([.B272])" office:value-type="float" office:value="2008" calcext:value-type="float">
            <text:p>2008</text:p>
          </table:table-cell>
          <table:table-cell table:formula="of:=MONTH([.B272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08-09-29" calcext:value-type="date">
            <text:p>29.09.2008</text:p>
          </table:table-cell>
          <table:table-cell table:formula="of:=YEAR([.B273])" office:value-type="float" office:value="2008" calcext:value-type="float">
            <text:p>2008</text:p>
          </table:table-cell>
          <table:table-cell table:formula="of:=MONTH([.B27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9-30" calcext:value-type="date">
            <text:p>30.09.2008</text:p>
          </table:table-cell>
          <table:table-cell table:formula="of:=YEAR([.B274])" office:value-type="float" office:value="2008" calcext:value-type="float">
            <text:p>2008</text:p>
          </table:table-cell>
          <table:table-cell table:formula="of:=MONTH([.B27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10-01" calcext:value-type="date">
            <text:p>1.10.2008</text:p>
          </table:table-cell>
          <table:table-cell table:formula="of:=YEAR([.B275])" office:value-type="float" office:value="2008" calcext:value-type="float">
            <text:p>2008</text:p>
          </table:table-cell>
          <table:table-cell table:formula="of:=MONTH([.B275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08-10-02" calcext:value-type="date">
            <text:p>2.10.2008</text:p>
          </table:table-cell>
          <table:table-cell table:formula="of:=YEAR([.B276])" office:value-type="float" office:value="2008" calcext:value-type="float">
            <text:p>2008</text:p>
          </table:table-cell>
          <table:table-cell table:formula="of:=MONTH([.B27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date" office:date-value="2008-10-03" calcext:value-type="date">
            <text:p>3.10.2008</text:p>
          </table:table-cell>
          <table:table-cell table:formula="of:=YEAR([.B277])" office:value-type="float" office:value="2008" calcext:value-type="float">
            <text:p>2008</text:p>
          </table:table-cell>
          <table:table-cell table:formula="of:=MONTH([.B277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date" office:date-value="2008-10-04" calcext:value-type="date">
            <text:p>4.10.2008</text:p>
          </table:table-cell>
          <table:table-cell table:formula="of:=YEAR([.B278])" office:value-type="float" office:value="2008" calcext:value-type="float">
            <text:p>2008</text:p>
          </table:table-cell>
          <table:table-cell table:formula="of:=MONTH([.B278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08-10-05" calcext:value-type="date">
            <text:p>5.10.2008</text:p>
          </table:table-cell>
          <table:table-cell table:formula="of:=YEAR([.B279])" office:value-type="float" office:value="2008" calcext:value-type="float">
            <text:p>2008</text:p>
          </table:table-cell>
          <table:table-cell table:formula="of:=MONTH([.B27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date" office:date-value="2008-10-06" calcext:value-type="date">
            <text:p>6.10.2008</text:p>
          </table:table-cell>
          <table:table-cell table:formula="of:=YEAR([.B280])" office:value-type="float" office:value="2008" calcext:value-type="float">
            <text:p>2008</text:p>
          </table:table-cell>
          <table:table-cell table:formula="of:=MONTH([.B28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date" office:date-value="2008-10-07" calcext:value-type="date">
            <text:p>7.10.2008</text:p>
          </table:table-cell>
          <table:table-cell table:formula="of:=YEAR([.B281])" office:value-type="float" office:value="2008" calcext:value-type="float">
            <text:p>2008</text:p>
          </table:table-cell>
          <table:table-cell table:formula="of:=MONTH([.B28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08-10-08" calcext:value-type="date">
            <text:p>8.10.2008</text:p>
          </table:table-cell>
          <table:table-cell table:formula="of:=YEAR([.B282])" office:value-type="float" office:value="2008" calcext:value-type="float">
            <text:p>2008</text:p>
          </table:table-cell>
          <table:table-cell table:formula="of:=MONTH([.B28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08-10-09" calcext:value-type="date">
            <text:p>9.10.2008</text:p>
          </table:table-cell>
          <table:table-cell table:formula="of:=YEAR([.B283])" office:value-type="float" office:value="2008" calcext:value-type="float">
            <text:p>2008</text:p>
          </table:table-cell>
          <table:table-cell table:formula="of:=MONTH([.B28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date" office:date-value="2008-10-10" calcext:value-type="date">
            <text:p>10.10.2008</text:p>
          </table:table-cell>
          <table:table-cell table:formula="of:=YEAR([.B284])" office:value-type="float" office:value="2008" calcext:value-type="float">
            <text:p>2008</text:p>
          </table:table-cell>
          <table:table-cell table:formula="of:=MONTH([.B28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date" office:date-value="2008-10-11" calcext:value-type="date">
            <text:p>11.10.2008</text:p>
          </table:table-cell>
          <table:table-cell table:formula="of:=YEAR([.B285])" office:value-type="float" office:value="2008" calcext:value-type="float">
            <text:p>2008</text:p>
          </table:table-cell>
          <table:table-cell table:formula="of:=MONTH([.B285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date" office:date-value="2008-10-12" calcext:value-type="date">
            <text:p>12.10.2008</text:p>
          </table:table-cell>
          <table:table-cell table:formula="of:=YEAR([.B286])" office:value-type="float" office:value="2008" calcext:value-type="float">
            <text:p>2008</text:p>
          </table:table-cell>
          <table:table-cell table:formula="of:=MONTH([.B28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8-10-13" calcext:value-type="date">
            <text:p>13.10.2008</text:p>
          </table:table-cell>
          <table:table-cell table:formula="of:=YEAR([.B287])" office:value-type="float" office:value="2008" calcext:value-type="float">
            <text:p>2008</text:p>
          </table:table-cell>
          <table:table-cell table:formula="of:=MONTH([.B287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08-10-14" calcext:value-type="date">
            <text:p>14.10.2008</text:p>
          </table:table-cell>
          <table:table-cell table:formula="of:=YEAR([.B288])" office:value-type="float" office:value="2008" calcext:value-type="float">
            <text:p>2008</text:p>
          </table:table-cell>
          <table:table-cell table:formula="of:=MONTH([.B288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date" office:date-value="2008-10-15" calcext:value-type="date">
            <text:p>15.10.2008</text:p>
          </table:table-cell>
          <table:table-cell table:formula="of:=YEAR([.B289])" office:value-type="float" office:value="2008" calcext:value-type="float">
            <text:p>2008</text:p>
          </table:table-cell>
          <table:table-cell table:formula="of:=MONTH([.B28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date" office:date-value="2008-10-16" calcext:value-type="date">
            <text:p>16.10.2008</text:p>
          </table:table-cell>
          <table:table-cell table:formula="of:=YEAR([.B290])" office:value-type="float" office:value="2008" calcext:value-type="float">
            <text:p>2008</text:p>
          </table:table-cell>
          <table:table-cell table:formula="of:=MONTH([.B29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date" office:date-value="2008-10-17" calcext:value-type="date">
            <text:p>17.10.2008</text:p>
          </table:table-cell>
          <table:table-cell table:formula="of:=YEAR([.B291])" office:value-type="float" office:value="2008" calcext:value-type="float">
            <text:p>2008</text:p>
          </table:table-cell>
          <table:table-cell table:formula="of:=MONTH([.B29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08-10-18" calcext:value-type="date">
            <text:p>18.10.2008</text:p>
          </table:table-cell>
          <table:table-cell table:formula="of:=YEAR([.B292])" office:value-type="float" office:value="2008" calcext:value-type="float">
            <text:p>2008</text:p>
          </table:table-cell>
          <table:table-cell table:formula="of:=MONTH([.B29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date" office:date-value="2008-10-19" calcext:value-type="date">
            <text:p>19.10.2008</text:p>
          </table:table-cell>
          <table:table-cell table:formula="of:=YEAR([.B293])" office:value-type="float" office:value="2008" calcext:value-type="float">
            <text:p>2008</text:p>
          </table:table-cell>
          <table:table-cell table:formula="of:=MONTH([.B29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8-10-20" calcext:value-type="date">
            <text:p>20.10.2008</text:p>
          </table:table-cell>
          <table:table-cell table:formula="of:=YEAR([.B294])" office:value-type="float" office:value="2008" calcext:value-type="float">
            <text:p>2008</text:p>
          </table:table-cell>
          <table:table-cell table:formula="of:=MONTH([.B29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date" office:date-value="2008-10-21" calcext:value-type="date">
            <text:p>21.10.2008</text:p>
          </table:table-cell>
          <table:table-cell table:formula="of:=YEAR([.B295])" office:value-type="float" office:value="2008" calcext:value-type="float">
            <text:p>2008</text:p>
          </table:table-cell>
          <table:table-cell table:formula="of:=MONTH([.B295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date" office:date-value="2008-10-22" calcext:value-type="date">
            <text:p>22.10.2008</text:p>
          </table:table-cell>
          <table:table-cell table:formula="of:=YEAR([.B296])" office:value-type="float" office:value="2008" calcext:value-type="float">
            <text:p>2008</text:p>
          </table:table-cell>
          <table:table-cell table:formula="of:=MONTH([.B29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date" office:date-value="2008-10-23" calcext:value-type="date">
            <text:p>23.10.2008</text:p>
          </table:table-cell>
          <table:table-cell table:formula="of:=YEAR([.B297])" office:value-type="float" office:value="2008" calcext:value-type="float">
            <text:p>2008</text:p>
          </table:table-cell>
          <table:table-cell table:formula="of:=MONTH([.B297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date" office:date-value="2008-10-24" calcext:value-type="date">
            <text:p>24.10.2008</text:p>
          </table:table-cell>
          <table:table-cell table:formula="of:=YEAR([.B298])" office:value-type="float" office:value="2008" calcext:value-type="float">
            <text:p>2008</text:p>
          </table:table-cell>
          <table:table-cell table:formula="of:=MONTH([.B298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date" office:date-value="2008-10-25" calcext:value-type="date">
            <text:p>25.10.2008</text:p>
          </table:table-cell>
          <table:table-cell table:formula="of:=YEAR([.B299])" office:value-type="float" office:value="2008" calcext:value-type="float">
            <text:p>2008</text:p>
          </table:table-cell>
          <table:table-cell table:formula="of:=MONTH([.B29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date" office:date-value="2008-10-26" calcext:value-type="date">
            <text:p>26.10.2008</text:p>
          </table:table-cell>
          <table:table-cell table:formula="of:=YEAR([.B300])" office:value-type="float" office:value="2008" calcext:value-type="float">
            <text:p>2008</text:p>
          </table:table-cell>
          <table:table-cell table:formula="of:=MONTH([.B30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date" office:date-value="2008-10-27" calcext:value-type="date">
            <text:p>27.10.2008</text:p>
          </table:table-cell>
          <table:table-cell table:formula="of:=YEAR([.B301])" office:value-type="float" office:value="2008" calcext:value-type="float">
            <text:p>2008</text:p>
          </table:table-cell>
          <table:table-cell table:formula="of:=MONTH([.B30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date" office:date-value="2008-10-28" calcext:value-type="date">
            <text:p>28.10.2008</text:p>
          </table:table-cell>
          <table:table-cell table:formula="of:=YEAR([.B302])" office:value-type="float" office:value="2008" calcext:value-type="float">
            <text:p>2008</text:p>
          </table:table-cell>
          <table:table-cell table:formula="of:=MONTH([.B30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date" office:date-value="2008-10-29" calcext:value-type="date">
            <text:p>29.10.2008</text:p>
          </table:table-cell>
          <table:table-cell table:formula="of:=YEAR([.B303])" office:value-type="float" office:value="2008" calcext:value-type="float">
            <text:p>2008</text:p>
          </table:table-cell>
          <table:table-cell table:formula="of:=MONTH([.B30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8-10-30" calcext:value-type="date">
            <text:p>30.10.2008</text:p>
          </table:table-cell>
          <table:table-cell table:formula="of:=YEAR([.B304])" office:value-type="float" office:value="2008" calcext:value-type="float">
            <text:p>2008</text:p>
          </table:table-cell>
          <table:table-cell table:formula="of:=MONTH([.B30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date" office:date-value="2008-10-31" calcext:value-type="date">
            <text:p>31.10.2008</text:p>
          </table:table-cell>
          <table:table-cell table:formula="of:=YEAR([.B305])" office:value-type="float" office:value="2008" calcext:value-type="float">
            <text:p>2008</text:p>
          </table:table-cell>
          <table:table-cell table:formula="of:=MONTH([.B305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date" office:date-value="2008-11-01" calcext:value-type="date">
            <text:p>1.11.2008</text:p>
          </table:table-cell>
          <table:table-cell table:formula="of:=YEAR([.B306])" office:value-type="float" office:value="2008" calcext:value-type="float">
            <text:p>2008</text:p>
          </table:table-cell>
          <table:table-cell table:formula="of:=MONTH([.B30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date" office:date-value="2008-11-02" calcext:value-type="date">
            <text:p>2.11.2008</text:p>
          </table:table-cell>
          <table:table-cell table:formula="of:=YEAR([.B307])" office:value-type="float" office:value="2008" calcext:value-type="float">
            <text:p>2008</text:p>
          </table:table-cell>
          <table:table-cell table:formula="of:=MONTH([.B30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date" office:date-value="2008-11-03" calcext:value-type="date">
            <text:p>3.11.2008</text:p>
          </table:table-cell>
          <table:table-cell table:formula="of:=YEAR([.B308])" office:value-type="float" office:value="2008" calcext:value-type="float">
            <text:p>2008</text:p>
          </table:table-cell>
          <table:table-cell table:formula="of:=MONTH([.B308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08-11-04" calcext:value-type="date">
            <text:p>4.11.2008</text:p>
          </table:table-cell>
          <table:table-cell table:formula="of:=YEAR([.B309])" office:value-type="float" office:value="2008" calcext:value-type="float">
            <text:p>2008</text:p>
          </table:table-cell>
          <table:table-cell table:formula="of:=MONTH([.B309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date" office:date-value="2008-11-05" calcext:value-type="date">
            <text:p>5.11.2008</text:p>
          </table:table-cell>
          <table:table-cell table:formula="of:=YEAR([.B310])" office:value-type="float" office:value="2008" calcext:value-type="float">
            <text:p>2008</text:p>
          </table:table-cell>
          <table:table-cell table:formula="of:=MONTH([.B310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date" office:date-value="2008-11-06" calcext:value-type="date">
            <text:p>6.11.2008</text:p>
          </table:table-cell>
          <table:table-cell table:formula="of:=YEAR([.B311])" office:value-type="float" office:value="2008" calcext:value-type="float">
            <text:p>2008</text:p>
          </table:table-cell>
          <table:table-cell table:formula="of:=MONTH([.B31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date" office:date-value="2008-11-07" calcext:value-type="date">
            <text:p>7.11.2008</text:p>
          </table:table-cell>
          <table:table-cell table:formula="of:=YEAR([.B312])" office:value-type="float" office:value="2008" calcext:value-type="float">
            <text:p>2008</text:p>
          </table:table-cell>
          <table:table-cell table:formula="of:=MONTH([.B312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08-11-08" calcext:value-type="date">
            <text:p>8.11.2008</text:p>
          </table:table-cell>
          <table:table-cell table:formula="of:=YEAR([.B313])" office:value-type="float" office:value="2008" calcext:value-type="float">
            <text:p>2008</text:p>
          </table:table-cell>
          <table:table-cell table:formula="of:=MONTH([.B31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08-11-09" calcext:value-type="date">
            <text:p>9.11.2008</text:p>
          </table:table-cell>
          <table:table-cell table:formula="of:=YEAR([.B314])" office:value-type="float" office:value="2008" calcext:value-type="float">
            <text:p>2008</text:p>
          </table:table-cell>
          <table:table-cell table:formula="of:=MONTH([.B314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date" office:date-value="2008-11-10" calcext:value-type="date">
            <text:p>10.11.2008</text:p>
          </table:table-cell>
          <table:table-cell table:formula="of:=YEAR([.B315])" office:value-type="float" office:value="2008" calcext:value-type="float">
            <text:p>2008</text:p>
          </table:table-cell>
          <table:table-cell table:formula="of:=MONTH([.B31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date" office:date-value="2008-11-11" calcext:value-type="date">
            <text:p>11.11.2008</text:p>
          </table:table-cell>
          <table:table-cell table:formula="of:=YEAR([.B316])" office:value-type="float" office:value="2008" calcext:value-type="float">
            <text:p>2008</text:p>
          </table:table-cell>
          <table:table-cell table:formula="of:=MONTH([.B31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date" office:date-value="2008-11-12" calcext:value-type="date">
            <text:p>12.11.2008</text:p>
          </table:table-cell>
          <table:table-cell table:formula="of:=YEAR([.B317])" office:value-type="float" office:value="2008" calcext:value-type="float">
            <text:p>2008</text:p>
          </table:table-cell>
          <table:table-cell table:formula="of:=MONTH([.B31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date" office:date-value="2008-11-13" calcext:value-type="date">
            <text:p>13.11.2008</text:p>
          </table:table-cell>
          <table:table-cell table:formula="of:=YEAR([.B318])" office:value-type="float" office:value="2008" calcext:value-type="float">
            <text:p>2008</text:p>
          </table:table-cell>
          <table:table-cell table:formula="of:=MONTH([.B318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8-11-14" calcext:value-type="date">
            <text:p>14.11.2008</text:p>
          </table:table-cell>
          <table:table-cell table:formula="of:=YEAR([.B319])" office:value-type="float" office:value="2008" calcext:value-type="float">
            <text:p>2008</text:p>
          </table:table-cell>
          <table:table-cell table:formula="of:=MONTH([.B319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date" office:date-value="2008-11-15" calcext:value-type="date">
            <text:p>15.11.2008</text:p>
          </table:table-cell>
          <table:table-cell table:formula="of:=YEAR([.B320])" office:value-type="float" office:value="2008" calcext:value-type="float">
            <text:p>2008</text:p>
          </table:table-cell>
          <table:table-cell table:formula="of:=MONTH([.B320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date" office:date-value="2008-11-16" calcext:value-type="date">
            <text:p>16.11.2008</text:p>
          </table:table-cell>
          <table:table-cell table:formula="of:=YEAR([.B321])" office:value-type="float" office:value="2008" calcext:value-type="float">
            <text:p>2008</text:p>
          </table:table-cell>
          <table:table-cell table:formula="of:=MONTH([.B32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date" office:date-value="2008-11-17" calcext:value-type="date">
            <text:p>17.11.2008</text:p>
          </table:table-cell>
          <table:table-cell table:formula="of:=YEAR([.B322])" office:value-type="float" office:value="2008" calcext:value-type="float">
            <text:p>2008</text:p>
          </table:table-cell>
          <table:table-cell table:formula="of:=MONTH([.B322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date" office:date-value="2008-11-18" calcext:value-type="date">
            <text:p>18.11.2008</text:p>
          </table:table-cell>
          <table:table-cell table:formula="of:=YEAR([.B323])" office:value-type="float" office:value="2008" calcext:value-type="float">
            <text:p>2008</text:p>
          </table:table-cell>
          <table:table-cell table:formula="of:=MONTH([.B32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date" office:date-value="2008-11-19" calcext:value-type="date">
            <text:p>19.11.2008</text:p>
          </table:table-cell>
          <table:table-cell table:formula="of:=YEAR([.B324])" office:value-type="float" office:value="2008" calcext:value-type="float">
            <text:p>2008</text:p>
          </table:table-cell>
          <table:table-cell table:formula="of:=MONTH([.B324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date" office:date-value="2008-11-20" calcext:value-type="date">
            <text:p>20.11.2008</text:p>
          </table:table-cell>
          <table:table-cell table:formula="of:=YEAR([.B325])" office:value-type="float" office:value="2008" calcext:value-type="float">
            <text:p>2008</text:p>
          </table:table-cell>
          <table:table-cell table:formula="of:=MONTH([.B32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date" office:date-value="2008-11-21" calcext:value-type="date">
            <text:p>21.11.2008</text:p>
          </table:table-cell>
          <table:table-cell table:formula="of:=YEAR([.B326])" office:value-type="float" office:value="2008" calcext:value-type="float">
            <text:p>2008</text:p>
          </table:table-cell>
          <table:table-cell table:formula="of:=MONTH([.B32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date" office:date-value="2008-11-22" calcext:value-type="date">
            <text:p>22.11.2008</text:p>
          </table:table-cell>
          <table:table-cell table:formula="of:=YEAR([.B327])" office:value-type="float" office:value="2008" calcext:value-type="float">
            <text:p>2008</text:p>
          </table:table-cell>
          <table:table-cell table:formula="of:=MONTH([.B32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date" office:date-value="2008-11-23" calcext:value-type="date">
            <text:p>23.11.2008</text:p>
          </table:table-cell>
          <table:table-cell table:formula="of:=YEAR([.B328])" office:value-type="float" office:value="2008" calcext:value-type="float">
            <text:p>2008</text:p>
          </table:table-cell>
          <table:table-cell table:formula="of:=MONTH([.B328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date" office:date-value="2008-11-24" calcext:value-type="date">
            <text:p>24.11.2008</text:p>
          </table:table-cell>
          <table:table-cell table:formula="of:=YEAR([.B329])" office:value-type="float" office:value="2008" calcext:value-type="float">
            <text:p>2008</text:p>
          </table:table-cell>
          <table:table-cell table:formula="of:=MONTH([.B329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date" office:date-value="2008-11-25" calcext:value-type="date">
            <text:p>25.11.2008</text:p>
          </table:table-cell>
          <table:table-cell table:formula="of:=YEAR([.B330])" office:value-type="float" office:value="2008" calcext:value-type="float">
            <text:p>2008</text:p>
          </table:table-cell>
          <table:table-cell table:formula="of:=MONTH([.B330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date" office:date-value="2008-11-26" calcext:value-type="date">
            <text:p>26.11.2008</text:p>
          </table:table-cell>
          <table:table-cell table:formula="of:=YEAR([.B331])" office:value-type="float" office:value="2008" calcext:value-type="float">
            <text:p>2008</text:p>
          </table:table-cell>
          <table:table-cell table:formula="of:=MONTH([.B33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date" office:date-value="2008-11-27" calcext:value-type="date">
            <text:p>27.11.2008</text:p>
          </table:table-cell>
          <table:table-cell table:formula="of:=YEAR([.B332])" office:value-type="float" office:value="2008" calcext:value-type="float">
            <text:p>2008</text:p>
          </table:table-cell>
          <table:table-cell table:formula="of:=MONTH([.B332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date" office:date-value="2008-11-28" calcext:value-type="date">
            <text:p>28.11.2008</text:p>
          </table:table-cell>
          <table:table-cell table:formula="of:=YEAR([.B333])" office:value-type="float" office:value="2008" calcext:value-type="float">
            <text:p>2008</text:p>
          </table:table-cell>
          <table:table-cell table:formula="of:=MONTH([.B333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date" office:date-value="2008-11-29" calcext:value-type="date">
            <text:p>29.11.2008</text:p>
          </table:table-cell>
          <table:table-cell table:formula="of:=YEAR([.B334])" office:value-type="float" office:value="2008" calcext:value-type="float">
            <text:p>2008</text:p>
          </table:table-cell>
          <table:table-cell table:formula="of:=MONTH([.B334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08-11-30" calcext:value-type="date">
            <text:p>30.11.2008</text:p>
          </table:table-cell>
          <table:table-cell table:formula="of:=YEAR([.B335])" office:value-type="float" office:value="2008" calcext:value-type="float">
            <text:p>2008</text:p>
          </table:table-cell>
          <table:table-cell table:formula="of:=MONTH([.B33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date" office:date-value="2008-12-01" calcext:value-type="date">
            <text:p>1.12.2008</text:p>
          </table:table-cell>
          <table:table-cell table:formula="of:=YEAR([.B336])" office:value-type="float" office:value="2008" calcext:value-type="float">
            <text:p>2008</text:p>
          </table:table-cell>
          <table:table-cell table:formula="of:=MONTH([.B33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date" office:date-value="2008-12-02" calcext:value-type="date">
            <text:p>2.12.2008</text:p>
          </table:table-cell>
          <table:table-cell table:formula="of:=YEAR([.B337])" office:value-type="float" office:value="2008" calcext:value-type="float">
            <text:p>2008</text:p>
          </table:table-cell>
          <table:table-cell table:formula="of:=MONTH([.B33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date" office:date-value="2008-12-03" calcext:value-type="date">
            <text:p>3.12.2008</text:p>
          </table:table-cell>
          <table:table-cell table:formula="of:=YEAR([.B338])" office:value-type="float" office:value="2008" calcext:value-type="float">
            <text:p>2008</text:p>
          </table:table-cell>
          <table:table-cell table:formula="of:=MONTH([.B33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date" office:date-value="2008-12-04" calcext:value-type="date">
            <text:p>4.12.2008</text:p>
          </table:table-cell>
          <table:table-cell table:formula="of:=YEAR([.B339])" office:value-type="float" office:value="2008" calcext:value-type="float">
            <text:p>2008</text:p>
          </table:table-cell>
          <table:table-cell table:formula="of:=MONTH([.B33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date" office:date-value="2008-12-05" calcext:value-type="date">
            <text:p>5.12.2008</text:p>
          </table:table-cell>
          <table:table-cell table:formula="of:=YEAR([.B340])" office:value-type="float" office:value="2008" calcext:value-type="float">
            <text:p>2008</text:p>
          </table:table-cell>
          <table:table-cell table:formula="of:=MONTH([.B34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date" office:date-value="2008-12-06" calcext:value-type="date">
            <text:p>6.12.2008</text:p>
          </table:table-cell>
          <table:table-cell table:formula="of:=YEAR([.B341])" office:value-type="float" office:value="2008" calcext:value-type="float">
            <text:p>2008</text:p>
          </table:table-cell>
          <table:table-cell table:formula="of:=MONTH([.B34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date" office:date-value="2008-12-07" calcext:value-type="date">
            <text:p>7.12.2008</text:p>
          </table:table-cell>
          <table:table-cell table:formula="of:=YEAR([.B342])" office:value-type="float" office:value="2008" calcext:value-type="float">
            <text:p>2008</text:p>
          </table:table-cell>
          <table:table-cell table:formula="of:=MONTH([.B34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08-12-08" calcext:value-type="date">
            <text:p>8.12.2008</text:p>
          </table:table-cell>
          <table:table-cell table:formula="of:=YEAR([.B343])" office:value-type="float" office:value="2008" calcext:value-type="float">
            <text:p>2008</text:p>
          </table:table-cell>
          <table:table-cell table:formula="of:=MONTH([.B34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date" office:date-value="2008-12-09" calcext:value-type="date">
            <text:p>9.12.2008</text:p>
          </table:table-cell>
          <table:table-cell table:formula="of:=YEAR([.B344])" office:value-type="float" office:value="2008" calcext:value-type="float">
            <text:p>2008</text:p>
          </table:table-cell>
          <table:table-cell table:formula="of:=MONTH([.B34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date" office:date-value="2008-12-10" calcext:value-type="date">
            <text:p>10.12.2008</text:p>
          </table:table-cell>
          <table:table-cell table:formula="of:=YEAR([.B345])" office:value-type="float" office:value="2008" calcext:value-type="float">
            <text:p>2008</text:p>
          </table:table-cell>
          <table:table-cell table:formula="of:=MONTH([.B34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date" office:date-value="2008-12-11" calcext:value-type="date">
            <text:p>11.12.2008</text:p>
          </table:table-cell>
          <table:table-cell table:formula="of:=YEAR([.B346])" office:value-type="float" office:value="2008" calcext:value-type="float">
            <text:p>2008</text:p>
          </table:table-cell>
          <table:table-cell table:formula="of:=MONTH([.B34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date" office:date-value="2008-12-12" calcext:value-type="date">
            <text:p>12.12.2008</text:p>
          </table:table-cell>
          <table:table-cell table:formula="of:=YEAR([.B347])" office:value-type="float" office:value="2008" calcext:value-type="float">
            <text:p>2008</text:p>
          </table:table-cell>
          <table:table-cell table:formula="of:=MONTH([.B34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date" office:date-value="2008-12-13" calcext:value-type="date">
            <text:p>13.12.2008</text:p>
          </table:table-cell>
          <table:table-cell table:formula="of:=YEAR([.B348])" office:value-type="float" office:value="2008" calcext:value-type="float">
            <text:p>2008</text:p>
          </table:table-cell>
          <table:table-cell table:formula="of:=MONTH([.B34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date" office:date-value="2008-12-14" calcext:value-type="date">
            <text:p>14.12.2008</text:p>
          </table:table-cell>
          <table:table-cell table:formula="of:=YEAR([.B349])" office:value-type="float" office:value="2008" calcext:value-type="float">
            <text:p>2008</text:p>
          </table:table-cell>
          <table:table-cell table:formula="of:=MONTH([.B34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date" office:date-value="2008-12-15" calcext:value-type="date">
            <text:p>15.12.2008</text:p>
          </table:table-cell>
          <table:table-cell table:formula="of:=YEAR([.B350])" office:value-type="float" office:value="2008" calcext:value-type="float">
            <text:p>2008</text:p>
          </table:table-cell>
          <table:table-cell table:formula="of:=MONTH([.B35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date" office:date-value="2008-12-16" calcext:value-type="date">
            <text:p>16.12.2008</text:p>
          </table:table-cell>
          <table:table-cell table:formula="of:=YEAR([.B351])" office:value-type="float" office:value="2008" calcext:value-type="float">
            <text:p>2008</text:p>
          </table:table-cell>
          <table:table-cell table:formula="of:=MONTH([.B35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date" office:date-value="2008-12-17" calcext:value-type="date">
            <text:p>17.12.2008</text:p>
          </table:table-cell>
          <table:table-cell table:formula="of:=YEAR([.B352])" office:value-type="float" office:value="2008" calcext:value-type="float">
            <text:p>2008</text:p>
          </table:table-cell>
          <table:table-cell table:formula="of:=MONTH([.B35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date" office:date-value="2008-12-18" calcext:value-type="date">
            <text:p>18.12.2008</text:p>
          </table:table-cell>
          <table:table-cell table:formula="of:=YEAR([.B353])" office:value-type="float" office:value="2008" calcext:value-type="float">
            <text:p>2008</text:p>
          </table:table-cell>
          <table:table-cell table:formula="of:=MONTH([.B35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date" office:date-value="2008-12-19" calcext:value-type="date">
            <text:p>19.12.2008</text:p>
          </table:table-cell>
          <table:table-cell table:formula="of:=YEAR([.B354])" office:value-type="float" office:value="2008" calcext:value-type="float">
            <text:p>2008</text:p>
          </table:table-cell>
          <table:table-cell table:formula="of:=MONTH([.B35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date" office:date-value="2008-12-20" calcext:value-type="date">
            <text:p>20.12.2008</text:p>
          </table:table-cell>
          <table:table-cell table:formula="of:=YEAR([.B355])" office:value-type="float" office:value="2008" calcext:value-type="float">
            <text:p>2008</text:p>
          </table:table-cell>
          <table:table-cell table:formula="of:=MONTH([.B35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date" office:date-value="2008-12-21" calcext:value-type="date">
            <text:p>21.12.2008</text:p>
          </table:table-cell>
          <table:table-cell table:formula="of:=YEAR([.B356])" office:value-type="float" office:value="2008" calcext:value-type="float">
            <text:p>2008</text:p>
          </table:table-cell>
          <table:table-cell table:formula="of:=MONTH([.B35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date" office:date-value="2008-12-22" calcext:value-type="date">
            <text:p>22.12.2008</text:p>
          </table:table-cell>
          <table:table-cell table:formula="of:=YEAR([.B357])" office:value-type="float" office:value="2008" calcext:value-type="float">
            <text:p>2008</text:p>
          </table:table-cell>
          <table:table-cell table:formula="of:=MONTH([.B35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date" office:date-value="2008-12-23" calcext:value-type="date">
            <text:p>23.12.2008</text:p>
          </table:table-cell>
          <table:table-cell table:formula="of:=YEAR([.B358])" office:value-type="float" office:value="2008" calcext:value-type="float">
            <text:p>2008</text:p>
          </table:table-cell>
          <table:table-cell table:formula="of:=MONTH([.B35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08-12-24" calcext:value-type="date">
            <text:p>24.12.2008</text:p>
          </table:table-cell>
          <table:table-cell table:formula="of:=YEAR([.B359])" office:value-type="float" office:value="2008" calcext:value-type="float">
            <text:p>2008</text:p>
          </table:table-cell>
          <table:table-cell table:formula="of:=MONTH([.B35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date" office:date-value="2008-12-25" calcext:value-type="date">
            <text:p>25.12.2008</text:p>
          </table:table-cell>
          <table:table-cell table:formula="of:=YEAR([.B360])" office:value-type="float" office:value="2008" calcext:value-type="float">
            <text:p>2008</text:p>
          </table:table-cell>
          <table:table-cell table:formula="of:=MONTH([.B36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date" office:date-value="2008-12-26" calcext:value-type="date">
            <text:p>26.12.2008</text:p>
          </table:table-cell>
          <table:table-cell table:formula="of:=YEAR([.B361])" office:value-type="float" office:value="2008" calcext:value-type="float">
            <text:p>2008</text:p>
          </table:table-cell>
          <table:table-cell table:formula="of:=MONTH([.B36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date" office:date-value="2008-12-27" calcext:value-type="date">
            <text:p>27.12.2008</text:p>
          </table:table-cell>
          <table:table-cell table:formula="of:=YEAR([.B362])" office:value-type="float" office:value="2008" calcext:value-type="float">
            <text:p>2008</text:p>
          </table:table-cell>
          <table:table-cell table:formula="of:=MONTH([.B36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date" office:date-value="2008-12-28" calcext:value-type="date">
            <text:p>28.12.2008</text:p>
          </table:table-cell>
          <table:table-cell table:formula="of:=YEAR([.B363])" office:value-type="float" office:value="2008" calcext:value-type="float">
            <text:p>2008</text:p>
          </table:table-cell>
          <table:table-cell table:formula="of:=MONTH([.B36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08-12-29" calcext:value-type="date">
            <text:p>29.12.2008</text:p>
          </table:table-cell>
          <table:table-cell table:formula="of:=YEAR([.B364])" office:value-type="float" office:value="2008" calcext:value-type="float">
            <text:p>2008</text:p>
          </table:table-cell>
          <table:table-cell table:formula="of:=MONTH([.B36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date" office:date-value="2008-12-30" calcext:value-type="date">
            <text:p>30.12.2008</text:p>
          </table:table-cell>
          <table:table-cell table:formula="of:=YEAR([.B365])" office:value-type="float" office:value="2008" calcext:value-type="float">
            <text:p>2008</text:p>
          </table:table-cell>
          <table:table-cell table:formula="of:=MONTH([.B36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date" office:date-value="2008-12-31" calcext:value-type="date">
            <text:p>31.12.2008</text:p>
          </table:table-cell>
          <table:table-cell table:formula="of:=YEAR([.B366])" office:value-type="float" office:value="2008" calcext:value-type="float">
            <text:p>2008</text:p>
          </table:table-cell>
          <table:table-cell table:formula="of:=MONTH([.B36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date" office:date-value="2009-01-01" calcext:value-type="date">
            <text:p>1.01.2009</text:p>
          </table:table-cell>
          <table:table-cell table:formula="of:=YEAR([.B36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date" office:date-value="2009-01-02" calcext:value-type="date">
            <text:p>2.01.2009</text:p>
          </table:table-cell>
          <table:table-cell table:formula="of:=YEAR([.B36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09-01-03" calcext:value-type="date">
            <text:p>3.01.2009</text:p>
          </table:table-cell>
          <table:table-cell table:formula="of:=YEAR([.B36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date" office:date-value="2009-01-04" calcext:value-type="date">
            <text:p>4.01.2009</text:p>
          </table:table-cell>
          <table:table-cell table:formula="of:=YEAR([.B37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date" office:date-value="2009-01-05" calcext:value-type="date">
            <text:p>5.01.2009</text:p>
          </table:table-cell>
          <table:table-cell table:formula="of:=YEAR([.B37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date" office:date-value="2009-01-06" calcext:value-type="date">
            <text:p>6.01.2009</text:p>
          </table:table-cell>
          <table:table-cell table:formula="of:=YEAR([.B37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9-01-07" calcext:value-type="date">
            <text:p>7.01.2009</text:p>
          </table:table-cell>
          <table:table-cell table:formula="of:=YEAR([.B37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09-01-08" calcext:value-type="date">
            <text:p>8.01.2009</text:p>
          </table:table-cell>
          <table:table-cell table:formula="of:=YEAR([.B37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date" office:date-value="2009-01-09" calcext:value-type="date">
            <text:p>9.01.2009</text:p>
          </table:table-cell>
          <table:table-cell table:formula="of:=YEAR([.B37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09-01-10" calcext:value-type="date">
            <text:p>10.01.2009</text:p>
          </table:table-cell>
          <table:table-cell table:formula="of:=YEAR([.B37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1-11" calcext:value-type="date">
            <text:p>11.01.2009</text:p>
          </table:table-cell>
          <table:table-cell table:formula="of:=YEAR([.B37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1-12" calcext:value-type="date">
            <text:p>12.01.2009</text:p>
          </table:table-cell>
          <table:table-cell table:formula="of:=YEAR([.B37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1-13" calcext:value-type="date">
            <text:p>13.01.2009</text:p>
          </table:table-cell>
          <table:table-cell table:formula="of:=YEAR([.B37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date" office:date-value="2009-01-14" calcext:value-type="date">
            <text:p>14.01.2009</text:p>
          </table:table-cell>
          <table:table-cell table:formula="of:=YEAR([.B38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date" office:date-value="2009-01-15" calcext:value-type="date">
            <text:p>15.01.2009</text:p>
          </table:table-cell>
          <table:table-cell table:formula="of:=YEAR([.B38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date" office:date-value="2009-01-16" calcext:value-type="date">
            <text:p>16.01.2009</text:p>
          </table:table-cell>
          <table:table-cell table:formula="of:=YEAR([.B38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9-01-17" calcext:value-type="date">
            <text:p>17.01.2009</text:p>
          </table:table-cell>
          <table:table-cell table:formula="of:=YEAR([.B38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date" office:date-value="2009-01-18" calcext:value-type="date">
            <text:p>18.01.2009</text:p>
          </table:table-cell>
          <table:table-cell table:formula="of:=YEAR([.B38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09-01-19" calcext:value-type="date">
            <text:p>19.01.2009</text:p>
          </table:table-cell>
          <table:table-cell table:formula="of:=YEAR([.B38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9-01-20" calcext:value-type="date">
            <text:p>20.01.2009</text:p>
          </table:table-cell>
          <table:table-cell table:formula="of:=YEAR([.B38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date" office:date-value="2009-01-21" calcext:value-type="date">
            <text:p>21.01.2009</text:p>
          </table:table-cell>
          <table:table-cell table:formula="of:=YEAR([.B38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date" office:date-value="2009-01-22" calcext:value-type="date">
            <text:p>22.01.2009</text:p>
          </table:table-cell>
          <table:table-cell table:formula="of:=YEAR([.B38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date" office:date-value="2009-01-23" calcext:value-type="date">
            <text:p>23.01.2009</text:p>
          </table:table-cell>
          <table:table-cell table:formula="of:=YEAR([.B38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09-01-24" calcext:value-type="date">
            <text:p>24.01.2009</text:p>
          </table:table-cell>
          <table:table-cell table:formula="of:=YEAR([.B39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date" office:date-value="2009-01-25" calcext:value-type="date">
            <text:p>25.01.2009</text:p>
          </table:table-cell>
          <table:table-cell table:formula="of:=YEAR([.B39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date" office:date-value="2009-01-26" calcext:value-type="date">
            <text:p>26.01.2009</text:p>
          </table:table-cell>
          <table:table-cell table:formula="of:=YEAR([.B39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09-01-27" calcext:value-type="date">
            <text:p>27.01.2009</text:p>
          </table:table-cell>
          <table:table-cell table:formula="of:=YEAR([.B39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09-01-28" calcext:value-type="date">
            <text:p>28.01.2009</text:p>
          </table:table-cell>
          <table:table-cell table:formula="of:=YEAR([.B39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date" office:date-value="2009-01-29" calcext:value-type="date">
            <text:p>29.01.2009</text:p>
          </table:table-cell>
          <table:table-cell table:formula="of:=YEAR([.B39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date" office:date-value="2009-01-30" calcext:value-type="date">
            <text:p>30.01.2009</text:p>
          </table:table-cell>
          <table:table-cell table:formula="of:=YEAR([.B39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9-01-31" calcext:value-type="date">
            <text:p>31.01.2009</text:p>
          </table:table-cell>
          <table:table-cell table:formula="of:=YEAR([.B39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date" office:date-value="2009-02-01" calcext:value-type="date">
            <text:p>1.02.2009</text:p>
          </table:table-cell>
          <table:table-cell table:formula="of:=YEAR([.B39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date" office:date-value="2009-02-02" calcext:value-type="date">
            <text:p>2.02.2009</text:p>
          </table:table-cell>
          <table:table-cell table:formula="of:=YEAR([.B39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09-02-03" calcext:value-type="date">
            <text:p>3.02.2009</text:p>
          </table:table-cell>
          <table:table-cell table:formula="of:=YEAR([.B40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09-02-04" calcext:value-type="date">
            <text:p>4.02.2009</text:p>
          </table:table-cell>
          <table:table-cell table:formula="of:=YEAR([.B40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9-02-05" calcext:value-type="date">
            <text:p>5.02.2009</text:p>
          </table:table-cell>
          <table:table-cell table:formula="of:=YEAR([.B40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date" office:date-value="2009-02-06" calcext:value-type="date">
            <text:p>6.02.2009</text:p>
          </table:table-cell>
          <table:table-cell table:formula="of:=YEAR([.B40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2-07" calcext:value-type="date">
            <text:p>7.02.2009</text:p>
          </table:table-cell>
          <table:table-cell table:formula="of:=YEAR([.B40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date" office:date-value="2009-02-08" calcext:value-type="date">
            <text:p>8.02.2009</text:p>
          </table:table-cell>
          <table:table-cell table:formula="of:=YEAR([.B40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date" office:date-value="2009-02-09" calcext:value-type="date">
            <text:p>9.02.2009</text:p>
          </table:table-cell>
          <table:table-cell table:formula="of:=YEAR([.B40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9-02-10" calcext:value-type="date">
            <text:p>10.02.2009</text:p>
          </table:table-cell>
          <table:table-cell table:formula="of:=YEAR([.B40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date" office:date-value="2009-02-11" calcext:value-type="date">
            <text:p>11.02.2009</text:p>
          </table:table-cell>
          <table:table-cell table:formula="of:=YEAR([.B40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2-12" calcext:value-type="date">
            <text:p>12.02.2009</text:p>
          </table:table-cell>
          <table:table-cell table:formula="of:=YEAR([.B40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date" office:date-value="2009-02-13" calcext:value-type="date">
            <text:p>13.02.2009</text:p>
          </table:table-cell>
          <table:table-cell table:formula="of:=YEAR([.B41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09-02-14" calcext:value-type="date">
            <text:p>14.02.2009</text:p>
          </table:table-cell>
          <table:table-cell table:formula="of:=YEAR([.B41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09-02-15" calcext:value-type="date">
            <text:p>15.02.2009</text:p>
          </table:table-cell>
          <table:table-cell table:formula="of:=YEAR([.B41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date" office:date-value="2009-02-16" calcext:value-type="date">
            <text:p>16.02.2009</text:p>
          </table:table-cell>
          <table:table-cell table:formula="of:=YEAR([.B41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date" office:date-value="2009-02-17" calcext:value-type="date">
            <text:p>17.02.2009</text:p>
          </table:table-cell>
          <table:table-cell table:formula="of:=YEAR([.B41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date" office:date-value="2009-02-18" calcext:value-type="date">
            <text:p>18.02.2009</text:p>
          </table:table-cell>
          <table:table-cell table:formula="of:=YEAR([.B41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09-02-19" calcext:value-type="date">
            <text:p>19.02.2009</text:p>
          </table:table-cell>
          <table:table-cell table:formula="of:=YEAR([.B41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date" office:date-value="2009-02-20" calcext:value-type="date">
            <text:p>20.02.2009</text:p>
          </table:table-cell>
          <table:table-cell table:formula="of:=YEAR([.B41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9-02-21" calcext:value-type="date">
            <text:p>21.02.2009</text:p>
          </table:table-cell>
          <table:table-cell table:formula="of:=YEAR([.B41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09-02-22" calcext:value-type="date">
            <text:p>22.02.2009</text:p>
          </table:table-cell>
          <table:table-cell table:formula="of:=YEAR([.B41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2-23" calcext:value-type="date">
            <text:p>23.02.2009</text:p>
          </table:table-cell>
          <table:table-cell table:formula="of:=YEAR([.B42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09-02-24" calcext:value-type="date">
            <text:p>24.02.2009</text:p>
          </table:table-cell>
          <table:table-cell table:formula="of:=YEAR([.B42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09-02-25" calcext:value-type="date">
            <text:p>25.02.2009</text:p>
          </table:table-cell>
          <table:table-cell table:formula="of:=YEAR([.B42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date" office:date-value="2009-02-26" calcext:value-type="date">
            <text:p>26.02.2009</text:p>
          </table:table-cell>
          <table:table-cell table:formula="of:=YEAR([.B42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date" office:date-value="2009-02-27" calcext:value-type="date">
            <text:p>27.02.2009</text:p>
          </table:table-cell>
          <table:table-cell table:formula="of:=YEAR([.B42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date" office:date-value="2009-02-28" calcext:value-type="date">
            <text:p>28.02.2009</text:p>
          </table:table-cell>
          <table:table-cell table:formula="of:=YEAR([.B42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date" office:date-value="2009-03-01" calcext:value-type="date">
            <text:p>1.03.2009</text:p>
          </table:table-cell>
          <table:table-cell table:formula="of:=YEAR([.B42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date" office:date-value="2009-03-02" calcext:value-type="date">
            <text:p>2.03.2009</text:p>
          </table:table-cell>
          <table:table-cell table:formula="of:=YEAR([.B42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date" office:date-value="2009-03-03" calcext:value-type="date">
            <text:p>3.03.2009</text:p>
          </table:table-cell>
          <table:table-cell table:formula="of:=YEAR([.B42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09-03-04" calcext:value-type="date">
            <text:p>4.03.2009</text:p>
          </table:table-cell>
          <table:table-cell table:formula="of:=YEAR([.B42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date" office:date-value="2009-03-05" calcext:value-type="date">
            <text:p>5.03.2009</text:p>
          </table:table-cell>
          <table:table-cell table:formula="of:=YEAR([.B43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09-03-06" calcext:value-type="date">
            <text:p>6.03.2009</text:p>
          </table:table-cell>
          <table:table-cell table:formula="of:=YEAR([.B43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date" office:date-value="2009-03-07" calcext:value-type="date">
            <text:p>7.03.2009</text:p>
          </table:table-cell>
          <table:table-cell table:formula="of:=YEAR([.B43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9-03-08" calcext:value-type="date">
            <text:p>8.03.2009</text:p>
          </table:table-cell>
          <table:table-cell table:formula="of:=YEAR([.B43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date" office:date-value="2009-03-09" calcext:value-type="date">
            <text:p>9.03.2009</text:p>
          </table:table-cell>
          <table:table-cell table:formula="of:=YEAR([.B43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date" office:date-value="2009-03-10" calcext:value-type="date">
            <text:p>10.03.2009</text:p>
          </table:table-cell>
          <table:table-cell table:formula="of:=YEAR([.B43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9-03-11" calcext:value-type="date">
            <text:p>11.03.2009</text:p>
          </table:table-cell>
          <table:table-cell table:formula="of:=YEAR([.B43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date" office:date-value="2009-03-12" calcext:value-type="date">
            <text:p>12.03.2009</text:p>
          </table:table-cell>
          <table:table-cell table:formula="of:=YEAR([.B43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09-03-13" calcext:value-type="date">
            <text:p>13.03.2009</text:p>
          </table:table-cell>
          <table:table-cell table:formula="of:=YEAR([.B43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date" office:date-value="2009-03-14" calcext:value-type="date">
            <text:p>14.03.2009</text:p>
          </table:table-cell>
          <table:table-cell table:formula="of:=YEAR([.B43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date" office:date-value="2009-03-15" calcext:value-type="date">
            <text:p>15.03.2009</text:p>
          </table:table-cell>
          <table:table-cell table:formula="of:=YEAR([.B44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date" office:date-value="2009-03-16" calcext:value-type="date">
            <text:p>16.03.2009</text:p>
          </table:table-cell>
          <table:table-cell table:formula="of:=YEAR([.B44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date" office:date-value="2009-03-17" calcext:value-type="date">
            <text:p>17.03.2009</text:p>
          </table:table-cell>
          <table:table-cell table:formula="of:=YEAR([.B44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09-03-18" calcext:value-type="date">
            <text:p>18.03.2009</text:p>
          </table:table-cell>
          <table:table-cell table:formula="of:=YEAR([.B44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03-19" calcext:value-type="date">
            <text:p>19.03.2009</text:p>
          </table:table-cell>
          <table:table-cell table:formula="of:=YEAR([.B44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date" office:date-value="2009-03-20" calcext:value-type="date">
            <text:p>20.03.2009</text:p>
          </table:table-cell>
          <table:table-cell table:formula="of:=YEAR([.B44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date" office:date-value="2009-03-21" calcext:value-type="date">
            <text:p>21.03.2009</text:p>
          </table:table-cell>
          <table:table-cell table:formula="of:=YEAR([.B44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date" office:date-value="2009-03-22" calcext:value-type="date">
            <text:p>22.03.2009</text:p>
          </table:table-cell>
          <table:table-cell table:formula="of:=YEAR([.B44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2591" calcext:value-type="float">
            <text:p>12591</text:p>
          </table:table-cell>
          <table:table-cell office:value-type="date" office:date-value="2009-03-23" calcext:value-type="date">
            <text:p>23.03.2009</text:p>
          </table:table-cell>
          <table:table-cell table:formula="of:=YEAR([.B44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5973" calcext:value-type="float">
            <text:p>15973</text:p>
          </table:table-cell>
          <table:table-cell office:value-type="date" office:date-value="2009-03-24" calcext:value-type="date">
            <text:p>24.03.2009</text:p>
          </table:table-cell>
          <table:table-cell table:formula="of:=YEAR([.B44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5945" calcext:value-type="float">
            <text:p>15945</text:p>
          </table:table-cell>
          <table:table-cell office:value-type="date" office:date-value="2009-03-25" calcext:value-type="date">
            <text:p>25.03.2009</text:p>
          </table:table-cell>
          <table:table-cell table:formula="of:=YEAR([.B45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7252" calcext:value-type="float">
            <text:p>17252</text:p>
          </table:table-cell>
          <table:table-cell office:value-type="date" office:date-value="2009-03-26" calcext:value-type="date">
            <text:p>26.03.2009</text:p>
          </table:table-cell>
          <table:table-cell table:formula="of:=YEAR([.B45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date" office:date-value="2009-03-27" calcext:value-type="date">
            <text:p>27.03.2009</text:p>
          </table:table-cell>
          <table:table-cell table:formula="of:=YEAR([.B45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192" calcext:value-type="float">
            <text:p>21192</text:p>
          </table:table-cell>
          <table:table-cell office:value-type="date" office:date-value="2009-03-28" calcext:value-type="date">
            <text:p>28.03.2009</text:p>
          </table:table-cell>
          <table:table-cell table:formula="of:=YEAR([.B45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862" calcext:value-type="float">
            <text:p>21862</text:p>
          </table:table-cell>
          <table:table-cell office:value-type="date" office:date-value="2009-03-29" calcext:value-type="date">
            <text:p>29.03.2009</text:p>
          </table:table-cell>
          <table:table-cell table:formula="of:=YEAR([.B45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date" office:date-value="2009-03-30" calcext:value-type="date">
            <text:p>30.03.2009</text:p>
          </table:table-cell>
          <table:table-cell table:formula="of:=YEAR([.B45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date" office:date-value="2009-03-31" calcext:value-type="date">
            <text:p>31.03.2009</text:p>
          </table:table-cell>
          <table:table-cell table:formula="of:=YEAR([.B45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288" calcext:value-type="float">
            <text:p>27288</text:p>
          </table:table-cell>
          <table:table-cell office:value-type="date" office:date-value="2009-04-01" calcext:value-type="date">
            <text:p>1.04.2009</text:p>
          </table:table-cell>
          <table:table-cell table:formula="of:=YEAR([.B45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date" office:date-value="2009-04-02" calcext:value-type="date">
            <text:p>2.04.2009</text:p>
          </table:table-cell>
          <table:table-cell table:formula="of:=YEAR([.B45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545" calcext:value-type="float">
            <text:p>30545</text:p>
          </table:table-cell>
          <table:table-cell office:value-type="date" office:date-value="2009-04-03" calcext:value-type="date">
            <text:p>3.04.2009</text:p>
          </table:table-cell>
          <table:table-cell table:formula="of:=YEAR([.B45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889" calcext:value-type="float">
            <text:p>31889</text:p>
          </table:table-cell>
          <table:table-cell office:value-type="date" office:date-value="2009-04-04" calcext:value-type="date">
            <text:p>4.04.2009</text:p>
          </table:table-cell>
          <table:table-cell table:formula="of:=YEAR([.B46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857" calcext:value-type="float">
            <text:p>32857</text:p>
          </table:table-cell>
          <table:table-cell office:value-type="date" office:date-value="2009-04-05" calcext:value-type="date">
            <text:p>5.04.2009</text:p>
          </table:table-cell>
          <table:table-cell table:formula="of:=YEAR([.B46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date" office:date-value="2009-04-06" calcext:value-type="date">
            <text:p>6.04.2009</text:p>
          </table:table-cell>
          <table:table-cell table:formula="of:=YEAR([.B46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date" office:date-value="2009-04-07" calcext:value-type="date">
            <text:p>7.04.2009</text:p>
          </table:table-cell>
          <table:table-cell table:formula="of:=YEAR([.B46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date" office:date-value="2009-04-08" calcext:value-type="date">
            <text:p>8.04.2009</text:p>
          </table:table-cell>
          <table:table-cell table:formula="of:=YEAR([.B46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date" office:date-value="2009-04-09" calcext:value-type="date">
            <text:p>9.04.2009</text:p>
          </table:table-cell>
          <table:table-cell table:formula="of:=YEAR([.B46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673" calcext:value-type="float">
            <text:p>34673</text:p>
          </table:table-cell>
          <table:table-cell office:value-type="date" office:date-value="2009-04-10" calcext:value-type="date">
            <text:p>10.04.2009</text:p>
          </table:table-cell>
          <table:table-cell table:formula="of:=YEAR([.B46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date" office:date-value="2009-04-11" calcext:value-type="date">
            <text:p>11.04.2009</text:p>
          </table:table-cell>
          <table:table-cell table:formula="of:=YEAR([.B46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date" office:date-value="2009-04-12" calcext:value-type="date">
            <text:p>12.04.2009</text:p>
          </table:table-cell>
          <table:table-cell table:formula="of:=YEAR([.B46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date" office:date-value="2009-04-13" calcext:value-type="date">
            <text:p>13.04.2009</text:p>
          </table:table-cell>
          <table:table-cell table:formula="of:=YEAR([.B46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date" office:date-value="2009-04-14" calcext:value-type="date">
            <text:p>14.04.2009</text:p>
          </table:table-cell>
          <table:table-cell table:formula="of:=YEAR([.B47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797" calcext:value-type="float">
            <text:p>31797</text:p>
          </table:table-cell>
          <table:table-cell office:value-type="date" office:date-value="2009-04-15" calcext:value-type="date">
            <text:p>15.04.2009</text:p>
          </table:table-cell>
          <table:table-cell table:formula="of:=YEAR([.B47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date" office:date-value="2009-04-16" calcext:value-type="date">
            <text:p>16.04.2009</text:p>
          </table:table-cell>
          <table:table-cell table:formula="of:=YEAR([.B47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date" office:date-value="2009-04-17" calcext:value-type="date">
            <text:p>17.04.2009</text:p>
          </table:table-cell>
          <table:table-cell table:formula="of:=YEAR([.B47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493" calcext:value-type="float">
            <text:p>28493</text:p>
          </table:table-cell>
          <table:table-cell office:value-type="date" office:date-value="2009-04-18" calcext:value-type="date">
            <text:p>18.04.2009</text:p>
          </table:table-cell>
          <table:table-cell table:formula="of:=YEAR([.B47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09-04-19" calcext:value-type="date">
            <text:p>19.04.2009</text:p>
          </table:table-cell>
          <table:table-cell table:formula="of:=YEAR([.B47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9-04-20" calcext:value-type="date">
            <text:p>20.04.2009</text:p>
          </table:table-cell>
          <table:table-cell table:formula="of:=YEAR([.B47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date" office:date-value="2009-04-21" calcext:value-type="date">
            <text:p>21.04.2009</text:p>
          </table:table-cell>
          <table:table-cell table:formula="of:=YEAR([.B47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date" office:date-value="2009-04-22" calcext:value-type="date">
            <text:p>22.04.2009</text:p>
          </table:table-cell>
          <table:table-cell table:formula="of:=YEAR([.B47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date" office:date-value="2009-04-23" calcext:value-type="date">
            <text:p>23.04.2009</text:p>
          </table:table-cell>
          <table:table-cell table:formula="of:=YEAR([.B47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date" office:date-value="2009-04-24" calcext:value-type="date">
            <text:p>24.04.2009</text:p>
          </table:table-cell>
          <table:table-cell table:formula="of:=YEAR([.B48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date" office:date-value="2009-04-25" calcext:value-type="date">
            <text:p>25.04.2009</text:p>
          </table:table-cell>
          <table:table-cell table:formula="of:=YEAR([.B48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date" office:date-value="2009-04-26" calcext:value-type="date">
            <text:p>26.04.2009</text:p>
          </table:table-cell>
          <table:table-cell table:formula="of:=YEAR([.B48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date" office:date-value="2009-04-27" calcext:value-type="date">
            <text:p>27.04.2009</text:p>
          </table:table-cell>
          <table:table-cell table:formula="of:=YEAR([.B48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date" office:date-value="2009-04-28" calcext:value-type="date">
            <text:p>28.04.2009</text:p>
          </table:table-cell>
          <table:table-cell table:formula="of:=YEAR([.B48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date" office:date-value="2009-04-29" calcext:value-type="date">
            <text:p>29.04.2009</text:p>
          </table:table-cell>
          <table:table-cell table:formula="of:=YEAR([.B48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date" office:date-value="2009-04-30" calcext:value-type="date">
            <text:p>30.04.2009</text:p>
          </table:table-cell>
          <table:table-cell table:formula="of:=YEAR([.B48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date" office:date-value="2009-05-01" calcext:value-type="date">
            <text:p>1.05.2009</text:p>
          </table:table-cell>
          <table:table-cell table:formula="of:=YEAR([.B48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date" office:date-value="2009-05-02" calcext:value-type="date">
            <text:p>2.05.2009</text:p>
          </table:table-cell>
          <table:table-cell table:formula="of:=YEAR([.B48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09-05-03" calcext:value-type="date">
            <text:p>3.05.2009</text:p>
          </table:table-cell>
          <table:table-cell table:formula="of:=YEAR([.B48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date" office:date-value="2009-05-04" calcext:value-type="date">
            <text:p>4.05.2009</text:p>
          </table:table-cell>
          <table:table-cell table:formula="of:=YEAR([.B49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date" office:date-value="2009-05-05" calcext:value-type="date">
            <text:p>5.05.2009</text:p>
          </table:table-cell>
          <table:table-cell table:formula="of:=YEAR([.B49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date" office:date-value="2009-05-06" calcext:value-type="date">
            <text:p>6.05.2009</text:p>
          </table:table-cell>
          <table:table-cell table:formula="of:=YEAR([.B49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date" office:date-value="2009-05-07" calcext:value-type="date">
            <text:p>7.05.2009</text:p>
          </table:table-cell>
          <table:table-cell table:formula="of:=YEAR([.B49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09-05-08" calcext:value-type="date">
            <text:p>8.05.2009</text:p>
          </table:table-cell>
          <table:table-cell table:formula="of:=YEAR([.B49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date" office:date-value="2009-05-09" calcext:value-type="date">
            <text:p>9.05.2009</text:p>
          </table:table-cell>
          <table:table-cell table:formula="of:=YEAR([.B49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date" office:date-value="2009-05-10" calcext:value-type="date">
            <text:p>10.05.2009</text:p>
          </table:table-cell>
          <table:table-cell table:formula="of:=YEAR([.B49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date" office:date-value="2009-05-11" calcext:value-type="date">
            <text:p>11.05.2009</text:p>
          </table:table-cell>
          <table:table-cell table:formula="of:=YEAR([.B49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9-05-12" calcext:value-type="date">
            <text:p>12.05.2009</text:p>
          </table:table-cell>
          <table:table-cell table:formula="of:=YEAR([.B49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date" office:date-value="2009-05-13" calcext:value-type="date">
            <text:p>13.05.2009</text:p>
          </table:table-cell>
          <table:table-cell table:formula="of:=YEAR([.B49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9-05-14" calcext:value-type="date">
            <text:p>14.05.2009</text:p>
          </table:table-cell>
          <table:table-cell table:formula="of:=YEAR([.B50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date" office:date-value="2009-05-15" calcext:value-type="date">
            <text:p>15.05.2009</text:p>
          </table:table-cell>
          <table:table-cell table:formula="of:=YEAR([.B50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date" office:date-value="2009-05-16" calcext:value-type="date">
            <text:p>16.05.2009</text:p>
          </table:table-cell>
          <table:table-cell table:formula="of:=YEAR([.B50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09-05-17" calcext:value-type="date">
            <text:p>17.05.2009</text:p>
          </table:table-cell>
          <table:table-cell table:formula="of:=YEAR([.B50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date" office:date-value="2009-05-18" calcext:value-type="date">
            <text:p>18.05.2009</text:p>
          </table:table-cell>
          <table:table-cell table:formula="of:=YEAR([.B50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date" office:date-value="2009-05-19" calcext:value-type="date">
            <text:p>19.05.2009</text:p>
          </table:table-cell>
          <table:table-cell table:formula="of:=YEAR([.B50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date" office:date-value="2009-05-20" calcext:value-type="date">
            <text:p>20.05.2009</text:p>
          </table:table-cell>
          <table:table-cell table:formula="of:=YEAR([.B50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date" office:date-value="2009-05-21" calcext:value-type="date">
            <text:p>21.05.2009</text:p>
          </table:table-cell>
          <table:table-cell table:formula="of:=YEAR([.B50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09-05-22" calcext:value-type="date">
            <text:p>22.05.2009</text:p>
          </table:table-cell>
          <table:table-cell table:formula="of:=YEAR([.B50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09-05-23" calcext:value-type="date">
            <text:p>23.05.2009</text:p>
          </table:table-cell>
          <table:table-cell table:formula="of:=YEAR([.B50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date" office:date-value="2009-05-24" calcext:value-type="date">
            <text:p>24.05.2009</text:p>
          </table:table-cell>
          <table:table-cell table:formula="of:=YEAR([.B51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date" office:date-value="2009-05-25" calcext:value-type="date">
            <text:p>25.05.2009</text:p>
          </table:table-cell>
          <table:table-cell table:formula="of:=YEAR([.B51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09-05-26" calcext:value-type="date">
            <text:p>26.05.2009</text:p>
          </table:table-cell>
          <table:table-cell table:formula="of:=YEAR([.B51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date" office:date-value="2009-05-27" calcext:value-type="date">
            <text:p>27.05.2009</text:p>
          </table:table-cell>
          <table:table-cell table:formula="of:=YEAR([.B51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date" office:date-value="2009-05-28" calcext:value-type="date">
            <text:p>28.05.2009</text:p>
          </table:table-cell>
          <table:table-cell table:formula="of:=YEAR([.B51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date" office:date-value="2009-05-29" calcext:value-type="date">
            <text:p>29.05.2009</text:p>
          </table:table-cell>
          <table:table-cell table:formula="of:=YEAR([.B51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date" office:date-value="2009-05-30" calcext:value-type="date">
            <text:p>30.05.2009</text:p>
          </table:table-cell>
          <table:table-cell table:formula="of:=YEAR([.B51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5-31" calcext:value-type="date">
            <text:p>31.05.2009</text:p>
          </table:table-cell>
          <table:table-cell table:formula="of:=YEAR([.B51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date" office:date-value="2009-06-01" calcext:value-type="date">
            <text:p>1.06.2009</text:p>
          </table:table-cell>
          <table:table-cell table:formula="of:=YEAR([.B51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date" office:date-value="2009-06-02" calcext:value-type="date">
            <text:p>2.06.2009</text:p>
          </table:table-cell>
          <table:table-cell table:formula="of:=YEAR([.B51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09-06-03" calcext:value-type="date">
            <text:p>3.06.2009</text:p>
          </table:table-cell>
          <table:table-cell table:formula="of:=YEAR([.B52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date" office:date-value="2009-06-04" calcext:value-type="date">
            <text:p>4.06.2009</text:p>
          </table:table-cell>
          <table:table-cell table:formula="of:=YEAR([.B52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09-06-05" calcext:value-type="date">
            <text:p>5.06.2009</text:p>
          </table:table-cell>
          <table:table-cell table:formula="of:=YEAR([.B52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09-06-06" calcext:value-type="date">
            <text:p>6.06.2009</text:p>
          </table:table-cell>
          <table:table-cell table:formula="of:=YEAR([.B52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date" office:date-value="2009-06-07" calcext:value-type="date">
            <text:p>7.06.2009</text:p>
          </table:table-cell>
          <table:table-cell table:formula="of:=YEAR([.B52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date" office:date-value="2009-06-08" calcext:value-type="date">
            <text:p>8.06.2009</text:p>
          </table:table-cell>
          <table:table-cell table:formula="of:=YEAR([.B52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06-09" calcext:value-type="date">
            <text:p>9.06.2009</text:p>
          </table:table-cell>
          <table:table-cell table:formula="of:=YEAR([.B52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date" office:date-value="2009-06-10" calcext:value-type="date">
            <text:p>10.06.2009</text:p>
          </table:table-cell>
          <table:table-cell table:formula="of:=YEAR([.B52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date" office:date-value="2009-06-11" calcext:value-type="date">
            <text:p>11.06.2009</text:p>
          </table:table-cell>
          <table:table-cell table:formula="of:=YEAR([.B52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date" office:date-value="2009-06-12" calcext:value-type="date">
            <text:p>12.06.2009</text:p>
          </table:table-cell>
          <table:table-cell table:formula="of:=YEAR([.B52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678" calcext:value-type="float">
            <text:p>21678</text:p>
          </table:table-cell>
          <table:table-cell office:value-type="date" office:date-value="2009-06-13" calcext:value-type="date">
            <text:p>13.06.2009</text:p>
          </table:table-cell>
          <table:table-cell table:formula="of:=YEAR([.B53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date" office:date-value="2009-06-14" calcext:value-type="date">
            <text:p>14.06.2009</text:p>
          </table:table-cell>
          <table:table-cell table:formula="of:=YEAR([.B53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date" office:date-value="2009-06-15" calcext:value-type="date">
            <text:p>15.06.2009</text:p>
          </table:table-cell>
          <table:table-cell table:formula="of:=YEAR([.B53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date" office:date-value="2009-06-16" calcext:value-type="date">
            <text:p>16.06.2009</text:p>
          </table:table-cell>
          <table:table-cell table:formula="of:=YEAR([.B53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date" office:date-value="2009-06-17" calcext:value-type="date">
            <text:p>17.06.2009</text:p>
          </table:table-cell>
          <table:table-cell table:formula="of:=YEAR([.B53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06-18" calcext:value-type="date">
            <text:p>18.06.2009</text:p>
          </table:table-cell>
          <table:table-cell table:formula="of:=YEAR([.B53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date" office:date-value="2009-06-19" calcext:value-type="date">
            <text:p>19.06.2009</text:p>
          </table:table-cell>
          <table:table-cell table:formula="of:=YEAR([.B53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9-06-20" calcext:value-type="date">
            <text:p>20.06.2009</text:p>
          </table:table-cell>
          <table:table-cell table:formula="of:=YEAR([.B53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09-06-21" calcext:value-type="date">
            <text:p>21.06.2009</text:p>
          </table:table-cell>
          <table:table-cell table:formula="of:=YEAR([.B53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date" office:date-value="2009-06-22" calcext:value-type="date">
            <text:p>22.06.2009</text:p>
          </table:table-cell>
          <table:table-cell table:formula="of:=YEAR([.B53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date" office:date-value="2009-06-23" calcext:value-type="date">
            <text:p>23.06.2009</text:p>
          </table:table-cell>
          <table:table-cell table:formula="of:=YEAR([.B54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date" office:date-value="2009-06-24" calcext:value-type="date">
            <text:p>24.06.2009</text:p>
          </table:table-cell>
          <table:table-cell table:formula="of:=YEAR([.B54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date" office:date-value="2009-06-25" calcext:value-type="date">
            <text:p>25.06.2009</text:p>
          </table:table-cell>
          <table:table-cell table:formula="of:=YEAR([.B54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09-06-26" calcext:value-type="date">
            <text:p>26.06.2009</text:p>
          </table:table-cell>
          <table:table-cell table:formula="of:=YEAR([.B54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09-06-27" calcext:value-type="date">
            <text:p>27.06.2009</text:p>
          </table:table-cell>
          <table:table-cell table:formula="of:=YEAR([.B54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09-06-28" calcext:value-type="date">
            <text:p>28.06.2009</text:p>
          </table:table-cell>
          <table:table-cell table:formula="of:=YEAR([.B54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09-06-29" calcext:value-type="date">
            <text:p>29.06.2009</text:p>
          </table:table-cell>
          <table:table-cell table:formula="of:=YEAR([.B54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9-06-30" calcext:value-type="date">
            <text:p>30.06.2009</text:p>
          </table:table-cell>
          <table:table-cell table:formula="of:=YEAR([.B54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date" office:date-value="2009-07-01" calcext:value-type="date">
            <text:p>1.07.2009</text:p>
          </table:table-cell>
          <table:table-cell table:formula="of:=YEAR([.B54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09-07-02" calcext:value-type="date">
            <text:p>2.07.2009</text:p>
          </table:table-cell>
          <table:table-cell table:formula="of:=YEAR([.B54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7-03" calcext:value-type="date">
            <text:p>3.07.2009</text:p>
          </table:table-cell>
          <table:table-cell table:formula="of:=YEAR([.B55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date" office:date-value="2009-07-04" calcext:value-type="date">
            <text:p>4.07.2009</text:p>
          </table:table-cell>
          <table:table-cell table:formula="of:=YEAR([.B55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09-07-05" calcext:value-type="date">
            <text:p>5.07.2009</text:p>
          </table:table-cell>
          <table:table-cell table:formula="of:=YEAR([.B55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date" office:date-value="2009-07-06" calcext:value-type="date">
            <text:p>6.07.2009</text:p>
          </table:table-cell>
          <table:table-cell table:formula="of:=YEAR([.B55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date" office:date-value="2009-07-07" calcext:value-type="date">
            <text:p>7.07.2009</text:p>
          </table:table-cell>
          <table:table-cell table:formula="of:=YEAR([.B55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7-08" calcext:value-type="date">
            <text:p>8.07.2009</text:p>
          </table:table-cell>
          <table:table-cell table:formula="of:=YEAR([.B55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7-09" calcext:value-type="date">
            <text:p>9.07.2009</text:p>
          </table:table-cell>
          <table:table-cell table:formula="of:=YEAR([.B55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09-07-10" calcext:value-type="date">
            <text:p>10.07.2009</text:p>
          </table:table-cell>
          <table:table-cell table:formula="of:=YEAR([.B55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9-07-11" calcext:value-type="date">
            <text:p>11.07.2009</text:p>
          </table:table-cell>
          <table:table-cell table:formula="of:=YEAR([.B55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09-07-12" calcext:value-type="date">
            <text:p>12.07.2009</text:p>
          </table:table-cell>
          <table:table-cell table:formula="of:=YEAR([.B55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date" office:date-value="2009-07-13" calcext:value-type="date">
            <text:p>13.07.2009</text:p>
          </table:table-cell>
          <table:table-cell table:formula="of:=YEAR([.B56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9-07-14" calcext:value-type="date">
            <text:p>14.07.2009</text:p>
          </table:table-cell>
          <table:table-cell table:formula="of:=YEAR([.B56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9-07-15" calcext:value-type="date">
            <text:p>15.07.2009</text:p>
          </table:table-cell>
          <table:table-cell table:formula="of:=YEAR([.B56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09-07-16" calcext:value-type="date">
            <text:p>16.07.2009</text:p>
          </table:table-cell>
          <table:table-cell table:formula="of:=YEAR([.B56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date" office:date-value="2009-07-17" calcext:value-type="date">
            <text:p>17.07.2009</text:p>
          </table:table-cell>
          <table:table-cell table:formula="of:=YEAR([.B56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date" office:date-value="2009-07-18" calcext:value-type="date">
            <text:p>18.07.2009</text:p>
          </table:table-cell>
          <table:table-cell table:formula="of:=YEAR([.B56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9-07-19" calcext:value-type="date">
            <text:p>19.07.2009</text:p>
          </table:table-cell>
          <table:table-cell table:formula="of:=YEAR([.B56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09-07-20" calcext:value-type="date">
            <text:p>20.07.2009</text:p>
          </table:table-cell>
          <table:table-cell table:formula="of:=YEAR([.B56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9-07-21" calcext:value-type="date">
            <text:p>21.07.2009</text:p>
          </table:table-cell>
          <table:table-cell table:formula="of:=YEAR([.B56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09-07-22" calcext:value-type="date">
            <text:p>22.07.2009</text:p>
          </table:table-cell>
          <table:table-cell table:formula="of:=YEAR([.B56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date" office:date-value="2009-07-23" calcext:value-type="date">
            <text:p>23.07.2009</text:p>
          </table:table-cell>
          <table:table-cell table:formula="of:=YEAR([.B57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date" office:date-value="2009-07-24" calcext:value-type="date">
            <text:p>24.07.2009</text:p>
          </table:table-cell>
          <table:table-cell table:formula="of:=YEAR([.B57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09-07-25" calcext:value-type="date">
            <text:p>25.07.2009</text:p>
          </table:table-cell>
          <table:table-cell table:formula="of:=YEAR([.B57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date" office:date-value="2009-07-26" calcext:value-type="date">
            <text:p>26.07.2009</text:p>
          </table:table-cell>
          <table:table-cell table:formula="of:=YEAR([.B57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09-07-27" calcext:value-type="date">
            <text:p>27.07.2009</text:p>
          </table:table-cell>
          <table:table-cell table:formula="of:=YEAR([.B57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09-07-28" calcext:value-type="date">
            <text:p>28.07.2009</text:p>
          </table:table-cell>
          <table:table-cell table:formula="of:=YEAR([.B57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date" office:date-value="2009-07-29" calcext:value-type="date">
            <text:p>29.07.2009</text:p>
          </table:table-cell>
          <table:table-cell table:formula="of:=YEAR([.B57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09-07-30" calcext:value-type="date">
            <text:p>30.07.2009</text:p>
          </table:table-cell>
          <table:table-cell table:formula="of:=YEAR([.B57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date" office:date-value="2009-07-31" calcext:value-type="date">
            <text:p>31.07.2009</text:p>
          </table:table-cell>
          <table:table-cell table:formula="of:=YEAR([.B57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date" office:date-value="2009-08-01" calcext:value-type="date">
            <text:p>1.08.2009</text:p>
          </table:table-cell>
          <table:table-cell table:formula="of:=YEAR([.B57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09-08-02" calcext:value-type="date">
            <text:p>2.08.2009</text:p>
          </table:table-cell>
          <table:table-cell table:formula="of:=YEAR([.B58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09-08-03" calcext:value-type="date">
            <text:p>3.08.2009</text:p>
          </table:table-cell>
          <table:table-cell table:formula="of:=YEAR([.B58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date" office:date-value="2009-08-04" calcext:value-type="date">
            <text:p>4.08.2009</text:p>
          </table:table-cell>
          <table:table-cell table:formula="of:=YEAR([.B58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date" office:date-value="2009-08-05" calcext:value-type="date">
            <text:p>5.08.2009</text:p>
          </table:table-cell>
          <table:table-cell table:formula="of:=YEAR([.B58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8-06" calcext:value-type="date">
            <text:p>6.08.2009</text:p>
          </table:table-cell>
          <table:table-cell table:formula="of:=YEAR([.B58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date" office:date-value="2009-08-07" calcext:value-type="date">
            <text:p>7.08.2009</text:p>
          </table:table-cell>
          <table:table-cell table:formula="of:=YEAR([.B58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09-08-08" calcext:value-type="date">
            <text:p>8.08.2009</text:p>
          </table:table-cell>
          <table:table-cell table:formula="of:=YEAR([.B58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09-08-09" calcext:value-type="date">
            <text:p>9.08.2009</text:p>
          </table:table-cell>
          <table:table-cell table:formula="of:=YEAR([.B58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date" office:date-value="2009-08-10" calcext:value-type="date">
            <text:p>10.08.2009</text:p>
          </table:table-cell>
          <table:table-cell table:formula="of:=YEAR([.B58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date" office:date-value="2009-08-11" calcext:value-type="date">
            <text:p>11.08.2009</text:p>
          </table:table-cell>
          <table:table-cell table:formula="of:=YEAR([.B58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9-08-12" calcext:value-type="date">
            <text:p>12.08.2009</text:p>
          </table:table-cell>
          <table:table-cell table:formula="of:=YEAR([.B59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date" office:date-value="2009-08-13" calcext:value-type="date">
            <text:p>13.08.2009</text:p>
          </table:table-cell>
          <table:table-cell table:formula="of:=YEAR([.B59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09-08-14" calcext:value-type="date">
            <text:p>14.08.2009</text:p>
          </table:table-cell>
          <table:table-cell table:formula="of:=YEAR([.B59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date" office:date-value="2009-08-15" calcext:value-type="date">
            <text:p>15.08.2009</text:p>
          </table:table-cell>
          <table:table-cell table:formula="of:=YEAR([.B59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8-16" calcext:value-type="date">
            <text:p>16.08.2009</text:p>
          </table:table-cell>
          <table:table-cell table:formula="of:=YEAR([.B59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date" office:date-value="2009-08-17" calcext:value-type="date">
            <text:p>17.08.2009</text:p>
          </table:table-cell>
          <table:table-cell table:formula="of:=YEAR([.B59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09-08-18" calcext:value-type="date">
            <text:p>18.08.2009</text:p>
          </table:table-cell>
          <table:table-cell table:formula="of:=YEAR([.B59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09-08-19" calcext:value-type="date">
            <text:p>19.08.2009</text:p>
          </table:table-cell>
          <table:table-cell table:formula="of:=YEAR([.B59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date" office:date-value="2009-08-20" calcext:value-type="date">
            <text:p>20.08.2009</text:p>
          </table:table-cell>
          <table:table-cell table:formula="of:=YEAR([.B59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09-08-21" calcext:value-type="date">
            <text:p>21.08.2009</text:p>
          </table:table-cell>
          <table:table-cell table:formula="of:=YEAR([.B59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8-22" calcext:value-type="date">
            <text:p>22.08.2009</text:p>
          </table:table-cell>
          <table:table-cell table:formula="of:=YEAR([.B60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date" office:date-value="2009-08-23" calcext:value-type="date">
            <text:p>23.08.2009</text:p>
          </table:table-cell>
          <table:table-cell table:formula="of:=YEAR([.B60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09-08-24" calcext:value-type="date">
            <text:p>24.08.2009</text:p>
          </table:table-cell>
          <table:table-cell table:formula="of:=YEAR([.B60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8-25" calcext:value-type="date">
            <text:p>25.08.2009</text:p>
          </table:table-cell>
          <table:table-cell table:formula="of:=YEAR([.B60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date" office:date-value="2009-08-26" calcext:value-type="date">
            <text:p>26.08.2009</text:p>
          </table:table-cell>
          <table:table-cell table:formula="of:=YEAR([.B60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09-08-27" calcext:value-type="date">
            <text:p>27.08.2009</text:p>
          </table:table-cell>
          <table:table-cell table:formula="of:=YEAR([.B60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09-08-28" calcext:value-type="date">
            <text:p>28.08.2009</text:p>
          </table:table-cell>
          <table:table-cell table:formula="of:=YEAR([.B60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date" office:date-value="2009-08-29" calcext:value-type="date">
            <text:p>29.08.2009</text:p>
          </table:table-cell>
          <table:table-cell table:formula="of:=YEAR([.B60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date" office:date-value="2009-08-30" calcext:value-type="date">
            <text:p>30.08.2009</text:p>
          </table:table-cell>
          <table:table-cell table:formula="of:=YEAR([.B60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date" office:date-value="2009-08-31" calcext:value-type="date">
            <text:p>31.08.2009</text:p>
          </table:table-cell>
          <table:table-cell table:formula="of:=YEAR([.B60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date" office:date-value="2009-09-01" calcext:value-type="date">
            <text:p>1.09.2009</text:p>
          </table:table-cell>
          <table:table-cell table:formula="of:=YEAR([.B61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date" office:date-value="2009-09-02" calcext:value-type="date">
            <text:p>2.09.2009</text:p>
          </table:table-cell>
          <table:table-cell table:formula="of:=YEAR([.B61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date" office:date-value="2009-09-03" calcext:value-type="date">
            <text:p>3.09.2009</text:p>
          </table:table-cell>
          <table:table-cell table:formula="of:=YEAR([.B61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1735" calcext:value-type="float">
            <text:p>11735</text:p>
          </table:table-cell>
          <table:table-cell office:value-type="date" office:date-value="2009-09-04" calcext:value-type="date">
            <text:p>4.09.2009</text:p>
          </table:table-cell>
          <table:table-cell table:formula="of:=YEAR([.B61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date" office:date-value="2009-09-05" calcext:value-type="date">
            <text:p>5.09.2009</text:p>
          </table:table-cell>
          <table:table-cell table:formula="of:=YEAR([.B61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09-09-06" calcext:value-type="date">
            <text:p>6.09.2009</text:p>
          </table:table-cell>
          <table:table-cell table:formula="of:=YEAR([.B61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date" office:date-value="2009-09-07" calcext:value-type="date">
            <text:p>7.09.2009</text:p>
          </table:table-cell>
          <table:table-cell table:formula="of:=YEAR([.B61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date" office:date-value="2009-09-08" calcext:value-type="date">
            <text:p>8.09.2009</text:p>
          </table:table-cell>
          <table:table-cell table:formula="of:=YEAR([.B61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date" office:date-value="2009-09-09" calcext:value-type="date">
            <text:p>9.09.2009</text:p>
          </table:table-cell>
          <table:table-cell table:formula="of:=YEAR([.B61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date" office:date-value="2009-09-10" calcext:value-type="date">
            <text:p>10.09.2009</text:p>
          </table:table-cell>
          <table:table-cell table:formula="of:=YEAR([.B61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date" office:date-value="2009-09-11" calcext:value-type="date">
            <text:p>11.09.2009</text:p>
          </table:table-cell>
          <table:table-cell table:formula="of:=YEAR([.B62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9-12" calcext:value-type="date">
            <text:p>12.09.2009</text:p>
          </table:table-cell>
          <table:table-cell table:formula="of:=YEAR([.B62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09-09-13" calcext:value-type="date">
            <text:p>13.09.2009</text:p>
          </table:table-cell>
          <table:table-cell table:formula="of:=YEAR([.B62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date" office:date-value="2009-09-14" calcext:value-type="date">
            <text:p>14.09.2009</text:p>
          </table:table-cell>
          <table:table-cell table:formula="of:=YEAR([.B62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date" office:date-value="2009-09-15" calcext:value-type="date">
            <text:p>15.09.2009</text:p>
          </table:table-cell>
          <table:table-cell table:formula="of:=YEAR([.B62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09-09-16" calcext:value-type="date">
            <text:p>16.09.2009</text:p>
          </table:table-cell>
          <table:table-cell table:formula="of:=YEAR([.B62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09-09-17" calcext:value-type="date">
            <text:p>17.09.2009</text:p>
          </table:table-cell>
          <table:table-cell table:formula="of:=YEAR([.B62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date" office:date-value="2009-09-18" calcext:value-type="date">
            <text:p>18.09.2009</text:p>
          </table:table-cell>
          <table:table-cell table:formula="of:=YEAR([.B62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date" office:date-value="2009-09-19" calcext:value-type="date">
            <text:p>19.09.2009</text:p>
          </table:table-cell>
          <table:table-cell table:formula="of:=YEAR([.B62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date" office:date-value="2009-09-20" calcext:value-type="date">
            <text:p>20.09.2009</text:p>
          </table:table-cell>
          <table:table-cell table:formula="of:=YEAR([.B62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9-09-21" calcext:value-type="date">
            <text:p>21.09.2009</text:p>
          </table:table-cell>
          <table:table-cell table:formula="of:=YEAR([.B63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date" office:date-value="2009-09-22" calcext:value-type="date">
            <text:p>22.09.2009</text:p>
          </table:table-cell>
          <table:table-cell table:formula="of:=YEAR([.B63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9-09-23" calcext:value-type="date">
            <text:p>23.09.2009</text:p>
          </table:table-cell>
          <table:table-cell table:formula="of:=YEAR([.B63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date" office:date-value="2009-09-24" calcext:value-type="date">
            <text:p>24.09.2009</text:p>
          </table:table-cell>
          <table:table-cell table:formula="of:=YEAR([.B63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date" office:date-value="2009-09-25" calcext:value-type="date">
            <text:p>25.09.2009</text:p>
          </table:table-cell>
          <table:table-cell table:formula="of:=YEAR([.B63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09-09-26" calcext:value-type="date">
            <text:p>26.09.2009</text:p>
          </table:table-cell>
          <table:table-cell table:formula="of:=YEAR([.B63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date" office:date-value="2009-09-27" calcext:value-type="date">
            <text:p>27.09.2009</text:p>
          </table:table-cell>
          <table:table-cell table:formula="of:=YEAR([.B63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09-09-28" calcext:value-type="date">
            <text:p>28.09.2009</text:p>
          </table:table-cell>
          <table:table-cell table:formula="of:=YEAR([.B63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date" office:date-value="2009-09-29" calcext:value-type="date">
            <text:p>29.09.2009</text:p>
          </table:table-cell>
          <table:table-cell table:formula="of:=YEAR([.B63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date" office:date-value="2009-09-30" calcext:value-type="date">
            <text:p>30.09.2009</text:p>
          </table:table-cell>
          <table:table-cell table:formula="of:=YEAR([.B63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date" office:date-value="2009-10-01" calcext:value-type="date">
            <text:p>1.10.2009</text:p>
          </table:table-cell>
          <table:table-cell table:formula="of:=YEAR([.B64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09-10-02" calcext:value-type="date">
            <text:p>2.10.2009</text:p>
          </table:table-cell>
          <table:table-cell table:formula="of:=YEAR([.B64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date" office:date-value="2009-10-03" calcext:value-type="date">
            <text:p>3.10.2009</text:p>
          </table:table-cell>
          <table:table-cell table:formula="of:=YEAR([.B64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date" office:date-value="2009-10-04" calcext:value-type="date">
            <text:p>4.10.2009</text:p>
          </table:table-cell>
          <table:table-cell table:formula="of:=YEAR([.B64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date" office:date-value="2009-10-05" calcext:value-type="date">
            <text:p>5.10.2009</text:p>
          </table:table-cell>
          <table:table-cell table:formula="of:=YEAR([.B64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date" office:date-value="2009-10-06" calcext:value-type="date">
            <text:p>6.10.2009</text:p>
          </table:table-cell>
          <table:table-cell table:formula="of:=YEAR([.B64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date" office:date-value="2009-10-07" calcext:value-type="date">
            <text:p>7.10.2009</text:p>
          </table:table-cell>
          <table:table-cell table:formula="of:=YEAR([.B64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date" office:date-value="2009-10-08" calcext:value-type="date">
            <text:p>8.10.2009</text:p>
          </table:table-cell>
          <table:table-cell table:formula="of:=YEAR([.B64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09-10-09" calcext:value-type="date">
            <text:p>9.10.2009</text:p>
          </table:table-cell>
          <table:table-cell table:formula="of:=YEAR([.B64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09-10-10" calcext:value-type="date">
            <text:p>10.10.2009</text:p>
          </table:table-cell>
          <table:table-cell table:formula="of:=YEAR([.B64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date" office:date-value="2009-10-11" calcext:value-type="date">
            <text:p>11.10.2009</text:p>
          </table:table-cell>
          <table:table-cell table:formula="of:=YEAR([.B65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09-10-12" calcext:value-type="date">
            <text:p>12.10.2009</text:p>
          </table:table-cell>
          <table:table-cell table:formula="of:=YEAR([.B65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9-10-13" calcext:value-type="date">
            <text:p>13.10.2009</text:p>
          </table:table-cell>
          <table:table-cell table:formula="of:=YEAR([.B65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date" office:date-value="2009-10-14" calcext:value-type="date">
            <text:p>14.10.2009</text:p>
          </table:table-cell>
          <table:table-cell table:formula="of:=YEAR([.B65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09-10-15" calcext:value-type="date">
            <text:p>15.10.2009</text:p>
          </table:table-cell>
          <table:table-cell table:formula="of:=YEAR([.B65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date" office:date-value="2009-10-16" calcext:value-type="date">
            <text:p>16.10.2009</text:p>
          </table:table-cell>
          <table:table-cell table:formula="of:=YEAR([.B65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date" office:date-value="2009-10-17" calcext:value-type="date">
            <text:p>17.10.2009</text:p>
          </table:table-cell>
          <table:table-cell table:formula="of:=YEAR([.B65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date" office:date-value="2009-10-18" calcext:value-type="date">
            <text:p>18.10.2009</text:p>
          </table:table-cell>
          <table:table-cell table:formula="of:=YEAR([.B65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date" office:date-value="2009-10-19" calcext:value-type="date">
            <text:p>19.10.2009</text:p>
          </table:table-cell>
          <table:table-cell table:formula="of:=YEAR([.B65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date" office:date-value="2009-10-20" calcext:value-type="date">
            <text:p>20.10.2009</text:p>
          </table:table-cell>
          <table:table-cell table:formula="of:=YEAR([.B65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date" office:date-value="2009-10-21" calcext:value-type="date">
            <text:p>21.10.2009</text:p>
          </table:table-cell>
          <table:table-cell table:formula="of:=YEAR([.B66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date" office:date-value="2009-10-22" calcext:value-type="date">
            <text:p>22.10.2009</text:p>
          </table:table-cell>
          <table:table-cell table:formula="of:=YEAR([.B66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date" office:date-value="2009-10-23" calcext:value-type="date">
            <text:p>23.10.2009</text:p>
          </table:table-cell>
          <table:table-cell table:formula="of:=YEAR([.B66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09-10-24" calcext:value-type="date">
            <text:p>24.10.2009</text:p>
          </table:table-cell>
          <table:table-cell table:formula="of:=YEAR([.B66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date" office:date-value="2009-10-25" calcext:value-type="date">
            <text:p>25.10.2009</text:p>
          </table:table-cell>
          <table:table-cell table:formula="of:=YEAR([.B66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9-10-26" calcext:value-type="date">
            <text:p>26.10.2009</text:p>
          </table:table-cell>
          <table:table-cell table:formula="of:=YEAR([.B66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date" office:date-value="2009-10-27" calcext:value-type="date">
            <text:p>27.10.2009</text:p>
          </table:table-cell>
          <table:table-cell table:formula="of:=YEAR([.B66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date" office:date-value="2009-10-28" calcext:value-type="date">
            <text:p>28.10.2009</text:p>
          </table:table-cell>
          <table:table-cell table:formula="of:=YEAR([.B66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date" office:date-value="2009-10-29" calcext:value-type="date">
            <text:p>29.10.2009</text:p>
          </table:table-cell>
          <table:table-cell table:formula="of:=YEAR([.B66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date" office:date-value="2009-10-30" calcext:value-type="date">
            <text:p>30.10.2009</text:p>
          </table:table-cell>
          <table:table-cell table:formula="of:=YEAR([.B66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date" office:date-value="2009-10-31" calcext:value-type="date">
            <text:p>31.10.2009</text:p>
          </table:table-cell>
          <table:table-cell table:formula="of:=YEAR([.B67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09-11-01" calcext:value-type="date">
            <text:p>1.11.2009</text:p>
          </table:table-cell>
          <table:table-cell table:formula="of:=YEAR([.B67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date" office:date-value="2009-11-02" calcext:value-type="date">
            <text:p>2.11.2009</text:p>
          </table:table-cell>
          <table:table-cell table:formula="of:=YEAR([.B67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date" office:date-value="2009-11-03" calcext:value-type="date">
            <text:p>3.11.2009</text:p>
          </table:table-cell>
          <table:table-cell table:formula="of:=YEAR([.B67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date" office:date-value="2009-11-04" calcext:value-type="date">
            <text:p>4.11.2009</text:p>
          </table:table-cell>
          <table:table-cell table:formula="of:=YEAR([.B67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date" office:date-value="2009-11-05" calcext:value-type="date">
            <text:p>5.11.2009</text:p>
          </table:table-cell>
          <table:table-cell table:formula="of:=YEAR([.B67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date" office:date-value="2009-11-06" calcext:value-type="date">
            <text:p>6.11.2009</text:p>
          </table:table-cell>
          <table:table-cell table:formula="of:=YEAR([.B67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date" office:date-value="2009-11-07" calcext:value-type="date">
            <text:p>7.11.2009</text:p>
          </table:table-cell>
          <table:table-cell table:formula="of:=YEAR([.B67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date" office:date-value="2009-11-08" calcext:value-type="date">
            <text:p>8.11.2009</text:p>
          </table:table-cell>
          <table:table-cell table:formula="of:=YEAR([.B67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date" office:date-value="2009-11-09" calcext:value-type="date">
            <text:p>9.11.2009</text:p>
          </table:table-cell>
          <table:table-cell table:formula="of:=YEAR([.B67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date" office:date-value="2009-11-10" calcext:value-type="date">
            <text:p>10.11.2009</text:p>
          </table:table-cell>
          <table:table-cell table:formula="of:=YEAR([.B68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date" office:date-value="2009-11-11" calcext:value-type="date">
            <text:p>11.11.2009</text:p>
          </table:table-cell>
          <table:table-cell table:formula="of:=YEAR([.B68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09-11-12" calcext:value-type="date">
            <text:p>12.11.2009</text:p>
          </table:table-cell>
          <table:table-cell table:formula="of:=YEAR([.B68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date" office:date-value="2009-11-13" calcext:value-type="date">
            <text:p>13.11.2009</text:p>
          </table:table-cell>
          <table:table-cell table:formula="of:=YEAR([.B68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09-11-14" calcext:value-type="date">
            <text:p>14.11.2009</text:p>
          </table:table-cell>
          <table:table-cell table:formula="of:=YEAR([.B68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date" office:date-value="2009-11-15" calcext:value-type="date">
            <text:p>15.11.2009</text:p>
          </table:table-cell>
          <table:table-cell table:formula="of:=YEAR([.B68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date" office:date-value="2009-11-16" calcext:value-type="date">
            <text:p>16.11.2009</text:p>
          </table:table-cell>
          <table:table-cell table:formula="of:=YEAR([.B68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date" office:date-value="2009-11-17" calcext:value-type="date">
            <text:p>17.11.2009</text:p>
          </table:table-cell>
          <table:table-cell table:formula="of:=YEAR([.B68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09-11-18" calcext:value-type="date">
            <text:p>18.11.2009</text:p>
          </table:table-cell>
          <table:table-cell table:formula="of:=YEAR([.B68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09-11-19" calcext:value-type="date">
            <text:p>19.11.2009</text:p>
          </table:table-cell>
          <table:table-cell table:formula="of:=YEAR([.B68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date" office:date-value="2009-11-20" calcext:value-type="date">
            <text:p>20.11.2009</text:p>
          </table:table-cell>
          <table:table-cell table:formula="of:=YEAR([.B69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09-11-21" calcext:value-type="date">
            <text:p>21.11.2009</text:p>
          </table:table-cell>
          <table:table-cell table:formula="of:=YEAR([.B69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date" office:date-value="2009-11-22" calcext:value-type="date">
            <text:p>22.11.2009</text:p>
          </table:table-cell>
          <table:table-cell table:formula="of:=YEAR([.B69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11-23" calcext:value-type="date">
            <text:p>23.11.2009</text:p>
          </table:table-cell>
          <table:table-cell table:formula="of:=YEAR([.B69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date" office:date-value="2009-11-24" calcext:value-type="date">
            <text:p>24.11.2009</text:p>
          </table:table-cell>
          <table:table-cell table:formula="of:=YEAR([.B69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date" office:date-value="2009-11-25" calcext:value-type="date">
            <text:p>25.11.2009</text:p>
          </table:table-cell>
          <table:table-cell table:formula="of:=YEAR([.B69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date" office:date-value="2009-11-26" calcext:value-type="date">
            <text:p>26.11.2009</text:p>
          </table:table-cell>
          <table:table-cell table:formula="of:=YEAR([.B69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date" office:date-value="2009-11-27" calcext:value-type="date">
            <text:p>27.11.2009</text:p>
          </table:table-cell>
          <table:table-cell table:formula="of:=YEAR([.B69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date" office:date-value="2009-11-28" calcext:value-type="date">
            <text:p>28.11.2009</text:p>
          </table:table-cell>
          <table:table-cell table:formula="of:=YEAR([.B69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date" office:date-value="2009-11-29" calcext:value-type="date">
            <text:p>29.11.2009</text:p>
          </table:table-cell>
          <table:table-cell table:formula="of:=YEAR([.B69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date" office:date-value="2009-11-30" calcext:value-type="date">
            <text:p>30.11.2009</text:p>
          </table:table-cell>
          <table:table-cell table:formula="of:=YEAR([.B70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date" office:date-value="2009-12-01" calcext:value-type="date">
            <text:p>1.12.2009</text:p>
          </table:table-cell>
          <table:table-cell table:formula="of:=YEAR([.B70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12-02" calcext:value-type="date">
            <text:p>2.12.2009</text:p>
          </table:table-cell>
          <table:table-cell table:formula="of:=YEAR([.B70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12-03" calcext:value-type="date">
            <text:p>3.12.2009</text:p>
          </table:table-cell>
          <table:table-cell table:formula="of:=YEAR([.B70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9-12-04" calcext:value-type="date">
            <text:p>4.12.2009</text:p>
          </table:table-cell>
          <table:table-cell table:formula="of:=YEAR([.B70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date" office:date-value="2009-12-05" calcext:value-type="date">
            <text:p>5.12.2009</text:p>
          </table:table-cell>
          <table:table-cell table:formula="of:=YEAR([.B70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09-12-06" calcext:value-type="date">
            <text:p>6.12.2009</text:p>
          </table:table-cell>
          <table:table-cell table:formula="of:=YEAR([.B70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09-12-07" calcext:value-type="date">
            <text:p>7.12.2009</text:p>
          </table:table-cell>
          <table:table-cell table:formula="of:=YEAR([.B70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date" office:date-value="2009-12-08" calcext:value-type="date">
            <text:p>8.12.2009</text:p>
          </table:table-cell>
          <table:table-cell table:formula="of:=YEAR([.B70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date" office:date-value="2009-12-09" calcext:value-type="date">
            <text:p>9.12.2009</text:p>
          </table:table-cell>
          <table:table-cell table:formula="of:=YEAR([.B70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date" office:date-value="2009-12-10" calcext:value-type="date">
            <text:p>10.12.2009</text:p>
          </table:table-cell>
          <table:table-cell table:formula="of:=YEAR([.B71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date" office:date-value="2009-12-11" calcext:value-type="date">
            <text:p>11.12.2009</text:p>
          </table:table-cell>
          <table:table-cell table:formula="of:=YEAR([.B71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date" office:date-value="2009-12-12" calcext:value-type="date">
            <text:p>12.12.2009</text:p>
          </table:table-cell>
          <table:table-cell table:formula="of:=YEAR([.B71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09-12-13" calcext:value-type="date">
            <text:p>13.12.2009</text:p>
          </table:table-cell>
          <table:table-cell table:formula="of:=YEAR([.B71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date" office:date-value="2009-12-14" calcext:value-type="date">
            <text:p>14.12.2009</text:p>
          </table:table-cell>
          <table:table-cell table:formula="of:=YEAR([.B71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date" office:date-value="2009-12-15" calcext:value-type="date">
            <text:p>15.12.2009</text:p>
          </table:table-cell>
          <table:table-cell table:formula="of:=YEAR([.B71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date" office:date-value="2009-12-16" calcext:value-type="date">
            <text:p>16.12.2009</text:p>
          </table:table-cell>
          <table:table-cell table:formula="of:=YEAR([.B71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date" office:date-value="2009-12-17" calcext:value-type="date">
            <text:p>17.12.2009</text:p>
          </table:table-cell>
          <table:table-cell table:formula="of:=YEAR([.B71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date" office:date-value="2009-12-18" calcext:value-type="date">
            <text:p>18.12.2009</text:p>
          </table:table-cell>
          <table:table-cell table:formula="of:=YEAR([.B71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date" office:date-value="2009-12-19" calcext:value-type="date">
            <text:p>19.12.2009</text:p>
          </table:table-cell>
          <table:table-cell table:formula="of:=YEAR([.B71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date" office:date-value="2009-12-20" calcext:value-type="date">
            <text:p>20.12.2009</text:p>
          </table:table-cell>
          <table:table-cell table:formula="of:=YEAR([.B72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date" office:date-value="2009-12-21" calcext:value-type="date">
            <text:p>21.12.2009</text:p>
          </table:table-cell>
          <table:table-cell table:formula="of:=YEAR([.B72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09-12-22" calcext:value-type="date">
            <text:p>22.12.2009</text:p>
          </table:table-cell>
          <table:table-cell table:formula="of:=YEAR([.B722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09-12-23" calcext:value-type="date">
            <text:p>23.12.2009</text:p>
          </table:table-cell>
          <table:table-cell table:formula="of:=YEAR([.B723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date" office:date-value="2009-12-24" calcext:value-type="date">
            <text:p>24.12.2009</text:p>
          </table:table-cell>
          <table:table-cell table:formula="of:=YEAR([.B724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date" office:date-value="2009-12-25" calcext:value-type="date">
            <text:p>25.12.2009</text:p>
          </table:table-cell>
          <table:table-cell table:formula="of:=YEAR([.B725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date" office:date-value="2009-12-26" calcext:value-type="date">
            <text:p>26.12.2009</text:p>
          </table:table-cell>
          <table:table-cell table:formula="of:=YEAR([.B726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9-12-27" calcext:value-type="date">
            <text:p>27.12.2009</text:p>
          </table:table-cell>
          <table:table-cell table:formula="of:=YEAR([.B727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09-12-28" calcext:value-type="date">
            <text:p>28.12.2009</text:p>
          </table:table-cell>
          <table:table-cell table:formula="of:=YEAR([.B728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date" office:date-value="2009-12-29" calcext:value-type="date">
            <text:p>29.12.2009</text:p>
          </table:table-cell>
          <table:table-cell table:formula="of:=YEAR([.B729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12-30" calcext:value-type="date">
            <text:p>30.12.2009</text:p>
          </table:table-cell>
          <table:table-cell table:formula="of:=YEAR([.B730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date" office:date-value="2009-12-31" calcext:value-type="date">
            <text:p>31.12.2009</text:p>
          </table:table-cell>
          <table:table-cell table:formula="of:=YEAR([.B731])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0-01-01" calcext:value-type="date">
            <text:p>1.01.2010</text:p>
          </table:table-cell>
          <table:table-cell table:formula="of:=YEAR([.B73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0-01-02" calcext:value-type="date">
            <text:p>2.01.2010</text:p>
          </table:table-cell>
          <table:table-cell table:formula="of:=YEAR([.B73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0-01-03" calcext:value-type="date">
            <text:p>3.01.2010</text:p>
          </table:table-cell>
          <table:table-cell table:formula="of:=YEAR([.B73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10-01-04" calcext:value-type="date">
            <text:p>4.01.2010</text:p>
          </table:table-cell>
          <table:table-cell table:formula="of:=YEAR([.B73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date" office:date-value="2010-01-05" calcext:value-type="date">
            <text:p>5.01.2010</text:p>
          </table:table-cell>
          <table:table-cell table:formula="of:=YEAR([.B73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date" office:date-value="2010-01-06" calcext:value-type="date">
            <text:p>6.01.2010</text:p>
          </table:table-cell>
          <table:table-cell table:formula="of:=YEAR([.B73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1-07" calcext:value-type="date">
            <text:p>7.01.2010</text:p>
          </table:table-cell>
          <table:table-cell table:formula="of:=YEAR([.B73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date" office:date-value="2010-01-08" calcext:value-type="date">
            <text:p>8.01.2010</text:p>
          </table:table-cell>
          <table:table-cell table:formula="of:=YEAR([.B73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date" office:date-value="2010-01-09" calcext:value-type="date">
            <text:p>9.01.2010</text:p>
          </table:table-cell>
          <table:table-cell table:formula="of:=YEAR([.B74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0-01-10" calcext:value-type="date">
            <text:p>10.01.2010</text:p>
          </table:table-cell>
          <table:table-cell table:formula="of:=YEAR([.B74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date" office:date-value="2010-01-11" calcext:value-type="date">
            <text:p>11.01.2010</text:p>
          </table:table-cell>
          <table:table-cell table:formula="of:=YEAR([.B74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0-01-12" calcext:value-type="date">
            <text:p>12.01.2010</text:p>
          </table:table-cell>
          <table:table-cell table:formula="of:=YEAR([.B74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date" office:date-value="2010-01-13" calcext:value-type="date">
            <text:p>13.01.2010</text:p>
          </table:table-cell>
          <table:table-cell table:formula="of:=YEAR([.B74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01-14" calcext:value-type="date">
            <text:p>14.01.2010</text:p>
          </table:table-cell>
          <table:table-cell table:formula="of:=YEAR([.B74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date" office:date-value="2010-01-15" calcext:value-type="date">
            <text:p>15.01.2010</text:p>
          </table:table-cell>
          <table:table-cell table:formula="of:=YEAR([.B74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date" office:date-value="2010-01-16" calcext:value-type="date">
            <text:p>16.01.2010</text:p>
          </table:table-cell>
          <table:table-cell table:formula="of:=YEAR([.B74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date" office:date-value="2010-01-17" calcext:value-type="date">
            <text:p>17.01.2010</text:p>
          </table:table-cell>
          <table:table-cell table:formula="of:=YEAR([.B74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date" office:date-value="2010-01-18" calcext:value-type="date">
            <text:p>18.01.2010</text:p>
          </table:table-cell>
          <table:table-cell table:formula="of:=YEAR([.B74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0-01-19" calcext:value-type="date">
            <text:p>19.01.2010</text:p>
          </table:table-cell>
          <table:table-cell table:formula="of:=YEAR([.B75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date" office:date-value="2010-01-20" calcext:value-type="date">
            <text:p>20.01.2010</text:p>
          </table:table-cell>
          <table:table-cell table:formula="of:=YEAR([.B75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date" office:date-value="2010-01-21" calcext:value-type="date">
            <text:p>21.01.2010</text:p>
          </table:table-cell>
          <table:table-cell table:formula="of:=YEAR([.B75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date" office:date-value="2010-01-22" calcext:value-type="date">
            <text:p>22.01.2010</text:p>
          </table:table-cell>
          <table:table-cell table:formula="of:=YEAR([.B75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date" office:date-value="2010-01-23" calcext:value-type="date">
            <text:p>23.01.2010</text:p>
          </table:table-cell>
          <table:table-cell table:formula="of:=YEAR([.B75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date" office:date-value="2010-01-24" calcext:value-type="date">
            <text:p>24.01.2010</text:p>
          </table:table-cell>
          <table:table-cell table:formula="of:=YEAR([.B75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0-01-25" calcext:value-type="date">
            <text:p>25.01.2010</text:p>
          </table:table-cell>
          <table:table-cell table:formula="of:=YEAR([.B75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0-01-26" calcext:value-type="date">
            <text:p>26.01.2010</text:p>
          </table:table-cell>
          <table:table-cell table:formula="of:=YEAR([.B75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0-01-27" calcext:value-type="date">
            <text:p>27.01.2010</text:p>
          </table:table-cell>
          <table:table-cell table:formula="of:=YEAR([.B75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date" office:date-value="2010-01-28" calcext:value-type="date">
            <text:p>28.01.2010</text:p>
          </table:table-cell>
          <table:table-cell table:formula="of:=YEAR([.B75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date" office:date-value="2010-01-29" calcext:value-type="date">
            <text:p>29.01.2010</text:p>
          </table:table-cell>
          <table:table-cell table:formula="of:=YEAR([.B76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date" office:date-value="2010-01-30" calcext:value-type="date">
            <text:p>30.01.2010</text:p>
          </table:table-cell>
          <table:table-cell table:formula="of:=YEAR([.B76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0-01-31" calcext:value-type="date">
            <text:p>31.01.2010</text:p>
          </table:table-cell>
          <table:table-cell table:formula="of:=YEAR([.B76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0-02-01" calcext:value-type="date">
            <text:p>1.02.2010</text:p>
          </table:table-cell>
          <table:table-cell table:formula="of:=YEAR([.B76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10-02-02" calcext:value-type="date">
            <text:p>2.02.2010</text:p>
          </table:table-cell>
          <table:table-cell table:formula="of:=YEAR([.B76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date" office:date-value="2010-02-03" calcext:value-type="date">
            <text:p>3.02.2010</text:p>
          </table:table-cell>
          <table:table-cell table:formula="of:=YEAR([.B76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0-02-04" calcext:value-type="date">
            <text:p>4.02.2010</text:p>
          </table:table-cell>
          <table:table-cell table:formula="of:=YEAR([.B76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date" office:date-value="2010-02-05" calcext:value-type="date">
            <text:p>5.02.2010</text:p>
          </table:table-cell>
          <table:table-cell table:formula="of:=YEAR([.B76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date" office:date-value="2010-02-06" calcext:value-type="date">
            <text:p>6.02.2010</text:p>
          </table:table-cell>
          <table:table-cell table:formula="of:=YEAR([.B76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0-02-07" calcext:value-type="date">
            <text:p>7.02.2010</text:p>
          </table:table-cell>
          <table:table-cell table:formula="of:=YEAR([.B76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08" calcext:value-type="date">
            <text:p>8.02.2010</text:p>
          </table:table-cell>
          <table:table-cell table:formula="of:=YEAR([.B77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date" office:date-value="2010-02-09" calcext:value-type="date">
            <text:p>9.02.2010</text:p>
          </table:table-cell>
          <table:table-cell table:formula="of:=YEAR([.B77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10-02-10" calcext:value-type="date">
            <text:p>10.02.2010</text:p>
          </table:table-cell>
          <table:table-cell table:formula="of:=YEAR([.B77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10-02-11" calcext:value-type="date">
            <text:p>11.02.2010</text:p>
          </table:table-cell>
          <table:table-cell table:formula="of:=YEAR([.B77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date" office:date-value="2010-02-12" calcext:value-type="date">
            <text:p>12.02.2010</text:p>
          </table:table-cell>
          <table:table-cell table:formula="of:=YEAR([.B77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date" office:date-value="2010-02-13" calcext:value-type="date">
            <text:p>13.02.2010</text:p>
          </table:table-cell>
          <table:table-cell table:formula="of:=YEAR([.B77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0-02-14" calcext:value-type="date">
            <text:p>14.02.2010</text:p>
          </table:table-cell>
          <table:table-cell table:formula="of:=YEAR([.B77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date" office:date-value="2010-02-15" calcext:value-type="date">
            <text:p>15.02.2010</text:p>
          </table:table-cell>
          <table:table-cell table:formula="of:=YEAR([.B77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date" office:date-value="2010-02-16" calcext:value-type="date">
            <text:p>16.02.2010</text:p>
          </table:table-cell>
          <table:table-cell table:formula="of:=YEAR([.B77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10-02-17" calcext:value-type="date">
            <text:p>17.02.2010</text:p>
          </table:table-cell>
          <table:table-cell table:formula="of:=YEAR([.B77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18" calcext:value-type="date">
            <text:p>18.02.2010</text:p>
          </table:table-cell>
          <table:table-cell table:formula="of:=YEAR([.B78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0-02-19" calcext:value-type="date">
            <text:p>19.02.2010</text:p>
          </table:table-cell>
          <table:table-cell table:formula="of:=YEAR([.B78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date" office:date-value="2010-02-20" calcext:value-type="date">
            <text:p>20.02.2010</text:p>
          </table:table-cell>
          <table:table-cell table:formula="of:=YEAR([.B78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date" office:date-value="2010-02-21" calcext:value-type="date">
            <text:p>21.02.2010</text:p>
          </table:table-cell>
          <table:table-cell table:formula="of:=YEAR([.B78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0-02-22" calcext:value-type="date">
            <text:p>22.02.2010</text:p>
          </table:table-cell>
          <table:table-cell table:formula="of:=YEAR([.B78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2-23" calcext:value-type="date">
            <text:p>23.02.2010</text:p>
          </table:table-cell>
          <table:table-cell table:formula="of:=YEAR([.B78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date" office:date-value="2010-02-24" calcext:value-type="date">
            <text:p>24.02.2010</text:p>
          </table:table-cell>
          <table:table-cell table:formula="of:=YEAR([.B78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date" office:date-value="2010-02-25" calcext:value-type="date">
            <text:p>25.02.2010</text:p>
          </table:table-cell>
          <table:table-cell table:formula="of:=YEAR([.B78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date" office:date-value="2010-02-26" calcext:value-type="date">
            <text:p>26.02.2010</text:p>
          </table:table-cell>
          <table:table-cell table:formula="of:=YEAR([.B78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0-02-27" calcext:value-type="date">
            <text:p>27.02.2010</text:p>
          </table:table-cell>
          <table:table-cell table:formula="of:=YEAR([.B78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date" office:date-value="2010-02-28" calcext:value-type="date">
            <text:p>28.02.2010</text:p>
          </table:table-cell>
          <table:table-cell table:formula="of:=YEAR([.B79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0-03-01" calcext:value-type="date">
            <text:p>1.03.2010</text:p>
          </table:table-cell>
          <table:table-cell table:formula="of:=YEAR([.B79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date" office:date-value="2010-03-02" calcext:value-type="date">
            <text:p>2.03.2010</text:p>
          </table:table-cell>
          <table:table-cell table:formula="of:=YEAR([.B79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date" office:date-value="2010-03-03" calcext:value-type="date">
            <text:p>3.03.2010</text:p>
          </table:table-cell>
          <table:table-cell table:formula="of:=YEAR([.B79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date" office:date-value="2010-03-04" calcext:value-type="date">
            <text:p>4.03.2010</text:p>
          </table:table-cell>
          <table:table-cell table:formula="of:=YEAR([.B79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0-03-05" calcext:value-type="date">
            <text:p>5.03.2010</text:p>
          </table:table-cell>
          <table:table-cell table:formula="of:=YEAR([.B79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0-03-06" calcext:value-type="date">
            <text:p>6.03.2010</text:p>
          </table:table-cell>
          <table:table-cell table:formula="of:=YEAR([.B79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date" office:date-value="2010-03-07" calcext:value-type="date">
            <text:p>7.03.2010</text:p>
          </table:table-cell>
          <table:table-cell table:formula="of:=YEAR([.B79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10-03-08" calcext:value-type="date">
            <text:p>8.03.2010</text:p>
          </table:table-cell>
          <table:table-cell table:formula="of:=YEAR([.B79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date" office:date-value="2010-03-09" calcext:value-type="date">
            <text:p>9.03.2010</text:p>
          </table:table-cell>
          <table:table-cell table:formula="of:=YEAR([.B79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date" office:date-value="2010-03-10" calcext:value-type="date">
            <text:p>10.03.2010</text:p>
          </table:table-cell>
          <table:table-cell table:formula="of:=YEAR([.B80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date" office:date-value="2010-03-11" calcext:value-type="date">
            <text:p>11.03.2010</text:p>
          </table:table-cell>
          <table:table-cell table:formula="of:=YEAR([.B80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date" office:date-value="2010-03-12" calcext:value-type="date">
            <text:p>12.03.2010</text:p>
          </table:table-cell>
          <table:table-cell table:formula="of:=YEAR([.B80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date" office:date-value="2010-03-13" calcext:value-type="date">
            <text:p>13.03.2010</text:p>
          </table:table-cell>
          <table:table-cell table:formula="of:=YEAR([.B80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0-03-14" calcext:value-type="date">
            <text:p>14.03.2010</text:p>
          </table:table-cell>
          <table:table-cell table:formula="of:=YEAR([.B80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date" office:date-value="2010-03-15" calcext:value-type="date">
            <text:p>15.03.2010</text:p>
          </table:table-cell>
          <table:table-cell table:formula="of:=YEAR([.B80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date" office:date-value="2010-03-16" calcext:value-type="date">
            <text:p>16.03.2010</text:p>
          </table:table-cell>
          <table:table-cell table:formula="of:=YEAR([.B80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date" office:date-value="2010-03-17" calcext:value-type="date">
            <text:p>17.03.2010</text:p>
          </table:table-cell>
          <table:table-cell table:formula="of:=YEAR([.B80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0-03-18" calcext:value-type="date">
            <text:p>18.03.2010</text:p>
          </table:table-cell>
          <table:table-cell table:formula="of:=YEAR([.B80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date" office:date-value="2010-03-19" calcext:value-type="date">
            <text:p>19.03.2010</text:p>
          </table:table-cell>
          <table:table-cell table:formula="of:=YEAR([.B80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date" office:date-value="2010-03-20" calcext:value-type="date">
            <text:p>20.03.2010</text:p>
          </table:table-cell>
          <table:table-cell table:formula="of:=YEAR([.B81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0-03-21" calcext:value-type="date">
            <text:p>21.03.2010</text:p>
          </table:table-cell>
          <table:table-cell table:formula="of:=YEAR([.B81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date" office:date-value="2010-03-22" calcext:value-type="date">
            <text:p>22.03.2010</text:p>
          </table:table-cell>
          <table:table-cell table:formula="of:=YEAR([.B81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date" office:date-value="2010-03-23" calcext:value-type="date">
            <text:p>23.03.2010</text:p>
          </table:table-cell>
          <table:table-cell table:formula="of:=YEAR([.B81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date" office:date-value="2010-03-24" calcext:value-type="date">
            <text:p>24.03.2010</text:p>
          </table:table-cell>
          <table:table-cell table:formula="of:=YEAR([.B81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date" office:date-value="2010-03-25" calcext:value-type="date">
            <text:p>25.03.2010</text:p>
          </table:table-cell>
          <table:table-cell table:formula="of:=YEAR([.B81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0-03-26" calcext:value-type="date">
            <text:p>26.03.2010</text:p>
          </table:table-cell>
          <table:table-cell table:formula="of:=YEAR([.B81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date" office:date-value="2010-03-27" calcext:value-type="date">
            <text:p>27.03.2010</text:p>
          </table:table-cell>
          <table:table-cell table:formula="of:=YEAR([.B81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date" office:date-value="2010-03-28" calcext:value-type="date">
            <text:p>28.03.2010</text:p>
          </table:table-cell>
          <table:table-cell table:formula="of:=YEAR([.B81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10-03-29" calcext:value-type="date">
            <text:p>29.03.2010</text:p>
          </table:table-cell>
          <table:table-cell table:formula="of:=YEAR([.B81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date" office:date-value="2010-03-30" calcext:value-type="date">
            <text:p>30.03.2010</text:p>
          </table:table-cell>
          <table:table-cell table:formula="of:=YEAR([.B82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0-03-31" calcext:value-type="date">
            <text:p>31.03.2010</text:p>
          </table:table-cell>
          <table:table-cell table:formula="of:=YEAR([.B82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date" office:date-value="2010-04-01" calcext:value-type="date">
            <text:p>1.04.2010</text:p>
          </table:table-cell>
          <table:table-cell table:formula="of:=YEAR([.B82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date" office:date-value="2010-04-02" calcext:value-type="date">
            <text:p>2.04.2010</text:p>
          </table:table-cell>
          <table:table-cell table:formula="of:=YEAR([.B82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0-04-03" calcext:value-type="date">
            <text:p>3.04.2010</text:p>
          </table:table-cell>
          <table:table-cell table:formula="of:=YEAR([.B82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date" office:date-value="2010-04-04" calcext:value-type="date">
            <text:p>4.04.2010</text:p>
          </table:table-cell>
          <table:table-cell table:formula="of:=YEAR([.B82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date" office:date-value="2010-04-05" calcext:value-type="date">
            <text:p>5.04.2010</text:p>
          </table:table-cell>
          <table:table-cell table:formula="of:=YEAR([.B82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0-04-06" calcext:value-type="date">
            <text:p>6.04.2010</text:p>
          </table:table-cell>
          <table:table-cell table:formula="of:=YEAR([.B82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date" office:date-value="2010-04-07" calcext:value-type="date">
            <text:p>7.04.2010</text:p>
          </table:table-cell>
          <table:table-cell table:formula="of:=YEAR([.B82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date" office:date-value="2010-04-08" calcext:value-type="date">
            <text:p>8.04.2010</text:p>
          </table:table-cell>
          <table:table-cell table:formula="of:=YEAR([.B82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date" office:date-value="2010-04-09" calcext:value-type="date">
            <text:p>9.04.2010</text:p>
          </table:table-cell>
          <table:table-cell table:formula="of:=YEAR([.B83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date" office:date-value="2010-04-10" calcext:value-type="date">
            <text:p>10.04.2010</text:p>
          </table:table-cell>
          <table:table-cell table:formula="of:=YEAR([.B83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0-04-11" calcext:value-type="date">
            <text:p>11.04.2010</text:p>
          </table:table-cell>
          <table:table-cell table:formula="of:=YEAR([.B83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date" office:date-value="2010-04-12" calcext:value-type="date">
            <text:p>12.04.2010</text:p>
          </table:table-cell>
          <table:table-cell table:formula="of:=YEAR([.B83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date" office:date-value="2010-04-13" calcext:value-type="date">
            <text:p>13.04.2010</text:p>
          </table:table-cell>
          <table:table-cell table:formula="of:=YEAR([.B83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date" office:date-value="2010-04-14" calcext:value-type="date">
            <text:p>14.04.2010</text:p>
          </table:table-cell>
          <table:table-cell table:formula="of:=YEAR([.B83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date" office:date-value="2010-04-15" calcext:value-type="date">
            <text:p>15.04.2010</text:p>
          </table:table-cell>
          <table:table-cell table:formula="of:=YEAR([.B83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date" office:date-value="2010-04-16" calcext:value-type="date">
            <text:p>16.04.2010</text:p>
          </table:table-cell>
          <table:table-cell table:formula="of:=YEAR([.B83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date" office:date-value="2010-04-17" calcext:value-type="date">
            <text:p>17.04.2010</text:p>
          </table:table-cell>
          <table:table-cell table:formula="of:=YEAR([.B83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711" calcext:value-type="float">
            <text:p>26711</text:p>
          </table:table-cell>
          <table:table-cell office:value-type="date" office:date-value="2010-04-18" calcext:value-type="date">
            <text:p>18.04.2010</text:p>
          </table:table-cell>
          <table:table-cell table:formula="of:=YEAR([.B83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date" office:date-value="2010-04-19" calcext:value-type="date">
            <text:p>19.04.2010</text:p>
          </table:table-cell>
          <table:table-cell table:formula="of:=YEAR([.B84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951" calcext:value-type="float">
            <text:p>26951</text:p>
          </table:table-cell>
          <table:table-cell office:value-type="date" office:date-value="2010-04-20" calcext:value-type="date">
            <text:p>20.04.2010</text:p>
          </table:table-cell>
          <table:table-cell table:formula="of:=YEAR([.B84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date" office:date-value="2010-04-21" calcext:value-type="date">
            <text:p>21.04.2010</text:p>
          </table:table-cell>
          <table:table-cell table:formula="of:=YEAR([.B84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date" office:date-value="2010-04-22" calcext:value-type="date">
            <text:p>22.04.2010</text:p>
          </table:table-cell>
          <table:table-cell table:formula="of:=YEAR([.B84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date" office:date-value="2010-04-23" calcext:value-type="date">
            <text:p>23.04.2010</text:p>
          </table:table-cell>
          <table:table-cell table:formula="of:=YEAR([.B84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date" office:date-value="2010-04-24" calcext:value-type="date">
            <text:p>24.04.2010</text:p>
          </table:table-cell>
          <table:table-cell table:formula="of:=YEAR([.B84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date" office:date-value="2010-04-25" calcext:value-type="date">
            <text:p>25.04.2010</text:p>
          </table:table-cell>
          <table:table-cell table:formula="of:=YEAR([.B84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date" office:date-value="2010-04-26" calcext:value-type="date">
            <text:p>26.04.2010</text:p>
          </table:table-cell>
          <table:table-cell table:formula="of:=YEAR([.B84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date" office:date-value="2010-04-27" calcext:value-type="date">
            <text:p>27.04.2010</text:p>
          </table:table-cell>
          <table:table-cell table:formula="of:=YEAR([.B84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date" office:date-value="2010-04-28" calcext:value-type="date">
            <text:p>28.04.2010</text:p>
          </table:table-cell>
          <table:table-cell table:formula="of:=YEAR([.B84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date" office:date-value="2010-04-29" calcext:value-type="date">
            <text:p>29.04.2010</text:p>
          </table:table-cell>
          <table:table-cell table:formula="of:=YEAR([.B85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date" office:date-value="2010-04-30" calcext:value-type="date">
            <text:p>30.04.2010</text:p>
          </table:table-cell>
          <table:table-cell table:formula="of:=YEAR([.B85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date" office:date-value="2010-05-01" calcext:value-type="date">
            <text:p>1.05.2010</text:p>
          </table:table-cell>
          <table:table-cell table:formula="of:=YEAR([.B85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date" office:date-value="2010-05-02" calcext:value-type="date">
            <text:p>2.05.2010</text:p>
          </table:table-cell>
          <table:table-cell table:formula="of:=YEAR([.B85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7365" calcext:value-type="float">
            <text:p>17365</text:p>
          </table:table-cell>
          <table:table-cell office:value-type="date" office:date-value="2010-05-03" calcext:value-type="date">
            <text:p>3.05.2010</text:p>
          </table:table-cell>
          <table:table-cell table:formula="of:=YEAR([.B85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date" office:date-value="2010-05-04" calcext:value-type="date">
            <text:p>4.05.2010</text:p>
          </table:table-cell>
          <table:table-cell table:formula="of:=YEAR([.B85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date" office:date-value="2010-05-05" calcext:value-type="date">
            <text:p>5.05.2010</text:p>
          </table:table-cell>
          <table:table-cell table:formula="of:=YEAR([.B85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date" office:date-value="2010-05-06" calcext:value-type="date">
            <text:p>6.05.2010</text:p>
          </table:table-cell>
          <table:table-cell table:formula="of:=YEAR([.B85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date" office:date-value="2010-05-07" calcext:value-type="date">
            <text:p>7.05.2010</text:p>
          </table:table-cell>
          <table:table-cell table:formula="of:=YEAR([.B85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date" office:date-value="2010-05-08" calcext:value-type="date">
            <text:p>8.05.2010</text:p>
          </table:table-cell>
          <table:table-cell table:formula="of:=YEAR([.B85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date" office:date-value="2010-05-09" calcext:value-type="date">
            <text:p>9.05.2010</text:p>
          </table:table-cell>
          <table:table-cell table:formula="of:=YEAR([.B86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date" office:date-value="2010-05-10" calcext:value-type="date">
            <text:p>10.05.2010</text:p>
          </table:table-cell>
          <table:table-cell table:formula="of:=YEAR([.B86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date" office:date-value="2010-05-11" calcext:value-type="date">
            <text:p>11.05.2010</text:p>
          </table:table-cell>
          <table:table-cell table:formula="of:=YEAR([.B86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date" office:date-value="2010-05-12" calcext:value-type="date">
            <text:p>12.05.2010</text:p>
          </table:table-cell>
          <table:table-cell table:formula="of:=YEAR([.B86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date" office:date-value="2010-05-13" calcext:value-type="date">
            <text:p>13.05.2010</text:p>
          </table:table-cell>
          <table:table-cell table:formula="of:=YEAR([.B86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date" office:date-value="2010-05-14" calcext:value-type="date">
            <text:p>14.05.2010</text:p>
          </table:table-cell>
          <table:table-cell table:formula="of:=YEAR([.B86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05-15" calcext:value-type="date">
            <text:p>15.05.2010</text:p>
          </table:table-cell>
          <table:table-cell table:formula="of:=YEAR([.B86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date" office:date-value="2010-05-16" calcext:value-type="date">
            <text:p>16.05.2010</text:p>
          </table:table-cell>
          <table:table-cell table:formula="of:=YEAR([.B86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date" office:date-value="2010-05-17" calcext:value-type="date">
            <text:p>17.05.2010</text:p>
          </table:table-cell>
          <table:table-cell table:formula="of:=YEAR([.B86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05-18" calcext:value-type="date">
            <text:p>18.05.2010</text:p>
          </table:table-cell>
          <table:table-cell table:formula="of:=YEAR([.B86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date" office:date-value="2010-05-19" calcext:value-type="date">
            <text:p>19.05.2010</text:p>
          </table:table-cell>
          <table:table-cell table:formula="of:=YEAR([.B87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date" office:date-value="2010-05-20" calcext:value-type="date">
            <text:p>20.05.2010</text:p>
          </table:table-cell>
          <table:table-cell table:formula="of:=YEAR([.B87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date" office:date-value="2010-05-21" calcext:value-type="date">
            <text:p>21.05.2010</text:p>
          </table:table-cell>
          <table:table-cell table:formula="of:=YEAR([.B87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date" office:date-value="2010-05-22" calcext:value-type="date">
            <text:p>22.05.2010</text:p>
          </table:table-cell>
          <table:table-cell table:formula="of:=YEAR([.B87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0-05-23" calcext:value-type="date">
            <text:p>23.05.2010</text:p>
          </table:table-cell>
          <table:table-cell table:formula="of:=YEAR([.B87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0-05-24" calcext:value-type="date">
            <text:p>24.05.2010</text:p>
          </table:table-cell>
          <table:table-cell table:formula="of:=YEAR([.B87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date" office:date-value="2010-05-25" calcext:value-type="date">
            <text:p>25.05.2010</text:p>
          </table:table-cell>
          <table:table-cell table:formula="of:=YEAR([.B87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10-05-26" calcext:value-type="date">
            <text:p>26.05.2010</text:p>
          </table:table-cell>
          <table:table-cell table:formula="of:=YEAR([.B87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date" office:date-value="2010-05-27" calcext:value-type="date">
            <text:p>27.05.2010</text:p>
          </table:table-cell>
          <table:table-cell table:formula="of:=YEAR([.B87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date" office:date-value="2010-05-28" calcext:value-type="date">
            <text:p>28.05.2010</text:p>
          </table:table-cell>
          <table:table-cell table:formula="of:=YEAR([.B87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date" office:date-value="2010-05-29" calcext:value-type="date">
            <text:p>29.05.2010</text:p>
          </table:table-cell>
          <table:table-cell table:formula="of:=YEAR([.B88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date" office:date-value="2010-05-30" calcext:value-type="date">
            <text:p>30.05.2010</text:p>
          </table:table-cell>
          <table:table-cell table:formula="of:=YEAR([.B88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date" office:date-value="2010-05-31" calcext:value-type="date">
            <text:p>31.05.2010</text:p>
          </table:table-cell>
          <table:table-cell table:formula="of:=YEAR([.B88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0-06-01" calcext:value-type="date">
            <text:p>1.06.2010</text:p>
          </table:table-cell>
          <table:table-cell table:formula="of:=YEAR([.B88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date" office:date-value="2010-06-02" calcext:value-type="date">
            <text:p>2.06.2010</text:p>
          </table:table-cell>
          <table:table-cell table:formula="of:=YEAR([.B88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date" office:date-value="2010-06-03" calcext:value-type="date">
            <text:p>3.06.2010</text:p>
          </table:table-cell>
          <table:table-cell table:formula="of:=YEAR([.B88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0-06-04" calcext:value-type="date">
            <text:p>4.06.2010</text:p>
          </table:table-cell>
          <table:table-cell table:formula="of:=YEAR([.B88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date" office:date-value="2010-06-05" calcext:value-type="date">
            <text:p>5.06.2010</text:p>
          </table:table-cell>
          <table:table-cell table:formula="of:=YEAR([.B88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06" calcext:value-type="date">
            <text:p>6.06.2010</text:p>
          </table:table-cell>
          <table:table-cell table:formula="of:=YEAR([.B88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0-06-07" calcext:value-type="date">
            <text:p>7.06.2010</text:p>
          </table:table-cell>
          <table:table-cell table:formula="of:=YEAR([.B88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date" office:date-value="2010-06-08" calcext:value-type="date">
            <text:p>8.06.2010</text:p>
          </table:table-cell>
          <table:table-cell table:formula="of:=YEAR([.B89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date" office:date-value="2010-06-09" calcext:value-type="date">
            <text:p>9.06.2010</text:p>
          </table:table-cell>
          <table:table-cell table:formula="of:=YEAR([.B89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date" office:date-value="2010-06-10" calcext:value-type="date">
            <text:p>10.06.2010</text:p>
          </table:table-cell>
          <table:table-cell table:formula="of:=YEAR([.B89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date" office:date-value="2010-06-11" calcext:value-type="date">
            <text:p>11.06.2010</text:p>
          </table:table-cell>
          <table:table-cell table:formula="of:=YEAR([.B89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date" office:date-value="2010-06-12" calcext:value-type="date">
            <text:p>12.06.2010</text:p>
          </table:table-cell>
          <table:table-cell table:formula="of:=YEAR([.B89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0-06-13" calcext:value-type="date">
            <text:p>13.06.2010</text:p>
          </table:table-cell>
          <table:table-cell table:formula="of:=YEAR([.B89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date" office:date-value="2010-06-14" calcext:value-type="date">
            <text:p>14.06.2010</text:p>
          </table:table-cell>
          <table:table-cell table:formula="of:=YEAR([.B89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date" office:date-value="2010-06-15" calcext:value-type="date">
            <text:p>15.06.2010</text:p>
          </table:table-cell>
          <table:table-cell table:formula="of:=YEAR([.B89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0-06-16" calcext:value-type="date">
            <text:p>16.06.2010</text:p>
          </table:table-cell>
          <table:table-cell table:formula="of:=YEAR([.B89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date" office:date-value="2010-06-17" calcext:value-type="date">
            <text:p>17.06.2010</text:p>
          </table:table-cell>
          <table:table-cell table:formula="of:=YEAR([.B89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date" office:date-value="2010-06-18" calcext:value-type="date">
            <text:p>18.06.2010</text:p>
          </table:table-cell>
          <table:table-cell table:formula="of:=YEAR([.B90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date" office:date-value="2010-06-19" calcext:value-type="date">
            <text:p>19.06.2010</text:p>
          </table:table-cell>
          <table:table-cell table:formula="of:=YEAR([.B90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date" office:date-value="2010-06-20" calcext:value-type="date">
            <text:p>20.06.2010</text:p>
          </table:table-cell>
          <table:table-cell table:formula="of:=YEAR([.B90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date" office:date-value="2010-06-21" calcext:value-type="date">
            <text:p>21.06.2010</text:p>
          </table:table-cell>
          <table:table-cell table:formula="of:=YEAR([.B90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date" office:date-value="2010-06-22" calcext:value-type="date">
            <text:p>22.06.2010</text:p>
          </table:table-cell>
          <table:table-cell table:formula="of:=YEAR([.B90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0-06-23" calcext:value-type="date">
            <text:p>23.06.2010</text:p>
          </table:table-cell>
          <table:table-cell table:formula="of:=YEAR([.B90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24" calcext:value-type="date">
            <text:p>24.06.2010</text:p>
          </table:table-cell>
          <table:table-cell table:formula="of:=YEAR([.B90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date" office:date-value="2010-06-25" calcext:value-type="date">
            <text:p>25.06.2010</text:p>
          </table:table-cell>
          <table:table-cell table:formula="of:=YEAR([.B90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date" office:date-value="2010-06-26" calcext:value-type="date">
            <text:p>26.06.2010</text:p>
          </table:table-cell>
          <table:table-cell table:formula="of:=YEAR([.B90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date" office:date-value="2010-06-27" calcext:value-type="date">
            <text:p>27.06.2010</text:p>
          </table:table-cell>
          <table:table-cell table:formula="of:=YEAR([.B90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0667" calcext:value-type="float">
            <text:p>10667</text:p>
          </table:table-cell>
          <table:table-cell office:value-type="date" office:date-value="2010-06-28" calcext:value-type="date">
            <text:p>28.06.2010</text:p>
          </table:table-cell>
          <table:table-cell table:formula="of:=YEAR([.B91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date" office:date-value="2010-06-29" calcext:value-type="date">
            <text:p>29.06.2010</text:p>
          </table:table-cell>
          <table:table-cell table:formula="of:=YEAR([.B91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date" office:date-value="2010-06-30" calcext:value-type="date">
            <text:p>30.06.2010</text:p>
          </table:table-cell>
          <table:table-cell table:formula="of:=YEAR([.B91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date" office:date-value="2010-07-01" calcext:value-type="date">
            <text:p>1.07.2010</text:p>
          </table:table-cell>
          <table:table-cell table:formula="of:=YEAR([.B91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437" calcext:value-type="float">
            <text:p>32437</text:p>
          </table:table-cell>
          <table:table-cell office:value-type="date" office:date-value="2010-07-02" calcext:value-type="date">
            <text:p>2.07.2010</text:p>
          </table:table-cell>
          <table:table-cell table:formula="of:=YEAR([.B91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date" office:date-value="2010-07-03" calcext:value-type="date">
            <text:p>3.07.2010</text:p>
          </table:table-cell>
          <table:table-cell table:formula="of:=YEAR([.B91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418" calcext:value-type="float">
            <text:p>27418</text:p>
          </table:table-cell>
          <table:table-cell office:value-type="date" office:date-value="2010-07-04" calcext:value-type="date">
            <text:p>4.07.2010</text:p>
          </table:table-cell>
          <table:table-cell table:formula="of:=YEAR([.B91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date" office:date-value="2010-07-05" calcext:value-type="date">
            <text:p>5.07.2010</text:p>
          </table:table-cell>
          <table:table-cell table:formula="of:=YEAR([.B91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date" office:date-value="2010-07-06" calcext:value-type="date">
            <text:p>6.07.2010</text:p>
          </table:table-cell>
          <table:table-cell table:formula="of:=YEAR([.B91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date" office:date-value="2010-07-07" calcext:value-type="date">
            <text:p>7.07.2010</text:p>
          </table:table-cell>
          <table:table-cell table:formula="of:=YEAR([.B91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0-07-08" calcext:value-type="date">
            <text:p>8.07.2010</text:p>
          </table:table-cell>
          <table:table-cell table:formula="of:=YEAR([.B92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0-07-09" calcext:value-type="date">
            <text:p>9.07.2010</text:p>
          </table:table-cell>
          <table:table-cell table:formula="of:=YEAR([.B92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0-07-10" calcext:value-type="date">
            <text:p>10.07.2010</text:p>
          </table:table-cell>
          <table:table-cell table:formula="of:=YEAR([.B92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date" office:date-value="2010-07-11" calcext:value-type="date">
            <text:p>11.07.2010</text:p>
          </table:table-cell>
          <table:table-cell table:formula="of:=YEAR([.B92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0-07-12" calcext:value-type="date">
            <text:p>12.07.2010</text:p>
          </table:table-cell>
          <table:table-cell table:formula="of:=YEAR([.B92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date" office:date-value="2010-07-13" calcext:value-type="date">
            <text:p>13.07.2010</text:p>
          </table:table-cell>
          <table:table-cell table:formula="of:=YEAR([.B92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0-07-14" calcext:value-type="date">
            <text:p>14.07.2010</text:p>
          </table:table-cell>
          <table:table-cell table:formula="of:=YEAR([.B92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date" office:date-value="2010-07-15" calcext:value-type="date">
            <text:p>15.07.2010</text:p>
          </table:table-cell>
          <table:table-cell table:formula="of:=YEAR([.B92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date" office:date-value="2010-07-16" calcext:value-type="date">
            <text:p>16.07.2010</text:p>
          </table:table-cell>
          <table:table-cell table:formula="of:=YEAR([.B92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10-07-17" calcext:value-type="date">
            <text:p>17.07.2010</text:p>
          </table:table-cell>
          <table:table-cell table:formula="of:=YEAR([.B92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0-07-18" calcext:value-type="date">
            <text:p>18.07.2010</text:p>
          </table:table-cell>
          <table:table-cell table:formula="of:=YEAR([.B93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date" office:date-value="2010-07-19" calcext:value-type="date">
            <text:p>19.07.2010</text:p>
          </table:table-cell>
          <table:table-cell table:formula="of:=YEAR([.B93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10-07-20" calcext:value-type="date">
            <text:p>20.07.2010</text:p>
          </table:table-cell>
          <table:table-cell table:formula="of:=YEAR([.B93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date" office:date-value="2010-07-21" calcext:value-type="date">
            <text:p>21.07.2010</text:p>
          </table:table-cell>
          <table:table-cell table:formula="of:=YEAR([.B93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date" office:date-value="2010-07-22" calcext:value-type="date">
            <text:p>22.07.2010</text:p>
          </table:table-cell>
          <table:table-cell table:formula="of:=YEAR([.B93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date" office:date-value="2010-07-23" calcext:value-type="date">
            <text:p>23.07.2010</text:p>
          </table:table-cell>
          <table:table-cell table:formula="of:=YEAR([.B93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0-07-24" calcext:value-type="date">
            <text:p>24.07.2010</text:p>
          </table:table-cell>
          <table:table-cell table:formula="of:=YEAR([.B93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date" office:date-value="2010-07-25" calcext:value-type="date">
            <text:p>25.07.2010</text:p>
          </table:table-cell>
          <table:table-cell table:formula="of:=YEAR([.B93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date" office:date-value="2010-07-26" calcext:value-type="date">
            <text:p>26.07.2010</text:p>
          </table:table-cell>
          <table:table-cell table:formula="of:=YEAR([.B93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10-07-27" calcext:value-type="date">
            <text:p>27.07.2010</text:p>
          </table:table-cell>
          <table:table-cell table:formula="of:=YEAR([.B93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10-07-28" calcext:value-type="date">
            <text:p>28.07.2010</text:p>
          </table:table-cell>
          <table:table-cell table:formula="of:=YEAR([.B94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date" office:date-value="2010-07-29" calcext:value-type="date">
            <text:p>29.07.2010</text:p>
          </table:table-cell>
          <table:table-cell table:formula="of:=YEAR([.B94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date" office:date-value="2010-07-30" calcext:value-type="date">
            <text:p>30.07.2010</text:p>
          </table:table-cell>
          <table:table-cell table:formula="of:=YEAR([.B94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date" office:date-value="2010-07-31" calcext:value-type="date">
            <text:p>31.07.2010</text:p>
          </table:table-cell>
          <table:table-cell table:formula="of:=YEAR([.B94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10-08-01" calcext:value-type="date">
            <text:p>1.08.2010</text:p>
          </table:table-cell>
          <table:table-cell table:formula="of:=YEAR([.B94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date" office:date-value="2010-08-02" calcext:value-type="date">
            <text:p>2.08.2010</text:p>
          </table:table-cell>
          <table:table-cell table:formula="of:=YEAR([.B94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date" office:date-value="2010-08-03" calcext:value-type="date">
            <text:p>3.08.2010</text:p>
          </table:table-cell>
          <table:table-cell table:formula="of:=YEAR([.B94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date" office:date-value="2010-08-04" calcext:value-type="date">
            <text:p>4.08.2010</text:p>
          </table:table-cell>
          <table:table-cell table:formula="of:=YEAR([.B94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date" office:date-value="2010-08-05" calcext:value-type="date">
            <text:p>5.08.2010</text:p>
          </table:table-cell>
          <table:table-cell table:formula="of:=YEAR([.B94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date" office:date-value="2010-08-06" calcext:value-type="date">
            <text:p>6.08.2010</text:p>
          </table:table-cell>
          <table:table-cell table:formula="of:=YEAR([.B94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date" office:date-value="2010-08-07" calcext:value-type="date">
            <text:p>7.08.2010</text:p>
          </table:table-cell>
          <table:table-cell table:formula="of:=YEAR([.B95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0-08-08" calcext:value-type="date">
            <text:p>8.08.2010</text:p>
          </table:table-cell>
          <table:table-cell table:formula="of:=YEAR([.B95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date" office:date-value="2010-08-09" calcext:value-type="date">
            <text:p>9.08.2010</text:p>
          </table:table-cell>
          <table:table-cell table:formula="of:=YEAR([.B95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0-08-10" calcext:value-type="date">
            <text:p>10.08.2010</text:p>
          </table:table-cell>
          <table:table-cell table:formula="of:=YEAR([.B95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date" office:date-value="2010-08-11" calcext:value-type="date">
            <text:p>11.08.2010</text:p>
          </table:table-cell>
          <table:table-cell table:formula="of:=YEAR([.B95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date" office:date-value="2010-08-12" calcext:value-type="date">
            <text:p>12.08.2010</text:p>
          </table:table-cell>
          <table:table-cell table:formula="of:=YEAR([.B95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date" office:date-value="2010-08-13" calcext:value-type="date">
            <text:p>13.08.2010</text:p>
          </table:table-cell>
          <table:table-cell table:formula="of:=YEAR([.B95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date" office:date-value="2010-08-14" calcext:value-type="date">
            <text:p>14.08.2010</text:p>
          </table:table-cell>
          <table:table-cell table:formula="of:=YEAR([.B95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0-08-15" calcext:value-type="date">
            <text:p>15.08.2010</text:p>
          </table:table-cell>
          <table:table-cell table:formula="of:=YEAR([.B95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date" office:date-value="2010-08-16" calcext:value-type="date">
            <text:p>16.08.2010</text:p>
          </table:table-cell>
          <table:table-cell table:formula="of:=YEAR([.B95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0-08-17" calcext:value-type="date">
            <text:p>17.08.2010</text:p>
          </table:table-cell>
          <table:table-cell table:formula="of:=YEAR([.B96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date" office:date-value="2010-08-18" calcext:value-type="date">
            <text:p>18.08.2010</text:p>
          </table:table-cell>
          <table:table-cell table:formula="of:=YEAR([.B96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date" office:date-value="2010-08-19" calcext:value-type="date">
            <text:p>19.08.2010</text:p>
          </table:table-cell>
          <table:table-cell table:formula="of:=YEAR([.B96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date" office:date-value="2010-08-20" calcext:value-type="date">
            <text:p>20.08.2010</text:p>
          </table:table-cell>
          <table:table-cell table:formula="of:=YEAR([.B96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0-08-21" calcext:value-type="date">
            <text:p>21.08.2010</text:p>
          </table:table-cell>
          <table:table-cell table:formula="of:=YEAR([.B96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0-08-22" calcext:value-type="date">
            <text:p>22.08.2010</text:p>
          </table:table-cell>
          <table:table-cell table:formula="of:=YEAR([.B96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0-08-23" calcext:value-type="date">
            <text:p>23.08.2010</text:p>
          </table:table-cell>
          <table:table-cell table:formula="of:=YEAR([.B96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0-08-24" calcext:value-type="date">
            <text:p>24.08.2010</text:p>
          </table:table-cell>
          <table:table-cell table:formula="of:=YEAR([.B96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10-08-25" calcext:value-type="date">
            <text:p>25.08.2010</text:p>
          </table:table-cell>
          <table:table-cell table:formula="of:=YEAR([.B96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date" office:date-value="2010-08-26" calcext:value-type="date">
            <text:p>26.08.2010</text:p>
          </table:table-cell>
          <table:table-cell table:formula="of:=YEAR([.B96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date" office:date-value="2010-08-27" calcext:value-type="date">
            <text:p>27.08.2010</text:p>
          </table:table-cell>
          <table:table-cell table:formula="of:=YEAR([.B97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date" office:date-value="2010-08-28" calcext:value-type="date">
            <text:p>28.08.2010</text:p>
          </table:table-cell>
          <table:table-cell table:formula="of:=YEAR([.B97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date" office:date-value="2010-08-29" calcext:value-type="date">
            <text:p>29.08.2010</text:p>
          </table:table-cell>
          <table:table-cell table:formula="of:=YEAR([.B97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10-08-30" calcext:value-type="date">
            <text:p>30.08.2010</text:p>
          </table:table-cell>
          <table:table-cell table:formula="of:=YEAR([.B97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date" office:date-value="2010-08-31" calcext:value-type="date">
            <text:p>31.08.2010</text:p>
          </table:table-cell>
          <table:table-cell table:formula="of:=YEAR([.B97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0-09-01" calcext:value-type="date">
            <text:p>1.09.2010</text:p>
          </table:table-cell>
          <table:table-cell table:formula="of:=YEAR([.B97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0-09-02" calcext:value-type="date">
            <text:p>2.09.2010</text:p>
          </table:table-cell>
          <table:table-cell table:formula="of:=YEAR([.B97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date" office:date-value="2010-09-03" calcext:value-type="date">
            <text:p>3.09.2010</text:p>
          </table:table-cell>
          <table:table-cell table:formula="of:=YEAR([.B97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0-09-04" calcext:value-type="date">
            <text:p>4.09.2010</text:p>
          </table:table-cell>
          <table:table-cell table:formula="of:=YEAR([.B97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date" office:date-value="2010-09-05" calcext:value-type="date">
            <text:p>5.09.2010</text:p>
          </table:table-cell>
          <table:table-cell table:formula="of:=YEAR([.B97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date" office:date-value="2010-09-06" calcext:value-type="date">
            <text:p>6.09.2010</text:p>
          </table:table-cell>
          <table:table-cell table:formula="of:=YEAR([.B98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date" office:date-value="2010-09-07" calcext:value-type="date">
            <text:p>7.09.2010</text:p>
          </table:table-cell>
          <table:table-cell table:formula="of:=YEAR([.B98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date" office:date-value="2010-09-08" calcext:value-type="date">
            <text:p>8.09.2010</text:p>
          </table:table-cell>
          <table:table-cell table:formula="of:=YEAR([.B98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589" calcext:value-type="float">
            <text:p>35589</text:p>
          </table:table-cell>
          <table:table-cell office:value-type="date" office:date-value="2010-09-09" calcext:value-type="date">
            <text:p>9.09.2010</text:p>
          </table:table-cell>
          <table:table-cell table:formula="of:=YEAR([.B98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date" office:date-value="2010-09-10" calcext:value-type="date">
            <text:p>10.09.2010</text:p>
          </table:table-cell>
          <table:table-cell table:formula="of:=YEAR([.B98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date" office:date-value="2010-09-11" calcext:value-type="date">
            <text:p>11.09.2010</text:p>
          </table:table-cell>
          <table:table-cell table:formula="of:=YEAR([.B98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date" office:date-value="2010-09-12" calcext:value-type="date">
            <text:p>12.09.2010</text:p>
          </table:table-cell>
          <table:table-cell table:formula="of:=YEAR([.B98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date" office:date-value="2010-09-13" calcext:value-type="date">
            <text:p>13.09.2010</text:p>
          </table:table-cell>
          <table:table-cell table:formula="of:=YEAR([.B98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date" office:date-value="2010-09-14" calcext:value-type="date">
            <text:p>14.09.2010</text:p>
          </table:table-cell>
          <table:table-cell table:formula="of:=YEAR([.B98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10-09-15" calcext:value-type="date">
            <text:p>15.09.2010</text:p>
          </table:table-cell>
          <table:table-cell table:formula="of:=YEAR([.B98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date" office:date-value="2010-09-16" calcext:value-type="date">
            <text:p>16.09.2010</text:p>
          </table:table-cell>
          <table:table-cell table:formula="of:=YEAR([.B99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date" office:date-value="2010-09-17" calcext:value-type="date">
            <text:p>17.09.2010</text:p>
          </table:table-cell>
          <table:table-cell table:formula="of:=YEAR([.B99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0-09-18" calcext:value-type="date">
            <text:p>18.09.2010</text:p>
          </table:table-cell>
          <table:table-cell table:formula="of:=YEAR([.B99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date" office:date-value="2010-09-19" calcext:value-type="date">
            <text:p>19.09.2010</text:p>
          </table:table-cell>
          <table:table-cell table:formula="of:=YEAR([.B99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0-09-20" calcext:value-type="date">
            <text:p>20.09.2010</text:p>
          </table:table-cell>
          <table:table-cell table:formula="of:=YEAR([.B99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0-09-21" calcext:value-type="date">
            <text:p>21.09.2010</text:p>
          </table:table-cell>
          <table:table-cell table:formula="of:=YEAR([.B99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0-09-22" calcext:value-type="date">
            <text:p>22.09.2010</text:p>
          </table:table-cell>
          <table:table-cell table:formula="of:=YEAR([.B99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date" office:date-value="2010-09-23" calcext:value-type="date">
            <text:p>23.09.2010</text:p>
          </table:table-cell>
          <table:table-cell table:formula="of:=YEAR([.B99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0-09-24" calcext:value-type="date">
            <text:p>24.09.2010</text:p>
          </table:table-cell>
          <table:table-cell table:formula="of:=YEAR([.B99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date" office:date-value="2010-09-25" calcext:value-type="date">
            <text:p>25.09.2010</text:p>
          </table:table-cell>
          <table:table-cell table:formula="of:=YEAR([.B99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date" office:date-value="2010-09-26" calcext:value-type="date">
            <text:p>26.09.2010</text:p>
          </table:table-cell>
          <table:table-cell table:formula="of:=YEAR([.B100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date" office:date-value="2010-09-27" calcext:value-type="date">
            <text:p>27.09.2010</text:p>
          </table:table-cell>
          <table:table-cell table:formula="of:=YEAR([.B100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date" office:date-value="2010-09-28" calcext:value-type="date">
            <text:p>28.09.2010</text:p>
          </table:table-cell>
          <table:table-cell table:formula="of:=YEAR([.B100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0-09-29" calcext:value-type="date">
            <text:p>29.09.2010</text:p>
          </table:table-cell>
          <table:table-cell table:formula="of:=YEAR([.B100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0-09-30" calcext:value-type="date">
            <text:p>30.09.2010</text:p>
          </table:table-cell>
          <table:table-cell table:formula="of:=YEAR([.B100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0-10-01" calcext:value-type="date">
            <text:p>1.10.2010</text:p>
          </table:table-cell>
          <table:table-cell table:formula="of:=YEAR([.B100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date" office:date-value="2010-10-02" calcext:value-type="date">
            <text:p>2.10.2010</text:p>
          </table:table-cell>
          <table:table-cell table:formula="of:=YEAR([.B100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0-10-03" calcext:value-type="date">
            <text:p>3.10.2010</text:p>
          </table:table-cell>
          <table:table-cell table:formula="of:=YEAR([.B100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date" office:date-value="2010-10-04" calcext:value-type="date">
            <text:p>4.10.2010</text:p>
          </table:table-cell>
          <table:table-cell table:formula="of:=YEAR([.B100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0-10-05" calcext:value-type="date">
            <text:p>5.10.2010</text:p>
          </table:table-cell>
          <table:table-cell table:formula="of:=YEAR([.B100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date" office:date-value="2010-10-06" calcext:value-type="date">
            <text:p>6.10.2010</text:p>
          </table:table-cell>
          <table:table-cell table:formula="of:=YEAR([.B101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10-07" calcext:value-type="date">
            <text:p>7.10.2010</text:p>
          </table:table-cell>
          <table:table-cell table:formula="of:=YEAR([.B101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0-10-08" calcext:value-type="date">
            <text:p>8.10.2010</text:p>
          </table:table-cell>
          <table:table-cell table:formula="of:=YEAR([.B101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date" office:date-value="2010-10-09" calcext:value-type="date">
            <text:p>9.10.2010</text:p>
          </table:table-cell>
          <table:table-cell table:formula="of:=YEAR([.B101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date" office:date-value="2010-10-10" calcext:value-type="date">
            <text:p>10.10.2010</text:p>
          </table:table-cell>
          <table:table-cell table:formula="of:=YEAR([.B101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0-10-11" calcext:value-type="date">
            <text:p>11.10.2010</text:p>
          </table:table-cell>
          <table:table-cell table:formula="of:=YEAR([.B101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0-10-12" calcext:value-type="date">
            <text:p>12.10.2010</text:p>
          </table:table-cell>
          <table:table-cell table:formula="of:=YEAR([.B101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date" office:date-value="2010-10-13" calcext:value-type="date">
            <text:p>13.10.2010</text:p>
          </table:table-cell>
          <table:table-cell table:formula="of:=YEAR([.B101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date" office:date-value="2010-10-14" calcext:value-type="date">
            <text:p>14.10.2010</text:p>
          </table:table-cell>
          <table:table-cell table:formula="of:=YEAR([.B101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date" office:date-value="2010-10-15" calcext:value-type="date">
            <text:p>15.10.2010</text:p>
          </table:table-cell>
          <table:table-cell table:formula="of:=YEAR([.B101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0-10-16" calcext:value-type="date">
            <text:p>16.10.2010</text:p>
          </table:table-cell>
          <table:table-cell table:formula="of:=YEAR([.B102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date" office:date-value="2010-10-17" calcext:value-type="date">
            <text:p>17.10.2010</text:p>
          </table:table-cell>
          <table:table-cell table:formula="of:=YEAR([.B102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date" office:date-value="2010-10-18" calcext:value-type="date">
            <text:p>18.10.2010</text:p>
          </table:table-cell>
          <table:table-cell table:formula="of:=YEAR([.B102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0-10-19" calcext:value-type="date">
            <text:p>19.10.2010</text:p>
          </table:table-cell>
          <table:table-cell table:formula="of:=YEAR([.B102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10-20" calcext:value-type="date">
            <text:p>20.10.2010</text:p>
          </table:table-cell>
          <table:table-cell table:formula="of:=YEAR([.B102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10-10-21" calcext:value-type="date">
            <text:p>21.10.2010</text:p>
          </table:table-cell>
          <table:table-cell table:formula="of:=YEAR([.B102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date" office:date-value="2010-10-22" calcext:value-type="date">
            <text:p>22.10.2010</text:p>
          </table:table-cell>
          <table:table-cell table:formula="of:=YEAR([.B102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date" office:date-value="2010-10-23" calcext:value-type="date">
            <text:p>23.10.2010</text:p>
          </table:table-cell>
          <table:table-cell table:formula="of:=YEAR([.B102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date" office:date-value="2010-10-24" calcext:value-type="date">
            <text:p>24.10.2010</text:p>
          </table:table-cell>
          <table:table-cell table:formula="of:=YEAR([.B102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date" office:date-value="2010-10-25" calcext:value-type="date">
            <text:p>25.10.2010</text:p>
          </table:table-cell>
          <table:table-cell table:formula="of:=YEAR([.B102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0-10-26" calcext:value-type="date">
            <text:p>26.10.2010</text:p>
          </table:table-cell>
          <table:table-cell table:formula="of:=YEAR([.B103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date" office:date-value="2010-10-27" calcext:value-type="date">
            <text:p>27.10.2010</text:p>
          </table:table-cell>
          <table:table-cell table:formula="of:=YEAR([.B103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date" office:date-value="2010-10-28" calcext:value-type="date">
            <text:p>28.10.2010</text:p>
          </table:table-cell>
          <table:table-cell table:formula="of:=YEAR([.B103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date" office:date-value="2010-10-29" calcext:value-type="date">
            <text:p>29.10.2010</text:p>
          </table:table-cell>
          <table:table-cell table:formula="of:=YEAR([.B103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date" office:date-value="2010-10-30" calcext:value-type="date">
            <text:p>30.10.2010</text:p>
          </table:table-cell>
          <table:table-cell table:formula="of:=YEAR([.B103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date" office:date-value="2010-10-31" calcext:value-type="date">
            <text:p>31.10.2010</text:p>
          </table:table-cell>
          <table:table-cell table:formula="of:=YEAR([.B103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date" office:date-value="2010-11-01" calcext:value-type="date">
            <text:p>1.11.2010</text:p>
          </table:table-cell>
          <table:table-cell table:formula="of:=YEAR([.B103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date" office:date-value="2010-11-02" calcext:value-type="date">
            <text:p>2.11.2010</text:p>
          </table:table-cell>
          <table:table-cell table:formula="of:=YEAR([.B103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date" office:date-value="2010-11-03" calcext:value-type="date">
            <text:p>3.11.2010</text:p>
          </table:table-cell>
          <table:table-cell table:formula="of:=YEAR([.B103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10-11-04" calcext:value-type="date">
            <text:p>4.11.2010</text:p>
          </table:table-cell>
          <table:table-cell table:formula="of:=YEAR([.B103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date" office:date-value="2010-11-05" calcext:value-type="date">
            <text:p>5.11.2010</text:p>
          </table:table-cell>
          <table:table-cell table:formula="of:=YEAR([.B104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date" office:date-value="2010-11-06" calcext:value-type="date">
            <text:p>6.11.2010</text:p>
          </table:table-cell>
          <table:table-cell table:formula="of:=YEAR([.B104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10-11-07" calcext:value-type="date">
            <text:p>7.11.2010</text:p>
          </table:table-cell>
          <table:table-cell table:formula="of:=YEAR([.B104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date" office:date-value="2010-11-08" calcext:value-type="date">
            <text:p>8.11.2010</text:p>
          </table:table-cell>
          <table:table-cell table:formula="of:=YEAR([.B104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11-09" calcext:value-type="date">
            <text:p>9.11.2010</text:p>
          </table:table-cell>
          <table:table-cell table:formula="of:=YEAR([.B104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date" office:date-value="2010-11-10" calcext:value-type="date">
            <text:p>10.11.2010</text:p>
          </table:table-cell>
          <table:table-cell table:formula="of:=YEAR([.B104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date" office:date-value="2010-11-11" calcext:value-type="date">
            <text:p>11.11.2010</text:p>
          </table:table-cell>
          <table:table-cell table:formula="of:=YEAR([.B104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date" office:date-value="2010-11-12" calcext:value-type="date">
            <text:p>12.11.2010</text:p>
          </table:table-cell>
          <table:table-cell table:formula="of:=YEAR([.B104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0-11-13" calcext:value-type="date">
            <text:p>13.11.2010</text:p>
          </table:table-cell>
          <table:table-cell table:formula="of:=YEAR([.B104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date" office:date-value="2010-11-14" calcext:value-type="date">
            <text:p>14.11.2010</text:p>
          </table:table-cell>
          <table:table-cell table:formula="of:=YEAR([.B104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0-11-15" calcext:value-type="date">
            <text:p>15.11.2010</text:p>
          </table:table-cell>
          <table:table-cell table:formula="of:=YEAR([.B105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date" office:date-value="2010-11-16" calcext:value-type="date">
            <text:p>16.11.2010</text:p>
          </table:table-cell>
          <table:table-cell table:formula="of:=YEAR([.B105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date" office:date-value="2010-11-17" calcext:value-type="date">
            <text:p>17.11.2010</text:p>
          </table:table-cell>
          <table:table-cell table:formula="of:=YEAR([.B105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date" office:date-value="2010-11-18" calcext:value-type="date">
            <text:p>18.11.2010</text:p>
          </table:table-cell>
          <table:table-cell table:formula="of:=YEAR([.B105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date" office:date-value="2010-11-19" calcext:value-type="date">
            <text:p>19.11.2010</text:p>
          </table:table-cell>
          <table:table-cell table:formula="of:=YEAR([.B105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date" office:date-value="2010-11-20" calcext:value-type="date">
            <text:p>20.11.2010</text:p>
          </table:table-cell>
          <table:table-cell table:formula="of:=YEAR([.B105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date" office:date-value="2010-11-21" calcext:value-type="date">
            <text:p>21.11.2010</text:p>
          </table:table-cell>
          <table:table-cell table:formula="of:=YEAR([.B105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10-11-22" calcext:value-type="date">
            <text:p>22.11.2010</text:p>
          </table:table-cell>
          <table:table-cell table:formula="of:=YEAR([.B105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date" office:date-value="2010-11-23" calcext:value-type="date">
            <text:p>23.11.2010</text:p>
          </table:table-cell>
          <table:table-cell table:formula="of:=YEAR([.B105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date" office:date-value="2010-11-24" calcext:value-type="date">
            <text:p>24.11.2010</text:p>
          </table:table-cell>
          <table:table-cell table:formula="of:=YEAR([.B105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date" office:date-value="2010-11-25" calcext:value-type="date">
            <text:p>25.11.2010</text:p>
          </table:table-cell>
          <table:table-cell table:formula="of:=YEAR([.B106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date" office:date-value="2010-11-26" calcext:value-type="date">
            <text:p>26.11.2010</text:p>
          </table:table-cell>
          <table:table-cell table:formula="of:=YEAR([.B106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date" office:date-value="2010-11-27" calcext:value-type="date">
            <text:p>27.11.2010</text:p>
          </table:table-cell>
          <table:table-cell table:formula="of:=YEAR([.B106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date" office:date-value="2010-11-28" calcext:value-type="date">
            <text:p>28.11.2010</text:p>
          </table:table-cell>
          <table:table-cell table:formula="of:=YEAR([.B106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date" office:date-value="2010-11-29" calcext:value-type="date">
            <text:p>29.11.2010</text:p>
          </table:table-cell>
          <table:table-cell table:formula="of:=YEAR([.B106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date" office:date-value="2010-11-30" calcext:value-type="date">
            <text:p>30.11.2010</text:p>
          </table:table-cell>
          <table:table-cell table:formula="of:=YEAR([.B106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0-12-01" calcext:value-type="date">
            <text:p>1.12.2010</text:p>
          </table:table-cell>
          <table:table-cell table:formula="of:=YEAR([.B106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date" office:date-value="2010-12-02" calcext:value-type="date">
            <text:p>2.12.2010</text:p>
          </table:table-cell>
          <table:table-cell table:formula="of:=YEAR([.B106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0-12-03" calcext:value-type="date">
            <text:p>3.12.2010</text:p>
          </table:table-cell>
          <table:table-cell table:formula="of:=YEAR([.B106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0-12-04" calcext:value-type="date">
            <text:p>4.12.2010</text:p>
          </table:table-cell>
          <table:table-cell table:formula="of:=YEAR([.B106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0-12-05" calcext:value-type="date">
            <text:p>5.12.2010</text:p>
          </table:table-cell>
          <table:table-cell table:formula="of:=YEAR([.B107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10-12-06" calcext:value-type="date">
            <text:p>6.12.2010</text:p>
          </table:table-cell>
          <table:table-cell table:formula="of:=YEAR([.B107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date" office:date-value="2010-12-07" calcext:value-type="date">
            <text:p>7.12.2010</text:p>
          </table:table-cell>
          <table:table-cell table:formula="of:=YEAR([.B107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date" office:date-value="2010-12-08" calcext:value-type="date">
            <text:p>8.12.2010</text:p>
          </table:table-cell>
          <table:table-cell table:formula="of:=YEAR([.B107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date" office:date-value="2010-12-09" calcext:value-type="date">
            <text:p>9.12.2010</text:p>
          </table:table-cell>
          <table:table-cell table:formula="of:=YEAR([.B107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0-12-10" calcext:value-type="date">
            <text:p>10.12.2010</text:p>
          </table:table-cell>
          <table:table-cell table:formula="of:=YEAR([.B107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0-12-11" calcext:value-type="date">
            <text:p>11.12.2010</text:p>
          </table:table-cell>
          <table:table-cell table:formula="of:=YEAR([.B107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date" office:date-value="2010-12-12" calcext:value-type="date">
            <text:p>12.12.2010</text:p>
          </table:table-cell>
          <table:table-cell table:formula="of:=YEAR([.B107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date" office:date-value="2010-12-13" calcext:value-type="date">
            <text:p>13.12.2010</text:p>
          </table:table-cell>
          <table:table-cell table:formula="of:=YEAR([.B107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0-12-14" calcext:value-type="date">
            <text:p>14.12.2010</text:p>
          </table:table-cell>
          <table:table-cell table:formula="of:=YEAR([.B107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date" office:date-value="2010-12-15" calcext:value-type="date">
            <text:p>15.12.2010</text:p>
          </table:table-cell>
          <table:table-cell table:formula="of:=YEAR([.B108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0-12-16" calcext:value-type="date">
            <text:p>16.12.2010</text:p>
          </table:table-cell>
          <table:table-cell table:formula="of:=YEAR([.B108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0-12-17" calcext:value-type="date">
            <text:p>17.12.2010</text:p>
          </table:table-cell>
          <table:table-cell table:formula="of:=YEAR([.B108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date" office:date-value="2010-12-18" calcext:value-type="date">
            <text:p>18.12.2010</text:p>
          </table:table-cell>
          <table:table-cell table:formula="of:=YEAR([.B108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date" office:date-value="2010-12-19" calcext:value-type="date">
            <text:p>19.12.2010</text:p>
          </table:table-cell>
          <table:table-cell table:formula="of:=YEAR([.B108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date" office:date-value="2010-12-20" calcext:value-type="date">
            <text:p>20.12.2010</text:p>
          </table:table-cell>
          <table:table-cell table:formula="of:=YEAR([.B108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date" office:date-value="2010-12-21" calcext:value-type="date">
            <text:p>21.12.2010</text:p>
          </table:table-cell>
          <table:table-cell table:formula="of:=YEAR([.B108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date" office:date-value="2010-12-22" calcext:value-type="date">
            <text:p>22.12.2010</text:p>
          </table:table-cell>
          <table:table-cell table:formula="of:=YEAR([.B1087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0-12-23" calcext:value-type="date">
            <text:p>23.12.2010</text:p>
          </table:table-cell>
          <table:table-cell table:formula="of:=YEAR([.B1088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10-12-24" calcext:value-type="date">
            <text:p>24.12.2010</text:p>
          </table:table-cell>
          <table:table-cell table:formula="of:=YEAR([.B1089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date" office:date-value="2010-12-25" calcext:value-type="date">
            <text:p>25.12.2010</text:p>
          </table:table-cell>
          <table:table-cell table:formula="of:=YEAR([.B1090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date" office:date-value="2010-12-26" calcext:value-type="date">
            <text:p>26.12.2010</text:p>
          </table:table-cell>
          <table:table-cell table:formula="of:=YEAR([.B1091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date" office:date-value="2010-12-27" calcext:value-type="date">
            <text:p>27.12.2010</text:p>
          </table:table-cell>
          <table:table-cell table:formula="of:=YEAR([.B1092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0-12-28" calcext:value-type="date">
            <text:p>28.12.2010</text:p>
          </table:table-cell>
          <table:table-cell table:formula="of:=YEAR([.B1093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0-12-29" calcext:value-type="date">
            <text:p>29.12.2010</text:p>
          </table:table-cell>
          <table:table-cell table:formula="of:=YEAR([.B1094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date" office:date-value="2010-12-30" calcext:value-type="date">
            <text:p>30.12.2010</text:p>
          </table:table-cell>
          <table:table-cell table:formula="of:=YEAR([.B1095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date" office:date-value="2010-12-31" calcext:value-type="date">
            <text:p>31.12.2010</text:p>
          </table:table-cell>
          <table:table-cell table:formula="of:=YEAR([.B1096])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date" office:date-value="2011-01-01" calcext:value-type="date">
            <text:p>1.01.2011</text:p>
          </table:table-cell>
          <table:table-cell table:formula="of:=YEAR([.B109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date" office:date-value="2011-01-02" calcext:value-type="date">
            <text:p>2.01.2011</text:p>
          </table:table-cell>
          <table:table-cell table:formula="of:=YEAR([.B109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date" office:date-value="2011-01-03" calcext:value-type="date">
            <text:p>3.01.2011</text:p>
          </table:table-cell>
          <table:table-cell table:formula="of:=YEAR([.B109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date" office:date-value="2011-01-04" calcext:value-type="date">
            <text:p>4.01.2011</text:p>
          </table:table-cell>
          <table:table-cell table:formula="of:=YEAR([.B110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date" office:date-value="2011-01-05" calcext:value-type="date">
            <text:p>5.01.2011</text:p>
          </table:table-cell>
          <table:table-cell table:formula="of:=YEAR([.B110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1-06" calcext:value-type="date">
            <text:p>6.01.2011</text:p>
          </table:table-cell>
          <table:table-cell table:formula="of:=YEAR([.B110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date" office:date-value="2011-01-07" calcext:value-type="date">
            <text:p>7.01.2011</text:p>
          </table:table-cell>
          <table:table-cell table:formula="of:=YEAR([.B110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1-01-08" calcext:value-type="date">
            <text:p>8.01.2011</text:p>
          </table:table-cell>
          <table:table-cell table:formula="of:=YEAR([.B110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date" office:date-value="2011-01-09" calcext:value-type="date">
            <text:p>9.01.2011</text:p>
          </table:table-cell>
          <table:table-cell table:formula="of:=YEAR([.B110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date" office:date-value="2011-01-10" calcext:value-type="date">
            <text:p>10.01.2011</text:p>
          </table:table-cell>
          <table:table-cell table:formula="of:=YEAR([.B110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date" office:date-value="2011-01-11" calcext:value-type="date">
            <text:p>11.01.2011</text:p>
          </table:table-cell>
          <table:table-cell table:formula="of:=YEAR([.B110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1-01-12" calcext:value-type="date">
            <text:p>12.01.2011</text:p>
          </table:table-cell>
          <table:table-cell table:formula="of:=YEAR([.B110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date" office:date-value="2011-01-13" calcext:value-type="date">
            <text:p>13.01.2011</text:p>
          </table:table-cell>
          <table:table-cell table:formula="of:=YEAR([.B110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date" office:date-value="2011-01-14" calcext:value-type="date">
            <text:p>14.01.2011</text:p>
          </table:table-cell>
          <table:table-cell table:formula="of:=YEAR([.B111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date" office:date-value="2011-01-15" calcext:value-type="date">
            <text:p>15.01.2011</text:p>
          </table:table-cell>
          <table:table-cell table:formula="of:=YEAR([.B111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date" office:date-value="2011-01-16" calcext:value-type="date">
            <text:p>16.01.2011</text:p>
          </table:table-cell>
          <table:table-cell table:formula="of:=YEAR([.B111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1-01-17" calcext:value-type="date">
            <text:p>17.01.2011</text:p>
          </table:table-cell>
          <table:table-cell table:formula="of:=YEAR([.B111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1-01-18" calcext:value-type="date">
            <text:p>18.01.2011</text:p>
          </table:table-cell>
          <table:table-cell table:formula="of:=YEAR([.B111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date" office:date-value="2011-01-19" calcext:value-type="date">
            <text:p>19.01.2011</text:p>
          </table:table-cell>
          <table:table-cell table:formula="of:=YEAR([.B111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1-01-20" calcext:value-type="date">
            <text:p>20.01.2011</text:p>
          </table:table-cell>
          <table:table-cell table:formula="of:=YEAR([.B111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date" office:date-value="2011-01-21" calcext:value-type="date">
            <text:p>21.01.2011</text:p>
          </table:table-cell>
          <table:table-cell table:formula="of:=YEAR([.B111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date" office:date-value="2011-01-22" calcext:value-type="date">
            <text:p>22.01.2011</text:p>
          </table:table-cell>
          <table:table-cell table:formula="of:=YEAR([.B111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date" office:date-value="2011-01-23" calcext:value-type="date">
            <text:p>23.01.2011</text:p>
          </table:table-cell>
          <table:table-cell table:formula="of:=YEAR([.B111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1-01-24" calcext:value-type="date">
            <text:p>24.01.2011</text:p>
          </table:table-cell>
          <table:table-cell table:formula="of:=YEAR([.B112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1-25" calcext:value-type="date">
            <text:p>25.01.2011</text:p>
          </table:table-cell>
          <table:table-cell table:formula="of:=YEAR([.B112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date" office:date-value="2011-01-26" calcext:value-type="date">
            <text:p>26.01.2011</text:p>
          </table:table-cell>
          <table:table-cell table:formula="of:=YEAR([.B112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date" office:date-value="2011-01-27" calcext:value-type="date">
            <text:p>27.01.2011</text:p>
          </table:table-cell>
          <table:table-cell table:formula="of:=YEAR([.B112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1-01-28" calcext:value-type="date">
            <text:p>28.01.2011</text:p>
          </table:table-cell>
          <table:table-cell table:formula="of:=YEAR([.B112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date" office:date-value="2011-01-29" calcext:value-type="date">
            <text:p>29.01.2011</text:p>
          </table:table-cell>
          <table:table-cell table:formula="of:=YEAR([.B112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date" office:date-value="2011-01-30" calcext:value-type="date">
            <text:p>30.01.2011</text:p>
          </table:table-cell>
          <table:table-cell table:formula="of:=YEAR([.B112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date" office:date-value="2011-01-31" calcext:value-type="date">
            <text:p>31.01.2011</text:p>
          </table:table-cell>
          <table:table-cell table:formula="of:=YEAR([.B112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date" office:date-value="2011-02-01" calcext:value-type="date">
            <text:p>1.02.2011</text:p>
          </table:table-cell>
          <table:table-cell table:formula="of:=YEAR([.B112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date" office:date-value="2011-02-02" calcext:value-type="date">
            <text:p>2.02.2011</text:p>
          </table:table-cell>
          <table:table-cell table:formula="of:=YEAR([.B112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date" office:date-value="2011-02-03" calcext:value-type="date">
            <text:p>3.02.2011</text:p>
          </table:table-cell>
          <table:table-cell table:formula="of:=YEAR([.B113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date" office:date-value="2011-02-04" calcext:value-type="date">
            <text:p>4.02.2011</text:p>
          </table:table-cell>
          <table:table-cell table:formula="of:=YEAR([.B113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1-02-05" calcext:value-type="date">
            <text:p>5.02.2011</text:p>
          </table:table-cell>
          <table:table-cell table:formula="of:=YEAR([.B113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1-02-06" calcext:value-type="date">
            <text:p>6.02.2011</text:p>
          </table:table-cell>
          <table:table-cell table:formula="of:=YEAR([.B113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date" office:date-value="2011-02-07" calcext:value-type="date">
            <text:p>7.02.2011</text:p>
          </table:table-cell>
          <table:table-cell table:formula="of:=YEAR([.B113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date" office:date-value="2011-02-08" calcext:value-type="date">
            <text:p>8.02.2011</text:p>
          </table:table-cell>
          <table:table-cell table:formula="of:=YEAR([.B113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1-02-09" calcext:value-type="date">
            <text:p>9.02.2011</text:p>
          </table:table-cell>
          <table:table-cell table:formula="of:=YEAR([.B113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date" office:date-value="2011-02-10" calcext:value-type="date">
            <text:p>10.02.2011</text:p>
          </table:table-cell>
          <table:table-cell table:formula="of:=YEAR([.B113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2-11" calcext:value-type="date">
            <text:p>11.02.2011</text:p>
          </table:table-cell>
          <table:table-cell table:formula="of:=YEAR([.B113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11-02-12" calcext:value-type="date">
            <text:p>12.02.2011</text:p>
          </table:table-cell>
          <table:table-cell table:formula="of:=YEAR([.B113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1-02-13" calcext:value-type="date">
            <text:p>13.02.2011</text:p>
          </table:table-cell>
          <table:table-cell table:formula="of:=YEAR([.B114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1-02-14" calcext:value-type="date">
            <text:p>14.02.2011</text:p>
          </table:table-cell>
          <table:table-cell table:formula="of:=YEAR([.B114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date" office:date-value="2011-02-15" calcext:value-type="date">
            <text:p>15.02.2011</text:p>
          </table:table-cell>
          <table:table-cell table:formula="of:=YEAR([.B114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1-02-16" calcext:value-type="date">
            <text:p>16.02.2011</text:p>
          </table:table-cell>
          <table:table-cell table:formula="of:=YEAR([.B114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1-02-17" calcext:value-type="date">
            <text:p>17.02.2011</text:p>
          </table:table-cell>
          <table:table-cell table:formula="of:=YEAR([.B114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date" office:date-value="2011-02-18" calcext:value-type="date">
            <text:p>18.02.2011</text:p>
          </table:table-cell>
          <table:table-cell table:formula="of:=YEAR([.B114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2-19" calcext:value-type="date">
            <text:p>19.02.2011</text:p>
          </table:table-cell>
          <table:table-cell table:formula="of:=YEAR([.B114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date" office:date-value="2011-02-20" calcext:value-type="date">
            <text:p>20.02.2011</text:p>
          </table:table-cell>
          <table:table-cell table:formula="of:=YEAR([.B114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1-02-21" calcext:value-type="date">
            <text:p>21.02.2011</text:p>
          </table:table-cell>
          <table:table-cell table:formula="of:=YEAR([.B114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date" office:date-value="2011-02-22" calcext:value-type="date">
            <text:p>22.02.2011</text:p>
          </table:table-cell>
          <table:table-cell table:formula="of:=YEAR([.B114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date" office:date-value="2011-02-23" calcext:value-type="date">
            <text:p>23.02.2011</text:p>
          </table:table-cell>
          <table:table-cell table:formula="of:=YEAR([.B115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date" office:date-value="2011-02-24" calcext:value-type="date">
            <text:p>24.02.2011</text:p>
          </table:table-cell>
          <table:table-cell table:formula="of:=YEAR([.B115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date" office:date-value="2011-02-25" calcext:value-type="date">
            <text:p>25.02.2011</text:p>
          </table:table-cell>
          <table:table-cell table:formula="of:=YEAR([.B115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1-02-26" calcext:value-type="date">
            <text:p>26.02.2011</text:p>
          </table:table-cell>
          <table:table-cell table:formula="of:=YEAR([.B115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1-02-27" calcext:value-type="date">
            <text:p>27.02.2011</text:p>
          </table:table-cell>
          <table:table-cell table:formula="of:=YEAR([.B115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1-02-28" calcext:value-type="date">
            <text:p>28.02.2011</text:p>
          </table:table-cell>
          <table:table-cell table:formula="of:=YEAR([.B115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11-03-01" calcext:value-type="date">
            <text:p>1.03.2011</text:p>
          </table:table-cell>
          <table:table-cell table:formula="of:=YEAR([.B115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3-02" calcext:value-type="date">
            <text:p>2.03.2011</text:p>
          </table:table-cell>
          <table:table-cell table:formula="of:=YEAR([.B115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1-03-03" calcext:value-type="date">
            <text:p>3.03.2011</text:p>
          </table:table-cell>
          <table:table-cell table:formula="of:=YEAR([.B115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date" office:date-value="2011-03-04" calcext:value-type="date">
            <text:p>4.03.2011</text:p>
          </table:table-cell>
          <table:table-cell table:formula="of:=YEAR([.B115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date" office:date-value="2011-03-05" calcext:value-type="date">
            <text:p>5.03.2011</text:p>
          </table:table-cell>
          <table:table-cell table:formula="of:=YEAR([.B116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date" office:date-value="2011-03-06" calcext:value-type="date">
            <text:p>6.03.2011</text:p>
          </table:table-cell>
          <table:table-cell table:formula="of:=YEAR([.B116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1-03-07" calcext:value-type="date">
            <text:p>7.03.2011</text:p>
          </table:table-cell>
          <table:table-cell table:formula="of:=YEAR([.B116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1-03-08" calcext:value-type="date">
            <text:p>8.03.2011</text:p>
          </table:table-cell>
          <table:table-cell table:formula="of:=YEAR([.B116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date" office:date-value="2011-03-09" calcext:value-type="date">
            <text:p>9.03.2011</text:p>
          </table:table-cell>
          <table:table-cell table:formula="of:=YEAR([.B116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1-03-10" calcext:value-type="date">
            <text:p>10.03.2011</text:p>
          </table:table-cell>
          <table:table-cell table:formula="of:=YEAR([.B116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date" office:date-value="2011-03-11" calcext:value-type="date">
            <text:p>11.03.2011</text:p>
          </table:table-cell>
          <table:table-cell table:formula="of:=YEAR([.B116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date" office:date-value="2011-03-12" calcext:value-type="date">
            <text:p>12.03.2011</text:p>
          </table:table-cell>
          <table:table-cell table:formula="of:=YEAR([.B116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11-03-13" calcext:value-type="date">
            <text:p>13.03.2011</text:p>
          </table:table-cell>
          <table:table-cell table:formula="of:=YEAR([.B116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1-03-14" calcext:value-type="date">
            <text:p>14.03.2011</text:p>
          </table:table-cell>
          <table:table-cell table:formula="of:=YEAR([.B116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date" office:date-value="2011-03-15" calcext:value-type="date">
            <text:p>15.03.2011</text:p>
          </table:table-cell>
          <table:table-cell table:formula="of:=YEAR([.B117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date" office:date-value="2011-03-16" calcext:value-type="date">
            <text:p>16.03.2011</text:p>
          </table:table-cell>
          <table:table-cell table:formula="of:=YEAR([.B117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date" office:date-value="2011-03-17" calcext:value-type="date">
            <text:p>17.03.2011</text:p>
          </table:table-cell>
          <table:table-cell table:formula="of:=YEAR([.B117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date" office:date-value="2011-03-18" calcext:value-type="date">
            <text:p>18.03.2011</text:p>
          </table:table-cell>
          <table:table-cell table:formula="of:=YEAR([.B117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date" office:date-value="2011-03-19" calcext:value-type="date">
            <text:p>19.03.2011</text:p>
          </table:table-cell>
          <table:table-cell table:formula="of:=YEAR([.B117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1-03-20" calcext:value-type="date">
            <text:p>20.03.2011</text:p>
          </table:table-cell>
          <table:table-cell table:formula="of:=YEAR([.B117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11-03-21" calcext:value-type="date">
            <text:p>21.03.2011</text:p>
          </table:table-cell>
          <table:table-cell table:formula="of:=YEAR([.B117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date" office:date-value="2011-03-22" calcext:value-type="date">
            <text:p>22.03.2011</text:p>
          </table:table-cell>
          <table:table-cell table:formula="of:=YEAR([.B117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date" office:date-value="2011-03-23" calcext:value-type="date">
            <text:p>23.03.2011</text:p>
          </table:table-cell>
          <table:table-cell table:formula="of:=YEAR([.B117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date" office:date-value="2011-03-24" calcext:value-type="date">
            <text:p>24.03.2011</text:p>
          </table:table-cell>
          <table:table-cell table:formula="of:=YEAR([.B117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1-03-25" calcext:value-type="date">
            <text:p>25.03.2011</text:p>
          </table:table-cell>
          <table:table-cell table:formula="of:=YEAR([.B118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date" office:date-value="2011-03-26" calcext:value-type="date">
            <text:p>26.03.2011</text:p>
          </table:table-cell>
          <table:table-cell table:formula="of:=YEAR([.B118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date" office:date-value="2011-03-27" calcext:value-type="date">
            <text:p>27.03.2011</text:p>
          </table:table-cell>
          <table:table-cell table:formula="of:=YEAR([.B118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1-03-28" calcext:value-type="date">
            <text:p>28.03.2011</text:p>
          </table:table-cell>
          <table:table-cell table:formula="of:=YEAR([.B118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date" office:date-value="2011-03-29" calcext:value-type="date">
            <text:p>29.03.2011</text:p>
          </table:table-cell>
          <table:table-cell table:formula="of:=YEAR([.B118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date" office:date-value="2011-03-30" calcext:value-type="date">
            <text:p>30.03.2011</text:p>
          </table:table-cell>
          <table:table-cell table:formula="of:=YEAR([.B118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date" office:date-value="2011-03-31" calcext:value-type="date">
            <text:p>31.03.2011</text:p>
          </table:table-cell>
          <table:table-cell table:formula="of:=YEAR([.B118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date" office:date-value="2011-04-01" calcext:value-type="date">
            <text:p>1.04.2011</text:p>
          </table:table-cell>
          <table:table-cell table:formula="of:=YEAR([.B118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date" office:date-value="2011-04-02" calcext:value-type="date">
            <text:p>2.04.2011</text:p>
          </table:table-cell>
          <table:table-cell table:formula="of:=YEAR([.B118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1-04-03" calcext:value-type="date">
            <text:p>3.04.2011</text:p>
          </table:table-cell>
          <table:table-cell table:formula="of:=YEAR([.B118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date" office:date-value="2011-04-04" calcext:value-type="date">
            <text:p>4.04.2011</text:p>
          </table:table-cell>
          <table:table-cell table:formula="of:=YEAR([.B119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date" office:date-value="2011-04-05" calcext:value-type="date">
            <text:p>5.04.2011</text:p>
          </table:table-cell>
          <table:table-cell table:formula="of:=YEAR([.B119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date" office:date-value="2011-04-06" calcext:value-type="date">
            <text:p>6.04.2011</text:p>
          </table:table-cell>
          <table:table-cell table:formula="of:=YEAR([.B119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date" office:date-value="2011-04-07" calcext:value-type="date">
            <text:p>7.04.2011</text:p>
          </table:table-cell>
          <table:table-cell table:formula="of:=YEAR([.B119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1-04-08" calcext:value-type="date">
            <text:p>8.04.2011</text:p>
          </table:table-cell>
          <table:table-cell table:formula="of:=YEAR([.B119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date" office:date-value="2011-04-09" calcext:value-type="date">
            <text:p>9.04.2011</text:p>
          </table:table-cell>
          <table:table-cell table:formula="of:=YEAR([.B119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date" office:date-value="2011-04-10" calcext:value-type="date">
            <text:p>10.04.2011</text:p>
          </table:table-cell>
          <table:table-cell table:formula="of:=YEAR([.B119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date" office:date-value="2011-04-11" calcext:value-type="date">
            <text:p>11.04.2011</text:p>
          </table:table-cell>
          <table:table-cell table:formula="of:=YEAR([.B119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9534" calcext:value-type="float">
            <text:p>19534</text:p>
          </table:table-cell>
          <table:table-cell office:value-type="date" office:date-value="2011-04-12" calcext:value-type="date">
            <text:p>12.04.2011</text:p>
          </table:table-cell>
          <table:table-cell table:formula="of:=YEAR([.B119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date" office:date-value="2011-04-13" calcext:value-type="date">
            <text:p>13.04.2011</text:p>
          </table:table-cell>
          <table:table-cell table:formula="of:=YEAR([.B119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1866" calcext:value-type="float">
            <text:p>21866</text:p>
          </table:table-cell>
          <table:table-cell office:value-type="date" office:date-value="2011-04-14" calcext:value-type="date">
            <text:p>14.04.2011</text:p>
          </table:table-cell>
          <table:table-cell table:formula="of:=YEAR([.B120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date" office:date-value="2011-04-15" calcext:value-type="date">
            <text:p>15.04.2011</text:p>
          </table:table-cell>
          <table:table-cell table:formula="of:=YEAR([.B120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4751" calcext:value-type="float">
            <text:p>24751</text:p>
          </table:table-cell>
          <table:table-cell office:value-type="date" office:date-value="2011-04-16" calcext:value-type="date">
            <text:p>16.04.2011</text:p>
          </table:table-cell>
          <table:table-cell table:formula="of:=YEAR([.B120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5866" calcext:value-type="float">
            <text:p>25866</text:p>
          </table:table-cell>
          <table:table-cell office:value-type="date" office:date-value="2011-04-17" calcext:value-type="date">
            <text:p>17.04.2011</text:p>
          </table:table-cell>
          <table:table-cell table:formula="of:=YEAR([.B120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date" office:date-value="2011-04-18" calcext:value-type="date">
            <text:p>18.04.2011</text:p>
          </table:table-cell>
          <table:table-cell table:formula="of:=YEAR([.B120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date" office:date-value="2011-04-19" calcext:value-type="date">
            <text:p>19.04.2011</text:p>
          </table:table-cell>
          <table:table-cell table:formula="of:=YEAR([.B120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125" calcext:value-type="float">
            <text:p>29125</text:p>
          </table:table-cell>
          <table:table-cell office:value-type="date" office:date-value="2011-04-20" calcext:value-type="date">
            <text:p>20.04.2011</text:p>
          </table:table-cell>
          <table:table-cell table:formula="of:=YEAR([.B120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date" office:date-value="2011-04-21" calcext:value-type="date">
            <text:p>21.04.2011</text:p>
          </table:table-cell>
          <table:table-cell table:formula="of:=YEAR([.B120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date" office:date-value="2011-04-22" calcext:value-type="date">
            <text:p>22.04.2011</text:p>
          </table:table-cell>
          <table:table-cell table:formula="of:=YEAR([.B120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date" office:date-value="2011-04-23" calcext:value-type="date">
            <text:p>23.04.2011</text:p>
          </table:table-cell>
          <table:table-cell table:formula="of:=YEAR([.B120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696" calcext:value-type="float">
            <text:p>31696</text:p>
          </table:table-cell>
          <table:table-cell office:value-type="date" office:date-value="2011-04-24" calcext:value-type="date">
            <text:p>24.04.2011</text:p>
          </table:table-cell>
          <table:table-cell table:formula="of:=YEAR([.B121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date" office:date-value="2011-04-25" calcext:value-type="date">
            <text:p>25.04.2011</text:p>
          </table:table-cell>
          <table:table-cell table:formula="of:=YEAR([.B121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date" office:date-value="2011-04-26" calcext:value-type="date">
            <text:p>26.04.2011</text:p>
          </table:table-cell>
          <table:table-cell table:formula="of:=YEAR([.B121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date" office:date-value="2011-04-27" calcext:value-type="date">
            <text:p>27.04.2011</text:p>
          </table:table-cell>
          <table:table-cell table:formula="of:=YEAR([.B121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date" office:date-value="2011-04-28" calcext:value-type="date">
            <text:p>28.04.2011</text:p>
          </table:table-cell>
          <table:table-cell table:formula="of:=YEAR([.B121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589" calcext:value-type="float">
            <text:p>30589</text:p>
          </table:table-cell>
          <table:table-cell office:value-type="date" office:date-value="2011-04-29" calcext:value-type="date">
            <text:p>29.04.2011</text:p>
          </table:table-cell>
          <table:table-cell table:formula="of:=YEAR([.B121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854" calcext:value-type="float">
            <text:p>28854</text:p>
          </table:table-cell>
          <table:table-cell office:value-type="date" office:date-value="2011-04-30" calcext:value-type="date">
            <text:p>30.04.2011</text:p>
          </table:table-cell>
          <table:table-cell table:formula="of:=YEAR([.B121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date" office:date-value="2011-05-01" calcext:value-type="date">
            <text:p>1.05.2011</text:p>
          </table:table-cell>
          <table:table-cell table:formula="of:=YEAR([.B121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205" calcext:value-type="float">
            <text:p>29205</text:p>
          </table:table-cell>
          <table:table-cell office:value-type="date" office:date-value="2011-05-02" calcext:value-type="date">
            <text:p>2.05.2011</text:p>
          </table:table-cell>
          <table:table-cell table:formula="of:=YEAR([.B121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date" office:date-value="2011-05-03" calcext:value-type="date">
            <text:p>3.05.2011</text:p>
          </table:table-cell>
          <table:table-cell table:formula="of:=YEAR([.B121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date" office:date-value="2011-05-04" calcext:value-type="date">
            <text:p>4.05.2011</text:p>
          </table:table-cell>
          <table:table-cell table:formula="of:=YEAR([.B122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3932" calcext:value-type="float">
            <text:p>23932</text:p>
          </table:table-cell>
          <table:table-cell office:value-type="date" office:date-value="2011-05-05" calcext:value-type="date">
            <text:p>5.05.2011</text:p>
          </table:table-cell>
          <table:table-cell table:formula="of:=YEAR([.B122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date" office:date-value="2011-05-06" calcext:value-type="date">
            <text:p>6.05.2011</text:p>
          </table:table-cell>
          <table:table-cell table:formula="of:=YEAR([.B122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date" office:date-value="2011-05-07" calcext:value-type="date">
            <text:p>7.05.2011</text:p>
          </table:table-cell>
          <table:table-cell table:formula="of:=YEAR([.B122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9249" calcext:value-type="float">
            <text:p>19249</text:p>
          </table:table-cell>
          <table:table-cell office:value-type="date" office:date-value="2011-05-08" calcext:value-type="date">
            <text:p>8.05.2011</text:p>
          </table:table-cell>
          <table:table-cell table:formula="of:=YEAR([.B122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9016" calcext:value-type="float">
            <text:p>19016</text:p>
          </table:table-cell>
          <table:table-cell office:value-type="date" office:date-value="2011-05-09" calcext:value-type="date">
            <text:p>9.05.2011</text:p>
          </table:table-cell>
          <table:table-cell table:formula="of:=YEAR([.B122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date" office:date-value="2011-05-10" calcext:value-type="date">
            <text:p>10.05.2011</text:p>
          </table:table-cell>
          <table:table-cell table:formula="of:=YEAR([.B122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date" office:date-value="2011-05-11" calcext:value-type="date">
            <text:p>11.05.2011</text:p>
          </table:table-cell>
          <table:table-cell table:formula="of:=YEAR([.B122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date" office:date-value="2011-05-12" calcext:value-type="date">
            <text:p>12.05.2011</text:p>
          </table:table-cell>
          <table:table-cell table:formula="of:=YEAR([.B122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date" office:date-value="2011-05-13" calcext:value-type="date">
            <text:p>13.05.2011</text:p>
          </table:table-cell>
          <table:table-cell table:formula="of:=YEAR([.B122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date" office:date-value="2011-05-14" calcext:value-type="date">
            <text:p>14.05.2011</text:p>
          </table:table-cell>
          <table:table-cell table:formula="of:=YEAR([.B123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date" office:date-value="2011-05-15" calcext:value-type="date">
            <text:p>15.05.2011</text:p>
          </table:table-cell>
          <table:table-cell table:formula="of:=YEAR([.B123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date" office:date-value="2011-05-16" calcext:value-type="date">
            <text:p>16.05.2011</text:p>
          </table:table-cell>
          <table:table-cell table:formula="of:=YEAR([.B123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847" calcext:value-type="float">
            <text:p>10847</text:p>
          </table:table-cell>
          <table:table-cell office:value-type="date" office:date-value="2011-05-17" calcext:value-type="date">
            <text:p>17.05.2011</text:p>
          </table:table-cell>
          <table:table-cell table:formula="of:=YEAR([.B123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date" office:date-value="2011-05-18" calcext:value-type="date">
            <text:p>18.05.2011</text:p>
          </table:table-cell>
          <table:table-cell table:formula="of:=YEAR([.B123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date" office:date-value="2011-05-19" calcext:value-type="date">
            <text:p>19.05.2011</text:p>
          </table:table-cell>
          <table:table-cell table:formula="of:=YEAR([.B123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date" office:date-value="2011-05-20" calcext:value-type="date">
            <text:p>20.05.2011</text:p>
          </table:table-cell>
          <table:table-cell table:formula="of:=YEAR([.B123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date" office:date-value="2011-05-21" calcext:value-type="date">
            <text:p>21.05.2011</text:p>
          </table:table-cell>
          <table:table-cell table:formula="of:=YEAR([.B123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date" office:date-value="2011-05-22" calcext:value-type="date">
            <text:p>22.05.2011</text:p>
          </table:table-cell>
          <table:table-cell table:formula="of:=YEAR([.B123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1-05-23" calcext:value-type="date">
            <text:p>23.05.2011</text:p>
          </table:table-cell>
          <table:table-cell table:formula="of:=YEAR([.B123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date" office:date-value="2011-05-24" calcext:value-type="date">
            <text:p>24.05.2011</text:p>
          </table:table-cell>
          <table:table-cell table:formula="of:=YEAR([.B124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date" office:date-value="2011-05-25" calcext:value-type="date">
            <text:p>25.05.2011</text:p>
          </table:table-cell>
          <table:table-cell table:formula="of:=YEAR([.B124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date" office:date-value="2011-05-26" calcext:value-type="date">
            <text:p>26.05.2011</text:p>
          </table:table-cell>
          <table:table-cell table:formula="of:=YEAR([.B124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1-05-27" calcext:value-type="date">
            <text:p>27.05.2011</text:p>
          </table:table-cell>
          <table:table-cell table:formula="of:=YEAR([.B124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1-05-28" calcext:value-type="date">
            <text:p>28.05.2011</text:p>
          </table:table-cell>
          <table:table-cell table:formula="of:=YEAR([.B124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date" office:date-value="2011-05-29" calcext:value-type="date">
            <text:p>29.05.2011</text:p>
          </table:table-cell>
          <table:table-cell table:formula="of:=YEAR([.B124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date" office:date-value="2011-05-30" calcext:value-type="date">
            <text:p>30.05.2011</text:p>
          </table:table-cell>
          <table:table-cell table:formula="of:=YEAR([.B124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date" office:date-value="2011-05-31" calcext:value-type="date">
            <text:p>31.05.2011</text:p>
          </table:table-cell>
          <table:table-cell table:formula="of:=YEAR([.B124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date" office:date-value="2011-06-01" calcext:value-type="date">
            <text:p>1.06.2011</text:p>
          </table:table-cell>
          <table:table-cell table:formula="of:=YEAR([.B124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date" office:date-value="2011-06-02" calcext:value-type="date">
            <text:p>2.06.2011</text:p>
          </table:table-cell>
          <table:table-cell table:formula="of:=YEAR([.B124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date" office:date-value="2011-06-03" calcext:value-type="date">
            <text:p>3.06.2011</text:p>
          </table:table-cell>
          <table:table-cell table:formula="of:=YEAR([.B125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date" office:date-value="2011-06-04" calcext:value-type="date">
            <text:p>4.06.2011</text:p>
          </table:table-cell>
          <table:table-cell table:formula="of:=YEAR([.B125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1-06-05" calcext:value-type="date">
            <text:p>5.06.2011</text:p>
          </table:table-cell>
          <table:table-cell table:formula="of:=YEAR([.B125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date" office:date-value="2011-06-06" calcext:value-type="date">
            <text:p>6.06.2011</text:p>
          </table:table-cell>
          <table:table-cell table:formula="of:=YEAR([.B125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1-06-07" calcext:value-type="date">
            <text:p>7.06.2011</text:p>
          </table:table-cell>
          <table:table-cell table:formula="of:=YEAR([.B125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date" office:date-value="2011-06-08" calcext:value-type="date">
            <text:p>8.06.2011</text:p>
          </table:table-cell>
          <table:table-cell table:formula="of:=YEAR([.B125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1-06-09" calcext:value-type="date">
            <text:p>9.06.2011</text:p>
          </table:table-cell>
          <table:table-cell table:formula="of:=YEAR([.B125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date" office:date-value="2011-06-10" calcext:value-type="date">
            <text:p>10.06.2011</text:p>
          </table:table-cell>
          <table:table-cell table:formula="of:=YEAR([.B125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date" office:date-value="2011-06-11" calcext:value-type="date">
            <text:p>11.06.2011</text:p>
          </table:table-cell>
          <table:table-cell table:formula="of:=YEAR([.B125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date" office:date-value="2011-06-12" calcext:value-type="date">
            <text:p>12.06.2011</text:p>
          </table:table-cell>
          <table:table-cell table:formula="of:=YEAR([.B125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date" office:date-value="2011-06-13" calcext:value-type="date">
            <text:p>13.06.2011</text:p>
          </table:table-cell>
          <table:table-cell table:formula="of:=YEAR([.B126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date" office:date-value="2011-06-14" calcext:value-type="date">
            <text:p>14.06.2011</text:p>
          </table:table-cell>
          <table:table-cell table:formula="of:=YEAR([.B126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date" office:date-value="2011-06-15" calcext:value-type="date">
            <text:p>15.06.2011</text:p>
          </table:table-cell>
          <table:table-cell table:formula="of:=YEAR([.B126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date" office:date-value="2011-06-16" calcext:value-type="date">
            <text:p>16.06.2011</text:p>
          </table:table-cell>
          <table:table-cell table:formula="of:=YEAR([.B126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date" office:date-value="2011-06-17" calcext:value-type="date">
            <text:p>17.06.2011</text:p>
          </table:table-cell>
          <table:table-cell table:formula="of:=YEAR([.B126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date" office:date-value="2011-06-18" calcext:value-type="date">
            <text:p>18.06.2011</text:p>
          </table:table-cell>
          <table:table-cell table:formula="of:=YEAR([.B126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date" office:date-value="2011-06-19" calcext:value-type="date">
            <text:p>19.06.2011</text:p>
          </table:table-cell>
          <table:table-cell table:formula="of:=YEAR([.B126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date" office:date-value="2011-06-20" calcext:value-type="date">
            <text:p>20.06.2011</text:p>
          </table:table-cell>
          <table:table-cell table:formula="of:=YEAR([.B126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date" office:date-value="2011-06-21" calcext:value-type="date">
            <text:p>21.06.2011</text:p>
          </table:table-cell>
          <table:table-cell table:formula="of:=YEAR([.B126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date" office:date-value="2011-06-22" calcext:value-type="date">
            <text:p>22.06.2011</text:p>
          </table:table-cell>
          <table:table-cell table:formula="of:=YEAR([.B126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date" office:date-value="2011-06-23" calcext:value-type="date">
            <text:p>23.06.2011</text:p>
          </table:table-cell>
          <table:table-cell table:formula="of:=YEAR([.B127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date" office:date-value="2011-06-24" calcext:value-type="date">
            <text:p>24.06.2011</text:p>
          </table:table-cell>
          <table:table-cell table:formula="of:=YEAR([.B127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1-06-25" calcext:value-type="date">
            <text:p>25.06.2011</text:p>
          </table:table-cell>
          <table:table-cell table:formula="of:=YEAR([.B127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1-06-26" calcext:value-type="date">
            <text:p>26.06.2011</text:p>
          </table:table-cell>
          <table:table-cell table:formula="of:=YEAR([.B127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date" office:date-value="2011-06-27" calcext:value-type="date">
            <text:p>27.06.2011</text:p>
          </table:table-cell>
          <table:table-cell table:formula="of:=YEAR([.B127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date" office:date-value="2011-06-28" calcext:value-type="date">
            <text:p>28.06.2011</text:p>
          </table:table-cell>
          <table:table-cell table:formula="of:=YEAR([.B127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1-06-29" calcext:value-type="date">
            <text:p>29.06.2011</text:p>
          </table:table-cell>
          <table:table-cell table:formula="of:=YEAR([.B127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date" office:date-value="2011-06-30" calcext:value-type="date">
            <text:p>30.06.2011</text:p>
          </table:table-cell>
          <table:table-cell table:formula="of:=YEAR([.B127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date" office:date-value="2011-07-01" calcext:value-type="date">
            <text:p>1.07.2011</text:p>
          </table:table-cell>
          <table:table-cell table:formula="of:=YEAR([.B127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861" calcext:value-type="float">
            <text:p>32861</text:p>
          </table:table-cell>
          <table:table-cell office:value-type="date" office:date-value="2011-07-02" calcext:value-type="date">
            <text:p>2.07.2011</text:p>
          </table:table-cell>
          <table:table-cell table:formula="of:=YEAR([.B127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date" office:date-value="2011-07-03" calcext:value-type="date">
            <text:p>3.07.2011</text:p>
          </table:table-cell>
          <table:table-cell table:formula="of:=YEAR([.B128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8298" calcext:value-type="float">
            <text:p>48298</text:p>
          </table:table-cell>
          <table:table-cell office:value-type="date" office:date-value="2011-07-04" calcext:value-type="date">
            <text:p>4.07.2011</text:p>
          </table:table-cell>
          <table:table-cell table:formula="of:=YEAR([.B128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439" calcext:value-type="float">
            <text:p>49439</text:p>
          </table:table-cell>
          <table:table-cell office:value-type="date" office:date-value="2011-07-05" calcext:value-type="date">
            <text:p>5.07.2011</text:p>
          </table:table-cell>
          <table:table-cell table:formula="of:=YEAR([.B128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743" calcext:value-type="float">
            <text:p>42743</text:p>
          </table:table-cell>
          <table:table-cell office:value-type="date" office:date-value="2011-07-06" calcext:value-type="date">
            <text:p>6.07.2011</text:p>
          </table:table-cell>
          <table:table-cell table:formula="of:=YEAR([.B128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date" office:date-value="2011-07-07" calcext:value-type="date">
            <text:p>7.07.2011</text:p>
          </table:table-cell>
          <table:table-cell table:formula="of:=YEAR([.B128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date" office:date-value="2011-07-08" calcext:value-type="date">
            <text:p>8.07.2011</text:p>
          </table:table-cell>
          <table:table-cell table:formula="of:=YEAR([.B128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date" office:date-value="2011-07-09" calcext:value-type="date">
            <text:p>9.07.2011</text:p>
          </table:table-cell>
          <table:table-cell table:formula="of:=YEAR([.B128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date" office:date-value="2011-07-10" calcext:value-type="date">
            <text:p>10.07.2011</text:p>
          </table:table-cell>
          <table:table-cell table:formula="of:=YEAR([.B128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date" office:date-value="2011-07-11" calcext:value-type="date">
            <text:p>11.07.2011</text:p>
          </table:table-cell>
          <table:table-cell table:formula="of:=YEAR([.B128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date" office:date-value="2011-07-12" calcext:value-type="date">
            <text:p>12.07.2011</text:p>
          </table:table-cell>
          <table:table-cell table:formula="of:=YEAR([.B128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date" office:date-value="2011-07-13" calcext:value-type="date">
            <text:p>13.07.2011</text:p>
          </table:table-cell>
          <table:table-cell table:formula="of:=YEAR([.B129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1-07-14" calcext:value-type="date">
            <text:p>14.07.2011</text:p>
          </table:table-cell>
          <table:table-cell table:formula="of:=YEAR([.B129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1-07-15" calcext:value-type="date">
            <text:p>15.07.2011</text:p>
          </table:table-cell>
          <table:table-cell table:formula="of:=YEAR([.B129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1-07-16" calcext:value-type="date">
            <text:p>16.07.2011</text:p>
          </table:table-cell>
          <table:table-cell table:formula="of:=YEAR([.B129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date" office:date-value="2011-07-17" calcext:value-type="date">
            <text:p>17.07.2011</text:p>
          </table:table-cell>
          <table:table-cell table:formula="of:=YEAR([.B129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1-07-18" calcext:value-type="date">
            <text:p>18.07.2011</text:p>
          </table:table-cell>
          <table:table-cell table:formula="of:=YEAR([.B129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date" office:date-value="2011-07-19" calcext:value-type="date">
            <text:p>19.07.2011</text:p>
          </table:table-cell>
          <table:table-cell table:formula="of:=YEAR([.B129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1-07-20" calcext:value-type="date">
            <text:p>20.07.2011</text:p>
          </table:table-cell>
          <table:table-cell table:formula="of:=YEAR([.B129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date" office:date-value="2011-07-21" calcext:value-type="date">
            <text:p>21.07.2011</text:p>
          </table:table-cell>
          <table:table-cell table:formula="of:=YEAR([.B129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date" office:date-value="2011-07-22" calcext:value-type="date">
            <text:p>22.07.2011</text:p>
          </table:table-cell>
          <table:table-cell table:formula="of:=YEAR([.B129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date" office:date-value="2011-07-23" calcext:value-type="date">
            <text:p>23.07.2011</text:p>
          </table:table-cell>
          <table:table-cell table:formula="of:=YEAR([.B130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1-07-24" calcext:value-type="date">
            <text:p>24.07.2011</text:p>
          </table:table-cell>
          <table:table-cell table:formula="of:=YEAR([.B130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1-07-25" calcext:value-type="date">
            <text:p>25.07.2011</text:p>
          </table:table-cell>
          <table:table-cell table:formula="of:=YEAR([.B130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1-07-26" calcext:value-type="date">
            <text:p>26.07.2011</text:p>
          </table:table-cell>
          <table:table-cell table:formula="of:=YEAR([.B130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1-07-27" calcext:value-type="date">
            <text:p>27.07.2011</text:p>
          </table:table-cell>
          <table:table-cell table:formula="of:=YEAR([.B130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date" office:date-value="2011-07-28" calcext:value-type="date">
            <text:p>28.07.2011</text:p>
          </table:table-cell>
          <table:table-cell table:formula="of:=YEAR([.B130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1-07-29" calcext:value-type="date">
            <text:p>29.07.2011</text:p>
          </table:table-cell>
          <table:table-cell table:formula="of:=YEAR([.B130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1-07-30" calcext:value-type="date">
            <text:p>30.07.2011</text:p>
          </table:table-cell>
          <table:table-cell table:formula="of:=YEAR([.B130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date" office:date-value="2011-07-31" calcext:value-type="date">
            <text:p>31.07.2011</text:p>
          </table:table-cell>
          <table:table-cell table:formula="of:=YEAR([.B130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8-01" calcext:value-type="date">
            <text:p>1.08.2011</text:p>
          </table:table-cell>
          <table:table-cell table:formula="of:=YEAR([.B130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1-08-02" calcext:value-type="date">
            <text:p>2.08.2011</text:p>
          </table:table-cell>
          <table:table-cell table:formula="of:=YEAR([.B131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date" office:date-value="2011-08-03" calcext:value-type="date">
            <text:p>3.08.2011</text:p>
          </table:table-cell>
          <table:table-cell table:formula="of:=YEAR([.B131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date" office:date-value="2011-08-04" calcext:value-type="date">
            <text:p>4.08.2011</text:p>
          </table:table-cell>
          <table:table-cell table:formula="of:=YEAR([.B131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date" office:date-value="2011-08-05" calcext:value-type="date">
            <text:p>5.08.2011</text:p>
          </table:table-cell>
          <table:table-cell table:formula="of:=YEAR([.B131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date" office:date-value="2011-08-06" calcext:value-type="date">
            <text:p>6.08.2011</text:p>
          </table:table-cell>
          <table:table-cell table:formula="of:=YEAR([.B131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date" office:date-value="2011-08-07" calcext:value-type="date">
            <text:p>7.08.2011</text:p>
          </table:table-cell>
          <table:table-cell table:formula="of:=YEAR([.B131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date" office:date-value="2011-08-08" calcext:value-type="date">
            <text:p>8.08.2011</text:p>
          </table:table-cell>
          <table:table-cell table:formula="of:=YEAR([.B131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date" office:date-value="2011-08-09" calcext:value-type="date">
            <text:p>9.08.2011</text:p>
          </table:table-cell>
          <table:table-cell table:formula="of:=YEAR([.B131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date" office:date-value="2011-08-10" calcext:value-type="date">
            <text:p>10.08.2011</text:p>
          </table:table-cell>
          <table:table-cell table:formula="of:=YEAR([.B131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date" office:date-value="2011-08-11" calcext:value-type="date">
            <text:p>11.08.2011</text:p>
          </table:table-cell>
          <table:table-cell table:formula="of:=YEAR([.B131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date" office:date-value="2011-08-12" calcext:value-type="date">
            <text:p>12.08.2011</text:p>
          </table:table-cell>
          <table:table-cell table:formula="of:=YEAR([.B132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date" office:date-value="2011-08-13" calcext:value-type="date">
            <text:p>13.08.2011</text:p>
          </table:table-cell>
          <table:table-cell table:formula="of:=YEAR([.B132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date" office:date-value="2011-08-14" calcext:value-type="date">
            <text:p>14.08.2011</text:p>
          </table:table-cell>
          <table:table-cell table:formula="of:=YEAR([.B132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date" office:date-value="2011-08-15" calcext:value-type="date">
            <text:p>15.08.2011</text:p>
          </table:table-cell>
          <table:table-cell table:formula="of:=YEAR([.B132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1-08-16" calcext:value-type="date">
            <text:p>16.08.2011</text:p>
          </table:table-cell>
          <table:table-cell table:formula="of:=YEAR([.B132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date" office:date-value="2011-08-17" calcext:value-type="date">
            <text:p>17.08.2011</text:p>
          </table:table-cell>
          <table:table-cell table:formula="of:=YEAR([.B132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date" office:date-value="2011-08-18" calcext:value-type="date">
            <text:p>18.08.2011</text:p>
          </table:table-cell>
          <table:table-cell table:formula="of:=YEAR([.B132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1-08-19" calcext:value-type="date">
            <text:p>19.08.2011</text:p>
          </table:table-cell>
          <table:table-cell table:formula="of:=YEAR([.B132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1-08-20" calcext:value-type="date">
            <text:p>20.08.2011</text:p>
          </table:table-cell>
          <table:table-cell table:formula="of:=YEAR([.B132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date" office:date-value="2011-08-21" calcext:value-type="date">
            <text:p>21.08.2011</text:p>
          </table:table-cell>
          <table:table-cell table:formula="of:=YEAR([.B132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11-08-22" calcext:value-type="date">
            <text:p>22.08.2011</text:p>
          </table:table-cell>
          <table:table-cell table:formula="of:=YEAR([.B133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date" office:date-value="2011-08-23" calcext:value-type="date">
            <text:p>23.08.2011</text:p>
          </table:table-cell>
          <table:table-cell table:formula="of:=YEAR([.B133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date" office:date-value="2011-08-24" calcext:value-type="date">
            <text:p>24.08.2011</text:p>
          </table:table-cell>
          <table:table-cell table:formula="of:=YEAR([.B133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1-08-25" calcext:value-type="date">
            <text:p>25.08.2011</text:p>
          </table:table-cell>
          <table:table-cell table:formula="of:=YEAR([.B133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date" office:date-value="2011-08-26" calcext:value-type="date">
            <text:p>26.08.2011</text:p>
          </table:table-cell>
          <table:table-cell table:formula="of:=YEAR([.B133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1-08-27" calcext:value-type="date">
            <text:p>27.08.2011</text:p>
          </table:table-cell>
          <table:table-cell table:formula="of:=YEAR([.B133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date" office:date-value="2011-08-28" calcext:value-type="date">
            <text:p>28.08.2011</text:p>
          </table:table-cell>
          <table:table-cell table:formula="of:=YEAR([.B133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date" office:date-value="2011-08-29" calcext:value-type="date">
            <text:p>29.08.2011</text:p>
          </table:table-cell>
          <table:table-cell table:formula="of:=YEAR([.B133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8-30" calcext:value-type="date">
            <text:p>30.08.2011</text:p>
          </table:table-cell>
          <table:table-cell table:formula="of:=YEAR([.B133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date" office:date-value="2011-08-31" calcext:value-type="date">
            <text:p>31.08.2011</text:p>
          </table:table-cell>
          <table:table-cell table:formula="of:=YEAR([.B133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date" office:date-value="2011-09-01" calcext:value-type="date">
            <text:p>1.09.2011</text:p>
          </table:table-cell>
          <table:table-cell table:formula="of:=YEAR([.B134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11-09-02" calcext:value-type="date">
            <text:p>2.09.2011</text:p>
          </table:table-cell>
          <table:table-cell table:formula="of:=YEAR([.B134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9-03" calcext:value-type="date">
            <text:p>3.09.2011</text:p>
          </table:table-cell>
          <table:table-cell table:formula="of:=YEAR([.B134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date" office:date-value="2011-09-04" calcext:value-type="date">
            <text:p>4.09.2011</text:p>
          </table:table-cell>
          <table:table-cell table:formula="of:=YEAR([.B134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date" office:date-value="2011-09-05" calcext:value-type="date">
            <text:p>5.09.2011</text:p>
          </table:table-cell>
          <table:table-cell table:formula="of:=YEAR([.B134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date" office:date-value="2011-09-06" calcext:value-type="date">
            <text:p>6.09.2011</text:p>
          </table:table-cell>
          <table:table-cell table:formula="of:=YEAR([.B134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1-09-07" calcext:value-type="date">
            <text:p>7.09.2011</text:p>
          </table:table-cell>
          <table:table-cell table:formula="of:=YEAR([.B134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9-08" calcext:value-type="date">
            <text:p>8.09.2011</text:p>
          </table:table-cell>
          <table:table-cell table:formula="of:=YEAR([.B134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11-09-09" calcext:value-type="date">
            <text:p>9.09.2011</text:p>
          </table:table-cell>
          <table:table-cell table:formula="of:=YEAR([.B134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date" office:date-value="2011-09-10" calcext:value-type="date">
            <text:p>10.09.2011</text:p>
          </table:table-cell>
          <table:table-cell table:formula="of:=YEAR([.B134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date" office:date-value="2011-09-11" calcext:value-type="date">
            <text:p>11.09.2011</text:p>
          </table:table-cell>
          <table:table-cell table:formula="of:=YEAR([.B135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date" office:date-value="2011-09-12" calcext:value-type="date">
            <text:p>12.09.2011</text:p>
          </table:table-cell>
          <table:table-cell table:formula="of:=YEAR([.B135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date" office:date-value="2011-09-13" calcext:value-type="date">
            <text:p>13.09.2011</text:p>
          </table:table-cell>
          <table:table-cell table:formula="of:=YEAR([.B135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9-14" calcext:value-type="date">
            <text:p>14.09.2011</text:p>
          </table:table-cell>
          <table:table-cell table:formula="of:=YEAR([.B135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date" office:date-value="2011-09-15" calcext:value-type="date">
            <text:p>15.09.2011</text:p>
          </table:table-cell>
          <table:table-cell table:formula="of:=YEAR([.B135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date" office:date-value="2011-09-16" calcext:value-type="date">
            <text:p>16.09.2011</text:p>
          </table:table-cell>
          <table:table-cell table:formula="of:=YEAR([.B135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1-09-17" calcext:value-type="date">
            <text:p>17.09.2011</text:p>
          </table:table-cell>
          <table:table-cell table:formula="of:=YEAR([.B135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date" office:date-value="2011-09-18" calcext:value-type="date">
            <text:p>18.09.2011</text:p>
          </table:table-cell>
          <table:table-cell table:formula="of:=YEAR([.B135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date" office:date-value="2011-09-19" calcext:value-type="date">
            <text:p>19.09.2011</text:p>
          </table:table-cell>
          <table:table-cell table:formula="of:=YEAR([.B135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date" office:date-value="2011-09-20" calcext:value-type="date">
            <text:p>20.09.2011</text:p>
          </table:table-cell>
          <table:table-cell table:formula="of:=YEAR([.B135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date" office:date-value="2011-09-21" calcext:value-type="date">
            <text:p>21.09.2011</text:p>
          </table:table-cell>
          <table:table-cell table:formula="of:=YEAR([.B136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date" office:date-value="2011-09-22" calcext:value-type="date">
            <text:p>22.09.2011</text:p>
          </table:table-cell>
          <table:table-cell table:formula="of:=YEAR([.B136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date" office:date-value="2011-09-23" calcext:value-type="date">
            <text:p>23.09.2011</text:p>
          </table:table-cell>
          <table:table-cell table:formula="of:=YEAR([.B136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date" office:date-value="2011-09-24" calcext:value-type="date">
            <text:p>24.09.2011</text:p>
          </table:table-cell>
          <table:table-cell table:formula="of:=YEAR([.B136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11-09-25" calcext:value-type="date">
            <text:p>25.09.2011</text:p>
          </table:table-cell>
          <table:table-cell table:formula="of:=YEAR([.B136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date" office:date-value="2011-09-26" calcext:value-type="date">
            <text:p>26.09.2011</text:p>
          </table:table-cell>
          <table:table-cell table:formula="of:=YEAR([.B136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date" office:date-value="2011-09-27" calcext:value-type="date">
            <text:p>27.09.2011</text:p>
          </table:table-cell>
          <table:table-cell table:formula="of:=YEAR([.B136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date" office:date-value="2011-09-28" calcext:value-type="date">
            <text:p>28.09.2011</text:p>
          </table:table-cell>
          <table:table-cell table:formula="of:=YEAR([.B136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date" office:date-value="2011-09-29" calcext:value-type="date">
            <text:p>29.09.2011</text:p>
          </table:table-cell>
          <table:table-cell table:formula="of:=YEAR([.B136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1-09-30" calcext:value-type="date">
            <text:p>30.09.2011</text:p>
          </table:table-cell>
          <table:table-cell table:formula="of:=YEAR([.B136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date" office:date-value="2011-10-01" calcext:value-type="date">
            <text:p>1.10.2011</text:p>
          </table:table-cell>
          <table:table-cell table:formula="of:=YEAR([.B137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date" office:date-value="2011-10-02" calcext:value-type="date">
            <text:p>2.10.2011</text:p>
          </table:table-cell>
          <table:table-cell table:formula="of:=YEAR([.B137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1-10-03" calcext:value-type="date">
            <text:p>3.10.2011</text:p>
          </table:table-cell>
          <table:table-cell table:formula="of:=YEAR([.B137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1-10-04" calcext:value-type="date">
            <text:p>4.10.2011</text:p>
          </table:table-cell>
          <table:table-cell table:formula="of:=YEAR([.B137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date" office:date-value="2011-10-05" calcext:value-type="date">
            <text:p>5.10.2011</text:p>
          </table:table-cell>
          <table:table-cell table:formula="of:=YEAR([.B137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11-10-06" calcext:value-type="date">
            <text:p>6.10.2011</text:p>
          </table:table-cell>
          <table:table-cell table:formula="of:=YEAR([.B137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date" office:date-value="2011-10-07" calcext:value-type="date">
            <text:p>7.10.2011</text:p>
          </table:table-cell>
          <table:table-cell table:formula="of:=YEAR([.B137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1-10-08" calcext:value-type="date">
            <text:p>8.10.2011</text:p>
          </table:table-cell>
          <table:table-cell table:formula="of:=YEAR([.B137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date" office:date-value="2011-10-09" calcext:value-type="date">
            <text:p>9.10.2011</text:p>
          </table:table-cell>
          <table:table-cell table:formula="of:=YEAR([.B137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date" office:date-value="2011-10-10" calcext:value-type="date">
            <text:p>10.10.2011</text:p>
          </table:table-cell>
          <table:table-cell table:formula="of:=YEAR([.B137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date" office:date-value="2011-10-11" calcext:value-type="date">
            <text:p>11.10.2011</text:p>
          </table:table-cell>
          <table:table-cell table:formula="of:=YEAR([.B138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date" office:date-value="2011-10-12" calcext:value-type="date">
            <text:p>12.10.2011</text:p>
          </table:table-cell>
          <table:table-cell table:formula="of:=YEAR([.B138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date" office:date-value="2011-10-13" calcext:value-type="date">
            <text:p>13.10.2011</text:p>
          </table:table-cell>
          <table:table-cell table:formula="of:=YEAR([.B138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date" office:date-value="2011-10-14" calcext:value-type="date">
            <text:p>14.10.2011</text:p>
          </table:table-cell>
          <table:table-cell table:formula="of:=YEAR([.B138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date" office:date-value="2011-10-15" calcext:value-type="date">
            <text:p>15.10.2011</text:p>
          </table:table-cell>
          <table:table-cell table:formula="of:=YEAR([.B138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date" office:date-value="2011-10-16" calcext:value-type="date">
            <text:p>16.10.2011</text:p>
          </table:table-cell>
          <table:table-cell table:formula="of:=YEAR([.B138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date" office:date-value="2011-10-17" calcext:value-type="date">
            <text:p>17.10.2011</text:p>
          </table:table-cell>
          <table:table-cell table:formula="of:=YEAR([.B138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date" office:date-value="2011-10-18" calcext:value-type="date">
            <text:p>18.10.2011</text:p>
          </table:table-cell>
          <table:table-cell table:formula="of:=YEAR([.B138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date" office:date-value="2011-10-19" calcext:value-type="date">
            <text:p>19.10.2011</text:p>
          </table:table-cell>
          <table:table-cell table:formula="of:=YEAR([.B138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11-10-20" calcext:value-type="date">
            <text:p>20.10.2011</text:p>
          </table:table-cell>
          <table:table-cell table:formula="of:=YEAR([.B138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date" office:date-value="2011-10-21" calcext:value-type="date">
            <text:p>21.10.2011</text:p>
          </table:table-cell>
          <table:table-cell table:formula="of:=YEAR([.B139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date" office:date-value="2011-10-22" calcext:value-type="date">
            <text:p>22.10.2011</text:p>
          </table:table-cell>
          <table:table-cell table:formula="of:=YEAR([.B139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date" office:date-value="2011-10-23" calcext:value-type="date">
            <text:p>23.10.2011</text:p>
          </table:table-cell>
          <table:table-cell table:formula="of:=YEAR([.B139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date" office:date-value="2011-10-24" calcext:value-type="date">
            <text:p>24.10.2011</text:p>
          </table:table-cell>
          <table:table-cell table:formula="of:=YEAR([.B139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date" office:date-value="2011-10-25" calcext:value-type="date">
            <text:p>25.10.2011</text:p>
          </table:table-cell>
          <table:table-cell table:formula="of:=YEAR([.B139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date" office:date-value="2011-10-26" calcext:value-type="date">
            <text:p>26.10.2011</text:p>
          </table:table-cell>
          <table:table-cell table:formula="of:=YEAR([.B139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1-10-27" calcext:value-type="date">
            <text:p>27.10.2011</text:p>
          </table:table-cell>
          <table:table-cell table:formula="of:=YEAR([.B139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date" office:date-value="2011-10-28" calcext:value-type="date">
            <text:p>28.10.2011</text:p>
          </table:table-cell>
          <table:table-cell table:formula="of:=YEAR([.B139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date" office:date-value="2011-10-29" calcext:value-type="date">
            <text:p>29.10.2011</text:p>
          </table:table-cell>
          <table:table-cell table:formula="of:=YEAR([.B139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date" office:date-value="2011-10-30" calcext:value-type="date">
            <text:p>30.10.2011</text:p>
          </table:table-cell>
          <table:table-cell table:formula="of:=YEAR([.B139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1-10-31" calcext:value-type="date">
            <text:p>31.10.2011</text:p>
          </table:table-cell>
          <table:table-cell table:formula="of:=YEAR([.B140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date" office:date-value="2011-11-01" calcext:value-type="date">
            <text:p>1.11.2011</text:p>
          </table:table-cell>
          <table:table-cell table:formula="of:=YEAR([.B140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date" office:date-value="2011-11-02" calcext:value-type="date">
            <text:p>2.11.2011</text:p>
          </table:table-cell>
          <table:table-cell table:formula="of:=YEAR([.B140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date" office:date-value="2011-11-03" calcext:value-type="date">
            <text:p>3.11.2011</text:p>
          </table:table-cell>
          <table:table-cell table:formula="of:=YEAR([.B140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date" office:date-value="2011-11-04" calcext:value-type="date">
            <text:p>4.11.2011</text:p>
          </table:table-cell>
          <table:table-cell table:formula="of:=YEAR([.B140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1-11-05" calcext:value-type="date">
            <text:p>5.11.2011</text:p>
          </table:table-cell>
          <table:table-cell table:formula="of:=YEAR([.B140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608" calcext:value-type="float">
            <text:p>11608</text:p>
          </table:table-cell>
          <table:table-cell office:value-type="date" office:date-value="2011-11-06" calcext:value-type="date">
            <text:p>6.11.2011</text:p>
          </table:table-cell>
          <table:table-cell table:formula="of:=YEAR([.B140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754" calcext:value-type="float">
            <text:p>12754</text:p>
          </table:table-cell>
          <table:table-cell office:value-type="date" office:date-value="2011-11-07" calcext:value-type="date">
            <text:p>7.11.2011</text:p>
          </table:table-cell>
          <table:table-cell table:formula="of:=YEAR([.B140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795" calcext:value-type="float">
            <text:p>12795</text:p>
          </table:table-cell>
          <table:table-cell office:value-type="date" office:date-value="2011-11-08" calcext:value-type="date">
            <text:p>8.11.2011</text:p>
          </table:table-cell>
          <table:table-cell table:formula="of:=YEAR([.B140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date" office:date-value="2011-11-09" calcext:value-type="date">
            <text:p>9.11.2011</text:p>
          </table:table-cell>
          <table:table-cell table:formula="of:=YEAR([.B140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date" office:date-value="2011-11-10" calcext:value-type="date">
            <text:p>10.11.2011</text:p>
          </table:table-cell>
          <table:table-cell table:formula="of:=YEAR([.B141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date" office:date-value="2011-11-11" calcext:value-type="date">
            <text:p>11.11.2011</text:p>
          </table:table-cell>
          <table:table-cell table:formula="of:=YEAR([.B141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date" office:date-value="2011-11-12" calcext:value-type="date">
            <text:p>12.11.2011</text:p>
          </table:table-cell>
          <table:table-cell table:formula="of:=YEAR([.B141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date" office:date-value="2011-11-13" calcext:value-type="date">
            <text:p>13.11.2011</text:p>
          </table:table-cell>
          <table:table-cell table:formula="of:=YEAR([.B141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698" calcext:value-type="float">
            <text:p>11698</text:p>
          </table:table-cell>
          <table:table-cell office:value-type="date" office:date-value="2011-11-14" calcext:value-type="date">
            <text:p>14.11.2011</text:p>
          </table:table-cell>
          <table:table-cell table:formula="of:=YEAR([.B141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date" office:date-value="2011-11-15" calcext:value-type="date">
            <text:p>15.11.2011</text:p>
          </table:table-cell>
          <table:table-cell table:formula="of:=YEAR([.B141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date" office:date-value="2011-11-16" calcext:value-type="date">
            <text:p>16.11.2011</text:p>
          </table:table-cell>
          <table:table-cell table:formula="of:=YEAR([.B141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date" office:date-value="2011-11-17" calcext:value-type="date">
            <text:p>17.11.2011</text:p>
          </table:table-cell>
          <table:table-cell table:formula="of:=YEAR([.B141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date" office:date-value="2011-11-18" calcext:value-type="date">
            <text:p>18.11.2011</text:p>
          </table:table-cell>
          <table:table-cell table:formula="of:=YEAR([.B141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date" office:date-value="2011-11-19" calcext:value-type="date">
            <text:p>19.11.2011</text:p>
          </table:table-cell>
          <table:table-cell table:formula="of:=YEAR([.B141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date" office:date-value="2011-11-20" calcext:value-type="date">
            <text:p>20.11.2011</text:p>
          </table:table-cell>
          <table:table-cell table:formula="of:=YEAR([.B142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date" office:date-value="2011-11-21" calcext:value-type="date">
            <text:p>21.11.2011</text:p>
          </table:table-cell>
          <table:table-cell table:formula="of:=YEAR([.B142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date" office:date-value="2011-11-22" calcext:value-type="date">
            <text:p>22.11.2011</text:p>
          </table:table-cell>
          <table:table-cell table:formula="of:=YEAR([.B142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date" office:date-value="2011-11-23" calcext:value-type="date">
            <text:p>23.11.2011</text:p>
          </table:table-cell>
          <table:table-cell table:formula="of:=YEAR([.B142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date" office:date-value="2011-11-24" calcext:value-type="date">
            <text:p>24.11.2011</text:p>
          </table:table-cell>
          <table:table-cell table:formula="of:=YEAR([.B142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date" office:date-value="2011-11-25" calcext:value-type="date">
            <text:p>25.11.2011</text:p>
          </table:table-cell>
          <table:table-cell table:formula="of:=YEAR([.B142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date" office:date-value="2011-11-26" calcext:value-type="date">
            <text:p>26.11.2011</text:p>
          </table:table-cell>
          <table:table-cell table:formula="of:=YEAR([.B142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1-11-27" calcext:value-type="date">
            <text:p>27.11.2011</text:p>
          </table:table-cell>
          <table:table-cell table:formula="of:=YEAR([.B142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date" office:date-value="2011-11-28" calcext:value-type="date">
            <text:p>28.11.2011</text:p>
          </table:table-cell>
          <table:table-cell table:formula="of:=YEAR([.B142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date" office:date-value="2011-11-29" calcext:value-type="date">
            <text:p>29.11.2011</text:p>
          </table:table-cell>
          <table:table-cell table:formula="of:=YEAR([.B142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date" office:date-value="2011-11-30" calcext:value-type="date">
            <text:p>30.11.2011</text:p>
          </table:table-cell>
          <table:table-cell table:formula="of:=YEAR([.B143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date" office:date-value="2011-12-01" calcext:value-type="date">
            <text:p>1.12.2011</text:p>
          </table:table-cell>
          <table:table-cell table:formula="of:=YEAR([.B143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date" office:date-value="2011-12-02" calcext:value-type="date">
            <text:p>2.12.2011</text:p>
          </table:table-cell>
          <table:table-cell table:formula="of:=YEAR([.B143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1-12-03" calcext:value-type="date">
            <text:p>3.12.2011</text:p>
          </table:table-cell>
          <table:table-cell table:formula="of:=YEAR([.B143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date" office:date-value="2011-12-04" calcext:value-type="date">
            <text:p>4.12.2011</text:p>
          </table:table-cell>
          <table:table-cell table:formula="of:=YEAR([.B143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1-12-05" calcext:value-type="date">
            <text:p>5.12.2011</text:p>
          </table:table-cell>
          <table:table-cell table:formula="of:=YEAR([.B143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1-12-06" calcext:value-type="date">
            <text:p>6.12.2011</text:p>
          </table:table-cell>
          <table:table-cell table:formula="of:=YEAR([.B143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date" office:date-value="2011-12-07" calcext:value-type="date">
            <text:p>7.12.2011</text:p>
          </table:table-cell>
          <table:table-cell table:formula="of:=YEAR([.B143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date" office:date-value="2011-12-08" calcext:value-type="date">
            <text:p>8.12.2011</text:p>
          </table:table-cell>
          <table:table-cell table:formula="of:=YEAR([.B143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date" office:date-value="2011-12-09" calcext:value-type="date">
            <text:p>9.12.2011</text:p>
          </table:table-cell>
          <table:table-cell table:formula="of:=YEAR([.B143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date" office:date-value="2011-12-10" calcext:value-type="date">
            <text:p>10.12.2011</text:p>
          </table:table-cell>
          <table:table-cell table:formula="of:=YEAR([.B144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date" office:date-value="2011-12-11" calcext:value-type="date">
            <text:p>11.12.2011</text:p>
          </table:table-cell>
          <table:table-cell table:formula="of:=YEAR([.B144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date" office:date-value="2011-12-12" calcext:value-type="date">
            <text:p>12.12.2011</text:p>
          </table:table-cell>
          <table:table-cell table:formula="of:=YEAR([.B144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date" office:date-value="2011-12-13" calcext:value-type="date">
            <text:p>13.12.2011</text:p>
          </table:table-cell>
          <table:table-cell table:formula="of:=YEAR([.B144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date" office:date-value="2011-12-14" calcext:value-type="date">
            <text:p>14.12.2011</text:p>
          </table:table-cell>
          <table:table-cell table:formula="of:=YEAR([.B144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date" office:date-value="2011-12-15" calcext:value-type="date">
            <text:p>15.12.2011</text:p>
          </table:table-cell>
          <table:table-cell table:formula="of:=YEAR([.B144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16" calcext:value-type="date">
            <text:p>16.12.2011</text:p>
          </table:table-cell>
          <table:table-cell table:formula="of:=YEAR([.B144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11-12-17" calcext:value-type="date">
            <text:p>17.12.2011</text:p>
          </table:table-cell>
          <table:table-cell table:formula="of:=YEAR([.B144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date" office:date-value="2011-12-18" calcext:value-type="date">
            <text:p>18.12.2011</text:p>
          </table:table-cell>
          <table:table-cell table:formula="of:=YEAR([.B144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date" office:date-value="2011-12-19" calcext:value-type="date">
            <text:p>19.12.2011</text:p>
          </table:table-cell>
          <table:table-cell table:formula="of:=YEAR([.B144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date" office:date-value="2011-12-20" calcext:value-type="date">
            <text:p>20.12.2011</text:p>
          </table:table-cell>
          <table:table-cell table:formula="of:=YEAR([.B145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1-12-21" calcext:value-type="date">
            <text:p>21.12.2011</text:p>
          </table:table-cell>
          <table:table-cell table:formula="of:=YEAR([.B145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date" office:date-value="2011-12-22" calcext:value-type="date">
            <text:p>22.12.2011</text:p>
          </table:table-cell>
          <table:table-cell table:formula="of:=YEAR([.B1452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date" office:date-value="2011-12-23" calcext:value-type="date">
            <text:p>23.12.2011</text:p>
          </table:table-cell>
          <table:table-cell table:formula="of:=YEAR([.B1453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date" office:date-value="2011-12-24" calcext:value-type="date">
            <text:p>24.12.2011</text:p>
          </table:table-cell>
          <table:table-cell table:formula="of:=YEAR([.B1454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date" office:date-value="2011-12-25" calcext:value-type="date">
            <text:p>25.12.2011</text:p>
          </table:table-cell>
          <table:table-cell table:formula="of:=YEAR([.B1455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26" calcext:value-type="date">
            <text:p>26.12.2011</text:p>
          </table:table-cell>
          <table:table-cell table:formula="of:=YEAR([.B1456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date" office:date-value="2011-12-27" calcext:value-type="date">
            <text:p>27.12.2011</text:p>
          </table:table-cell>
          <table:table-cell table:formula="of:=YEAR([.B1457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1-12-28" calcext:value-type="date">
            <text:p>28.12.2011</text:p>
          </table:table-cell>
          <table:table-cell table:formula="of:=YEAR([.B1458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date" office:date-value="2011-12-29" calcext:value-type="date">
            <text:p>29.12.2011</text:p>
          </table:table-cell>
          <table:table-cell table:formula="of:=YEAR([.B1459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1-12-30" calcext:value-type="date">
            <text:p>30.12.2011</text:p>
          </table:table-cell>
          <table:table-cell table:formula="of:=YEAR([.B1460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11-12-31" calcext:value-type="date">
            <text:p>31.12.2011</text:p>
          </table:table-cell>
          <table:table-cell table:formula="of:=YEAR([.B1461])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date" office:date-value="2012-01-01" calcext:value-type="date">
            <text:p>1.01.2012</text:p>
          </table:table-cell>
          <table:table-cell table:formula="of:=YEAR([.B146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date" office:date-value="2012-01-02" calcext:value-type="date">
            <text:p>2.01.2012</text:p>
          </table:table-cell>
          <table:table-cell table:formula="of:=YEAR([.B146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date" office:date-value="2012-01-03" calcext:value-type="date">
            <text:p>3.01.2012</text:p>
          </table:table-cell>
          <table:table-cell table:formula="of:=YEAR([.B146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12-01-04" calcext:value-type="date">
            <text:p>4.01.2012</text:p>
          </table:table-cell>
          <table:table-cell table:formula="of:=YEAR([.B146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2-01-05" calcext:value-type="date">
            <text:p>5.01.2012</text:p>
          </table:table-cell>
          <table:table-cell table:formula="of:=YEAR([.B146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2-01-06" calcext:value-type="date">
            <text:p>6.01.2012</text:p>
          </table:table-cell>
          <table:table-cell table:formula="of:=YEAR([.B146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date" office:date-value="2012-01-07" calcext:value-type="date">
            <text:p>7.01.2012</text:p>
          </table:table-cell>
          <table:table-cell table:formula="of:=YEAR([.B146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2-01-08" calcext:value-type="date">
            <text:p>8.01.2012</text:p>
          </table:table-cell>
          <table:table-cell table:formula="of:=YEAR([.B146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date" office:date-value="2012-01-09" calcext:value-type="date">
            <text:p>9.01.2012</text:p>
          </table:table-cell>
          <table:table-cell table:formula="of:=YEAR([.B147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date" office:date-value="2012-01-10" calcext:value-type="date">
            <text:p>10.01.2012</text:p>
          </table:table-cell>
          <table:table-cell table:formula="of:=YEAR([.B147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2-01-11" calcext:value-type="date">
            <text:p>11.01.2012</text:p>
          </table:table-cell>
          <table:table-cell table:formula="of:=YEAR([.B147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2-01-12" calcext:value-type="date">
            <text:p>12.01.2012</text:p>
          </table:table-cell>
          <table:table-cell table:formula="of:=YEAR([.B147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12-01-13" calcext:value-type="date">
            <text:p>13.01.2012</text:p>
          </table:table-cell>
          <table:table-cell table:formula="of:=YEAR([.B147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date" office:date-value="2012-01-14" calcext:value-type="date">
            <text:p>14.01.2012</text:p>
          </table:table-cell>
          <table:table-cell table:formula="of:=YEAR([.B147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date" office:date-value="2012-01-15" calcext:value-type="date">
            <text:p>15.01.2012</text:p>
          </table:table-cell>
          <table:table-cell table:formula="of:=YEAR([.B147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2-01-16" calcext:value-type="date">
            <text:p>16.01.2012</text:p>
          </table:table-cell>
          <table:table-cell table:formula="of:=YEAR([.B147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date" office:date-value="2012-01-17" calcext:value-type="date">
            <text:p>17.01.2012</text:p>
          </table:table-cell>
          <table:table-cell table:formula="of:=YEAR([.B147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date" office:date-value="2012-01-18" calcext:value-type="date">
            <text:p>18.01.2012</text:p>
          </table:table-cell>
          <table:table-cell table:formula="of:=YEAR([.B147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date" office:date-value="2012-01-19" calcext:value-type="date">
            <text:p>19.01.2012</text:p>
          </table:table-cell>
          <table:table-cell table:formula="of:=YEAR([.B148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1-20" calcext:value-type="date">
            <text:p>20.01.2012</text:p>
          </table:table-cell>
          <table:table-cell table:formula="of:=YEAR([.B148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2-01-21" calcext:value-type="date">
            <text:p>21.01.2012</text:p>
          </table:table-cell>
          <table:table-cell table:formula="of:=YEAR([.B148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date" office:date-value="2012-01-22" calcext:value-type="date">
            <text:p>22.01.2012</text:p>
          </table:table-cell>
          <table:table-cell table:formula="of:=YEAR([.B148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date" office:date-value="2012-01-23" calcext:value-type="date">
            <text:p>23.01.2012</text:p>
          </table:table-cell>
          <table:table-cell table:formula="of:=YEAR([.B148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date" office:date-value="2012-01-24" calcext:value-type="date">
            <text:p>24.01.2012</text:p>
          </table:table-cell>
          <table:table-cell table:formula="of:=YEAR([.B148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date" office:date-value="2012-01-25" calcext:value-type="date">
            <text:p>25.01.2012</text:p>
          </table:table-cell>
          <table:table-cell table:formula="of:=YEAR([.B148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date" office:date-value="2012-01-26" calcext:value-type="date">
            <text:p>26.01.2012</text:p>
          </table:table-cell>
          <table:table-cell table:formula="of:=YEAR([.B148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1-27" calcext:value-type="date">
            <text:p>27.01.2012</text:p>
          </table:table-cell>
          <table:table-cell table:formula="of:=YEAR([.B148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date" office:date-value="2012-01-28" calcext:value-type="date">
            <text:p>28.01.2012</text:p>
          </table:table-cell>
          <table:table-cell table:formula="of:=YEAR([.B148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12-01-29" calcext:value-type="date">
            <text:p>29.01.2012</text:p>
          </table:table-cell>
          <table:table-cell table:formula="of:=YEAR([.B149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date" office:date-value="2012-01-30" calcext:value-type="date">
            <text:p>30.01.2012</text:p>
          </table:table-cell>
          <table:table-cell table:formula="of:=YEAR([.B149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2-01-31" calcext:value-type="date">
            <text:p>31.01.2012</text:p>
          </table:table-cell>
          <table:table-cell table:formula="of:=YEAR([.B149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date" office:date-value="2012-02-01" calcext:value-type="date">
            <text:p>1.02.2012</text:p>
          </table:table-cell>
          <table:table-cell table:formula="of:=YEAR([.B149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2-02-02" calcext:value-type="date">
            <text:p>2.02.2012</text:p>
          </table:table-cell>
          <table:table-cell table:formula="of:=YEAR([.B149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date" office:date-value="2012-02-03" calcext:value-type="date">
            <text:p>3.02.2012</text:p>
          </table:table-cell>
          <table:table-cell table:formula="of:=YEAR([.B149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2-02-04" calcext:value-type="date">
            <text:p>4.02.2012</text:p>
          </table:table-cell>
          <table:table-cell table:formula="of:=YEAR([.B149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date" office:date-value="2012-02-05" calcext:value-type="date">
            <text:p>5.02.2012</text:p>
          </table:table-cell>
          <table:table-cell table:formula="of:=YEAR([.B149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2-02-06" calcext:value-type="date">
            <text:p>6.02.2012</text:p>
          </table:table-cell>
          <table:table-cell table:formula="of:=YEAR([.B149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date" office:date-value="2012-02-07" calcext:value-type="date">
            <text:p>7.02.2012</text:p>
          </table:table-cell>
          <table:table-cell table:formula="of:=YEAR([.B149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date" office:date-value="2012-02-08" calcext:value-type="date">
            <text:p>8.02.2012</text:p>
          </table:table-cell>
          <table:table-cell table:formula="of:=YEAR([.B150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2-02-09" calcext:value-type="date">
            <text:p>9.02.2012</text:p>
          </table:table-cell>
          <table:table-cell table:formula="of:=YEAR([.B150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2-02-10" calcext:value-type="date">
            <text:p>10.02.2012</text:p>
          </table:table-cell>
          <table:table-cell table:formula="of:=YEAR([.B150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date" office:date-value="2012-02-11" calcext:value-type="date">
            <text:p>11.02.2012</text:p>
          </table:table-cell>
          <table:table-cell table:formula="of:=YEAR([.B150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2-02-12" calcext:value-type="date">
            <text:p>12.02.2012</text:p>
          </table:table-cell>
          <table:table-cell table:formula="of:=YEAR([.B150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2-13" calcext:value-type="date">
            <text:p>13.02.2012</text:p>
          </table:table-cell>
          <table:table-cell table:formula="of:=YEAR([.B150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12-02-14" calcext:value-type="date">
            <text:p>14.02.2012</text:p>
          </table:table-cell>
          <table:table-cell table:formula="of:=YEAR([.B150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date" office:date-value="2012-02-15" calcext:value-type="date">
            <text:p>15.02.2012</text:p>
          </table:table-cell>
          <table:table-cell table:formula="of:=YEAR([.B150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date" office:date-value="2012-02-16" calcext:value-type="date">
            <text:p>16.02.2012</text:p>
          </table:table-cell>
          <table:table-cell table:formula="of:=YEAR([.B150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date" office:date-value="2012-02-17" calcext:value-type="date">
            <text:p>17.02.2012</text:p>
          </table:table-cell>
          <table:table-cell table:formula="of:=YEAR([.B150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date" office:date-value="2012-02-18" calcext:value-type="date">
            <text:p>18.02.2012</text:p>
          </table:table-cell>
          <table:table-cell table:formula="of:=YEAR([.B151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date" office:date-value="2012-02-19" calcext:value-type="date">
            <text:p>19.02.2012</text:p>
          </table:table-cell>
          <table:table-cell table:formula="of:=YEAR([.B151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12-02-20" calcext:value-type="date">
            <text:p>20.02.2012</text:p>
          </table:table-cell>
          <table:table-cell table:formula="of:=YEAR([.B151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2-21" calcext:value-type="date">
            <text:p>21.02.2012</text:p>
          </table:table-cell>
          <table:table-cell table:formula="of:=YEAR([.B151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2-02-22" calcext:value-type="date">
            <text:p>22.02.2012</text:p>
          </table:table-cell>
          <table:table-cell table:formula="of:=YEAR([.B151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date" office:date-value="2012-02-23" calcext:value-type="date">
            <text:p>23.02.2012</text:p>
          </table:table-cell>
          <table:table-cell table:formula="of:=YEAR([.B151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2-24" calcext:value-type="date">
            <text:p>24.02.2012</text:p>
          </table:table-cell>
          <table:table-cell table:formula="of:=YEAR([.B151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date" office:date-value="2012-02-25" calcext:value-type="date">
            <text:p>25.02.2012</text:p>
          </table:table-cell>
          <table:table-cell table:formula="of:=YEAR([.B151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12-02-26" calcext:value-type="date">
            <text:p>26.02.2012</text:p>
          </table:table-cell>
          <table:table-cell table:formula="of:=YEAR([.B151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date" office:date-value="2012-02-27" calcext:value-type="date">
            <text:p>27.02.2012</text:p>
          </table:table-cell>
          <table:table-cell table:formula="of:=YEAR([.B151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date" office:date-value="2012-02-28" calcext:value-type="date">
            <text:p>28.02.2012</text:p>
          </table:table-cell>
          <table:table-cell table:formula="of:=YEAR([.B152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date" office:date-value="2012-02-29" calcext:value-type="date">
            <text:p>29.02.2012</text:p>
          </table:table-cell>
          <table:table-cell table:formula="of:=YEAR([.B152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date" office:date-value="2012-03-01" calcext:value-type="date">
            <text:p>1.03.2012</text:p>
          </table:table-cell>
          <table:table-cell table:formula="of:=YEAR([.B152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2-03-02" calcext:value-type="date">
            <text:p>2.03.2012</text:p>
          </table:table-cell>
          <table:table-cell table:formula="of:=YEAR([.B152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date" office:date-value="2012-03-03" calcext:value-type="date">
            <text:p>3.03.2012</text:p>
          </table:table-cell>
          <table:table-cell table:formula="of:=YEAR([.B152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12-03-04" calcext:value-type="date">
            <text:p>4.03.2012</text:p>
          </table:table-cell>
          <table:table-cell table:formula="of:=YEAR([.B152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12-03-05" calcext:value-type="date">
            <text:p>5.03.2012</text:p>
          </table:table-cell>
          <table:table-cell table:formula="of:=YEAR([.B152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date" office:date-value="2012-03-06" calcext:value-type="date">
            <text:p>6.03.2012</text:p>
          </table:table-cell>
          <table:table-cell table:formula="of:=YEAR([.B152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2-03-07" calcext:value-type="date">
            <text:p>7.03.2012</text:p>
          </table:table-cell>
          <table:table-cell table:formula="of:=YEAR([.B152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date" office:date-value="2012-03-08" calcext:value-type="date">
            <text:p>8.03.2012</text:p>
          </table:table-cell>
          <table:table-cell table:formula="of:=YEAR([.B152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date" office:date-value="2012-03-09" calcext:value-type="date">
            <text:p>9.03.2012</text:p>
          </table:table-cell>
          <table:table-cell table:formula="of:=YEAR([.B153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date" office:date-value="2012-03-10" calcext:value-type="date">
            <text:p>10.03.2012</text:p>
          </table:table-cell>
          <table:table-cell table:formula="of:=YEAR([.B153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date" office:date-value="2012-03-11" calcext:value-type="date">
            <text:p>11.03.2012</text:p>
          </table:table-cell>
          <table:table-cell table:formula="of:=YEAR([.B153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date" office:date-value="2012-03-12" calcext:value-type="date">
            <text:p>12.03.2012</text:p>
          </table:table-cell>
          <table:table-cell table:formula="of:=YEAR([.B153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date" office:date-value="2012-03-13" calcext:value-type="date">
            <text:p>13.03.2012</text:p>
          </table:table-cell>
          <table:table-cell table:formula="of:=YEAR([.B153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2-03-14" calcext:value-type="date">
            <text:p>14.03.2012</text:p>
          </table:table-cell>
          <table:table-cell table:formula="of:=YEAR([.B153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2-03-15" calcext:value-type="date">
            <text:p>15.03.2012</text:p>
          </table:table-cell>
          <table:table-cell table:formula="of:=YEAR([.B153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date" office:date-value="2012-03-16" calcext:value-type="date">
            <text:p>16.03.2012</text:p>
          </table:table-cell>
          <table:table-cell table:formula="of:=YEAR([.B153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date" office:date-value="2012-03-17" calcext:value-type="date">
            <text:p>17.03.2012</text:p>
          </table:table-cell>
          <table:table-cell table:formula="of:=YEAR([.B153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date" office:date-value="2012-03-18" calcext:value-type="date">
            <text:p>18.03.2012</text:p>
          </table:table-cell>
          <table:table-cell table:formula="of:=YEAR([.B153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date" office:date-value="2012-03-19" calcext:value-type="date">
            <text:p>19.03.2012</text:p>
          </table:table-cell>
          <table:table-cell table:formula="of:=YEAR([.B154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date" office:date-value="2012-03-20" calcext:value-type="date">
            <text:p>20.03.2012</text:p>
          </table:table-cell>
          <table:table-cell table:formula="of:=YEAR([.B154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date" office:date-value="2012-03-21" calcext:value-type="date">
            <text:p>21.03.2012</text:p>
          </table:table-cell>
          <table:table-cell table:formula="of:=YEAR([.B154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date" office:date-value="2012-03-22" calcext:value-type="date">
            <text:p>22.03.2012</text:p>
          </table:table-cell>
          <table:table-cell table:formula="of:=YEAR([.B154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date" office:date-value="2012-03-23" calcext:value-type="date">
            <text:p>23.03.2012</text:p>
          </table:table-cell>
          <table:table-cell table:formula="of:=YEAR([.B154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date" office:date-value="2012-03-24" calcext:value-type="date">
            <text:p>24.03.2012</text:p>
          </table:table-cell>
          <table:table-cell table:formula="of:=YEAR([.B154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date" office:date-value="2012-03-25" calcext:value-type="date">
            <text:p>25.03.2012</text:p>
          </table:table-cell>
          <table:table-cell table:formula="of:=YEAR([.B154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date" office:date-value="2012-03-26" calcext:value-type="date">
            <text:p>26.03.2012</text:p>
          </table:table-cell>
          <table:table-cell table:formula="of:=YEAR([.B154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date" office:date-value="2012-03-27" calcext:value-type="date">
            <text:p>27.03.2012</text:p>
          </table:table-cell>
          <table:table-cell table:formula="of:=YEAR([.B154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date" office:date-value="2012-03-28" calcext:value-type="date">
            <text:p>28.03.2012</text:p>
          </table:table-cell>
          <table:table-cell table:formula="of:=YEAR([.B154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date" office:date-value="2012-03-29" calcext:value-type="date">
            <text:p>29.03.2012</text:p>
          </table:table-cell>
          <table:table-cell table:formula="of:=YEAR([.B155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date" office:date-value="2012-03-30" calcext:value-type="date">
            <text:p>30.03.2012</text:p>
          </table:table-cell>
          <table:table-cell table:formula="of:=YEAR([.B155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7265" calcext:value-type="float">
            <text:p>17265</text:p>
          </table:table-cell>
          <table:table-cell office:value-type="date" office:date-value="2012-03-31" calcext:value-type="date">
            <text:p>31.03.2012</text:p>
          </table:table-cell>
          <table:table-cell table:formula="of:=YEAR([.B155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date" office:date-value="2012-04-01" calcext:value-type="date">
            <text:p>1.04.2012</text:p>
          </table:table-cell>
          <table:table-cell table:formula="of:=YEAR([.B155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date" office:date-value="2012-04-02" calcext:value-type="date">
            <text:p>2.04.2012</text:p>
          </table:table-cell>
          <table:table-cell table:formula="of:=YEAR([.B155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8983" calcext:value-type="float">
            <text:p>18983</text:p>
          </table:table-cell>
          <table:table-cell office:value-type="date" office:date-value="2012-04-03" calcext:value-type="date">
            <text:p>3.04.2012</text:p>
          </table:table-cell>
          <table:table-cell table:formula="of:=YEAR([.B155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9791" calcext:value-type="float">
            <text:p>19791</text:p>
          </table:table-cell>
          <table:table-cell office:value-type="date" office:date-value="2012-04-04" calcext:value-type="date">
            <text:p>4.04.2012</text:p>
          </table:table-cell>
          <table:table-cell table:formula="of:=YEAR([.B155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date" office:date-value="2012-04-05" calcext:value-type="date">
            <text:p>5.04.2012</text:p>
          </table:table-cell>
          <table:table-cell table:formula="of:=YEAR([.B155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date" office:date-value="2012-04-06" calcext:value-type="date">
            <text:p>6.04.2012</text:p>
          </table:table-cell>
          <table:table-cell table:formula="of:=YEAR([.B155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044" calcext:value-type="float">
            <text:p>22044</text:p>
          </table:table-cell>
          <table:table-cell office:value-type="date" office:date-value="2012-04-07" calcext:value-type="date">
            <text:p>7.04.2012</text:p>
          </table:table-cell>
          <table:table-cell table:formula="of:=YEAR([.B155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1257" calcext:value-type="float">
            <text:p>21257</text:p>
          </table:table-cell>
          <table:table-cell office:value-type="date" office:date-value="2012-04-08" calcext:value-type="date">
            <text:p>8.04.2012</text:p>
          </table:table-cell>
          <table:table-cell table:formula="of:=YEAR([.B156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date" office:date-value="2012-04-09" calcext:value-type="date">
            <text:p>9.04.2012</text:p>
          </table:table-cell>
          <table:table-cell table:formula="of:=YEAR([.B156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date" office:date-value="2012-04-10" calcext:value-type="date">
            <text:p>10.04.2012</text:p>
          </table:table-cell>
          <table:table-cell table:formula="of:=YEAR([.B156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date" office:date-value="2012-04-11" calcext:value-type="date">
            <text:p>11.04.2012</text:p>
          </table:table-cell>
          <table:table-cell table:formula="of:=YEAR([.B156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date" office:date-value="2012-04-12" calcext:value-type="date">
            <text:p>12.04.2012</text:p>
          </table:table-cell>
          <table:table-cell table:formula="of:=YEAR([.B156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date" office:date-value="2012-04-13" calcext:value-type="date">
            <text:p>13.04.2012</text:p>
          </table:table-cell>
          <table:table-cell table:formula="of:=YEAR([.B156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date" office:date-value="2012-04-14" calcext:value-type="date">
            <text:p>14.04.2012</text:p>
          </table:table-cell>
          <table:table-cell table:formula="of:=YEAR([.B156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date" office:date-value="2012-04-15" calcext:value-type="date">
            <text:p>15.04.2012</text:p>
          </table:table-cell>
          <table:table-cell table:formula="of:=YEAR([.B156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date" office:date-value="2012-04-16" calcext:value-type="date">
            <text:p>16.04.2012</text:p>
          </table:table-cell>
          <table:table-cell table:formula="of:=YEAR([.B156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date" office:date-value="2012-04-17" calcext:value-type="date">
            <text:p>17.04.2012</text:p>
          </table:table-cell>
          <table:table-cell table:formula="of:=YEAR([.B156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date" office:date-value="2012-04-18" calcext:value-type="date">
            <text:p>18.04.2012</text:p>
          </table:table-cell>
          <table:table-cell table:formula="of:=YEAR([.B157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date" office:date-value="2012-04-19" calcext:value-type="date">
            <text:p>19.04.2012</text:p>
          </table:table-cell>
          <table:table-cell table:formula="of:=YEAR([.B157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2-04-20" calcext:value-type="date">
            <text:p>20.04.2012</text:p>
          </table:table-cell>
          <table:table-cell table:formula="of:=YEAR([.B157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date" office:date-value="2012-04-21" calcext:value-type="date">
            <text:p>21.04.2012</text:p>
          </table:table-cell>
          <table:table-cell table:formula="of:=YEAR([.B157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704" calcext:value-type="float">
            <text:p>12704</text:p>
          </table:table-cell>
          <table:table-cell office:value-type="date" office:date-value="2012-04-22" calcext:value-type="date">
            <text:p>22.04.2012</text:p>
          </table:table-cell>
          <table:table-cell table:formula="of:=YEAR([.B157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date" office:date-value="2012-04-23" calcext:value-type="date">
            <text:p>23.04.2012</text:p>
          </table:table-cell>
          <table:table-cell table:formula="of:=YEAR([.B157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2-04-24" calcext:value-type="date">
            <text:p>24.04.2012</text:p>
          </table:table-cell>
          <table:table-cell table:formula="of:=YEAR([.B157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date" office:date-value="2012-04-25" calcext:value-type="date">
            <text:p>25.04.2012</text:p>
          </table:table-cell>
          <table:table-cell table:formula="of:=YEAR([.B157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date" office:date-value="2012-04-26" calcext:value-type="date">
            <text:p>26.04.2012</text:p>
          </table:table-cell>
          <table:table-cell table:formula="of:=YEAR([.B157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date" office:date-value="2012-04-27" calcext:value-type="date">
            <text:p>27.04.2012</text:p>
          </table:table-cell>
          <table:table-cell table:formula="of:=YEAR([.B157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date" office:date-value="2012-04-28" calcext:value-type="date">
            <text:p>28.04.2012</text:p>
          </table:table-cell>
          <table:table-cell table:formula="of:=YEAR([.B158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date" office:date-value="2012-04-29" calcext:value-type="date">
            <text:p>29.04.2012</text:p>
          </table:table-cell>
          <table:table-cell table:formula="of:=YEAR([.B158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2-04-30" calcext:value-type="date">
            <text:p>30.04.2012</text:p>
          </table:table-cell>
          <table:table-cell table:formula="of:=YEAR([.B158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date" office:date-value="2012-05-01" calcext:value-type="date">
            <text:p>1.05.2012</text:p>
          </table:table-cell>
          <table:table-cell table:formula="of:=YEAR([.B158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date" office:date-value="2012-05-02" calcext:value-type="date">
            <text:p>2.05.2012</text:p>
          </table:table-cell>
          <table:table-cell table:formula="of:=YEAR([.B158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date" office:date-value="2012-05-03" calcext:value-type="date">
            <text:p>3.05.2012</text:p>
          </table:table-cell>
          <table:table-cell table:formula="of:=YEAR([.B158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date" office:date-value="2012-05-04" calcext:value-type="date">
            <text:p>4.05.2012</text:p>
          </table:table-cell>
          <table:table-cell table:formula="of:=YEAR([.B158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2-05-05" calcext:value-type="date">
            <text:p>5.05.2012</text:p>
          </table:table-cell>
          <table:table-cell table:formula="of:=YEAR([.B158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2-05-06" calcext:value-type="date">
            <text:p>6.05.2012</text:p>
          </table:table-cell>
          <table:table-cell table:formula="of:=YEAR([.B158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2-05-07" calcext:value-type="date">
            <text:p>7.05.2012</text:p>
          </table:table-cell>
          <table:table-cell table:formula="of:=YEAR([.B158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date" office:date-value="2012-05-08" calcext:value-type="date">
            <text:p>8.05.2012</text:p>
          </table:table-cell>
          <table:table-cell table:formula="of:=YEAR([.B159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date" office:date-value="2012-05-09" calcext:value-type="date">
            <text:p>9.05.2012</text:p>
          </table:table-cell>
          <table:table-cell table:formula="of:=YEAR([.B159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2-05-10" calcext:value-type="date">
            <text:p>10.05.2012</text:p>
          </table:table-cell>
          <table:table-cell table:formula="of:=YEAR([.B159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date" office:date-value="2012-05-11" calcext:value-type="date">
            <text:p>11.05.2012</text:p>
          </table:table-cell>
          <table:table-cell table:formula="of:=YEAR([.B159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2-05-12" calcext:value-type="date">
            <text:p>12.05.2012</text:p>
          </table:table-cell>
          <table:table-cell table:formula="of:=YEAR([.B159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date" office:date-value="2012-05-13" calcext:value-type="date">
            <text:p>13.05.2012</text:p>
          </table:table-cell>
          <table:table-cell table:formula="of:=YEAR([.B159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12-05-14" calcext:value-type="date">
            <text:p>14.05.2012</text:p>
          </table:table-cell>
          <table:table-cell table:formula="of:=YEAR([.B159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date" office:date-value="2012-05-15" calcext:value-type="date">
            <text:p>15.05.2012</text:p>
          </table:table-cell>
          <table:table-cell table:formula="of:=YEAR([.B159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2-05-16" calcext:value-type="date">
            <text:p>16.05.2012</text:p>
          </table:table-cell>
          <table:table-cell table:formula="of:=YEAR([.B159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2-05-17" calcext:value-type="date">
            <text:p>17.05.2012</text:p>
          </table:table-cell>
          <table:table-cell table:formula="of:=YEAR([.B159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12-05-18" calcext:value-type="date">
            <text:p>18.05.2012</text:p>
          </table:table-cell>
          <table:table-cell table:formula="of:=YEAR([.B160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date" office:date-value="2012-05-19" calcext:value-type="date">
            <text:p>19.05.2012</text:p>
          </table:table-cell>
          <table:table-cell table:formula="of:=YEAR([.B160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5-20" calcext:value-type="date">
            <text:p>20.05.2012</text:p>
          </table:table-cell>
          <table:table-cell table:formula="of:=YEAR([.B160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12-05-21" calcext:value-type="date">
            <text:p>21.05.2012</text:p>
          </table:table-cell>
          <table:table-cell table:formula="of:=YEAR([.B160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date" office:date-value="2012-05-22" calcext:value-type="date">
            <text:p>22.05.2012</text:p>
          </table:table-cell>
          <table:table-cell table:formula="of:=YEAR([.B160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date" office:date-value="2012-05-23" calcext:value-type="date">
            <text:p>23.05.2012</text:p>
          </table:table-cell>
          <table:table-cell table:formula="of:=YEAR([.B160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date" office:date-value="2012-05-24" calcext:value-type="date">
            <text:p>24.05.2012</text:p>
          </table:table-cell>
          <table:table-cell table:formula="of:=YEAR([.B160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date" office:date-value="2012-05-25" calcext:value-type="date">
            <text:p>25.05.2012</text:p>
          </table:table-cell>
          <table:table-cell table:formula="of:=YEAR([.B160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2-05-26" calcext:value-type="date">
            <text:p>26.05.2012</text:p>
          </table:table-cell>
          <table:table-cell table:formula="of:=YEAR([.B160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date" office:date-value="2012-05-27" calcext:value-type="date">
            <text:p>27.05.2012</text:p>
          </table:table-cell>
          <table:table-cell table:formula="of:=YEAR([.B160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date" office:date-value="2012-05-28" calcext:value-type="date">
            <text:p>28.05.2012</text:p>
          </table:table-cell>
          <table:table-cell table:formula="of:=YEAR([.B161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12-05-29" calcext:value-type="date">
            <text:p>29.05.2012</text:p>
          </table:table-cell>
          <table:table-cell table:formula="of:=YEAR([.B161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2-05-30" calcext:value-type="date">
            <text:p>30.05.2012</text:p>
          </table:table-cell>
          <table:table-cell table:formula="of:=YEAR([.B161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2-05-31" calcext:value-type="date">
            <text:p>31.05.2012</text:p>
          </table:table-cell>
          <table:table-cell table:formula="of:=YEAR([.B161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2-06-01" calcext:value-type="date">
            <text:p>1.06.2012</text:p>
          </table:table-cell>
          <table:table-cell table:formula="of:=YEAR([.B161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2-06-02" calcext:value-type="date">
            <text:p>2.06.2012</text:p>
          </table:table-cell>
          <table:table-cell table:formula="of:=YEAR([.B161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date" office:date-value="2012-06-03" calcext:value-type="date">
            <text:p>3.06.2012</text:p>
          </table:table-cell>
          <table:table-cell table:formula="of:=YEAR([.B161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date" office:date-value="2012-06-04" calcext:value-type="date">
            <text:p>4.06.2012</text:p>
          </table:table-cell>
          <table:table-cell table:formula="of:=YEAR([.B161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2-06-05" calcext:value-type="date">
            <text:p>5.06.2012</text:p>
          </table:table-cell>
          <table:table-cell table:formula="of:=YEAR([.B161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date" office:date-value="2012-06-06" calcext:value-type="date">
            <text:p>6.06.2012</text:p>
          </table:table-cell>
          <table:table-cell table:formula="of:=YEAR([.B161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2-06-07" calcext:value-type="date">
            <text:p>7.06.2012</text:p>
          </table:table-cell>
          <table:table-cell table:formula="of:=YEAR([.B162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2-06-08" calcext:value-type="date">
            <text:p>8.06.2012</text:p>
          </table:table-cell>
          <table:table-cell table:formula="of:=YEAR([.B162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date" office:date-value="2012-06-09" calcext:value-type="date">
            <text:p>9.06.2012</text:p>
          </table:table-cell>
          <table:table-cell table:formula="of:=YEAR([.B162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6-10" calcext:value-type="date">
            <text:p>10.06.2012</text:p>
          </table:table-cell>
          <table:table-cell table:formula="of:=YEAR([.B162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12-06-11" calcext:value-type="date">
            <text:p>11.06.2012</text:p>
          </table:table-cell>
          <table:table-cell table:formula="of:=YEAR([.B162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date" office:date-value="2012-06-12" calcext:value-type="date">
            <text:p>12.06.2012</text:p>
          </table:table-cell>
          <table:table-cell table:formula="of:=YEAR([.B162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date" office:date-value="2012-06-13" calcext:value-type="date">
            <text:p>13.06.2012</text:p>
          </table:table-cell>
          <table:table-cell table:formula="of:=YEAR([.B162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date" office:date-value="2012-06-14" calcext:value-type="date">
            <text:p>14.06.2012</text:p>
          </table:table-cell>
          <table:table-cell table:formula="of:=YEAR([.B162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2-06-15" calcext:value-type="date">
            <text:p>15.06.2012</text:p>
          </table:table-cell>
          <table:table-cell table:formula="of:=YEAR([.B162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2-06-16" calcext:value-type="date">
            <text:p>16.06.2012</text:p>
          </table:table-cell>
          <table:table-cell table:formula="of:=YEAR([.B162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2-06-17" calcext:value-type="date">
            <text:p>17.06.2012</text:p>
          </table:table-cell>
          <table:table-cell table:formula="of:=YEAR([.B163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2-06-18" calcext:value-type="date">
            <text:p>18.06.2012</text:p>
          </table:table-cell>
          <table:table-cell table:formula="of:=YEAR([.B163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date" office:date-value="2012-06-19" calcext:value-type="date">
            <text:p>19.06.2012</text:p>
          </table:table-cell>
          <table:table-cell table:formula="of:=YEAR([.B163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date" office:date-value="2012-06-20" calcext:value-type="date">
            <text:p>20.06.2012</text:p>
          </table:table-cell>
          <table:table-cell table:formula="of:=YEAR([.B163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date" office:date-value="2012-06-21" calcext:value-type="date">
            <text:p>21.06.2012</text:p>
          </table:table-cell>
          <table:table-cell table:formula="of:=YEAR([.B163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2-06-22" calcext:value-type="date">
            <text:p>22.06.2012</text:p>
          </table:table-cell>
          <table:table-cell table:formula="of:=YEAR([.B163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date" office:date-value="2012-06-23" calcext:value-type="date">
            <text:p>23.06.2012</text:p>
          </table:table-cell>
          <table:table-cell table:formula="of:=YEAR([.B163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6-24" calcext:value-type="date">
            <text:p>24.06.2012</text:p>
          </table:table-cell>
          <table:table-cell table:formula="of:=YEAR([.B163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date" office:date-value="2012-06-25" calcext:value-type="date">
            <text:p>25.06.2012</text:p>
          </table:table-cell>
          <table:table-cell table:formula="of:=YEAR([.B163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date" office:date-value="2012-06-26" calcext:value-type="date">
            <text:p>26.06.2012</text:p>
          </table:table-cell>
          <table:table-cell table:formula="of:=YEAR([.B163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date" office:date-value="2012-06-27" calcext:value-type="date">
            <text:p>27.06.2012</text:p>
          </table:table-cell>
          <table:table-cell table:formula="of:=YEAR([.B164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date" office:date-value="2012-06-28" calcext:value-type="date">
            <text:p>28.06.2012</text:p>
          </table:table-cell>
          <table:table-cell table:formula="of:=YEAR([.B164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2-06-29" calcext:value-type="date">
            <text:p>29.06.2012</text:p>
          </table:table-cell>
          <table:table-cell table:formula="of:=YEAR([.B164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date" office:date-value="2012-06-30" calcext:value-type="date">
            <text:p>30.06.2012</text:p>
          </table:table-cell>
          <table:table-cell table:formula="of:=YEAR([.B164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date" office:date-value="2012-07-01" calcext:value-type="date">
            <text:p>1.07.2012</text:p>
          </table:table-cell>
          <table:table-cell table:formula="of:=YEAR([.B164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date" office:date-value="2012-07-02" calcext:value-type="date">
            <text:p>2.07.2012</text:p>
          </table:table-cell>
          <table:table-cell table:formula="of:=YEAR([.B164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date" office:date-value="2012-07-03" calcext:value-type="date">
            <text:p>3.07.2012</text:p>
          </table:table-cell>
          <table:table-cell table:formula="of:=YEAR([.B164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date" office:date-value="2012-07-04" calcext:value-type="date">
            <text:p>4.07.2012</text:p>
          </table:table-cell>
          <table:table-cell table:formula="of:=YEAR([.B164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2-07-05" calcext:value-type="date">
            <text:p>5.07.2012</text:p>
          </table:table-cell>
          <table:table-cell table:formula="of:=YEAR([.B164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2-07-06" calcext:value-type="date">
            <text:p>6.07.2012</text:p>
          </table:table-cell>
          <table:table-cell table:formula="of:=YEAR([.B164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date" office:date-value="2012-07-07" calcext:value-type="date">
            <text:p>7.07.2012</text:p>
          </table:table-cell>
          <table:table-cell table:formula="of:=YEAR([.B165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date" office:date-value="2012-07-08" calcext:value-type="date">
            <text:p>8.07.2012</text:p>
          </table:table-cell>
          <table:table-cell table:formula="of:=YEAR([.B165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date" office:date-value="2012-07-09" calcext:value-type="date">
            <text:p>9.07.2012</text:p>
          </table:table-cell>
          <table:table-cell table:formula="of:=YEAR([.B165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date" office:date-value="2012-07-10" calcext:value-type="date">
            <text:p>10.07.2012</text:p>
          </table:table-cell>
          <table:table-cell table:formula="of:=YEAR([.B165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12-07-11" calcext:value-type="date">
            <text:p>11.07.2012</text:p>
          </table:table-cell>
          <table:table-cell table:formula="of:=YEAR([.B165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2-07-12" calcext:value-type="date">
            <text:p>12.07.2012</text:p>
          </table:table-cell>
          <table:table-cell table:formula="of:=YEAR([.B165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date" office:date-value="2012-07-13" calcext:value-type="date">
            <text:p>13.07.2012</text:p>
          </table:table-cell>
          <table:table-cell table:formula="of:=YEAR([.B165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2-07-14" calcext:value-type="date">
            <text:p>14.07.2012</text:p>
          </table:table-cell>
          <table:table-cell table:formula="of:=YEAR([.B165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2-07-15" calcext:value-type="date">
            <text:p>15.07.2012</text:p>
          </table:table-cell>
          <table:table-cell table:formula="of:=YEAR([.B165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date" office:date-value="2012-07-16" calcext:value-type="date">
            <text:p>16.07.2012</text:p>
          </table:table-cell>
          <table:table-cell table:formula="of:=YEAR([.B165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2-07-17" calcext:value-type="date">
            <text:p>17.07.2012</text:p>
          </table:table-cell>
          <table:table-cell table:formula="of:=YEAR([.B166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date" office:date-value="2012-07-18" calcext:value-type="date">
            <text:p>18.07.2012</text:p>
          </table:table-cell>
          <table:table-cell table:formula="of:=YEAR([.B166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2-07-19" calcext:value-type="date">
            <text:p>19.07.2012</text:p>
          </table:table-cell>
          <table:table-cell table:formula="of:=YEAR([.B166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date" office:date-value="2012-07-20" calcext:value-type="date">
            <text:p>20.07.2012</text:p>
          </table:table-cell>
          <table:table-cell table:formula="of:=YEAR([.B166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date" office:date-value="2012-07-21" calcext:value-type="date">
            <text:p>21.07.2012</text:p>
          </table:table-cell>
          <table:table-cell table:formula="of:=YEAR([.B166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date" office:date-value="2012-07-22" calcext:value-type="date">
            <text:p>22.07.2012</text:p>
          </table:table-cell>
          <table:table-cell table:formula="of:=YEAR([.B166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date" office:date-value="2012-07-23" calcext:value-type="date">
            <text:p>23.07.2012</text:p>
          </table:table-cell>
          <table:table-cell table:formula="of:=YEAR([.B166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date" office:date-value="2012-07-24" calcext:value-type="date">
            <text:p>24.07.2012</text:p>
          </table:table-cell>
          <table:table-cell table:formula="of:=YEAR([.B166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0271" calcext:value-type="float">
            <text:p>50271</text:p>
          </table:table-cell>
          <table:table-cell office:value-type="date" office:date-value="2012-07-25" calcext:value-type="date">
            <text:p>25.07.2012</text:p>
          </table:table-cell>
          <table:table-cell table:formula="of:=YEAR([.B166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7936" calcext:value-type="float">
            <text:p>57936</text:p>
          </table:table-cell>
          <table:table-cell office:value-type="date" office:date-value="2012-07-26" calcext:value-type="date">
            <text:p>26.07.2012</text:p>
          </table:table-cell>
          <table:table-cell table:formula="of:=YEAR([.B166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date" office:date-value="2012-07-27" calcext:value-type="date">
            <text:p>27.07.2012</text:p>
          </table:table-cell>
          <table:table-cell table:formula="of:=YEAR([.B167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date" office:date-value="2012-07-28" calcext:value-type="date">
            <text:p>28.07.2012</text:p>
          </table:table-cell>
          <table:table-cell table:formula="of:=YEAR([.B167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222" calcext:value-type="float">
            <text:p>37222</text:p>
          </table:table-cell>
          <table:table-cell office:value-type="date" office:date-value="2012-07-29" calcext:value-type="date">
            <text:p>29.07.2012</text:p>
          </table:table-cell>
          <table:table-cell table:formula="of:=YEAR([.B167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date" office:date-value="2012-07-30" calcext:value-type="date">
            <text:p>30.07.2012</text:p>
          </table:table-cell>
          <table:table-cell table:formula="of:=YEAR([.B167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7372" calcext:value-type="float">
            <text:p>17372</text:p>
          </table:table-cell>
          <table:table-cell office:value-type="date" office:date-value="2012-07-31" calcext:value-type="date">
            <text:p>31.07.2012</text:p>
          </table:table-cell>
          <table:table-cell table:formula="of:=YEAR([.B167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date" office:date-value="2012-08-01" calcext:value-type="date">
            <text:p>1.08.2012</text:p>
          </table:table-cell>
          <table:table-cell table:formula="of:=YEAR([.B167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2-08-02" calcext:value-type="date">
            <text:p>2.08.2012</text:p>
          </table:table-cell>
          <table:table-cell table:formula="of:=YEAR([.B167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date" office:date-value="2012-08-03" calcext:value-type="date">
            <text:p>3.08.2012</text:p>
          </table:table-cell>
          <table:table-cell table:formula="of:=YEAR([.B167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2-08-04" calcext:value-type="date">
            <text:p>4.08.2012</text:p>
          </table:table-cell>
          <table:table-cell table:formula="of:=YEAR([.B167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12-08-05" calcext:value-type="date">
            <text:p>5.08.2012</text:p>
          </table:table-cell>
          <table:table-cell table:formula="of:=YEAR([.B167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date" office:date-value="2012-08-06" calcext:value-type="date">
            <text:p>6.08.2012</text:p>
          </table:table-cell>
          <table:table-cell table:formula="of:=YEAR([.B168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2-08-07" calcext:value-type="date">
            <text:p>7.08.2012</text:p>
          </table:table-cell>
          <table:table-cell table:formula="of:=YEAR([.B168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8-08" calcext:value-type="date">
            <text:p>8.08.2012</text:p>
          </table:table-cell>
          <table:table-cell table:formula="of:=YEAR([.B168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2-08-09" calcext:value-type="date">
            <text:p>9.08.2012</text:p>
          </table:table-cell>
          <table:table-cell table:formula="of:=YEAR([.B168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date" office:date-value="2012-08-10" calcext:value-type="date">
            <text:p>10.08.2012</text:p>
          </table:table-cell>
          <table:table-cell table:formula="of:=YEAR([.B168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date" office:date-value="2012-08-11" calcext:value-type="date">
            <text:p>11.08.2012</text:p>
          </table:table-cell>
          <table:table-cell table:formula="of:=YEAR([.B168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2-08-12" calcext:value-type="date">
            <text:p>12.08.2012</text:p>
          </table:table-cell>
          <table:table-cell table:formula="of:=YEAR([.B168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2-08-13" calcext:value-type="date">
            <text:p>13.08.2012</text:p>
          </table:table-cell>
          <table:table-cell table:formula="of:=YEAR([.B168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2-08-14" calcext:value-type="date">
            <text:p>14.08.2012</text:p>
          </table:table-cell>
          <table:table-cell table:formula="of:=YEAR([.B168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2-08-15" calcext:value-type="date">
            <text:p>15.08.2012</text:p>
          </table:table-cell>
          <table:table-cell table:formula="of:=YEAR([.B168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date" office:date-value="2012-08-16" calcext:value-type="date">
            <text:p>16.08.2012</text:p>
          </table:table-cell>
          <table:table-cell table:formula="of:=YEAR([.B169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8-17" calcext:value-type="date">
            <text:p>17.08.2012</text:p>
          </table:table-cell>
          <table:table-cell table:formula="of:=YEAR([.B169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2-08-18" calcext:value-type="date">
            <text:p>18.08.2012</text:p>
          </table:table-cell>
          <table:table-cell table:formula="of:=YEAR([.B169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2-08-19" calcext:value-type="date">
            <text:p>19.08.2012</text:p>
          </table:table-cell>
          <table:table-cell table:formula="of:=YEAR([.B169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2-08-20" calcext:value-type="date">
            <text:p>20.08.2012</text:p>
          </table:table-cell>
          <table:table-cell table:formula="of:=YEAR([.B169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date" office:date-value="2012-08-21" calcext:value-type="date">
            <text:p>21.08.2012</text:p>
          </table:table-cell>
          <table:table-cell table:formula="of:=YEAR([.B169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date" office:date-value="2012-08-22" calcext:value-type="date">
            <text:p>22.08.2012</text:p>
          </table:table-cell>
          <table:table-cell table:formula="of:=YEAR([.B169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2-08-23" calcext:value-type="date">
            <text:p>23.08.2012</text:p>
          </table:table-cell>
          <table:table-cell table:formula="of:=YEAR([.B169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2-08-24" calcext:value-type="date">
            <text:p>24.08.2012</text:p>
          </table:table-cell>
          <table:table-cell table:formula="of:=YEAR([.B169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date" office:date-value="2012-08-25" calcext:value-type="date">
            <text:p>25.08.2012</text:p>
          </table:table-cell>
          <table:table-cell table:formula="of:=YEAR([.B169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594" calcext:value-type="float">
            <text:p>10594</text:p>
          </table:table-cell>
          <table:table-cell office:value-type="date" office:date-value="2012-08-26" calcext:value-type="date">
            <text:p>26.08.2012</text:p>
          </table:table-cell>
          <table:table-cell table:formula="of:=YEAR([.B170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date" office:date-value="2012-08-27" calcext:value-type="date">
            <text:p>27.08.2012</text:p>
          </table:table-cell>
          <table:table-cell table:formula="of:=YEAR([.B170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0954" calcext:value-type="float">
            <text:p>20954</text:p>
          </table:table-cell>
          <table:table-cell office:value-type="date" office:date-value="2012-08-28" calcext:value-type="date">
            <text:p>28.08.2012</text:p>
          </table:table-cell>
          <table:table-cell table:formula="of:=YEAR([.B170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date" office:date-value="2012-08-29" calcext:value-type="date">
            <text:p>29.08.2012</text:p>
          </table:table-cell>
          <table:table-cell table:formula="of:=YEAR([.B170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654" calcext:value-type="float">
            <text:p>30654</text:p>
          </table:table-cell>
          <table:table-cell office:value-type="date" office:date-value="2012-08-30" calcext:value-type="date">
            <text:p>30.08.2012</text:p>
          </table:table-cell>
          <table:table-cell table:formula="of:=YEAR([.B170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date" office:date-value="2012-08-31" calcext:value-type="date">
            <text:p>31.08.2012</text:p>
          </table:table-cell>
          <table:table-cell table:formula="of:=YEAR([.B170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8936" calcext:value-type="float">
            <text:p>28936</text:p>
          </table:table-cell>
          <table:table-cell office:value-type="date" office:date-value="2012-09-01" calcext:value-type="date">
            <text:p>1.09.2012</text:p>
          </table:table-cell>
          <table:table-cell table:formula="of:=YEAR([.B170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date" office:date-value="2012-09-02" calcext:value-type="date">
            <text:p>2.09.2012</text:p>
          </table:table-cell>
          <table:table-cell table:formula="of:=YEAR([.B170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date" office:date-value="2012-09-03" calcext:value-type="date">
            <text:p>3.09.2012</text:p>
          </table:table-cell>
          <table:table-cell table:formula="of:=YEAR([.B170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2-09-04" calcext:value-type="date">
            <text:p>4.09.2012</text:p>
          </table:table-cell>
          <table:table-cell table:formula="of:=YEAR([.B170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date" office:date-value="2012-09-05" calcext:value-type="date">
            <text:p>5.09.2012</text:p>
          </table:table-cell>
          <table:table-cell table:formula="of:=YEAR([.B171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date" office:date-value="2012-09-06" calcext:value-type="date">
            <text:p>6.09.2012</text:p>
          </table:table-cell>
          <table:table-cell table:formula="of:=YEAR([.B171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date" office:date-value="2012-09-07" calcext:value-type="date">
            <text:p>7.09.2012</text:p>
          </table:table-cell>
          <table:table-cell table:formula="of:=YEAR([.B171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date" office:date-value="2012-09-08" calcext:value-type="date">
            <text:p>8.09.2012</text:p>
          </table:table-cell>
          <table:table-cell table:formula="of:=YEAR([.B171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2-09-09" calcext:value-type="date">
            <text:p>9.09.2012</text:p>
          </table:table-cell>
          <table:table-cell table:formula="of:=YEAR([.B171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12-09-10" calcext:value-type="date">
            <text:p>10.09.2012</text:p>
          </table:table-cell>
          <table:table-cell table:formula="of:=YEAR([.B171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date" office:date-value="2012-09-11" calcext:value-type="date">
            <text:p>11.09.2012</text:p>
          </table:table-cell>
          <table:table-cell table:formula="of:=YEAR([.B171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date" office:date-value="2012-09-12" calcext:value-type="date">
            <text:p>12.09.2012</text:p>
          </table:table-cell>
          <table:table-cell table:formula="of:=YEAR([.B171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date" office:date-value="2012-09-13" calcext:value-type="date">
            <text:p>13.09.2012</text:p>
          </table:table-cell>
          <table:table-cell table:formula="of:=YEAR([.B171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date" office:date-value="2012-09-14" calcext:value-type="date">
            <text:p>14.09.2012</text:p>
          </table:table-cell>
          <table:table-cell table:formula="of:=YEAR([.B171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2-09-15" calcext:value-type="date">
            <text:p>15.09.2012</text:p>
          </table:table-cell>
          <table:table-cell table:formula="of:=YEAR([.B172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date" office:date-value="2012-09-16" calcext:value-type="date">
            <text:p>16.09.2012</text:p>
          </table:table-cell>
          <table:table-cell table:formula="of:=YEAR([.B172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date" office:date-value="2012-09-17" calcext:value-type="date">
            <text:p>17.09.2012</text:p>
          </table:table-cell>
          <table:table-cell table:formula="of:=YEAR([.B172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2-09-18" calcext:value-type="date">
            <text:p>18.09.2012</text:p>
          </table:table-cell>
          <table:table-cell table:formula="of:=YEAR([.B172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date" office:date-value="2012-09-19" calcext:value-type="date">
            <text:p>19.09.2012</text:p>
          </table:table-cell>
          <table:table-cell table:formula="of:=YEAR([.B172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date" office:date-value="2012-09-20" calcext:value-type="date">
            <text:p>20.09.2012</text:p>
          </table:table-cell>
          <table:table-cell table:formula="of:=YEAR([.B172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date" office:date-value="2012-09-21" calcext:value-type="date">
            <text:p>21.09.2012</text:p>
          </table:table-cell>
          <table:table-cell table:formula="of:=YEAR([.B172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date" office:date-value="2012-09-22" calcext:value-type="date">
            <text:p>22.09.2012</text:p>
          </table:table-cell>
          <table:table-cell table:formula="of:=YEAR([.B172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date" office:date-value="2012-09-23" calcext:value-type="date">
            <text:p>23.09.2012</text:p>
          </table:table-cell>
          <table:table-cell table:formula="of:=YEAR([.B172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date" office:date-value="2012-09-24" calcext:value-type="date">
            <text:p>24.09.2012</text:p>
          </table:table-cell>
          <table:table-cell table:formula="of:=YEAR([.B172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date" office:date-value="2012-09-25" calcext:value-type="date">
            <text:p>25.09.2012</text:p>
          </table:table-cell>
          <table:table-cell table:formula="of:=YEAR([.B173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date" office:date-value="2012-09-26" calcext:value-type="date">
            <text:p>26.09.2012</text:p>
          </table:table-cell>
          <table:table-cell table:formula="of:=YEAR([.B173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date" office:date-value="2012-09-27" calcext:value-type="date">
            <text:p>27.09.2012</text:p>
          </table:table-cell>
          <table:table-cell table:formula="of:=YEAR([.B173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2-09-28" calcext:value-type="date">
            <text:p>28.09.2012</text:p>
          </table:table-cell>
          <table:table-cell table:formula="of:=YEAR([.B173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date" office:date-value="2012-09-29" calcext:value-type="date">
            <text:p>29.09.2012</text:p>
          </table:table-cell>
          <table:table-cell table:formula="of:=YEAR([.B173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2-09-30" calcext:value-type="date">
            <text:p>30.09.2012</text:p>
          </table:table-cell>
          <table:table-cell table:formula="of:=YEAR([.B173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date" office:date-value="2012-10-01" calcext:value-type="date">
            <text:p>1.10.2012</text:p>
          </table:table-cell>
          <table:table-cell table:formula="of:=YEAR([.B173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date" office:date-value="2012-10-02" calcext:value-type="date">
            <text:p>2.10.2012</text:p>
          </table:table-cell>
          <table:table-cell table:formula="of:=YEAR([.B173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date" office:date-value="2012-10-03" calcext:value-type="date">
            <text:p>3.10.2012</text:p>
          </table:table-cell>
          <table:table-cell table:formula="of:=YEAR([.B173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date" office:date-value="2012-10-04" calcext:value-type="date">
            <text:p>4.10.2012</text:p>
          </table:table-cell>
          <table:table-cell table:formula="of:=YEAR([.B173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date" office:date-value="2012-10-05" calcext:value-type="date">
            <text:p>5.10.2012</text:p>
          </table:table-cell>
          <table:table-cell table:formula="of:=YEAR([.B174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date" office:date-value="2012-10-06" calcext:value-type="date">
            <text:p>6.10.2012</text:p>
          </table:table-cell>
          <table:table-cell table:formula="of:=YEAR([.B174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date" office:date-value="2012-10-07" calcext:value-type="date">
            <text:p>7.10.2012</text:p>
          </table:table-cell>
          <table:table-cell table:formula="of:=YEAR([.B174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date" office:date-value="2012-10-08" calcext:value-type="date">
            <text:p>8.10.2012</text:p>
          </table:table-cell>
          <table:table-cell table:formula="of:=YEAR([.B174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date" office:date-value="2012-10-09" calcext:value-type="date">
            <text:p>9.10.2012</text:p>
          </table:table-cell>
          <table:table-cell table:formula="of:=YEAR([.B174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568" calcext:value-type="float">
            <text:p>10568</text:p>
          </table:table-cell>
          <table:table-cell office:value-type="date" office:date-value="2012-10-10" calcext:value-type="date">
            <text:p>10.10.2012</text:p>
          </table:table-cell>
          <table:table-cell table:formula="of:=YEAR([.B174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date" office:date-value="2012-10-11" calcext:value-type="date">
            <text:p>11.10.2012</text:p>
          </table:table-cell>
          <table:table-cell table:formula="of:=YEAR([.B174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date" office:date-value="2012-10-12" calcext:value-type="date">
            <text:p>12.10.2012</text:p>
          </table:table-cell>
          <table:table-cell table:formula="of:=YEAR([.B174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date" office:date-value="2012-10-13" calcext:value-type="date">
            <text:p>13.10.2012</text:p>
          </table:table-cell>
          <table:table-cell table:formula="of:=YEAR([.B174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date" office:date-value="2012-10-14" calcext:value-type="date">
            <text:p>14.10.2012</text:p>
          </table:table-cell>
          <table:table-cell table:formula="of:=YEAR([.B174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date" office:date-value="2012-10-15" calcext:value-type="date">
            <text:p>15.10.2012</text:p>
          </table:table-cell>
          <table:table-cell table:formula="of:=YEAR([.B175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date" office:date-value="2012-10-16" calcext:value-type="date">
            <text:p>16.10.2012</text:p>
          </table:table-cell>
          <table:table-cell table:formula="of:=YEAR([.B175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2-10-17" calcext:value-type="date">
            <text:p>17.10.2012</text:p>
          </table:table-cell>
          <table:table-cell table:formula="of:=YEAR([.B175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date" office:date-value="2012-10-18" calcext:value-type="date">
            <text:p>18.10.2012</text:p>
          </table:table-cell>
          <table:table-cell table:formula="of:=YEAR([.B175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date" office:date-value="2012-10-19" calcext:value-type="date">
            <text:p>19.10.2012</text:p>
          </table:table-cell>
          <table:table-cell table:formula="of:=YEAR([.B175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date" office:date-value="2012-10-20" calcext:value-type="date">
            <text:p>20.10.2012</text:p>
          </table:table-cell>
          <table:table-cell table:formula="of:=YEAR([.B175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date" office:date-value="2012-10-21" calcext:value-type="date">
            <text:p>21.10.2012</text:p>
          </table:table-cell>
          <table:table-cell table:formula="of:=YEAR([.B175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date" office:date-value="2012-10-22" calcext:value-type="date">
            <text:p>22.10.2012</text:p>
          </table:table-cell>
          <table:table-cell table:formula="of:=YEAR([.B175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date" office:date-value="2012-10-23" calcext:value-type="date">
            <text:p>23.10.2012</text:p>
          </table:table-cell>
          <table:table-cell table:formula="of:=YEAR([.B175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669" calcext:value-type="float">
            <text:p>11669</text:p>
          </table:table-cell>
          <table:table-cell office:value-type="date" office:date-value="2012-10-24" calcext:value-type="date">
            <text:p>24.10.2012</text:p>
          </table:table-cell>
          <table:table-cell table:formula="of:=YEAR([.B175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date" office:date-value="2012-10-25" calcext:value-type="date">
            <text:p>25.10.2012</text:p>
          </table:table-cell>
          <table:table-cell table:formula="of:=YEAR([.B176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2-10-26" calcext:value-type="date">
            <text:p>26.10.2012</text:p>
          </table:table-cell>
          <table:table-cell table:formula="of:=YEAR([.B176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date" office:date-value="2012-10-27" calcext:value-type="date">
            <text:p>27.10.2012</text:p>
          </table:table-cell>
          <table:table-cell table:formula="of:=YEAR([.B176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2-10-28" calcext:value-type="date">
            <text:p>28.10.2012</text:p>
          </table:table-cell>
          <table:table-cell table:formula="of:=YEAR([.B176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2-10-29" calcext:value-type="date">
            <text:p>29.10.2012</text:p>
          </table:table-cell>
          <table:table-cell table:formula="of:=YEAR([.B176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date" office:date-value="2012-10-30" calcext:value-type="date">
            <text:p>30.10.2012</text:p>
          </table:table-cell>
          <table:table-cell table:formula="of:=YEAR([.B176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date" office:date-value="2012-10-31" calcext:value-type="date">
            <text:p>31.10.2012</text:p>
          </table:table-cell>
          <table:table-cell table:formula="of:=YEAR([.B176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date" office:date-value="2012-11-01" calcext:value-type="date">
            <text:p>1.11.2012</text:p>
          </table:table-cell>
          <table:table-cell table:formula="of:=YEAR([.B176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date" office:date-value="2012-11-02" calcext:value-type="date">
            <text:p>2.11.2012</text:p>
          </table:table-cell>
          <table:table-cell table:formula="of:=YEAR([.B176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2-11-03" calcext:value-type="date">
            <text:p>3.11.2012</text:p>
          </table:table-cell>
          <table:table-cell table:formula="of:=YEAR([.B176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date" office:date-value="2012-11-04" calcext:value-type="date">
            <text:p>4.11.2012</text:p>
          </table:table-cell>
          <table:table-cell table:formula="of:=YEAR([.B177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date" office:date-value="2012-11-05" calcext:value-type="date">
            <text:p>5.11.2012</text:p>
          </table:table-cell>
          <table:table-cell table:formula="of:=YEAR([.B177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date" office:date-value="2012-11-06" calcext:value-type="date">
            <text:p>6.11.2012</text:p>
          </table:table-cell>
          <table:table-cell table:formula="of:=YEAR([.B177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date" office:date-value="2012-11-07" calcext:value-type="date">
            <text:p>7.11.2012</text:p>
          </table:table-cell>
          <table:table-cell table:formula="of:=YEAR([.B177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date" office:date-value="2012-11-08" calcext:value-type="date">
            <text:p>8.11.2012</text:p>
          </table:table-cell>
          <table:table-cell table:formula="of:=YEAR([.B177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date" office:date-value="2012-11-09" calcext:value-type="date">
            <text:p>9.11.2012</text:p>
          </table:table-cell>
          <table:table-cell table:formula="of:=YEAR([.B177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date" office:date-value="2012-11-10" calcext:value-type="date">
            <text:p>10.11.2012</text:p>
          </table:table-cell>
          <table:table-cell table:formula="of:=YEAR([.B177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date" office:date-value="2012-11-11" calcext:value-type="date">
            <text:p>11.11.2012</text:p>
          </table:table-cell>
          <table:table-cell table:formula="of:=YEAR([.B177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date" office:date-value="2012-11-12" calcext:value-type="date">
            <text:p>12.11.2012</text:p>
          </table:table-cell>
          <table:table-cell table:formula="of:=YEAR([.B177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date" office:date-value="2012-11-13" calcext:value-type="date">
            <text:p>13.11.2012</text:p>
          </table:table-cell>
          <table:table-cell table:formula="of:=YEAR([.B177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date" office:date-value="2012-11-14" calcext:value-type="date">
            <text:p>14.11.2012</text:p>
          </table:table-cell>
          <table:table-cell table:formula="of:=YEAR([.B178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date" office:date-value="2012-11-15" calcext:value-type="date">
            <text:p>15.11.2012</text:p>
          </table:table-cell>
          <table:table-cell table:formula="of:=YEAR([.B178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date" office:date-value="2012-11-16" calcext:value-type="date">
            <text:p>16.11.2012</text:p>
          </table:table-cell>
          <table:table-cell table:formula="of:=YEAR([.B178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date" office:date-value="2012-11-17" calcext:value-type="date">
            <text:p>17.11.2012</text:p>
          </table:table-cell>
          <table:table-cell table:formula="of:=YEAR([.B178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date" office:date-value="2012-11-18" calcext:value-type="date">
            <text:p>18.11.2012</text:p>
          </table:table-cell>
          <table:table-cell table:formula="of:=YEAR([.B178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date" office:date-value="2012-11-19" calcext:value-type="date">
            <text:p>19.11.2012</text:p>
          </table:table-cell>
          <table:table-cell table:formula="of:=YEAR([.B178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date" office:date-value="2012-11-20" calcext:value-type="date">
            <text:p>20.11.2012</text:p>
          </table:table-cell>
          <table:table-cell table:formula="of:=YEAR([.B178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date" office:date-value="2012-11-21" calcext:value-type="date">
            <text:p>21.11.2012</text:p>
          </table:table-cell>
          <table:table-cell table:formula="of:=YEAR([.B178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date" office:date-value="2012-11-22" calcext:value-type="date">
            <text:p>22.11.2012</text:p>
          </table:table-cell>
          <table:table-cell table:formula="of:=YEAR([.B178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date" office:date-value="2012-11-23" calcext:value-type="date">
            <text:p>23.11.2012</text:p>
          </table:table-cell>
          <table:table-cell table:formula="of:=YEAR([.B178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2-11-24" calcext:value-type="date">
            <text:p>24.11.2012</text:p>
          </table:table-cell>
          <table:table-cell table:formula="of:=YEAR([.B179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date" office:date-value="2012-11-25" calcext:value-type="date">
            <text:p>25.11.2012</text:p>
          </table:table-cell>
          <table:table-cell table:formula="of:=YEAR([.B179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date" office:date-value="2012-11-26" calcext:value-type="date">
            <text:p>26.11.2012</text:p>
          </table:table-cell>
          <table:table-cell table:formula="of:=YEAR([.B179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2-11-27" calcext:value-type="date">
            <text:p>27.11.2012</text:p>
          </table:table-cell>
          <table:table-cell table:formula="of:=YEAR([.B179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12-11-28" calcext:value-type="date">
            <text:p>28.11.2012</text:p>
          </table:table-cell>
          <table:table-cell table:formula="of:=YEAR([.B179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date" office:date-value="2012-11-29" calcext:value-type="date">
            <text:p>29.11.2012</text:p>
          </table:table-cell>
          <table:table-cell table:formula="of:=YEAR([.B179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date" office:date-value="2012-11-30" calcext:value-type="date">
            <text:p>30.11.2012</text:p>
          </table:table-cell>
          <table:table-cell table:formula="of:=YEAR([.B179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date" office:date-value="2012-12-01" calcext:value-type="date">
            <text:p>1.12.2012</text:p>
          </table:table-cell>
          <table:table-cell table:formula="of:=YEAR([.B179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date" office:date-value="2012-12-02" calcext:value-type="date">
            <text:p>2.12.2012</text:p>
          </table:table-cell>
          <table:table-cell table:formula="of:=YEAR([.B179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date" office:date-value="2012-12-03" calcext:value-type="date">
            <text:p>3.12.2012</text:p>
          </table:table-cell>
          <table:table-cell table:formula="of:=YEAR([.B179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date" office:date-value="2012-12-04" calcext:value-type="date">
            <text:p>4.12.2012</text:p>
          </table:table-cell>
          <table:table-cell table:formula="of:=YEAR([.B180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date" office:date-value="2012-12-05" calcext:value-type="date">
            <text:p>5.12.2012</text:p>
          </table:table-cell>
          <table:table-cell table:formula="of:=YEAR([.B180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2-12-06" calcext:value-type="date">
            <text:p>6.12.2012</text:p>
          </table:table-cell>
          <table:table-cell table:formula="of:=YEAR([.B180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date" office:date-value="2012-12-07" calcext:value-type="date">
            <text:p>7.12.2012</text:p>
          </table:table-cell>
          <table:table-cell table:formula="of:=YEAR([.B180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date" office:date-value="2012-12-08" calcext:value-type="date">
            <text:p>8.12.2012</text:p>
          </table:table-cell>
          <table:table-cell table:formula="of:=YEAR([.B180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date" office:date-value="2012-12-09" calcext:value-type="date">
            <text:p>9.12.2012</text:p>
          </table:table-cell>
          <table:table-cell table:formula="of:=YEAR([.B180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date" office:date-value="2012-12-10" calcext:value-type="date">
            <text:p>10.12.2012</text:p>
          </table:table-cell>
          <table:table-cell table:formula="of:=YEAR([.B180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2-12-11" calcext:value-type="date">
            <text:p>11.12.2012</text:p>
          </table:table-cell>
          <table:table-cell table:formula="of:=YEAR([.B180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date" office:date-value="2012-12-12" calcext:value-type="date">
            <text:p>12.12.2012</text:p>
          </table:table-cell>
          <table:table-cell table:formula="of:=YEAR([.B180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12-12-13" calcext:value-type="date">
            <text:p>13.12.2012</text:p>
          </table:table-cell>
          <table:table-cell table:formula="of:=YEAR([.B180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date" office:date-value="2012-12-14" calcext:value-type="date">
            <text:p>14.12.2012</text:p>
          </table:table-cell>
          <table:table-cell table:formula="of:=YEAR([.B181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date" office:date-value="2012-12-15" calcext:value-type="date">
            <text:p>15.12.2012</text:p>
          </table:table-cell>
          <table:table-cell table:formula="of:=YEAR([.B181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date" office:date-value="2012-12-16" calcext:value-type="date">
            <text:p>16.12.2012</text:p>
          </table:table-cell>
          <table:table-cell table:formula="of:=YEAR([.B181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date" office:date-value="2012-12-17" calcext:value-type="date">
            <text:p>17.12.2012</text:p>
          </table:table-cell>
          <table:table-cell table:formula="of:=YEAR([.B181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date" office:date-value="2012-12-18" calcext:value-type="date">
            <text:p>18.12.2012</text:p>
          </table:table-cell>
          <table:table-cell table:formula="of:=YEAR([.B181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2-12-19" calcext:value-type="date">
            <text:p>19.12.2012</text:p>
          </table:table-cell>
          <table:table-cell table:formula="of:=YEAR([.B181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date" office:date-value="2012-12-20" calcext:value-type="date">
            <text:p>20.12.2012</text:p>
          </table:table-cell>
          <table:table-cell table:formula="of:=YEAR([.B181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date" office:date-value="2012-12-21" calcext:value-type="date">
            <text:p>21.12.2012</text:p>
          </table:table-cell>
          <table:table-cell table:formula="of:=YEAR([.B181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2-12-22" calcext:value-type="date">
            <text:p>22.12.2012</text:p>
          </table:table-cell>
          <table:table-cell table:formula="of:=YEAR([.B1818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2-12-23" calcext:value-type="date">
            <text:p>23.12.2012</text:p>
          </table:table-cell>
          <table:table-cell table:formula="of:=YEAR([.B1819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date" office:date-value="2012-12-24" calcext:value-type="date">
            <text:p>24.12.2012</text:p>
          </table:table-cell>
          <table:table-cell table:formula="of:=YEAR([.B1820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date" office:date-value="2012-12-25" calcext:value-type="date">
            <text:p>25.12.2012</text:p>
          </table:table-cell>
          <table:table-cell table:formula="of:=YEAR([.B1821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2-12-26" calcext:value-type="date">
            <text:p>26.12.2012</text:p>
          </table:table-cell>
          <table:table-cell table:formula="of:=YEAR([.B1822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date" office:date-value="2012-12-27" calcext:value-type="date">
            <text:p>27.12.2012</text:p>
          </table:table-cell>
          <table:table-cell table:formula="of:=YEAR([.B1823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date" office:date-value="2012-12-28" calcext:value-type="date">
            <text:p>28.12.2012</text:p>
          </table:table-cell>
          <table:table-cell table:formula="of:=YEAR([.B1824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date" office:date-value="2012-12-29" calcext:value-type="date">
            <text:p>29.12.2012</text:p>
          </table:table-cell>
          <table:table-cell table:formula="of:=YEAR([.B1825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2-12-30" calcext:value-type="date">
            <text:p>30.12.2012</text:p>
          </table:table-cell>
          <table:table-cell table:formula="of:=YEAR([.B1826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2-12-31" calcext:value-type="date">
            <text:p>31.12.2012</text:p>
          </table:table-cell>
          <table:table-cell table:formula="of:=YEAR([.B1827]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date" office:date-value="2013-01-01" calcext:value-type="date">
            <text:p>1.01.2013</text:p>
          </table:table-cell>
          <table:table-cell table:formula="of:=YEAR([.B182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date" office:date-value="2013-01-02" calcext:value-type="date">
            <text:p>2.01.2013</text:p>
          </table:table-cell>
          <table:table-cell table:formula="of:=YEAR([.B182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date" office:date-value="2013-01-03" calcext:value-type="date">
            <text:p>3.01.2013</text:p>
          </table:table-cell>
          <table:table-cell table:formula="of:=YEAR([.B183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date" office:date-value="2013-01-04" calcext:value-type="date">
            <text:p>4.01.2013</text:p>
          </table:table-cell>
          <table:table-cell table:formula="of:=YEAR([.B183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date" office:date-value="2013-01-05" calcext:value-type="date">
            <text:p>5.01.2013</text:p>
          </table:table-cell>
          <table:table-cell table:formula="of:=YEAR([.B183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date" office:date-value="2013-01-06" calcext:value-type="date">
            <text:p>6.01.2013</text:p>
          </table:table-cell>
          <table:table-cell table:formula="of:=YEAR([.B183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date" office:date-value="2013-01-07" calcext:value-type="date">
            <text:p>7.01.2013</text:p>
          </table:table-cell>
          <table:table-cell table:formula="of:=YEAR([.B183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date" office:date-value="2013-01-08" calcext:value-type="date">
            <text:p>8.01.2013</text:p>
          </table:table-cell>
          <table:table-cell table:formula="of:=YEAR([.B183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date" office:date-value="2013-01-09" calcext:value-type="date">
            <text:p>9.01.2013</text:p>
          </table:table-cell>
          <table:table-cell table:formula="of:=YEAR([.B183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date" office:date-value="2013-01-10" calcext:value-type="date">
            <text:p>10.01.2013</text:p>
          </table:table-cell>
          <table:table-cell table:formula="of:=YEAR([.B183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date" office:date-value="2013-01-11" calcext:value-type="date">
            <text:p>11.01.2013</text:p>
          </table:table-cell>
          <table:table-cell table:formula="of:=YEAR([.B183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date" office:date-value="2013-01-12" calcext:value-type="date">
            <text:p>12.01.2013</text:p>
          </table:table-cell>
          <table:table-cell table:formula="of:=YEAR([.B183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date" office:date-value="2013-01-13" calcext:value-type="date">
            <text:p>13.01.2013</text:p>
          </table:table-cell>
          <table:table-cell table:formula="of:=YEAR([.B184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date" office:date-value="2013-01-14" calcext:value-type="date">
            <text:p>14.01.2013</text:p>
          </table:table-cell>
          <table:table-cell table:formula="of:=YEAR([.B184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date" office:date-value="2013-01-15" calcext:value-type="date">
            <text:p>15.01.2013</text:p>
          </table:table-cell>
          <table:table-cell table:formula="of:=YEAR([.B184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date" office:date-value="2013-01-16" calcext:value-type="date">
            <text:p>16.01.2013</text:p>
          </table:table-cell>
          <table:table-cell table:formula="of:=YEAR([.B184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3-01-17" calcext:value-type="date">
            <text:p>17.01.2013</text:p>
          </table:table-cell>
          <table:table-cell table:formula="of:=YEAR([.B184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3-01-18" calcext:value-type="date">
            <text:p>18.01.2013</text:p>
          </table:table-cell>
          <table:table-cell table:formula="of:=YEAR([.B184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3-01-19" calcext:value-type="date">
            <text:p>19.01.2013</text:p>
          </table:table-cell>
          <table:table-cell table:formula="of:=YEAR([.B184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date" office:date-value="2013-01-20" calcext:value-type="date">
            <text:p>20.01.2013</text:p>
          </table:table-cell>
          <table:table-cell table:formula="of:=YEAR([.B184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3-01-21" calcext:value-type="date">
            <text:p>21.01.2013</text:p>
          </table:table-cell>
          <table:table-cell table:formula="of:=YEAR([.B184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date" office:date-value="2013-01-22" calcext:value-type="date">
            <text:p>22.01.2013</text:p>
          </table:table-cell>
          <table:table-cell table:formula="of:=YEAR([.B184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3-01-23" calcext:value-type="date">
            <text:p>23.01.2013</text:p>
          </table:table-cell>
          <table:table-cell table:formula="of:=YEAR([.B185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13-01-24" calcext:value-type="date">
            <text:p>24.01.2013</text:p>
          </table:table-cell>
          <table:table-cell table:formula="of:=YEAR([.B185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date" office:date-value="2013-01-25" calcext:value-type="date">
            <text:p>25.01.2013</text:p>
          </table:table-cell>
          <table:table-cell table:formula="of:=YEAR([.B185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13-01-26" calcext:value-type="date">
            <text:p>26.01.2013</text:p>
          </table:table-cell>
          <table:table-cell table:formula="of:=YEAR([.B185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date" office:date-value="2013-01-27" calcext:value-type="date">
            <text:p>27.01.2013</text:p>
          </table:table-cell>
          <table:table-cell table:formula="of:=YEAR([.B185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3-01-28" calcext:value-type="date">
            <text:p>28.01.2013</text:p>
          </table:table-cell>
          <table:table-cell table:formula="of:=YEAR([.B185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13-01-29" calcext:value-type="date">
            <text:p>29.01.2013</text:p>
          </table:table-cell>
          <table:table-cell table:formula="of:=YEAR([.B185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date" office:date-value="2013-01-30" calcext:value-type="date">
            <text:p>30.01.2013</text:p>
          </table:table-cell>
          <table:table-cell table:formula="of:=YEAR([.B185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3-01-31" calcext:value-type="date">
            <text:p>31.01.2013</text:p>
          </table:table-cell>
          <table:table-cell table:formula="of:=YEAR([.B185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date" office:date-value="2013-02-01" calcext:value-type="date">
            <text:p>1.02.2013</text:p>
          </table:table-cell>
          <table:table-cell table:formula="of:=YEAR([.B185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date" office:date-value="2013-02-02" calcext:value-type="date">
            <text:p>2.02.2013</text:p>
          </table:table-cell>
          <table:table-cell table:formula="of:=YEAR([.B186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date" office:date-value="2013-02-03" calcext:value-type="date">
            <text:p>3.02.2013</text:p>
          </table:table-cell>
          <table:table-cell table:formula="of:=YEAR([.B186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13-02-04" calcext:value-type="date">
            <text:p>4.02.2013</text:p>
          </table:table-cell>
          <table:table-cell table:formula="of:=YEAR([.B186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13-02-05" calcext:value-type="date">
            <text:p>5.02.2013</text:p>
          </table:table-cell>
          <table:table-cell table:formula="of:=YEAR([.B186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date" office:date-value="2013-02-06" calcext:value-type="date">
            <text:p>6.02.2013</text:p>
          </table:table-cell>
          <table:table-cell table:formula="of:=YEAR([.B186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13-02-07" calcext:value-type="date">
            <text:p>7.02.2013</text:p>
          </table:table-cell>
          <table:table-cell table:formula="of:=YEAR([.B186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3-02-08" calcext:value-type="date">
            <text:p>8.02.2013</text:p>
          </table:table-cell>
          <table:table-cell table:formula="of:=YEAR([.B186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3-02-09" calcext:value-type="date">
            <text:p>9.02.2013</text:p>
          </table:table-cell>
          <table:table-cell table:formula="of:=YEAR([.B186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3-02-10" calcext:value-type="date">
            <text:p>10.02.2013</text:p>
          </table:table-cell>
          <table:table-cell table:formula="of:=YEAR([.B186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3-02-11" calcext:value-type="date">
            <text:p>11.02.2013</text:p>
          </table:table-cell>
          <table:table-cell table:formula="of:=YEAR([.B186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3-02-12" calcext:value-type="date">
            <text:p>12.02.2013</text:p>
          </table:table-cell>
          <table:table-cell table:formula="of:=YEAR([.B187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3-02-13" calcext:value-type="date">
            <text:p>13.02.2013</text:p>
          </table:table-cell>
          <table:table-cell table:formula="of:=YEAR([.B187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date" office:date-value="2013-02-14" calcext:value-type="date">
            <text:p>14.02.2013</text:p>
          </table:table-cell>
          <table:table-cell table:formula="of:=YEAR([.B187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date" office:date-value="2013-02-15" calcext:value-type="date">
            <text:p>15.02.2013</text:p>
          </table:table-cell>
          <table:table-cell table:formula="of:=YEAR([.B187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3-02-16" calcext:value-type="date">
            <text:p>16.02.2013</text:p>
          </table:table-cell>
          <table:table-cell table:formula="of:=YEAR([.B187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date" office:date-value="2013-02-17" calcext:value-type="date">
            <text:p>17.02.2013</text:p>
          </table:table-cell>
          <table:table-cell table:formula="of:=YEAR([.B187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date" office:date-value="2013-02-18" calcext:value-type="date">
            <text:p>18.02.2013</text:p>
          </table:table-cell>
          <table:table-cell table:formula="of:=YEAR([.B187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date" office:date-value="2013-02-19" calcext:value-type="date">
            <text:p>19.02.2013</text:p>
          </table:table-cell>
          <table:table-cell table:formula="of:=YEAR([.B187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3-02-20" calcext:value-type="date">
            <text:p>20.02.2013</text:p>
          </table:table-cell>
          <table:table-cell table:formula="of:=YEAR([.B187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1" calcext:value-type="date">
            <text:p>21.02.2013</text:p>
          </table:table-cell>
          <table:table-cell table:formula="of:=YEAR([.B187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date" office:date-value="2013-02-22" calcext:value-type="date">
            <text:p>22.02.2013</text:p>
          </table:table-cell>
          <table:table-cell table:formula="of:=YEAR([.B188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date" office:date-value="2013-02-23" calcext:value-type="date">
            <text:p>23.02.2013</text:p>
          </table:table-cell>
          <table:table-cell table:formula="of:=YEAR([.B188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date" office:date-value="2013-02-24" calcext:value-type="date">
            <text:p>24.02.2013</text:p>
          </table:table-cell>
          <table:table-cell table:formula="of:=YEAR([.B188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date" office:date-value="2013-02-25" calcext:value-type="date">
            <text:p>25.02.2013</text:p>
          </table:table-cell>
          <table:table-cell table:formula="of:=YEAR([.B188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6" calcext:value-type="date">
            <text:p>26.02.2013</text:p>
          </table:table-cell>
          <table:table-cell table:formula="of:=YEAR([.B188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date" office:date-value="2013-02-27" calcext:value-type="date">
            <text:p>27.02.2013</text:p>
          </table:table-cell>
          <table:table-cell table:formula="of:=YEAR([.B188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date" office:date-value="2013-02-28" calcext:value-type="date">
            <text:p>28.02.2013</text:p>
          </table:table-cell>
          <table:table-cell table:formula="of:=YEAR([.B188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date" office:date-value="2013-03-01" calcext:value-type="date">
            <text:p>1.03.2013</text:p>
          </table:table-cell>
          <table:table-cell table:formula="of:=YEAR([.B188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date" office:date-value="2013-03-02" calcext:value-type="date">
            <text:p>2.03.2013</text:p>
          </table:table-cell>
          <table:table-cell table:formula="of:=YEAR([.B188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date" office:date-value="2013-03-03" calcext:value-type="date">
            <text:p>3.03.2013</text:p>
          </table:table-cell>
          <table:table-cell table:formula="of:=YEAR([.B188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date" office:date-value="2013-03-04" calcext:value-type="date">
            <text:p>4.03.2013</text:p>
          </table:table-cell>
          <table:table-cell table:formula="of:=YEAR([.B189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date" office:date-value="2013-03-05" calcext:value-type="date">
            <text:p>5.03.2013</text:p>
          </table:table-cell>
          <table:table-cell table:formula="of:=YEAR([.B189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date" office:date-value="2013-03-06" calcext:value-type="date">
            <text:p>6.03.2013</text:p>
          </table:table-cell>
          <table:table-cell table:formula="of:=YEAR([.B189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date" office:date-value="2013-03-07" calcext:value-type="date">
            <text:p>7.03.2013</text:p>
          </table:table-cell>
          <table:table-cell table:formula="of:=YEAR([.B189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572" calcext:value-type="float">
            <text:p>12572</text:p>
          </table:table-cell>
          <table:table-cell office:value-type="date" office:date-value="2013-03-08" calcext:value-type="date">
            <text:p>8.03.2013</text:p>
          </table:table-cell>
          <table:table-cell table:formula="of:=YEAR([.B189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date" office:date-value="2013-03-09" calcext:value-type="date">
            <text:p>9.03.2013</text:p>
          </table:table-cell>
          <table:table-cell table:formula="of:=YEAR([.B189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date" office:date-value="2013-03-10" calcext:value-type="date">
            <text:p>10.03.2013</text:p>
          </table:table-cell>
          <table:table-cell table:formula="of:=YEAR([.B189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date" office:date-value="2013-03-11" calcext:value-type="date">
            <text:p>11.03.2013</text:p>
          </table:table-cell>
          <table:table-cell table:formula="of:=YEAR([.B189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date" office:date-value="2013-03-12" calcext:value-type="date">
            <text:p>12.03.2013</text:p>
          </table:table-cell>
          <table:table-cell table:formula="of:=YEAR([.B189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date" office:date-value="2013-03-13" calcext:value-type="date">
            <text:p>13.03.2013</text:p>
          </table:table-cell>
          <table:table-cell table:formula="of:=YEAR([.B189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date" office:date-value="2013-03-14" calcext:value-type="date">
            <text:p>14.03.2013</text:p>
          </table:table-cell>
          <table:table-cell table:formula="of:=YEAR([.B190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5473" calcext:value-type="float">
            <text:p>25473</text:p>
          </table:table-cell>
          <table:table-cell office:value-type="date" office:date-value="2013-03-15" calcext:value-type="date">
            <text:p>15.03.2013</text:p>
          </table:table-cell>
          <table:table-cell table:formula="of:=YEAR([.B190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358" calcext:value-type="float">
            <text:p>26358</text:p>
          </table:table-cell>
          <table:table-cell office:value-type="date" office:date-value="2013-03-16" calcext:value-type="date">
            <text:p>16.03.2013</text:p>
          </table:table-cell>
          <table:table-cell table:formula="of:=YEAR([.B190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date" office:date-value="2013-03-17" calcext:value-type="date">
            <text:p>17.03.2013</text:p>
          </table:table-cell>
          <table:table-cell table:formula="of:=YEAR([.B190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date" office:date-value="2013-03-18" calcext:value-type="date">
            <text:p>18.03.2013</text:p>
          </table:table-cell>
          <table:table-cell table:formula="of:=YEAR([.B190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date" office:date-value="2013-03-19" calcext:value-type="date">
            <text:p>19.03.2013</text:p>
          </table:table-cell>
          <table:table-cell table:formula="of:=YEAR([.B190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815" calcext:value-type="float">
            <text:p>34815</text:p>
          </table:table-cell>
          <table:table-cell office:value-type="date" office:date-value="2013-03-20" calcext:value-type="date">
            <text:p>20.03.2013</text:p>
          </table:table-cell>
          <table:table-cell table:formula="of:=YEAR([.B190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date" office:date-value="2013-03-21" calcext:value-type="date">
            <text:p>21.03.2013</text:p>
          </table:table-cell>
          <table:table-cell table:formula="of:=YEAR([.B190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276" calcext:value-type="float">
            <text:p>38276</text:p>
          </table:table-cell>
          <table:table-cell office:value-type="date" office:date-value="2013-03-22" calcext:value-type="date">
            <text:p>22.03.2013</text:p>
          </table:table-cell>
          <table:table-cell table:formula="of:=YEAR([.B190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date" office:date-value="2013-03-23" calcext:value-type="date">
            <text:p>23.03.2013</text:p>
          </table:table-cell>
          <table:table-cell table:formula="of:=YEAR([.B190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674" calcext:value-type="float">
            <text:p>40674</text:p>
          </table:table-cell>
          <table:table-cell office:value-type="date" office:date-value="2013-03-24" calcext:value-type="date">
            <text:p>24.03.2013</text:p>
          </table:table-cell>
          <table:table-cell table:formula="of:=YEAR([.B191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date" office:date-value="2013-03-25" calcext:value-type="date">
            <text:p>25.03.2013</text:p>
          </table:table-cell>
          <table:table-cell table:formula="of:=YEAR([.B191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884" calcext:value-type="float">
            <text:p>42884</text:p>
          </table:table-cell>
          <table:table-cell office:value-type="date" office:date-value="2013-03-26" calcext:value-type="date">
            <text:p>26.03.2013</text:p>
          </table:table-cell>
          <table:table-cell table:formula="of:=YEAR([.B191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859" calcext:value-type="float">
            <text:p>43859</text:p>
          </table:table-cell>
          <table:table-cell office:value-type="date" office:date-value="2013-03-27" calcext:value-type="date">
            <text:p>27.03.2013</text:p>
          </table:table-cell>
          <table:table-cell table:formula="of:=YEAR([.B191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374" calcext:value-type="float">
            <text:p>44374</text:p>
          </table:table-cell>
          <table:table-cell office:value-type="date" office:date-value="2013-03-28" calcext:value-type="date">
            <text:p>28.03.2013</text:p>
          </table:table-cell>
          <table:table-cell table:formula="of:=YEAR([.B191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575" calcext:value-type="float">
            <text:p>43575</text:p>
          </table:table-cell>
          <table:table-cell office:value-type="date" office:date-value="2013-03-29" calcext:value-type="date">
            <text:p>29.03.2013</text:p>
          </table:table-cell>
          <table:table-cell table:formula="of:=YEAR([.B191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date" office:date-value="2013-03-30" calcext:value-type="date">
            <text:p>30.03.2013</text:p>
          </table:table-cell>
          <table:table-cell table:formula="of:=YEAR([.B191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date" office:date-value="2013-03-31" calcext:value-type="date">
            <text:p>31.03.2013</text:p>
          </table:table-cell>
          <table:table-cell table:formula="of:=YEAR([.B191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date" office:date-value="2013-04-01" calcext:value-type="date">
            <text:p>1.04.2013</text:p>
          </table:table-cell>
          <table:table-cell table:formula="of:=YEAR([.B191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date" office:date-value="2013-04-02" calcext:value-type="date">
            <text:p>2.04.2013</text:p>
          </table:table-cell>
          <table:table-cell table:formula="of:=YEAR([.B191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364" calcext:value-type="float">
            <text:p>40364</text:p>
          </table:table-cell>
          <table:table-cell office:value-type="date" office:date-value="2013-04-03" calcext:value-type="date">
            <text:p>3.04.2013</text:p>
          </table:table-cell>
          <table:table-cell table:formula="of:=YEAR([.B192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447" calcext:value-type="float">
            <text:p>37447</text:p>
          </table:table-cell>
          <table:table-cell office:value-type="date" office:date-value="2013-04-04" calcext:value-type="date">
            <text:p>4.04.2013</text:p>
          </table:table-cell>
          <table:table-cell table:formula="of:=YEAR([.B192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923" calcext:value-type="float">
            <text:p>37923</text:p>
          </table:table-cell>
          <table:table-cell office:value-type="date" office:date-value="2013-04-05" calcext:value-type="date">
            <text:p>5.04.2013</text:p>
          </table:table-cell>
          <table:table-cell table:formula="of:=YEAR([.B192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date" office:date-value="2013-04-06" calcext:value-type="date">
            <text:p>6.04.2013</text:p>
          </table:table-cell>
          <table:table-cell table:formula="of:=YEAR([.B192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date" office:date-value="2013-04-07" calcext:value-type="date">
            <text:p>7.04.2013</text:p>
          </table:table-cell>
          <table:table-cell table:formula="of:=YEAR([.B192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date" office:date-value="2013-04-08" calcext:value-type="date">
            <text:p>8.04.2013</text:p>
          </table:table-cell>
          <table:table-cell table:formula="of:=YEAR([.B192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782" calcext:value-type="float">
            <text:p>28782</text:p>
          </table:table-cell>
          <table:table-cell office:value-type="date" office:date-value="2013-04-09" calcext:value-type="date">
            <text:p>9.04.2013</text:p>
          </table:table-cell>
          <table:table-cell table:formula="of:=YEAR([.B192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5389" calcext:value-type="float">
            <text:p>25389</text:p>
          </table:table-cell>
          <table:table-cell office:value-type="date" office:date-value="2013-04-10" calcext:value-type="date">
            <text:p>10.04.2013</text:p>
          </table:table-cell>
          <table:table-cell table:formula="of:=YEAR([.B192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032" calcext:value-type="float">
            <text:p>24032</text:p>
          </table:table-cell>
          <table:table-cell office:value-type="date" office:date-value="2013-04-11" calcext:value-type="date">
            <text:p>11.04.2013</text:p>
          </table:table-cell>
          <table:table-cell table:formula="of:=YEAR([.B192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date" office:date-value="2013-04-12" calcext:value-type="date">
            <text:p>12.04.2013</text:p>
          </table:table-cell>
          <table:table-cell table:formula="of:=YEAR([.B192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date" office:date-value="2013-04-13" calcext:value-type="date">
            <text:p>13.04.2013</text:p>
          </table:table-cell>
          <table:table-cell table:formula="of:=YEAR([.B193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date" office:date-value="2013-04-14" calcext:value-type="date">
            <text:p>14.04.2013</text:p>
          </table:table-cell>
          <table:table-cell table:formula="of:=YEAR([.B193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date" office:date-value="2013-04-15" calcext:value-type="date">
            <text:p>15.04.2013</text:p>
          </table:table-cell>
          <table:table-cell table:formula="of:=YEAR([.B193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date" office:date-value="2013-04-16" calcext:value-type="date">
            <text:p>16.04.2013</text:p>
          </table:table-cell>
          <table:table-cell table:formula="of:=YEAR([.B193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date" office:date-value="2013-04-17" calcext:value-type="date">
            <text:p>17.04.2013</text:p>
          </table:table-cell>
          <table:table-cell table:formula="of:=YEAR([.B193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date" office:date-value="2013-04-18" calcext:value-type="date">
            <text:p>18.04.2013</text:p>
          </table:table-cell>
          <table:table-cell table:formula="of:=YEAR([.B193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date" office:date-value="2013-04-19" calcext:value-type="date">
            <text:p>19.04.2013</text:p>
          </table:table-cell>
          <table:table-cell table:formula="of:=YEAR([.B193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13-04-20" calcext:value-type="date">
            <text:p>20.04.2013</text:p>
          </table:table-cell>
          <table:table-cell table:formula="of:=YEAR([.B193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date" office:date-value="2013-04-21" calcext:value-type="date">
            <text:p>21.04.2013</text:p>
          </table:table-cell>
          <table:table-cell table:formula="of:=YEAR([.B193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date" office:date-value="2013-04-22" calcext:value-type="date">
            <text:p>22.04.2013</text:p>
          </table:table-cell>
          <table:table-cell table:formula="of:=YEAR([.B193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date" office:date-value="2013-04-23" calcext:value-type="date">
            <text:p>23.04.2013</text:p>
          </table:table-cell>
          <table:table-cell table:formula="of:=YEAR([.B194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date" office:date-value="2013-04-24" calcext:value-type="date">
            <text:p>24.04.2013</text:p>
          </table:table-cell>
          <table:table-cell table:formula="of:=YEAR([.B194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date" office:date-value="2013-04-25" calcext:value-type="date">
            <text:p>25.04.2013</text:p>
          </table:table-cell>
          <table:table-cell table:formula="of:=YEAR([.B194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date" office:date-value="2013-04-26" calcext:value-type="date">
            <text:p>26.04.2013</text:p>
          </table:table-cell>
          <table:table-cell table:formula="of:=YEAR([.B194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date" office:date-value="2013-04-27" calcext:value-type="date">
            <text:p>27.04.2013</text:p>
          </table:table-cell>
          <table:table-cell table:formula="of:=YEAR([.B194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3-04-28" calcext:value-type="date">
            <text:p>28.04.2013</text:p>
          </table:table-cell>
          <table:table-cell table:formula="of:=YEAR([.B194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date" office:date-value="2013-04-29" calcext:value-type="date">
            <text:p>29.04.2013</text:p>
          </table:table-cell>
          <table:table-cell table:formula="of:=YEAR([.B194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3-04-30" calcext:value-type="date">
            <text:p>30.04.2013</text:p>
          </table:table-cell>
          <table:table-cell table:formula="of:=YEAR([.B194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date" office:date-value="2013-05-01" calcext:value-type="date">
            <text:p>1.05.2013</text:p>
          </table:table-cell>
          <table:table-cell table:formula="of:=YEAR([.B194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date" office:date-value="2013-05-02" calcext:value-type="date">
            <text:p>2.05.2013</text:p>
          </table:table-cell>
          <table:table-cell table:formula="of:=YEAR([.B194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date" office:date-value="2013-05-03" calcext:value-type="date">
            <text:p>3.05.2013</text:p>
          </table:table-cell>
          <table:table-cell table:formula="of:=YEAR([.B195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date" office:date-value="2013-05-04" calcext:value-type="date">
            <text:p>4.05.2013</text:p>
          </table:table-cell>
          <table:table-cell table:formula="of:=YEAR([.B195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3-05-05" calcext:value-type="date">
            <text:p>5.05.2013</text:p>
          </table:table-cell>
          <table:table-cell table:formula="of:=YEAR([.B195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date" office:date-value="2013-05-06" calcext:value-type="date">
            <text:p>6.05.2013</text:p>
          </table:table-cell>
          <table:table-cell table:formula="of:=YEAR([.B195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date" office:date-value="2013-05-07" calcext:value-type="date">
            <text:p>7.05.2013</text:p>
          </table:table-cell>
          <table:table-cell table:formula="of:=YEAR([.B195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5-08" calcext:value-type="date">
            <text:p>8.05.2013</text:p>
          </table:table-cell>
          <table:table-cell table:formula="of:=YEAR([.B195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3-05-09" calcext:value-type="date">
            <text:p>9.05.2013</text:p>
          </table:table-cell>
          <table:table-cell table:formula="of:=YEAR([.B195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3-05-10" calcext:value-type="date">
            <text:p>10.05.2013</text:p>
          </table:table-cell>
          <table:table-cell table:formula="of:=YEAR([.B195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05-11" calcext:value-type="date">
            <text:p>11.05.2013</text:p>
          </table:table-cell>
          <table:table-cell table:formula="of:=YEAR([.B195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3-05-12" calcext:value-type="date">
            <text:p>12.05.2013</text:p>
          </table:table-cell>
          <table:table-cell table:formula="of:=YEAR([.B195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13-05-13" calcext:value-type="date">
            <text:p>13.05.2013</text:p>
          </table:table-cell>
          <table:table-cell table:formula="of:=YEAR([.B196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3-05-14" calcext:value-type="date">
            <text:p>14.05.2013</text:p>
          </table:table-cell>
          <table:table-cell table:formula="of:=YEAR([.B196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date" office:date-value="2013-05-15" calcext:value-type="date">
            <text:p>15.05.2013</text:p>
          </table:table-cell>
          <table:table-cell table:formula="of:=YEAR([.B196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date" office:date-value="2013-05-16" calcext:value-type="date">
            <text:p>16.05.2013</text:p>
          </table:table-cell>
          <table:table-cell table:formula="of:=YEAR([.B196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3-05-17" calcext:value-type="date">
            <text:p>17.05.2013</text:p>
          </table:table-cell>
          <table:table-cell table:formula="of:=YEAR([.B196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3-05-18" calcext:value-type="date">
            <text:p>18.05.2013</text:p>
          </table:table-cell>
          <table:table-cell table:formula="of:=YEAR([.B196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date" office:date-value="2013-05-19" calcext:value-type="date">
            <text:p>19.05.2013</text:p>
          </table:table-cell>
          <table:table-cell table:formula="of:=YEAR([.B196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13-05-20" calcext:value-type="date">
            <text:p>20.05.2013</text:p>
          </table:table-cell>
          <table:table-cell table:formula="of:=YEAR([.B196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date" office:date-value="2013-05-21" calcext:value-type="date">
            <text:p>21.05.2013</text:p>
          </table:table-cell>
          <table:table-cell table:formula="of:=YEAR([.B196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13-05-22" calcext:value-type="date">
            <text:p>22.05.2013</text:p>
          </table:table-cell>
          <table:table-cell table:formula="of:=YEAR([.B196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date" office:date-value="2013-05-23" calcext:value-type="date">
            <text:p>23.05.2013</text:p>
          </table:table-cell>
          <table:table-cell table:formula="of:=YEAR([.B197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date" office:date-value="2013-05-24" calcext:value-type="date">
            <text:p>24.05.2013</text:p>
          </table:table-cell>
          <table:table-cell table:formula="of:=YEAR([.B197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05-25" calcext:value-type="date">
            <text:p>25.05.2013</text:p>
          </table:table-cell>
          <table:table-cell table:formula="of:=YEAR([.B197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13-05-26" calcext:value-type="date">
            <text:p>26.05.2013</text:p>
          </table:table-cell>
          <table:table-cell table:formula="of:=YEAR([.B197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13-05-27" calcext:value-type="date">
            <text:p>27.05.2013</text:p>
          </table:table-cell>
          <table:table-cell table:formula="of:=YEAR([.B197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date" office:date-value="2013-05-28" calcext:value-type="date">
            <text:p>28.05.2013</text:p>
          </table:table-cell>
          <table:table-cell table:formula="of:=YEAR([.B197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date" office:date-value="2013-05-29" calcext:value-type="date">
            <text:p>29.05.2013</text:p>
          </table:table-cell>
          <table:table-cell table:formula="of:=YEAR([.B197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date" office:date-value="2013-05-30" calcext:value-type="date">
            <text:p>30.05.2013</text:p>
          </table:table-cell>
          <table:table-cell table:formula="of:=YEAR([.B197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3-05-31" calcext:value-type="date">
            <text:p>31.05.2013</text:p>
          </table:table-cell>
          <table:table-cell table:formula="of:=YEAR([.B197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3-06-01" calcext:value-type="date">
            <text:p>1.06.2013</text:p>
          </table:table-cell>
          <table:table-cell table:formula="of:=YEAR([.B197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13-06-02" calcext:value-type="date">
            <text:p>2.06.2013</text:p>
          </table:table-cell>
          <table:table-cell table:formula="of:=YEAR([.B198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date" office:date-value="2013-06-03" calcext:value-type="date">
            <text:p>3.06.2013</text:p>
          </table:table-cell>
          <table:table-cell table:formula="of:=YEAR([.B198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5953" calcext:value-type="float">
            <text:p>15953</text:p>
          </table:table-cell>
          <table:table-cell office:value-type="date" office:date-value="2013-06-04" calcext:value-type="date">
            <text:p>4.06.2013</text:p>
          </table:table-cell>
          <table:table-cell table:formula="of:=YEAR([.B198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date" office:date-value="2013-06-05" calcext:value-type="date">
            <text:p>5.06.2013</text:p>
          </table:table-cell>
          <table:table-cell table:formula="of:=YEAR([.B198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169" calcext:value-type="float">
            <text:p>29169</text:p>
          </table:table-cell>
          <table:table-cell office:value-type="date" office:date-value="2013-06-06" calcext:value-type="date">
            <text:p>6.06.2013</text:p>
          </table:table-cell>
          <table:table-cell table:formula="of:=YEAR([.B198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date" office:date-value="2013-06-07" calcext:value-type="date">
            <text:p>7.06.2013</text:p>
          </table:table-cell>
          <table:table-cell table:formula="of:=YEAR([.B198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date" office:date-value="2013-06-08" calcext:value-type="date">
            <text:p>8.06.2013</text:p>
          </table:table-cell>
          <table:table-cell table:formula="of:=YEAR([.B198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591" calcext:value-type="float">
            <text:p>26591</text:p>
          </table:table-cell>
          <table:table-cell office:value-type="date" office:date-value="2013-06-09" calcext:value-type="date">
            <text:p>9.06.2013</text:p>
          </table:table-cell>
          <table:table-cell table:formula="of:=YEAR([.B198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date" office:date-value="2013-06-10" calcext:value-type="date">
            <text:p>10.06.2013</text:p>
          </table:table-cell>
          <table:table-cell table:formula="of:=YEAR([.B198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date" office:date-value="2013-06-11" calcext:value-type="date">
            <text:p>11.06.2013</text:p>
          </table:table-cell>
          <table:table-cell table:formula="of:=YEAR([.B198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date" office:date-value="2013-06-12" calcext:value-type="date">
            <text:p>12.06.2013</text:p>
          </table:table-cell>
          <table:table-cell table:formula="of:=YEAR([.B199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3-06-13" calcext:value-type="date">
            <text:p>13.06.2013</text:p>
          </table:table-cell>
          <table:table-cell table:formula="of:=YEAR([.B199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date" office:date-value="2013-06-14" calcext:value-type="date">
            <text:p>14.06.2013</text:p>
          </table:table-cell>
          <table:table-cell table:formula="of:=YEAR([.B199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date" office:date-value="2013-06-15" calcext:value-type="date">
            <text:p>15.06.2013</text:p>
          </table:table-cell>
          <table:table-cell table:formula="of:=YEAR([.B199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date" office:date-value="2013-06-16" calcext:value-type="date">
            <text:p>16.06.2013</text:p>
          </table:table-cell>
          <table:table-cell table:formula="of:=YEAR([.B199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3-06-17" calcext:value-type="date">
            <text:p>17.06.2013</text:p>
          </table:table-cell>
          <table:table-cell table:formula="of:=YEAR([.B199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date" office:date-value="2013-06-18" calcext:value-type="date">
            <text:p>18.06.2013</text:p>
          </table:table-cell>
          <table:table-cell table:formula="of:=YEAR([.B199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date" office:date-value="2013-06-19" calcext:value-type="date">
            <text:p>19.06.2013</text:p>
          </table:table-cell>
          <table:table-cell table:formula="of:=YEAR([.B199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date" office:date-value="2013-06-20" calcext:value-type="date">
            <text:p>20.06.2013</text:p>
          </table:table-cell>
          <table:table-cell table:formula="of:=YEAR([.B199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date" office:date-value="2013-06-21" calcext:value-type="date">
            <text:p>21.06.2013</text:p>
          </table:table-cell>
          <table:table-cell table:formula="of:=YEAR([.B199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date" office:date-value="2013-06-22" calcext:value-type="date">
            <text:p>22.06.2013</text:p>
          </table:table-cell>
          <table:table-cell table:formula="of:=YEAR([.B200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date" office:date-value="2013-06-23" calcext:value-type="date">
            <text:p>23.06.2013</text:p>
          </table:table-cell>
          <table:table-cell table:formula="of:=YEAR([.B200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date" office:date-value="2013-06-24" calcext:value-type="date">
            <text:p>24.06.2013</text:p>
          </table:table-cell>
          <table:table-cell table:formula="of:=YEAR([.B200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3-06-25" calcext:value-type="date">
            <text:p>25.06.2013</text:p>
          </table:table-cell>
          <table:table-cell table:formula="of:=YEAR([.B200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3-06-26" calcext:value-type="date">
            <text:p>26.06.2013</text:p>
          </table:table-cell>
          <table:table-cell table:formula="of:=YEAR([.B200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date" office:date-value="2013-06-27" calcext:value-type="date">
            <text:p>27.06.2013</text:p>
          </table:table-cell>
          <table:table-cell table:formula="of:=YEAR([.B200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3-06-28" calcext:value-type="date">
            <text:p>28.06.2013</text:p>
          </table:table-cell>
          <table:table-cell table:formula="of:=YEAR([.B200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date" office:date-value="2013-06-29" calcext:value-type="date">
            <text:p>29.06.2013</text:p>
          </table:table-cell>
          <table:table-cell table:formula="of:=YEAR([.B200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13-06-30" calcext:value-type="date">
            <text:p>30.06.2013</text:p>
          </table:table-cell>
          <table:table-cell table:formula="of:=YEAR([.B200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3-07-01" calcext:value-type="date">
            <text:p>1.07.2013</text:p>
          </table:table-cell>
          <table:table-cell table:formula="of:=YEAR([.B200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3-07-02" calcext:value-type="date">
            <text:p>2.07.2013</text:p>
          </table:table-cell>
          <table:table-cell table:formula="of:=YEAR([.B201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date" office:date-value="2013-07-03" calcext:value-type="date">
            <text:p>3.07.2013</text:p>
          </table:table-cell>
          <table:table-cell table:formula="of:=YEAR([.B201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3-07-04" calcext:value-type="date">
            <text:p>4.07.2013</text:p>
          </table:table-cell>
          <table:table-cell table:formula="of:=YEAR([.B201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3-07-05" calcext:value-type="date">
            <text:p>5.07.2013</text:p>
          </table:table-cell>
          <table:table-cell table:formula="of:=YEAR([.B201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date" office:date-value="2013-07-06" calcext:value-type="date">
            <text:p>6.07.2013</text:p>
          </table:table-cell>
          <table:table-cell table:formula="of:=YEAR([.B201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date" office:date-value="2013-07-07" calcext:value-type="date">
            <text:p>7.07.2013</text:p>
          </table:table-cell>
          <table:table-cell table:formula="of:=YEAR([.B201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date" office:date-value="2013-07-08" calcext:value-type="date">
            <text:p>8.07.2013</text:p>
          </table:table-cell>
          <table:table-cell table:formula="of:=YEAR([.B201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date" office:date-value="2013-07-09" calcext:value-type="date">
            <text:p>9.07.2013</text:p>
          </table:table-cell>
          <table:table-cell table:formula="of:=YEAR([.B201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date" office:date-value="2013-07-10" calcext:value-type="date">
            <text:p>10.07.2013</text:p>
          </table:table-cell>
          <table:table-cell table:formula="of:=YEAR([.B201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date" office:date-value="2013-07-11" calcext:value-type="date">
            <text:p>11.07.2013</text:p>
          </table:table-cell>
          <table:table-cell table:formula="of:=YEAR([.B201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428" calcext:value-type="float">
            <text:p>26428</text:p>
          </table:table-cell>
          <table:table-cell office:value-type="date" office:date-value="2013-07-12" calcext:value-type="date">
            <text:p>12.07.2013</text:p>
          </table:table-cell>
          <table:table-cell table:formula="of:=YEAR([.B202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9929" calcext:value-type="float">
            <text:p>19929</text:p>
          </table:table-cell>
          <table:table-cell office:value-type="date" office:date-value="2013-07-13" calcext:value-type="date">
            <text:p>13.07.2013</text:p>
          </table:table-cell>
          <table:table-cell table:formula="of:=YEAR([.B202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date" office:date-value="2013-07-14" calcext:value-type="date">
            <text:p>14.07.2013</text:p>
          </table:table-cell>
          <table:table-cell table:formula="of:=YEAR([.B202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3-07-15" calcext:value-type="date">
            <text:p>15.07.2013</text:p>
          </table:table-cell>
          <table:table-cell table:formula="of:=YEAR([.B202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3-07-16" calcext:value-type="date">
            <text:p>16.07.2013</text:p>
          </table:table-cell>
          <table:table-cell table:formula="of:=YEAR([.B202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3-07-17" calcext:value-type="date">
            <text:p>17.07.2013</text:p>
          </table:table-cell>
          <table:table-cell table:formula="of:=YEAR([.B202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date" office:date-value="2013-07-18" calcext:value-type="date">
            <text:p>18.07.2013</text:p>
          </table:table-cell>
          <table:table-cell table:formula="of:=YEAR([.B202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date" office:date-value="2013-07-19" calcext:value-type="date">
            <text:p>19.07.2013</text:p>
          </table:table-cell>
          <table:table-cell table:formula="of:=YEAR([.B202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3-07-20" calcext:value-type="date">
            <text:p>20.07.2013</text:p>
          </table:table-cell>
          <table:table-cell table:formula="of:=YEAR([.B202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date" office:date-value="2013-07-21" calcext:value-type="date">
            <text:p>21.07.2013</text:p>
          </table:table-cell>
          <table:table-cell table:formula="of:=YEAR([.B202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date" office:date-value="2013-07-22" calcext:value-type="date">
            <text:p>22.07.2013</text:p>
          </table:table-cell>
          <table:table-cell table:formula="of:=YEAR([.B203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date" office:date-value="2013-07-23" calcext:value-type="date">
            <text:p>23.07.2013</text:p>
          </table:table-cell>
          <table:table-cell table:formula="of:=YEAR([.B203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date" office:date-value="2013-07-24" calcext:value-type="date">
            <text:p>24.07.2013</text:p>
          </table:table-cell>
          <table:table-cell table:formula="of:=YEAR([.B203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date" office:date-value="2013-07-25" calcext:value-type="date">
            <text:p>25.07.2013</text:p>
          </table:table-cell>
          <table:table-cell table:formula="of:=YEAR([.B203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date" office:date-value="2013-07-26" calcext:value-type="date">
            <text:p>26.07.2013</text:p>
          </table:table-cell>
          <table:table-cell table:formula="of:=YEAR([.B203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date" office:date-value="2013-07-27" calcext:value-type="date">
            <text:p>27.07.2013</text:p>
          </table:table-cell>
          <table:table-cell table:formula="of:=YEAR([.B203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date" office:date-value="2013-07-28" calcext:value-type="date">
            <text:p>28.07.2013</text:p>
          </table:table-cell>
          <table:table-cell table:formula="of:=YEAR([.B203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date" office:date-value="2013-07-29" calcext:value-type="date">
            <text:p>29.07.2013</text:p>
          </table:table-cell>
          <table:table-cell table:formula="of:=YEAR([.B203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3-07-30" calcext:value-type="date">
            <text:p>30.07.2013</text:p>
          </table:table-cell>
          <table:table-cell table:formula="of:=YEAR([.B203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3-07-31" calcext:value-type="date">
            <text:p>31.07.2013</text:p>
          </table:table-cell>
          <table:table-cell table:formula="of:=YEAR([.B203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3-08-01" calcext:value-type="date">
            <text:p>1.08.2013</text:p>
          </table:table-cell>
          <table:table-cell table:formula="of:=YEAR([.B204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3-08-02" calcext:value-type="date">
            <text:p>2.08.2013</text:p>
          </table:table-cell>
          <table:table-cell table:formula="of:=YEAR([.B204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13-08-03" calcext:value-type="date">
            <text:p>3.08.2013</text:p>
          </table:table-cell>
          <table:table-cell table:formula="of:=YEAR([.B204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13-08-04" calcext:value-type="date">
            <text:p>4.08.2013</text:p>
          </table:table-cell>
          <table:table-cell table:formula="of:=YEAR([.B204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08-05" calcext:value-type="date">
            <text:p>5.08.2013</text:p>
          </table:table-cell>
          <table:table-cell table:formula="of:=YEAR([.B204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3-08-06" calcext:value-type="date">
            <text:p>6.08.2013</text:p>
          </table:table-cell>
          <table:table-cell table:formula="of:=YEAR([.B204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date" office:date-value="2013-08-07" calcext:value-type="date">
            <text:p>7.08.2013</text:p>
          </table:table-cell>
          <table:table-cell table:formula="of:=YEAR([.B204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date" office:date-value="2013-08-08" calcext:value-type="date">
            <text:p>8.08.2013</text:p>
          </table:table-cell>
          <table:table-cell table:formula="of:=YEAR([.B204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3-08-09" calcext:value-type="date">
            <text:p>9.08.2013</text:p>
          </table:table-cell>
          <table:table-cell table:formula="of:=YEAR([.B204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3-08-10" calcext:value-type="date">
            <text:p>10.08.2013</text:p>
          </table:table-cell>
          <table:table-cell table:formula="of:=YEAR([.B204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3-08-11" calcext:value-type="date">
            <text:p>11.08.2013</text:p>
          </table:table-cell>
          <table:table-cell table:formula="of:=YEAR([.B205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date" office:date-value="2013-08-12" calcext:value-type="date">
            <text:p>12.08.2013</text:p>
          </table:table-cell>
          <table:table-cell table:formula="of:=YEAR([.B205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date" office:date-value="2013-08-13" calcext:value-type="date">
            <text:p>13.08.2013</text:p>
          </table:table-cell>
          <table:table-cell table:formula="of:=YEAR([.B205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date" office:date-value="2013-08-14" calcext:value-type="date">
            <text:p>14.08.2013</text:p>
          </table:table-cell>
          <table:table-cell table:formula="of:=YEAR([.B205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3-08-15" calcext:value-type="date">
            <text:p>15.08.2013</text:p>
          </table:table-cell>
          <table:table-cell table:formula="of:=YEAR([.B205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3-08-16" calcext:value-type="date">
            <text:p>16.08.2013</text:p>
          </table:table-cell>
          <table:table-cell table:formula="of:=YEAR([.B205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date" office:date-value="2013-08-17" calcext:value-type="date">
            <text:p>17.08.2013</text:p>
          </table:table-cell>
          <table:table-cell table:formula="of:=YEAR([.B205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date" office:date-value="2013-08-18" calcext:value-type="date">
            <text:p>18.08.2013</text:p>
          </table:table-cell>
          <table:table-cell table:formula="of:=YEAR([.B205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date" office:date-value="2013-08-19" calcext:value-type="date">
            <text:p>19.08.2013</text:p>
          </table:table-cell>
          <table:table-cell table:formula="of:=YEAR([.B205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date" office:date-value="2013-08-20" calcext:value-type="date">
            <text:p>20.08.2013</text:p>
          </table:table-cell>
          <table:table-cell table:formula="of:=YEAR([.B205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date" office:date-value="2013-08-21" calcext:value-type="date">
            <text:p>21.08.2013</text:p>
          </table:table-cell>
          <table:table-cell table:formula="of:=YEAR([.B206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date" office:date-value="2013-08-22" calcext:value-type="date">
            <text:p>22.08.2013</text:p>
          </table:table-cell>
          <table:table-cell table:formula="of:=YEAR([.B206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13-08-23" calcext:value-type="date">
            <text:p>23.08.2013</text:p>
          </table:table-cell>
          <table:table-cell table:formula="of:=YEAR([.B206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13-08-24" calcext:value-type="date">
            <text:p>24.08.2013</text:p>
          </table:table-cell>
          <table:table-cell table:formula="of:=YEAR([.B206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date" office:date-value="2013-08-25" calcext:value-type="date">
            <text:p>25.08.2013</text:p>
          </table:table-cell>
          <table:table-cell table:formula="of:=YEAR([.B206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13-08-26" calcext:value-type="date">
            <text:p>26.08.2013</text:p>
          </table:table-cell>
          <table:table-cell table:formula="of:=YEAR([.B206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3-08-27" calcext:value-type="date">
            <text:p>27.08.2013</text:p>
          </table:table-cell>
          <table:table-cell table:formula="of:=YEAR([.B206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3-08-28" calcext:value-type="date">
            <text:p>28.08.2013</text:p>
          </table:table-cell>
          <table:table-cell table:formula="of:=YEAR([.B206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date" office:date-value="2013-08-29" calcext:value-type="date">
            <text:p>29.08.2013</text:p>
          </table:table-cell>
          <table:table-cell table:formula="of:=YEAR([.B206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3-08-30" calcext:value-type="date">
            <text:p>30.08.2013</text:p>
          </table:table-cell>
          <table:table-cell table:formula="of:=YEAR([.B206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date" office:date-value="2013-08-31" calcext:value-type="date">
            <text:p>31.08.2013</text:p>
          </table:table-cell>
          <table:table-cell table:formula="of:=YEAR([.B207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date" office:date-value="2013-09-01" calcext:value-type="date">
            <text:p>1.09.2013</text:p>
          </table:table-cell>
          <table:table-cell table:formula="of:=YEAR([.B207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3-09-02" calcext:value-type="date">
            <text:p>2.09.2013</text:p>
          </table:table-cell>
          <table:table-cell table:formula="of:=YEAR([.B207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3-09-03" calcext:value-type="date">
            <text:p>3.09.2013</text:p>
          </table:table-cell>
          <table:table-cell table:formula="of:=YEAR([.B207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date" office:date-value="2013-09-04" calcext:value-type="date">
            <text:p>4.09.2013</text:p>
          </table:table-cell>
          <table:table-cell table:formula="of:=YEAR([.B207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9-05" calcext:value-type="date">
            <text:p>5.09.2013</text:p>
          </table:table-cell>
          <table:table-cell table:formula="of:=YEAR([.B207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date" office:date-value="2013-09-06" calcext:value-type="date">
            <text:p>6.09.2013</text:p>
          </table:table-cell>
          <table:table-cell table:formula="of:=YEAR([.B207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3-09-07" calcext:value-type="date">
            <text:p>7.09.2013</text:p>
          </table:table-cell>
          <table:table-cell table:formula="of:=YEAR([.B207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date" office:date-value="2013-09-08" calcext:value-type="date">
            <text:p>8.09.2013</text:p>
          </table:table-cell>
          <table:table-cell table:formula="of:=YEAR([.B207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date" office:date-value="2013-09-09" calcext:value-type="date">
            <text:p>9.09.2013</text:p>
          </table:table-cell>
          <table:table-cell table:formula="of:=YEAR([.B207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3-09-10" calcext:value-type="date">
            <text:p>10.09.2013</text:p>
          </table:table-cell>
          <table:table-cell table:formula="of:=YEAR([.B208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date" office:date-value="2013-09-11" calcext:value-type="date">
            <text:p>11.09.2013</text:p>
          </table:table-cell>
          <table:table-cell table:formula="of:=YEAR([.B208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13-09-12" calcext:value-type="date">
            <text:p>12.09.2013</text:p>
          </table:table-cell>
          <table:table-cell table:formula="of:=YEAR([.B208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date" office:date-value="2013-09-13" calcext:value-type="date">
            <text:p>13.09.2013</text:p>
          </table:table-cell>
          <table:table-cell table:formula="of:=YEAR([.B208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3-09-14" calcext:value-type="date">
            <text:p>14.09.2013</text:p>
          </table:table-cell>
          <table:table-cell table:formula="of:=YEAR([.B208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date" office:date-value="2013-09-15" calcext:value-type="date">
            <text:p>15.09.2013</text:p>
          </table:table-cell>
          <table:table-cell table:formula="of:=YEAR([.B208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date" office:date-value="2013-09-16" calcext:value-type="date">
            <text:p>16.09.2013</text:p>
          </table:table-cell>
          <table:table-cell table:formula="of:=YEAR([.B208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date" office:date-value="2013-09-17" calcext:value-type="date">
            <text:p>17.09.2013</text:p>
          </table:table-cell>
          <table:table-cell table:formula="of:=YEAR([.B208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date" office:date-value="2013-09-18" calcext:value-type="date">
            <text:p>18.09.2013</text:p>
          </table:table-cell>
          <table:table-cell table:formula="of:=YEAR([.B208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date" office:date-value="2013-09-19" calcext:value-type="date">
            <text:p>19.09.2013</text:p>
          </table:table-cell>
          <table:table-cell table:formula="of:=YEAR([.B208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date" office:date-value="2013-09-20" calcext:value-type="date">
            <text:p>20.09.2013</text:p>
          </table:table-cell>
          <table:table-cell table:formula="of:=YEAR([.B209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date" office:date-value="2013-09-21" calcext:value-type="date">
            <text:p>21.09.2013</text:p>
          </table:table-cell>
          <table:table-cell table:formula="of:=YEAR([.B209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date" office:date-value="2013-09-22" calcext:value-type="date">
            <text:p>22.09.2013</text:p>
          </table:table-cell>
          <table:table-cell table:formula="of:=YEAR([.B209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3-09-23" calcext:value-type="date">
            <text:p>23.09.2013</text:p>
          </table:table-cell>
          <table:table-cell table:formula="of:=YEAR([.B209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date" office:date-value="2013-09-24" calcext:value-type="date">
            <text:p>24.09.2013</text:p>
          </table:table-cell>
          <table:table-cell table:formula="of:=YEAR([.B209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date" office:date-value="2013-09-25" calcext:value-type="date">
            <text:p>25.09.2013</text:p>
          </table:table-cell>
          <table:table-cell table:formula="of:=YEAR([.B209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date" office:date-value="2013-09-26" calcext:value-type="date">
            <text:p>26.09.2013</text:p>
          </table:table-cell>
          <table:table-cell table:formula="of:=YEAR([.B209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date" office:date-value="2013-09-27" calcext:value-type="date">
            <text:p>27.09.2013</text:p>
          </table:table-cell>
          <table:table-cell table:formula="of:=YEAR([.B209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3-09-28" calcext:value-type="date">
            <text:p>28.09.2013</text:p>
          </table:table-cell>
          <table:table-cell table:formula="of:=YEAR([.B209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date" office:date-value="2013-09-29" calcext:value-type="date">
            <text:p>29.09.2013</text:p>
          </table:table-cell>
          <table:table-cell table:formula="of:=YEAR([.B209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date" office:date-value="2013-09-30" calcext:value-type="date">
            <text:p>30.09.2013</text:p>
          </table:table-cell>
          <table:table-cell table:formula="of:=YEAR([.B210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date" office:date-value="2013-10-01" calcext:value-type="date">
            <text:p>1.10.2013</text:p>
          </table:table-cell>
          <table:table-cell table:formula="of:=YEAR([.B210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3-10-02" calcext:value-type="date">
            <text:p>2.10.2013</text:p>
          </table:table-cell>
          <table:table-cell table:formula="of:=YEAR([.B210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3-10-03" calcext:value-type="date">
            <text:p>3.10.2013</text:p>
          </table:table-cell>
          <table:table-cell table:formula="of:=YEAR([.B210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3-10-04" calcext:value-type="date">
            <text:p>4.10.2013</text:p>
          </table:table-cell>
          <table:table-cell table:formula="of:=YEAR([.B210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date" office:date-value="2013-10-05" calcext:value-type="date">
            <text:p>5.10.2013</text:p>
          </table:table-cell>
          <table:table-cell table:formula="of:=YEAR([.B210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3-10-06" calcext:value-type="date">
            <text:p>6.10.2013</text:p>
          </table:table-cell>
          <table:table-cell table:formula="of:=YEAR([.B210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date" office:date-value="2013-10-07" calcext:value-type="date">
            <text:p>7.10.2013</text:p>
          </table:table-cell>
          <table:table-cell table:formula="of:=YEAR([.B210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date" office:date-value="2013-10-08" calcext:value-type="date">
            <text:p>8.10.2013</text:p>
          </table:table-cell>
          <table:table-cell table:formula="of:=YEAR([.B210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date" office:date-value="2013-10-09" calcext:value-type="date">
            <text:p>9.10.2013</text:p>
          </table:table-cell>
          <table:table-cell table:formula="of:=YEAR([.B210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date" office:date-value="2013-10-10" calcext:value-type="date">
            <text:p>10.10.2013</text:p>
          </table:table-cell>
          <table:table-cell table:formula="of:=YEAR([.B211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date" office:date-value="2013-10-11" calcext:value-type="date">
            <text:p>11.10.2013</text:p>
          </table:table-cell>
          <table:table-cell table:formula="of:=YEAR([.B211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date" office:date-value="2013-10-12" calcext:value-type="date">
            <text:p>12.10.2013</text:p>
          </table:table-cell>
          <table:table-cell table:formula="of:=YEAR([.B211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date" office:date-value="2013-10-13" calcext:value-type="date">
            <text:p>13.10.2013</text:p>
          </table:table-cell>
          <table:table-cell table:formula="of:=YEAR([.B211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date" office:date-value="2013-10-14" calcext:value-type="date">
            <text:p>14.10.2013</text:p>
          </table:table-cell>
          <table:table-cell table:formula="of:=YEAR([.B211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date" office:date-value="2013-10-15" calcext:value-type="date">
            <text:p>15.10.2013</text:p>
          </table:table-cell>
          <table:table-cell table:formula="of:=YEAR([.B211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date" office:date-value="2013-10-16" calcext:value-type="date">
            <text:p>16.10.2013</text:p>
          </table:table-cell>
          <table:table-cell table:formula="of:=YEAR([.B211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date" office:date-value="2013-10-17" calcext:value-type="date">
            <text:p>17.10.2013</text:p>
          </table:table-cell>
          <table:table-cell table:formula="of:=YEAR([.B211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date" office:date-value="2013-10-18" calcext:value-type="date">
            <text:p>18.10.2013</text:p>
          </table:table-cell>
          <table:table-cell table:formula="of:=YEAR([.B211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586" calcext:value-type="float">
            <text:p>11586</text:p>
          </table:table-cell>
          <table:table-cell office:value-type="date" office:date-value="2013-10-19" calcext:value-type="date">
            <text:p>19.10.2013</text:p>
          </table:table-cell>
          <table:table-cell table:formula="of:=YEAR([.B211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date" office:date-value="2013-10-20" calcext:value-type="date">
            <text:p>20.10.2013</text:p>
          </table:table-cell>
          <table:table-cell table:formula="of:=YEAR([.B212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date" office:date-value="2013-10-21" calcext:value-type="date">
            <text:p>21.10.2013</text:p>
          </table:table-cell>
          <table:table-cell table:formula="of:=YEAR([.B212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date" office:date-value="2013-10-22" calcext:value-type="date">
            <text:p>22.10.2013</text:p>
          </table:table-cell>
          <table:table-cell table:formula="of:=YEAR([.B212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875" calcext:value-type="float">
            <text:p>12875</text:p>
          </table:table-cell>
          <table:table-cell office:value-type="date" office:date-value="2013-10-23" calcext:value-type="date">
            <text:p>23.10.2013</text:p>
          </table:table-cell>
          <table:table-cell table:formula="of:=YEAR([.B212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date" office:date-value="2013-10-24" calcext:value-type="date">
            <text:p>24.10.2013</text:p>
          </table:table-cell>
          <table:table-cell table:formula="of:=YEAR([.B212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672" calcext:value-type="float">
            <text:p>11672</text:p>
          </table:table-cell>
          <table:table-cell office:value-type="date" office:date-value="2013-10-25" calcext:value-type="date">
            <text:p>25.10.2013</text:p>
          </table:table-cell>
          <table:table-cell table:formula="of:=YEAR([.B212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date" office:date-value="2013-10-26" calcext:value-type="date">
            <text:p>26.10.2013</text:p>
          </table:table-cell>
          <table:table-cell table:formula="of:=YEAR([.B212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date" office:date-value="2013-10-27" calcext:value-type="date">
            <text:p>27.10.2013</text:p>
          </table:table-cell>
          <table:table-cell table:formula="of:=YEAR([.B212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date" office:date-value="2013-10-28" calcext:value-type="date">
            <text:p>28.10.2013</text:p>
          </table:table-cell>
          <table:table-cell table:formula="of:=YEAR([.B212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744" calcext:value-type="float">
            <text:p>12744</text:p>
          </table:table-cell>
          <table:table-cell office:value-type="date" office:date-value="2013-10-29" calcext:value-type="date">
            <text:p>29.10.2013</text:p>
          </table:table-cell>
          <table:table-cell table:formula="of:=YEAR([.B212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date" office:date-value="2013-10-30" calcext:value-type="date">
            <text:p>30.10.2013</text:p>
          </table:table-cell>
          <table:table-cell table:formula="of:=YEAR([.B213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707" calcext:value-type="float">
            <text:p>12707</text:p>
          </table:table-cell>
          <table:table-cell office:value-type="date" office:date-value="2013-10-31" calcext:value-type="date">
            <text:p>31.10.2013</text:p>
          </table:table-cell>
          <table:table-cell table:formula="of:=YEAR([.B213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date" office:date-value="2013-11-01" calcext:value-type="date">
            <text:p>1.11.2013</text:p>
          </table:table-cell>
          <table:table-cell table:formula="of:=YEAR([.B213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date" office:date-value="2013-11-02" calcext:value-type="date">
            <text:p>2.11.2013</text:p>
          </table:table-cell>
          <table:table-cell table:formula="of:=YEAR([.B213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932" calcext:value-type="float">
            <text:p>11932</text:p>
          </table:table-cell>
          <table:table-cell office:value-type="date" office:date-value="2013-11-03" calcext:value-type="date">
            <text:p>3.11.2013</text:p>
          </table:table-cell>
          <table:table-cell table:formula="of:=YEAR([.B213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date" office:date-value="2013-11-04" calcext:value-type="date">
            <text:p>4.11.2013</text:p>
          </table:table-cell>
          <table:table-cell table:formula="of:=YEAR([.B213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date" office:date-value="2013-11-05" calcext:value-type="date">
            <text:p>5.11.2013</text:p>
          </table:table-cell>
          <table:table-cell table:formula="of:=YEAR([.B213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3728" calcext:value-type="float">
            <text:p>13728</text:p>
          </table:table-cell>
          <table:table-cell office:value-type="date" office:date-value="2013-11-06" calcext:value-type="date">
            <text:p>6.11.2013</text:p>
          </table:table-cell>
          <table:table-cell table:formula="of:=YEAR([.B213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date" office:date-value="2013-11-07" calcext:value-type="date">
            <text:p>7.11.2013</text:p>
          </table:table-cell>
          <table:table-cell table:formula="of:=YEAR([.B213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date" office:date-value="2013-11-08" calcext:value-type="date">
            <text:p>8.11.2013</text:p>
          </table:table-cell>
          <table:table-cell table:formula="of:=YEAR([.B213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date" office:date-value="2013-11-09" calcext:value-type="date">
            <text:p>9.11.2013</text:p>
          </table:table-cell>
          <table:table-cell table:formula="of:=YEAR([.B214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date" office:date-value="2013-11-10" calcext:value-type="date">
            <text:p>10.11.2013</text:p>
          </table:table-cell>
          <table:table-cell table:formula="of:=YEAR([.B214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date" office:date-value="2013-11-11" calcext:value-type="date">
            <text:p>11.11.2013</text:p>
          </table:table-cell>
          <table:table-cell table:formula="of:=YEAR([.B214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date" office:date-value="2013-11-12" calcext:value-type="date">
            <text:p>12.11.2013</text:p>
          </table:table-cell>
          <table:table-cell table:formula="of:=YEAR([.B214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538" calcext:value-type="float">
            <text:p>12538</text:p>
          </table:table-cell>
          <table:table-cell office:value-type="date" office:date-value="2013-11-13" calcext:value-type="date">
            <text:p>13.11.2013</text:p>
          </table:table-cell>
          <table:table-cell table:formula="of:=YEAR([.B214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date" office:date-value="2013-11-14" calcext:value-type="date">
            <text:p>14.11.2013</text:p>
          </table:table-cell>
          <table:table-cell table:formula="of:=YEAR([.B214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date" office:date-value="2013-11-15" calcext:value-type="date">
            <text:p>15.11.2013</text:p>
          </table:table-cell>
          <table:table-cell table:formula="of:=YEAR([.B214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date" office:date-value="2013-11-16" calcext:value-type="date">
            <text:p>16.11.2013</text:p>
          </table:table-cell>
          <table:table-cell table:formula="of:=YEAR([.B214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date" office:date-value="2013-11-17" calcext:value-type="date">
            <text:p>17.11.2013</text:p>
          </table:table-cell>
          <table:table-cell table:formula="of:=YEAR([.B214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date" office:date-value="2013-11-18" calcext:value-type="date">
            <text:p>18.11.2013</text:p>
          </table:table-cell>
          <table:table-cell table:formula="of:=YEAR([.B214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date" office:date-value="2013-11-19" calcext:value-type="date">
            <text:p>19.11.2013</text:p>
          </table:table-cell>
          <table:table-cell table:formula="of:=YEAR([.B215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date" office:date-value="2013-11-20" calcext:value-type="date">
            <text:p>20.11.2013</text:p>
          </table:table-cell>
          <table:table-cell table:formula="of:=YEAR([.B215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date" office:date-value="2013-11-21" calcext:value-type="date">
            <text:p>21.11.2013</text:p>
          </table:table-cell>
          <table:table-cell table:formula="of:=YEAR([.B215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date" office:date-value="2013-11-22" calcext:value-type="date">
            <text:p>22.11.2013</text:p>
          </table:table-cell>
          <table:table-cell table:formula="of:=YEAR([.B215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date" office:date-value="2013-11-23" calcext:value-type="date">
            <text:p>23.11.2013</text:p>
          </table:table-cell>
          <table:table-cell table:formula="of:=YEAR([.B215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date" office:date-value="2013-11-24" calcext:value-type="date">
            <text:p>24.11.2013</text:p>
          </table:table-cell>
          <table:table-cell table:formula="of:=YEAR([.B215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date" office:date-value="2013-11-25" calcext:value-type="date">
            <text:p>25.11.2013</text:p>
          </table:table-cell>
          <table:table-cell table:formula="of:=YEAR([.B215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date" office:date-value="2013-11-26" calcext:value-type="date">
            <text:p>26.11.2013</text:p>
          </table:table-cell>
          <table:table-cell table:formula="of:=YEAR([.B215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date" office:date-value="2013-11-27" calcext:value-type="date">
            <text:p>27.11.2013</text:p>
          </table:table-cell>
          <table:table-cell table:formula="of:=YEAR([.B215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date" office:date-value="2013-11-28" calcext:value-type="date">
            <text:p>28.11.2013</text:p>
          </table:table-cell>
          <table:table-cell table:formula="of:=YEAR([.B215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date" office:date-value="2013-11-29" calcext:value-type="date">
            <text:p>29.11.2013</text:p>
          </table:table-cell>
          <table:table-cell table:formula="of:=YEAR([.B216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3-11-30" calcext:value-type="date">
            <text:p>30.11.2013</text:p>
          </table:table-cell>
          <table:table-cell table:formula="of:=YEAR([.B216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date" office:date-value="2013-12-01" calcext:value-type="date">
            <text:p>1.12.2013</text:p>
          </table:table-cell>
          <table:table-cell table:formula="of:=YEAR([.B216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date" office:date-value="2013-12-02" calcext:value-type="date">
            <text:p>2.12.2013</text:p>
          </table:table-cell>
          <table:table-cell table:formula="of:=YEAR([.B216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date" office:date-value="2013-12-03" calcext:value-type="date">
            <text:p>3.12.2013</text:p>
          </table:table-cell>
          <table:table-cell table:formula="of:=YEAR([.B216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date" office:date-value="2013-12-04" calcext:value-type="date">
            <text:p>4.12.2013</text:p>
          </table:table-cell>
          <table:table-cell table:formula="of:=YEAR([.B216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3-12-05" calcext:value-type="date">
            <text:p>5.12.2013</text:p>
          </table:table-cell>
          <table:table-cell table:formula="of:=YEAR([.B216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date" office:date-value="2013-12-06" calcext:value-type="date">
            <text:p>6.12.2013</text:p>
          </table:table-cell>
          <table:table-cell table:formula="of:=YEAR([.B216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date" office:date-value="2013-12-07" calcext:value-type="date">
            <text:p>7.12.2013</text:p>
          </table:table-cell>
          <table:table-cell table:formula="of:=YEAR([.B216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3-12-08" calcext:value-type="date">
            <text:p>8.12.2013</text:p>
          </table:table-cell>
          <table:table-cell table:formula="of:=YEAR([.B216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date" office:date-value="2013-12-09" calcext:value-type="date">
            <text:p>9.12.2013</text:p>
          </table:table-cell>
          <table:table-cell table:formula="of:=YEAR([.B217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13-12-10" calcext:value-type="date">
            <text:p>10.12.2013</text:p>
          </table:table-cell>
          <table:table-cell table:formula="of:=YEAR([.B217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3-12-11" calcext:value-type="date">
            <text:p>11.12.2013</text:p>
          </table:table-cell>
          <table:table-cell table:formula="of:=YEAR([.B217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date" office:date-value="2013-12-12" calcext:value-type="date">
            <text:p>12.12.2013</text:p>
          </table:table-cell>
          <table:table-cell table:formula="of:=YEAR([.B217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3-12-13" calcext:value-type="date">
            <text:p>13.12.2013</text:p>
          </table:table-cell>
          <table:table-cell table:formula="of:=YEAR([.B217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date" office:date-value="2013-12-14" calcext:value-type="date">
            <text:p>14.12.2013</text:p>
          </table:table-cell>
          <table:table-cell table:formula="of:=YEAR([.B217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date" office:date-value="2013-12-15" calcext:value-type="date">
            <text:p>15.12.2013</text:p>
          </table:table-cell>
          <table:table-cell table:formula="of:=YEAR([.B217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date" office:date-value="2013-12-16" calcext:value-type="date">
            <text:p>16.12.2013</text:p>
          </table:table-cell>
          <table:table-cell table:formula="of:=YEAR([.B217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12-17" calcext:value-type="date">
            <text:p>17.12.2013</text:p>
          </table:table-cell>
          <table:table-cell table:formula="of:=YEAR([.B217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date" office:date-value="2013-12-18" calcext:value-type="date">
            <text:p>18.12.2013</text:p>
          </table:table-cell>
          <table:table-cell table:formula="of:=YEAR([.B217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date" office:date-value="2013-12-19" calcext:value-type="date">
            <text:p>19.12.2013</text:p>
          </table:table-cell>
          <table:table-cell table:formula="of:=YEAR([.B218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date" office:date-value="2013-12-20" calcext:value-type="date">
            <text:p>20.12.2013</text:p>
          </table:table-cell>
          <table:table-cell table:formula="of:=YEAR([.B218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date" office:date-value="2013-12-21" calcext:value-type="date">
            <text:p>21.12.2013</text:p>
          </table:table-cell>
          <table:table-cell table:formula="of:=YEAR([.B218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13-12-22" calcext:value-type="date">
            <text:p>22.12.2013</text:p>
          </table:table-cell>
          <table:table-cell table:formula="of:=YEAR([.B2183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date" office:date-value="2013-12-23" calcext:value-type="date">
            <text:p>23.12.2013</text:p>
          </table:table-cell>
          <table:table-cell table:formula="of:=YEAR([.B2184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13-12-24" calcext:value-type="date">
            <text:p>24.12.2013</text:p>
          </table:table-cell>
          <table:table-cell table:formula="of:=YEAR([.B2185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12-25" calcext:value-type="date">
            <text:p>25.12.2013</text:p>
          </table:table-cell>
          <table:table-cell table:formula="of:=YEAR([.B2186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date" office:date-value="2013-12-26" calcext:value-type="date">
            <text:p>26.12.2013</text:p>
          </table:table-cell>
          <table:table-cell table:formula="of:=YEAR([.B2187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13-12-27" calcext:value-type="date">
            <text:p>27.12.2013</text:p>
          </table:table-cell>
          <table:table-cell table:formula="of:=YEAR([.B2188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12-28" calcext:value-type="date">
            <text:p>28.12.2013</text:p>
          </table:table-cell>
          <table:table-cell table:formula="of:=YEAR([.B2189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date" office:date-value="2013-12-29" calcext:value-type="date">
            <text:p>29.12.2013</text:p>
          </table:table-cell>
          <table:table-cell table:formula="of:=YEAR([.B2190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3-12-30" calcext:value-type="date">
            <text:p>30.12.2013</text:p>
          </table:table-cell>
          <table:table-cell table:formula="of:=YEAR([.B2191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3-12-31" calcext:value-type="date">
            <text:p>31.12.2013</text:p>
          </table:table-cell>
          <table:table-cell table:formula="of:=YEAR([.B2192])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date" office:date-value="2014-01-01" calcext:value-type="date">
            <text:p>1.01.2014</text:p>
          </table:table-cell>
          <table:table-cell table:formula="of:=YEAR([.B219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date" office:date-value="2014-01-02" calcext:value-type="date">
            <text:p>2.01.2014</text:p>
          </table:table-cell>
          <table:table-cell table:formula="of:=YEAR([.B219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date" office:date-value="2014-01-03" calcext:value-type="date">
            <text:p>3.01.2014</text:p>
          </table:table-cell>
          <table:table-cell table:formula="of:=YEAR([.B219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4-01-04" calcext:value-type="date">
            <text:p>4.01.2014</text:p>
          </table:table-cell>
          <table:table-cell table:formula="of:=YEAR([.B219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date" office:date-value="2014-01-05" calcext:value-type="date">
            <text:p>5.01.2014</text:p>
          </table:table-cell>
          <table:table-cell table:formula="of:=YEAR([.B219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date" office:date-value="2014-01-06" calcext:value-type="date">
            <text:p>6.01.2014</text:p>
          </table:table-cell>
          <table:table-cell table:formula="of:=YEAR([.B219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4-01-07" calcext:value-type="date">
            <text:p>7.01.2014</text:p>
          </table:table-cell>
          <table:table-cell table:formula="of:=YEAR([.B219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date" office:date-value="2014-01-08" calcext:value-type="date">
            <text:p>8.01.2014</text:p>
          </table:table-cell>
          <table:table-cell table:formula="of:=YEAR([.B220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4-01-09" calcext:value-type="date">
            <text:p>9.01.2014</text:p>
          </table:table-cell>
          <table:table-cell table:formula="of:=YEAR([.B220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4-01-10" calcext:value-type="date">
            <text:p>10.01.2014</text:p>
          </table:table-cell>
          <table:table-cell table:formula="of:=YEAR([.B220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4-01-11" calcext:value-type="date">
            <text:p>11.01.2014</text:p>
          </table:table-cell>
          <table:table-cell table:formula="of:=YEAR([.B220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date" office:date-value="2014-01-12" calcext:value-type="date">
            <text:p>12.01.2014</text:p>
          </table:table-cell>
          <table:table-cell table:formula="of:=YEAR([.B220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date" office:date-value="2014-01-13" calcext:value-type="date">
            <text:p>13.01.2014</text:p>
          </table:table-cell>
          <table:table-cell table:formula="of:=YEAR([.B220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date" office:date-value="2014-01-14" calcext:value-type="date">
            <text:p>14.01.2014</text:p>
          </table:table-cell>
          <table:table-cell table:formula="of:=YEAR([.B220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date" office:date-value="2014-01-15" calcext:value-type="date">
            <text:p>15.01.2014</text:p>
          </table:table-cell>
          <table:table-cell table:formula="of:=YEAR([.B220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date" office:date-value="2014-01-16" calcext:value-type="date">
            <text:p>16.01.2014</text:p>
          </table:table-cell>
          <table:table-cell table:formula="of:=YEAR([.B220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4-01-17" calcext:value-type="date">
            <text:p>17.01.2014</text:p>
          </table:table-cell>
          <table:table-cell table:formula="of:=YEAR([.B220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date" office:date-value="2014-01-18" calcext:value-type="date">
            <text:p>18.01.2014</text:p>
          </table:table-cell>
          <table:table-cell table:formula="of:=YEAR([.B221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date" office:date-value="2014-01-19" calcext:value-type="date">
            <text:p>19.01.2014</text:p>
          </table:table-cell>
          <table:table-cell table:formula="of:=YEAR([.B221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date" office:date-value="2014-01-20" calcext:value-type="date">
            <text:p>20.01.2014</text:p>
          </table:table-cell>
          <table:table-cell table:formula="of:=YEAR([.B221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4-01-21" calcext:value-type="date">
            <text:p>21.01.2014</text:p>
          </table:table-cell>
          <table:table-cell table:formula="of:=YEAR([.B221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4-01-22" calcext:value-type="date">
            <text:p>22.01.2014</text:p>
          </table:table-cell>
          <table:table-cell table:formula="of:=YEAR([.B221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date" office:date-value="2014-01-23" calcext:value-type="date">
            <text:p>23.01.2014</text:p>
          </table:table-cell>
          <table:table-cell table:formula="of:=YEAR([.B221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4-01-24" calcext:value-type="date">
            <text:p>24.01.2014</text:p>
          </table:table-cell>
          <table:table-cell table:formula="of:=YEAR([.B221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date" office:date-value="2014-01-25" calcext:value-type="date">
            <text:p>25.01.2014</text:p>
          </table:table-cell>
          <table:table-cell table:formula="of:=YEAR([.B221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1-26" calcext:value-type="date">
            <text:p>26.01.2014</text:p>
          </table:table-cell>
          <table:table-cell table:formula="of:=YEAR([.B221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1-27" calcext:value-type="date">
            <text:p>27.01.2014</text:p>
          </table:table-cell>
          <table:table-cell table:formula="of:=YEAR([.B221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1-28" calcext:value-type="date">
            <text:p>28.01.2014</text:p>
          </table:table-cell>
          <table:table-cell table:formula="of:=YEAR([.B222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date" office:date-value="2014-01-29" calcext:value-type="date">
            <text:p>29.01.2014</text:p>
          </table:table-cell>
          <table:table-cell table:formula="of:=YEAR([.B222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date" office:date-value="2014-01-30" calcext:value-type="date">
            <text:p>30.01.2014</text:p>
          </table:table-cell>
          <table:table-cell table:formula="of:=YEAR([.B222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4-01-31" calcext:value-type="date">
            <text:p>31.01.2014</text:p>
          </table:table-cell>
          <table:table-cell table:formula="of:=YEAR([.B222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4-02-01" calcext:value-type="date">
            <text:p>1.02.2014</text:p>
          </table:table-cell>
          <table:table-cell table:formula="of:=YEAR([.B222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14-02-02" calcext:value-type="date">
            <text:p>2.02.2014</text:p>
          </table:table-cell>
          <table:table-cell table:formula="of:=YEAR([.B222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2-03" calcext:value-type="date">
            <text:p>3.02.2014</text:p>
          </table:table-cell>
          <table:table-cell table:formula="of:=YEAR([.B222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date" office:date-value="2014-02-04" calcext:value-type="date">
            <text:p>4.02.2014</text:p>
          </table:table-cell>
          <table:table-cell table:formula="of:=YEAR([.B222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date" office:date-value="2014-02-05" calcext:value-type="date">
            <text:p>5.02.2014</text:p>
          </table:table-cell>
          <table:table-cell table:formula="of:=YEAR([.B222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4-02-06" calcext:value-type="date">
            <text:p>6.02.2014</text:p>
          </table:table-cell>
          <table:table-cell table:formula="of:=YEAR([.B222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2-07" calcext:value-type="date">
            <text:p>7.02.2014</text:p>
          </table:table-cell>
          <table:table-cell table:formula="of:=YEAR([.B223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2-08" calcext:value-type="date">
            <text:p>8.02.2014</text:p>
          </table:table-cell>
          <table:table-cell table:formula="of:=YEAR([.B223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date" office:date-value="2014-02-09" calcext:value-type="date">
            <text:p>9.02.2014</text:p>
          </table:table-cell>
          <table:table-cell table:formula="of:=YEAR([.B223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date" office:date-value="2014-02-10" calcext:value-type="date">
            <text:p>10.02.2014</text:p>
          </table:table-cell>
          <table:table-cell table:formula="of:=YEAR([.B223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date" office:date-value="2014-02-11" calcext:value-type="date">
            <text:p>11.02.2014</text:p>
          </table:table-cell>
          <table:table-cell table:formula="of:=YEAR([.B223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date" office:date-value="2014-02-12" calcext:value-type="date">
            <text:p>12.02.2014</text:p>
          </table:table-cell>
          <table:table-cell table:formula="of:=YEAR([.B223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date" office:date-value="2014-02-13" calcext:value-type="date">
            <text:p>13.02.2014</text:p>
          </table:table-cell>
          <table:table-cell table:formula="of:=YEAR([.B223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date" office:date-value="2014-02-14" calcext:value-type="date">
            <text:p>14.02.2014</text:p>
          </table:table-cell>
          <table:table-cell table:formula="of:=YEAR([.B223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date" office:date-value="2014-02-15" calcext:value-type="date">
            <text:p>15.02.2014</text:p>
          </table:table-cell>
          <table:table-cell table:formula="of:=YEAR([.B223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date" office:date-value="2014-02-16" calcext:value-type="date">
            <text:p>16.02.2014</text:p>
          </table:table-cell>
          <table:table-cell table:formula="of:=YEAR([.B223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date" office:date-value="2014-02-17" calcext:value-type="date">
            <text:p>17.02.2014</text:p>
          </table:table-cell>
          <table:table-cell table:formula="of:=YEAR([.B224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2-18" calcext:value-type="date">
            <text:p>18.02.2014</text:p>
          </table:table-cell>
          <table:table-cell table:formula="of:=YEAR([.B224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date" office:date-value="2014-02-19" calcext:value-type="date">
            <text:p>19.02.2014</text:p>
          </table:table-cell>
          <table:table-cell table:formula="of:=YEAR([.B224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date" office:date-value="2014-02-20" calcext:value-type="date">
            <text:p>20.02.2014</text:p>
          </table:table-cell>
          <table:table-cell table:formula="of:=YEAR([.B224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14-02-21" calcext:value-type="date">
            <text:p>21.02.2014</text:p>
          </table:table-cell>
          <table:table-cell table:formula="of:=YEAR([.B224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date" office:date-value="2014-02-22" calcext:value-type="date">
            <text:p>22.02.2014</text:p>
          </table:table-cell>
          <table:table-cell table:formula="of:=YEAR([.B224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date" office:date-value="2014-02-23" calcext:value-type="date">
            <text:p>23.02.2014</text:p>
          </table:table-cell>
          <table:table-cell table:formula="of:=YEAR([.B224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14-02-24" calcext:value-type="date">
            <text:p>24.02.2014</text:p>
          </table:table-cell>
          <table:table-cell table:formula="of:=YEAR([.B224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date" office:date-value="2014-02-25" calcext:value-type="date">
            <text:p>25.02.2014</text:p>
          </table:table-cell>
          <table:table-cell table:formula="of:=YEAR([.B224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date" office:date-value="2014-02-26" calcext:value-type="date">
            <text:p>26.02.2014</text:p>
          </table:table-cell>
          <table:table-cell table:formula="of:=YEAR([.B224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date" office:date-value="2014-02-27" calcext:value-type="date">
            <text:p>27.02.2014</text:p>
          </table:table-cell>
          <table:table-cell table:formula="of:=YEAR([.B225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date" office:date-value="2014-02-28" calcext:value-type="date">
            <text:p>28.02.2014</text:p>
          </table:table-cell>
          <table:table-cell table:formula="of:=YEAR([.B225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date" office:date-value="2014-03-01" calcext:value-type="date">
            <text:p>1.03.2014</text:p>
          </table:table-cell>
          <table:table-cell table:formula="of:=YEAR([.B225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4-03-02" calcext:value-type="date">
            <text:p>2.03.2014</text:p>
          </table:table-cell>
          <table:table-cell table:formula="of:=YEAR([.B225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4-03-03" calcext:value-type="date">
            <text:p>3.03.2014</text:p>
          </table:table-cell>
          <table:table-cell table:formula="of:=YEAR([.B225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date" office:date-value="2014-03-04" calcext:value-type="date">
            <text:p>4.03.2014</text:p>
          </table:table-cell>
          <table:table-cell table:formula="of:=YEAR([.B225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3-05" calcext:value-type="date">
            <text:p>5.03.2014</text:p>
          </table:table-cell>
          <table:table-cell table:formula="of:=YEAR([.B225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date" office:date-value="2014-03-06" calcext:value-type="date">
            <text:p>6.03.2014</text:p>
          </table:table-cell>
          <table:table-cell table:formula="of:=YEAR([.B225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date" office:date-value="2014-03-07" calcext:value-type="date">
            <text:p>7.03.2014</text:p>
          </table:table-cell>
          <table:table-cell table:formula="of:=YEAR([.B225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4-03-08" calcext:value-type="date">
            <text:p>8.03.2014</text:p>
          </table:table-cell>
          <table:table-cell table:formula="of:=YEAR([.B225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date" office:date-value="2014-03-09" calcext:value-type="date">
            <text:p>9.03.2014</text:p>
          </table:table-cell>
          <table:table-cell table:formula="of:=YEAR([.B226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date" office:date-value="2014-03-10" calcext:value-type="date">
            <text:p>10.03.2014</text:p>
          </table:table-cell>
          <table:table-cell table:formula="of:=YEAR([.B226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date" office:date-value="2014-03-11" calcext:value-type="date">
            <text:p>11.03.2014</text:p>
          </table:table-cell>
          <table:table-cell table:formula="of:=YEAR([.B226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date" office:date-value="2014-03-12" calcext:value-type="date">
            <text:p>12.03.2014</text:p>
          </table:table-cell>
          <table:table-cell table:formula="of:=YEAR([.B226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date" office:date-value="2014-03-13" calcext:value-type="date">
            <text:p>13.03.2014</text:p>
          </table:table-cell>
          <table:table-cell table:formula="of:=YEAR([.B226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date" office:date-value="2014-03-14" calcext:value-type="date">
            <text:p>14.03.2014</text:p>
          </table:table-cell>
          <table:table-cell table:formula="of:=YEAR([.B226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4-03-15" calcext:value-type="date">
            <text:p>15.03.2014</text:p>
          </table:table-cell>
          <table:table-cell table:formula="of:=YEAR([.B226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date" office:date-value="2014-03-16" calcext:value-type="date">
            <text:p>16.03.2014</text:p>
          </table:table-cell>
          <table:table-cell table:formula="of:=YEAR([.B226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4-03-17" calcext:value-type="date">
            <text:p>17.03.2014</text:p>
          </table:table-cell>
          <table:table-cell table:formula="of:=YEAR([.B226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date" office:date-value="2014-03-18" calcext:value-type="date">
            <text:p>18.03.2014</text:p>
          </table:table-cell>
          <table:table-cell table:formula="of:=YEAR([.B226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4-03-19" calcext:value-type="date">
            <text:p>19.03.2014</text:p>
          </table:table-cell>
          <table:table-cell table:formula="of:=YEAR([.B227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date" office:date-value="2014-03-20" calcext:value-type="date">
            <text:p>20.03.2014</text:p>
          </table:table-cell>
          <table:table-cell table:formula="of:=YEAR([.B227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date" office:date-value="2014-03-21" calcext:value-type="date">
            <text:p>21.03.2014</text:p>
          </table:table-cell>
          <table:table-cell table:formula="of:=YEAR([.B227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date" office:date-value="2014-03-22" calcext:value-type="date">
            <text:p>22.03.2014</text:p>
          </table:table-cell>
          <table:table-cell table:formula="of:=YEAR([.B227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1954" calcext:value-type="float">
            <text:p>11954</text:p>
          </table:table-cell>
          <table:table-cell office:value-type="date" office:date-value="2014-03-23" calcext:value-type="date">
            <text:p>23.03.2014</text:p>
          </table:table-cell>
          <table:table-cell table:formula="of:=YEAR([.B227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date" office:date-value="2014-03-24" calcext:value-type="date">
            <text:p>24.03.2014</text:p>
          </table:table-cell>
          <table:table-cell table:formula="of:=YEAR([.B227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date" office:date-value="2014-03-25" calcext:value-type="date">
            <text:p>25.03.2014</text:p>
          </table:table-cell>
          <table:table-cell table:formula="of:=YEAR([.B227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4-03-26" calcext:value-type="date">
            <text:p>26.03.2014</text:p>
          </table:table-cell>
          <table:table-cell table:formula="of:=YEAR([.B227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date" office:date-value="2014-03-27" calcext:value-type="date">
            <text:p>27.03.2014</text:p>
          </table:table-cell>
          <table:table-cell table:formula="of:=YEAR([.B227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date" office:date-value="2014-03-28" calcext:value-type="date">
            <text:p>28.03.2014</text:p>
          </table:table-cell>
          <table:table-cell table:formula="of:=YEAR([.B227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7986" calcext:value-type="float">
            <text:p>17986</text:p>
          </table:table-cell>
          <table:table-cell office:value-type="date" office:date-value="2014-03-29" calcext:value-type="date">
            <text:p>29.03.2014</text:p>
          </table:table-cell>
          <table:table-cell table:formula="of:=YEAR([.B228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date" office:date-value="2014-03-30" calcext:value-type="date">
            <text:p>30.03.2014</text:p>
          </table:table-cell>
          <table:table-cell table:formula="of:=YEAR([.B228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date" office:date-value="2014-03-31" calcext:value-type="date">
            <text:p>31.03.2014</text:p>
          </table:table-cell>
          <table:table-cell table:formula="of:=YEAR([.B228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893" calcext:value-type="float">
            <text:p>19893</text:p>
          </table:table-cell>
          <table:table-cell office:value-type="date" office:date-value="2014-04-01" calcext:value-type="date">
            <text:p>1.04.2014</text:p>
          </table:table-cell>
          <table:table-cell table:formula="of:=YEAR([.B228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date" office:date-value="2014-04-02" calcext:value-type="date">
            <text:p>2.04.2014</text:p>
          </table:table-cell>
          <table:table-cell table:formula="of:=YEAR([.B228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date" office:date-value="2014-04-03" calcext:value-type="date">
            <text:p>3.04.2014</text:p>
          </table:table-cell>
          <table:table-cell table:formula="of:=YEAR([.B228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date" office:date-value="2014-04-04" calcext:value-type="date">
            <text:p>4.04.2014</text:p>
          </table:table-cell>
          <table:table-cell table:formula="of:=YEAR([.B228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date" office:date-value="2014-04-05" calcext:value-type="date">
            <text:p>5.04.2014</text:p>
          </table:table-cell>
          <table:table-cell table:formula="of:=YEAR([.B228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date" office:date-value="2014-04-06" calcext:value-type="date">
            <text:p>6.04.2014</text:p>
          </table:table-cell>
          <table:table-cell table:formula="of:=YEAR([.B228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date" office:date-value="2014-04-07" calcext:value-type="date">
            <text:p>7.04.2014</text:p>
          </table:table-cell>
          <table:table-cell table:formula="of:=YEAR([.B228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4-04-08" calcext:value-type="date">
            <text:p>8.04.2014</text:p>
          </table:table-cell>
          <table:table-cell table:formula="of:=YEAR([.B229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date" office:date-value="2014-04-09" calcext:value-type="date">
            <text:p>9.04.2014</text:p>
          </table:table-cell>
          <table:table-cell table:formula="of:=YEAR([.B229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695" calcext:value-type="float">
            <text:p>19695</text:p>
          </table:table-cell>
          <table:table-cell office:value-type="date" office:date-value="2014-04-10" calcext:value-type="date">
            <text:p>10.04.2014</text:p>
          </table:table-cell>
          <table:table-cell table:formula="of:=YEAR([.B229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date" office:date-value="2014-04-11" calcext:value-type="date">
            <text:p>11.04.2014</text:p>
          </table:table-cell>
          <table:table-cell table:formula="of:=YEAR([.B229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date" office:date-value="2014-04-12" calcext:value-type="date">
            <text:p>12.04.2014</text:p>
          </table:table-cell>
          <table:table-cell table:formula="of:=YEAR([.B229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date" office:date-value="2014-04-13" calcext:value-type="date">
            <text:p>13.04.2014</text:p>
          </table:table-cell>
          <table:table-cell table:formula="of:=YEAR([.B229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date" office:date-value="2014-04-14" calcext:value-type="date">
            <text:p>14.04.2014</text:p>
          </table:table-cell>
          <table:table-cell table:formula="of:=YEAR([.B229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date" office:date-value="2014-04-15" calcext:value-type="date">
            <text:p>15.04.2014</text:p>
          </table:table-cell>
          <table:table-cell table:formula="of:=YEAR([.B229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date" office:date-value="2014-04-16" calcext:value-type="date">
            <text:p>16.04.2014</text:p>
          </table:table-cell>
          <table:table-cell table:formula="of:=YEAR([.B229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date" office:date-value="2014-04-17" calcext:value-type="date">
            <text:p>17.04.2014</text:p>
          </table:table-cell>
          <table:table-cell table:formula="of:=YEAR([.B229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date" office:date-value="2014-04-18" calcext:value-type="date">
            <text:p>18.04.2014</text:p>
          </table:table-cell>
          <table:table-cell table:formula="of:=YEAR([.B230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0518" calcext:value-type="float">
            <text:p>10518</text:p>
          </table:table-cell>
          <table:table-cell office:value-type="date" office:date-value="2014-04-19" calcext:value-type="date">
            <text:p>19.04.2014</text:p>
          </table:table-cell>
          <table:table-cell table:formula="of:=YEAR([.B230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date" office:date-value="2014-04-20" calcext:value-type="date">
            <text:p>20.04.2014</text:p>
          </table:table-cell>
          <table:table-cell table:formula="of:=YEAR([.B230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4-04-21" calcext:value-type="date">
            <text:p>21.04.2014</text:p>
          </table:table-cell>
          <table:table-cell table:formula="of:=YEAR([.B230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date" office:date-value="2014-04-22" calcext:value-type="date">
            <text:p>22.04.2014</text:p>
          </table:table-cell>
          <table:table-cell table:formula="of:=YEAR([.B230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date" office:date-value="2014-04-23" calcext:value-type="date">
            <text:p>23.04.2014</text:p>
          </table:table-cell>
          <table:table-cell table:formula="of:=YEAR([.B230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14-04-24" calcext:value-type="date">
            <text:p>24.04.2014</text:p>
          </table:table-cell>
          <table:table-cell table:formula="of:=YEAR([.B230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date" office:date-value="2014-04-25" calcext:value-type="date">
            <text:p>25.04.2014</text:p>
          </table:table-cell>
          <table:table-cell table:formula="of:=YEAR([.B230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date" office:date-value="2014-04-26" calcext:value-type="date">
            <text:p>26.04.2014</text:p>
          </table:table-cell>
          <table:table-cell table:formula="of:=YEAR([.B230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date" office:date-value="2014-04-27" calcext:value-type="date">
            <text:p>27.04.2014</text:p>
          </table:table-cell>
          <table:table-cell table:formula="of:=YEAR([.B230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date" office:date-value="2014-04-28" calcext:value-type="date">
            <text:p>28.04.2014</text:p>
          </table:table-cell>
          <table:table-cell table:formula="of:=YEAR([.B231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date" office:date-value="2014-04-29" calcext:value-type="date">
            <text:p>29.04.2014</text:p>
          </table:table-cell>
          <table:table-cell table:formula="of:=YEAR([.B231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date" office:date-value="2014-04-30" calcext:value-type="date">
            <text:p>30.04.2014</text:p>
          </table:table-cell>
          <table:table-cell table:formula="of:=YEAR([.B231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date" office:date-value="2014-05-01" calcext:value-type="date">
            <text:p>1.05.2014</text:p>
          </table:table-cell>
          <table:table-cell table:formula="of:=YEAR([.B231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4-05-02" calcext:value-type="date">
            <text:p>2.05.2014</text:p>
          </table:table-cell>
          <table:table-cell table:formula="of:=YEAR([.B231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4-05-03" calcext:value-type="date">
            <text:p>3.05.2014</text:p>
          </table:table-cell>
          <table:table-cell table:formula="of:=YEAR([.B231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4-05-04" calcext:value-type="date">
            <text:p>4.05.2014</text:p>
          </table:table-cell>
          <table:table-cell table:formula="of:=YEAR([.B231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4-05-05" calcext:value-type="date">
            <text:p>5.05.2014</text:p>
          </table:table-cell>
          <table:table-cell table:formula="of:=YEAR([.B231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4-05-06" calcext:value-type="date">
            <text:p>6.05.2014</text:p>
          </table:table-cell>
          <table:table-cell table:formula="of:=YEAR([.B231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date" office:date-value="2014-05-07" calcext:value-type="date">
            <text:p>7.05.2014</text:p>
          </table:table-cell>
          <table:table-cell table:formula="of:=YEAR([.B231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08" calcext:value-type="date">
            <text:p>8.05.2014</text:p>
          </table:table-cell>
          <table:table-cell table:formula="of:=YEAR([.B232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date" office:date-value="2014-05-09" calcext:value-type="date">
            <text:p>9.05.2014</text:p>
          </table:table-cell>
          <table:table-cell table:formula="of:=YEAR([.B232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date" office:date-value="2014-05-10" calcext:value-type="date">
            <text:p>10.05.2014</text:p>
          </table:table-cell>
          <table:table-cell table:formula="of:=YEAR([.B232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date" office:date-value="2014-05-11" calcext:value-type="date">
            <text:p>11.05.2014</text:p>
          </table:table-cell>
          <table:table-cell table:formula="of:=YEAR([.B232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date" office:date-value="2014-05-12" calcext:value-type="date">
            <text:p>12.05.2014</text:p>
          </table:table-cell>
          <table:table-cell table:formula="of:=YEAR([.B232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5-13" calcext:value-type="date">
            <text:p>13.05.2014</text:p>
          </table:table-cell>
          <table:table-cell table:formula="of:=YEAR([.B232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4-05-14" calcext:value-type="date">
            <text:p>14.05.2014</text:p>
          </table:table-cell>
          <table:table-cell table:formula="of:=YEAR([.B232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date" office:date-value="2014-05-15" calcext:value-type="date">
            <text:p>15.05.2014</text:p>
          </table:table-cell>
          <table:table-cell table:formula="of:=YEAR([.B232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date" office:date-value="2014-05-16" calcext:value-type="date">
            <text:p>16.05.2014</text:p>
          </table:table-cell>
          <table:table-cell table:formula="of:=YEAR([.B232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date" office:date-value="2014-05-17" calcext:value-type="date">
            <text:p>17.05.2014</text:p>
          </table:table-cell>
          <table:table-cell table:formula="of:=YEAR([.B232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date" office:date-value="2014-05-18" calcext:value-type="date">
            <text:p>18.05.2014</text:p>
          </table:table-cell>
          <table:table-cell table:formula="of:=YEAR([.B233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date" office:date-value="2014-05-19" calcext:value-type="date">
            <text:p>19.05.2014</text:p>
          </table:table-cell>
          <table:table-cell table:formula="of:=YEAR([.B233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date" office:date-value="2014-05-20" calcext:value-type="date">
            <text:p>20.05.2014</text:p>
          </table:table-cell>
          <table:table-cell table:formula="of:=YEAR([.B233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date" office:date-value="2014-05-21" calcext:value-type="date">
            <text:p>21.05.2014</text:p>
          </table:table-cell>
          <table:table-cell table:formula="of:=YEAR([.B233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22" calcext:value-type="date">
            <text:p>22.05.2014</text:p>
          </table:table-cell>
          <table:table-cell table:formula="of:=YEAR([.B233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date" office:date-value="2014-05-23" calcext:value-type="date">
            <text:p>23.05.2014</text:p>
          </table:table-cell>
          <table:table-cell table:formula="of:=YEAR([.B233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14-05-24" calcext:value-type="date">
            <text:p>24.05.2014</text:p>
          </table:table-cell>
          <table:table-cell table:formula="of:=YEAR([.B233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4-05-25" calcext:value-type="date">
            <text:p>25.05.2014</text:p>
          </table:table-cell>
          <table:table-cell table:formula="of:=YEAR([.B233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4-05-26" calcext:value-type="date">
            <text:p>26.05.2014</text:p>
          </table:table-cell>
          <table:table-cell table:formula="of:=YEAR([.B233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4-05-27" calcext:value-type="date">
            <text:p>27.05.2014</text:p>
          </table:table-cell>
          <table:table-cell table:formula="of:=YEAR([.B233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date" office:date-value="2014-05-28" calcext:value-type="date">
            <text:p>28.05.2014</text:p>
          </table:table-cell>
          <table:table-cell table:formula="of:=YEAR([.B234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date" office:date-value="2014-05-29" calcext:value-type="date">
            <text:p>29.05.2014</text:p>
          </table:table-cell>
          <table:table-cell table:formula="of:=YEAR([.B234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date" office:date-value="2014-05-30" calcext:value-type="date">
            <text:p>30.05.2014</text:p>
          </table:table-cell>
          <table:table-cell table:formula="of:=YEAR([.B234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date" office:date-value="2014-05-31" calcext:value-type="date">
            <text:p>31.05.2014</text:p>
          </table:table-cell>
          <table:table-cell table:formula="of:=YEAR([.B234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date" office:date-value="2014-06-01" calcext:value-type="date">
            <text:p>1.06.2014</text:p>
          </table:table-cell>
          <table:table-cell table:formula="of:=YEAR([.B234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14-06-02" calcext:value-type="date">
            <text:p>2.06.2014</text:p>
          </table:table-cell>
          <table:table-cell table:formula="of:=YEAR([.B234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date" office:date-value="2014-06-03" calcext:value-type="date">
            <text:p>3.06.2014</text:p>
          </table:table-cell>
          <table:table-cell table:formula="of:=YEAR([.B234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6-04" calcext:value-type="date">
            <text:p>4.06.2014</text:p>
          </table:table-cell>
          <table:table-cell table:formula="of:=YEAR([.B234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6-05" calcext:value-type="date">
            <text:p>5.06.2014</text:p>
          </table:table-cell>
          <table:table-cell table:formula="of:=YEAR([.B234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date" office:date-value="2014-06-06" calcext:value-type="date">
            <text:p>6.06.2014</text:p>
          </table:table-cell>
          <table:table-cell table:formula="of:=YEAR([.B234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14-06-07" calcext:value-type="date">
            <text:p>7.06.2014</text:p>
          </table:table-cell>
          <table:table-cell table:formula="of:=YEAR([.B235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date" office:date-value="2014-06-08" calcext:value-type="date">
            <text:p>8.06.2014</text:p>
          </table:table-cell>
          <table:table-cell table:formula="of:=YEAR([.B235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date" office:date-value="2014-06-09" calcext:value-type="date">
            <text:p>9.06.2014</text:p>
          </table:table-cell>
          <table:table-cell table:formula="of:=YEAR([.B235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date" office:date-value="2014-06-10" calcext:value-type="date">
            <text:p>10.06.2014</text:p>
          </table:table-cell>
          <table:table-cell table:formula="of:=YEAR([.B235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date" office:date-value="2014-06-11" calcext:value-type="date">
            <text:p>11.06.2014</text:p>
          </table:table-cell>
          <table:table-cell table:formula="of:=YEAR([.B235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6-12" calcext:value-type="date">
            <text:p>12.06.2014</text:p>
          </table:table-cell>
          <table:table-cell table:formula="of:=YEAR([.B235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14-06-13" calcext:value-type="date">
            <text:p>13.06.2014</text:p>
          </table:table-cell>
          <table:table-cell table:formula="of:=YEAR([.B235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date" office:date-value="2014-06-14" calcext:value-type="date">
            <text:p>14.06.2014</text:p>
          </table:table-cell>
          <table:table-cell table:formula="of:=YEAR([.B235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date" office:date-value="2014-06-15" calcext:value-type="date">
            <text:p>15.06.2014</text:p>
          </table:table-cell>
          <table:table-cell table:formula="of:=YEAR([.B235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date" office:date-value="2014-06-16" calcext:value-type="date">
            <text:p>16.06.2014</text:p>
          </table:table-cell>
          <table:table-cell table:formula="of:=YEAR([.B235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6-17" calcext:value-type="date">
            <text:p>17.06.2014</text:p>
          </table:table-cell>
          <table:table-cell table:formula="of:=YEAR([.B236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4-06-18" calcext:value-type="date">
            <text:p>18.06.2014</text:p>
          </table:table-cell>
          <table:table-cell table:formula="of:=YEAR([.B236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date" office:date-value="2014-06-19" calcext:value-type="date">
            <text:p>19.06.2014</text:p>
          </table:table-cell>
          <table:table-cell table:formula="of:=YEAR([.B236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date" office:date-value="2014-06-20" calcext:value-type="date">
            <text:p>20.06.2014</text:p>
          </table:table-cell>
          <table:table-cell table:formula="of:=YEAR([.B236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date" office:date-value="2014-06-21" calcext:value-type="date">
            <text:p>21.06.2014</text:p>
          </table:table-cell>
          <table:table-cell table:formula="of:=YEAR([.B236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date" office:date-value="2014-06-22" calcext:value-type="date">
            <text:p>22.06.2014</text:p>
          </table:table-cell>
          <table:table-cell table:formula="of:=YEAR([.B236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date" office:date-value="2014-06-23" calcext:value-type="date">
            <text:p>23.06.2014</text:p>
          </table:table-cell>
          <table:table-cell table:formula="of:=YEAR([.B236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date" office:date-value="2014-06-24" calcext:value-type="date">
            <text:p>24.06.2014</text:p>
          </table:table-cell>
          <table:table-cell table:formula="of:=YEAR([.B236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date" office:date-value="2014-06-25" calcext:value-type="date">
            <text:p>25.06.2014</text:p>
          </table:table-cell>
          <table:table-cell table:formula="of:=YEAR([.B236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4-06-26" calcext:value-type="date">
            <text:p>26.06.2014</text:p>
          </table:table-cell>
          <table:table-cell table:formula="of:=YEAR([.B236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date" office:date-value="2014-06-27" calcext:value-type="date">
            <text:p>27.06.2014</text:p>
          </table:table-cell>
          <table:table-cell table:formula="of:=YEAR([.B237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4-06-28" calcext:value-type="date">
            <text:p>28.06.2014</text:p>
          </table:table-cell>
          <table:table-cell table:formula="of:=YEAR([.B237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date" office:date-value="2014-06-29" calcext:value-type="date">
            <text:p>29.06.2014</text:p>
          </table:table-cell>
          <table:table-cell table:formula="of:=YEAR([.B237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date" office:date-value="2014-06-30" calcext:value-type="date">
            <text:p>30.06.2014</text:p>
          </table:table-cell>
          <table:table-cell table:formula="of:=YEAR([.B237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date" office:date-value="2014-07-01" calcext:value-type="date">
            <text:p>1.07.2014</text:p>
          </table:table-cell>
          <table:table-cell table:formula="of:=YEAR([.B237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date" office:date-value="2014-07-02" calcext:value-type="date">
            <text:p>2.07.2014</text:p>
          </table:table-cell>
          <table:table-cell table:formula="of:=YEAR([.B237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date" office:date-value="2014-07-03" calcext:value-type="date">
            <text:p>3.07.2014</text:p>
          </table:table-cell>
          <table:table-cell table:formula="of:=YEAR([.B237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date" office:date-value="2014-07-04" calcext:value-type="date">
            <text:p>4.07.2014</text:p>
          </table:table-cell>
          <table:table-cell table:formula="of:=YEAR([.B237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date" office:date-value="2014-07-05" calcext:value-type="date">
            <text:p>5.07.2014</text:p>
          </table:table-cell>
          <table:table-cell table:formula="of:=YEAR([.B237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4-07-06" calcext:value-type="date">
            <text:p>6.07.2014</text:p>
          </table:table-cell>
          <table:table-cell table:formula="of:=YEAR([.B237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7-07" calcext:value-type="date">
            <text:p>7.07.2014</text:p>
          </table:table-cell>
          <table:table-cell table:formula="of:=YEAR([.B238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date" office:date-value="2014-07-08" calcext:value-type="date">
            <text:p>8.07.2014</text:p>
          </table:table-cell>
          <table:table-cell table:formula="of:=YEAR([.B238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date" office:date-value="2014-07-09" calcext:value-type="date">
            <text:p>9.07.2014</text:p>
          </table:table-cell>
          <table:table-cell table:formula="of:=YEAR([.B238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date" office:date-value="2014-07-10" calcext:value-type="date">
            <text:p>10.07.2014</text:p>
          </table:table-cell>
          <table:table-cell table:formula="of:=YEAR([.B238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4-07-11" calcext:value-type="date">
            <text:p>11.07.2014</text:p>
          </table:table-cell>
          <table:table-cell table:formula="of:=YEAR([.B238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date" office:date-value="2014-07-12" calcext:value-type="date">
            <text:p>12.07.2014</text:p>
          </table:table-cell>
          <table:table-cell table:formula="of:=YEAR([.B238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date" office:date-value="2014-07-13" calcext:value-type="date">
            <text:p>13.07.2014</text:p>
          </table:table-cell>
          <table:table-cell table:formula="of:=YEAR([.B238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date" office:date-value="2014-07-14" calcext:value-type="date">
            <text:p>14.07.2014</text:p>
          </table:table-cell>
          <table:table-cell table:formula="of:=YEAR([.B238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date" office:date-value="2014-07-15" calcext:value-type="date">
            <text:p>15.07.2014</text:p>
          </table:table-cell>
          <table:table-cell table:formula="of:=YEAR([.B238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7-16" calcext:value-type="date">
            <text:p>16.07.2014</text:p>
          </table:table-cell>
          <table:table-cell table:formula="of:=YEAR([.B238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4-07-17" calcext:value-type="date">
            <text:p>17.07.2014</text:p>
          </table:table-cell>
          <table:table-cell table:formula="of:=YEAR([.B239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date" office:date-value="2014-07-18" calcext:value-type="date">
            <text:p>18.07.2014</text:p>
          </table:table-cell>
          <table:table-cell table:formula="of:=YEAR([.B239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date" office:date-value="2014-07-19" calcext:value-type="date">
            <text:p>19.07.2014</text:p>
          </table:table-cell>
          <table:table-cell table:formula="of:=YEAR([.B239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7-20" calcext:value-type="date">
            <text:p>20.07.2014</text:p>
          </table:table-cell>
          <table:table-cell table:formula="of:=YEAR([.B239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date" office:date-value="2014-07-21" calcext:value-type="date">
            <text:p>21.07.2014</text:p>
          </table:table-cell>
          <table:table-cell table:formula="of:=YEAR([.B239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date" office:date-value="2014-07-22" calcext:value-type="date">
            <text:p>22.07.2014</text:p>
          </table:table-cell>
          <table:table-cell table:formula="of:=YEAR([.B239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4-07-23" calcext:value-type="date">
            <text:p>23.07.2014</text:p>
          </table:table-cell>
          <table:table-cell table:formula="of:=YEAR([.B239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date" office:date-value="2014-07-24" calcext:value-type="date">
            <text:p>24.07.2014</text:p>
          </table:table-cell>
          <table:table-cell table:formula="of:=YEAR([.B239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date" office:date-value="2014-07-25" calcext:value-type="date">
            <text:p>25.07.2014</text:p>
          </table:table-cell>
          <table:table-cell table:formula="of:=YEAR([.B239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4-07-26" calcext:value-type="date">
            <text:p>26.07.2014</text:p>
          </table:table-cell>
          <table:table-cell table:formula="of:=YEAR([.B239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14-07-27" calcext:value-type="date">
            <text:p>27.07.2014</text:p>
          </table:table-cell>
          <table:table-cell table:formula="of:=YEAR([.B240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4-07-28" calcext:value-type="date">
            <text:p>28.07.2014</text:p>
          </table:table-cell>
          <table:table-cell table:formula="of:=YEAR([.B240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date" office:date-value="2014-07-29" calcext:value-type="date">
            <text:p>29.07.2014</text:p>
          </table:table-cell>
          <table:table-cell table:formula="of:=YEAR([.B240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4-07-30" calcext:value-type="date">
            <text:p>30.07.2014</text:p>
          </table:table-cell>
          <table:table-cell table:formula="of:=YEAR([.B240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date" office:date-value="2014-07-31" calcext:value-type="date">
            <text:p>31.07.2014</text:p>
          </table:table-cell>
          <table:table-cell table:formula="of:=YEAR([.B240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date" office:date-value="2014-08-01" calcext:value-type="date">
            <text:p>1.08.2014</text:p>
          </table:table-cell>
          <table:table-cell table:formula="of:=YEAR([.B240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date" office:date-value="2014-08-02" calcext:value-type="date">
            <text:p>2.08.2014</text:p>
          </table:table-cell>
          <table:table-cell table:formula="of:=YEAR([.B240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4-08-03" calcext:value-type="date">
            <text:p>3.08.2014</text:p>
          </table:table-cell>
          <table:table-cell table:formula="of:=YEAR([.B240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date" office:date-value="2014-08-04" calcext:value-type="date">
            <text:p>4.08.2014</text:p>
          </table:table-cell>
          <table:table-cell table:formula="of:=YEAR([.B240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date" office:date-value="2014-08-05" calcext:value-type="date">
            <text:p>5.08.2014</text:p>
          </table:table-cell>
          <table:table-cell table:formula="of:=YEAR([.B240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date" office:date-value="2014-08-06" calcext:value-type="date">
            <text:p>6.08.2014</text:p>
          </table:table-cell>
          <table:table-cell table:formula="of:=YEAR([.B241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8561" calcext:value-type="float">
            <text:p>18561</text:p>
          </table:table-cell>
          <table:table-cell office:value-type="date" office:date-value="2014-08-07" calcext:value-type="date">
            <text:p>7.08.2014</text:p>
          </table:table-cell>
          <table:table-cell table:formula="of:=YEAR([.B241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date" office:date-value="2014-08-08" calcext:value-type="date">
            <text:p>8.08.2014</text:p>
          </table:table-cell>
          <table:table-cell table:formula="of:=YEAR([.B241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date" office:date-value="2014-08-09" calcext:value-type="date">
            <text:p>9.08.2014</text:p>
          </table:table-cell>
          <table:table-cell table:formula="of:=YEAR([.B241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008" calcext:value-type="float">
            <text:p>19008</text:p>
          </table:table-cell>
          <table:table-cell office:value-type="date" office:date-value="2014-08-10" calcext:value-type="date">
            <text:p>10.08.2014</text:p>
          </table:table-cell>
          <table:table-cell table:formula="of:=YEAR([.B241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date" office:date-value="2014-08-11" calcext:value-type="date">
            <text:p>11.08.2014</text:p>
          </table:table-cell>
          <table:table-cell table:formula="of:=YEAR([.B241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date" office:date-value="2014-08-12" calcext:value-type="date">
            <text:p>12.08.2014</text:p>
          </table:table-cell>
          <table:table-cell table:formula="of:=YEAR([.B241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date" office:date-value="2014-08-13" calcext:value-type="date">
            <text:p>13.08.2014</text:p>
          </table:table-cell>
          <table:table-cell table:formula="of:=YEAR([.B241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date" office:date-value="2014-08-14" calcext:value-type="date">
            <text:p>14.08.2014</text:p>
          </table:table-cell>
          <table:table-cell table:formula="of:=YEAR([.B241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date" office:date-value="2014-08-15" calcext:value-type="date">
            <text:p>15.08.2014</text:p>
          </table:table-cell>
          <table:table-cell table:formula="of:=YEAR([.B241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date" office:date-value="2014-08-16" calcext:value-type="date">
            <text:p>16.08.2014</text:p>
          </table:table-cell>
          <table:table-cell table:formula="of:=YEAR([.B242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date" office:date-value="2014-08-17" calcext:value-type="date">
            <text:p>17.08.2014</text:p>
          </table:table-cell>
          <table:table-cell table:formula="of:=YEAR([.B242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date" office:date-value="2014-08-18" calcext:value-type="date">
            <text:p>18.08.2014</text:p>
          </table:table-cell>
          <table:table-cell table:formula="of:=YEAR([.B242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4-08-19" calcext:value-type="date">
            <text:p>19.08.2014</text:p>
          </table:table-cell>
          <table:table-cell table:formula="of:=YEAR([.B242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date" office:date-value="2014-08-20" calcext:value-type="date">
            <text:p>20.08.2014</text:p>
          </table:table-cell>
          <table:table-cell table:formula="of:=YEAR([.B242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date" office:date-value="2014-08-21" calcext:value-type="date">
            <text:p>21.08.2014</text:p>
          </table:table-cell>
          <table:table-cell table:formula="of:=YEAR([.B242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date" office:date-value="2014-08-22" calcext:value-type="date">
            <text:p>22.08.2014</text:p>
          </table:table-cell>
          <table:table-cell table:formula="of:=YEAR([.B242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14-08-23" calcext:value-type="date">
            <text:p>23.08.2014</text:p>
          </table:table-cell>
          <table:table-cell table:formula="of:=YEAR([.B242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4-08-24" calcext:value-type="date">
            <text:p>24.08.2014</text:p>
          </table:table-cell>
          <table:table-cell table:formula="of:=YEAR([.B242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4-08-25" calcext:value-type="date">
            <text:p>25.08.2014</text:p>
          </table:table-cell>
          <table:table-cell table:formula="of:=YEAR([.B242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6" calcext:value-type="date">
            <text:p>26.08.2014</text:p>
          </table:table-cell>
          <table:table-cell table:formula="of:=YEAR([.B243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7" calcext:value-type="date">
            <text:p>27.08.2014</text:p>
          </table:table-cell>
          <table:table-cell table:formula="of:=YEAR([.B243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date" office:date-value="2014-08-28" calcext:value-type="date">
            <text:p>28.08.2014</text:p>
          </table:table-cell>
          <table:table-cell table:formula="of:=YEAR([.B243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date" office:date-value="2014-08-29" calcext:value-type="date">
            <text:p>29.08.2014</text:p>
          </table:table-cell>
          <table:table-cell table:formula="of:=YEAR([.B243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4-08-30" calcext:value-type="date">
            <text:p>30.08.2014</text:p>
          </table:table-cell>
          <table:table-cell table:formula="of:=YEAR([.B243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date" office:date-value="2014-08-31" calcext:value-type="date">
            <text:p>31.08.2014</text:p>
          </table:table-cell>
          <table:table-cell table:formula="of:=YEAR([.B243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9-01" calcext:value-type="date">
            <text:p>1.09.2014</text:p>
          </table:table-cell>
          <table:table-cell table:formula="of:=YEAR([.B243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date" office:date-value="2014-09-02" calcext:value-type="date">
            <text:p>2.09.2014</text:p>
          </table:table-cell>
          <table:table-cell table:formula="of:=YEAR([.B243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date" office:date-value="2014-09-03" calcext:value-type="date">
            <text:p>3.09.2014</text:p>
          </table:table-cell>
          <table:table-cell table:formula="of:=YEAR([.B243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date" office:date-value="2014-09-04" calcext:value-type="date">
            <text:p>4.09.2014</text:p>
          </table:table-cell>
          <table:table-cell table:formula="of:=YEAR([.B243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14-09-05" calcext:value-type="date">
            <text:p>5.09.2014</text:p>
          </table:table-cell>
          <table:table-cell table:formula="of:=YEAR([.B244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14-09-06" calcext:value-type="date">
            <text:p>6.09.2014</text:p>
          </table:table-cell>
          <table:table-cell table:formula="of:=YEAR([.B244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9-07" calcext:value-type="date">
            <text:p>7.09.2014</text:p>
          </table:table-cell>
          <table:table-cell table:formula="of:=YEAR([.B244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14-09-08" calcext:value-type="date">
            <text:p>8.09.2014</text:p>
          </table:table-cell>
          <table:table-cell table:formula="of:=YEAR([.B244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date" office:date-value="2014-09-09" calcext:value-type="date">
            <text:p>9.09.2014</text:p>
          </table:table-cell>
          <table:table-cell table:formula="of:=YEAR([.B244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date" office:date-value="2014-09-10" calcext:value-type="date">
            <text:p>10.09.2014</text:p>
          </table:table-cell>
          <table:table-cell table:formula="of:=YEAR([.B244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9-11" calcext:value-type="date">
            <text:p>11.09.2014</text:p>
          </table:table-cell>
          <table:table-cell table:formula="of:=YEAR([.B244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9-12" calcext:value-type="date">
            <text:p>12.09.2014</text:p>
          </table:table-cell>
          <table:table-cell table:formula="of:=YEAR([.B244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date" office:date-value="2014-09-13" calcext:value-type="date">
            <text:p>13.09.2014</text:p>
          </table:table-cell>
          <table:table-cell table:formula="of:=YEAR([.B244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date" office:date-value="2014-09-14" calcext:value-type="date">
            <text:p>14.09.2014</text:p>
          </table:table-cell>
          <table:table-cell table:formula="of:=YEAR([.B244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4-09-15" calcext:value-type="date">
            <text:p>15.09.2014</text:p>
          </table:table-cell>
          <table:table-cell table:formula="of:=YEAR([.B245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4-09-16" calcext:value-type="date">
            <text:p>16.09.2014</text:p>
          </table:table-cell>
          <table:table-cell table:formula="of:=YEAR([.B245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date" office:date-value="2014-09-17" calcext:value-type="date">
            <text:p>17.09.2014</text:p>
          </table:table-cell>
          <table:table-cell table:formula="of:=YEAR([.B245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4-09-18" calcext:value-type="date">
            <text:p>18.09.2014</text:p>
          </table:table-cell>
          <table:table-cell table:formula="of:=YEAR([.B245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date" office:date-value="2014-09-19" calcext:value-type="date">
            <text:p>19.09.2014</text:p>
          </table:table-cell>
          <table:table-cell table:formula="of:=YEAR([.B245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date" office:date-value="2014-09-20" calcext:value-type="date">
            <text:p>20.09.2014</text:p>
          </table:table-cell>
          <table:table-cell table:formula="of:=YEAR([.B245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date" office:date-value="2014-09-21" calcext:value-type="date">
            <text:p>21.09.2014</text:p>
          </table:table-cell>
          <table:table-cell table:formula="of:=YEAR([.B245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date" office:date-value="2014-09-22" calcext:value-type="date">
            <text:p>22.09.2014</text:p>
          </table:table-cell>
          <table:table-cell table:formula="of:=YEAR([.B245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date" office:date-value="2014-09-23" calcext:value-type="date">
            <text:p>23.09.2014</text:p>
          </table:table-cell>
          <table:table-cell table:formula="of:=YEAR([.B245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4-09-24" calcext:value-type="date">
            <text:p>24.09.2014</text:p>
          </table:table-cell>
          <table:table-cell table:formula="of:=YEAR([.B245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date" office:date-value="2014-09-25" calcext:value-type="date">
            <text:p>25.09.2014</text:p>
          </table:table-cell>
          <table:table-cell table:formula="of:=YEAR([.B246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date" office:date-value="2014-09-26" calcext:value-type="date">
            <text:p>26.09.2014</text:p>
          </table:table-cell>
          <table:table-cell table:formula="of:=YEAR([.B246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date" office:date-value="2014-09-27" calcext:value-type="date">
            <text:p>27.09.2014</text:p>
          </table:table-cell>
          <table:table-cell table:formula="of:=YEAR([.B246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14-09-28" calcext:value-type="date">
            <text:p>28.09.2014</text:p>
          </table:table-cell>
          <table:table-cell table:formula="of:=YEAR([.B246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4-09-29" calcext:value-type="date">
            <text:p>29.09.2014</text:p>
          </table:table-cell>
          <table:table-cell table:formula="of:=YEAR([.B246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4-09-30" calcext:value-type="date">
            <text:p>30.09.2014</text:p>
          </table:table-cell>
          <table:table-cell table:formula="of:=YEAR([.B246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date" office:date-value="2014-10-01" calcext:value-type="date">
            <text:p>1.10.2014</text:p>
          </table:table-cell>
          <table:table-cell table:formula="of:=YEAR([.B246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date" office:date-value="2014-10-02" calcext:value-type="date">
            <text:p>2.10.2014</text:p>
          </table:table-cell>
          <table:table-cell table:formula="of:=YEAR([.B246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4-10-03" calcext:value-type="date">
            <text:p>3.10.2014</text:p>
          </table:table-cell>
          <table:table-cell table:formula="of:=YEAR([.B246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date" office:date-value="2014-10-04" calcext:value-type="date">
            <text:p>4.10.2014</text:p>
          </table:table-cell>
          <table:table-cell table:formula="of:=YEAR([.B246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date" office:date-value="2014-10-05" calcext:value-type="date">
            <text:p>5.10.2014</text:p>
          </table:table-cell>
          <table:table-cell table:formula="of:=YEAR([.B247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date" office:date-value="2014-10-06" calcext:value-type="date">
            <text:p>6.10.2014</text:p>
          </table:table-cell>
          <table:table-cell table:formula="of:=YEAR([.B247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4-10-07" calcext:value-type="date">
            <text:p>7.10.2014</text:p>
          </table:table-cell>
          <table:table-cell table:formula="of:=YEAR([.B247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date" office:date-value="2014-10-08" calcext:value-type="date">
            <text:p>8.10.2014</text:p>
          </table:table-cell>
          <table:table-cell table:formula="of:=YEAR([.B247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date" office:date-value="2014-10-09" calcext:value-type="date">
            <text:p>9.10.2014</text:p>
          </table:table-cell>
          <table:table-cell table:formula="of:=YEAR([.B247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date" office:date-value="2014-10-10" calcext:value-type="date">
            <text:p>10.10.2014</text:p>
          </table:table-cell>
          <table:table-cell table:formula="of:=YEAR([.B247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date" office:date-value="2014-10-11" calcext:value-type="date">
            <text:p>11.10.2014</text:p>
          </table:table-cell>
          <table:table-cell table:formula="of:=YEAR([.B247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date" office:date-value="2014-10-12" calcext:value-type="date">
            <text:p>12.10.2014</text:p>
          </table:table-cell>
          <table:table-cell table:formula="of:=YEAR([.B247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date" office:date-value="2014-10-13" calcext:value-type="date">
            <text:p>13.10.2014</text:p>
          </table:table-cell>
          <table:table-cell table:formula="of:=YEAR([.B247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date" office:date-value="2014-10-14" calcext:value-type="date">
            <text:p>14.10.2014</text:p>
          </table:table-cell>
          <table:table-cell table:formula="of:=YEAR([.B247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date" office:date-value="2014-10-15" calcext:value-type="date">
            <text:p>15.10.2014</text:p>
          </table:table-cell>
          <table:table-cell table:formula="of:=YEAR([.B248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date" office:date-value="2014-10-16" calcext:value-type="date">
            <text:p>16.10.2014</text:p>
          </table:table-cell>
          <table:table-cell table:formula="of:=YEAR([.B248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date" office:date-value="2014-10-17" calcext:value-type="date">
            <text:p>17.10.2014</text:p>
          </table:table-cell>
          <table:table-cell table:formula="of:=YEAR([.B248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date" office:date-value="2014-10-18" calcext:value-type="date">
            <text:p>18.10.2014</text:p>
          </table:table-cell>
          <table:table-cell table:formula="of:=YEAR([.B248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date" office:date-value="2014-10-19" calcext:value-type="date">
            <text:p>19.10.2014</text:p>
          </table:table-cell>
          <table:table-cell table:formula="of:=YEAR([.B248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date" office:date-value="2014-10-20" calcext:value-type="date">
            <text:p>20.10.2014</text:p>
          </table:table-cell>
          <table:table-cell table:formula="of:=YEAR([.B248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date" office:date-value="2014-10-21" calcext:value-type="date">
            <text:p>21.10.2014</text:p>
          </table:table-cell>
          <table:table-cell table:formula="of:=YEAR([.B248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4-10-22" calcext:value-type="date">
            <text:p>22.10.2014</text:p>
          </table:table-cell>
          <table:table-cell table:formula="of:=YEAR([.B248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date" office:date-value="2014-10-23" calcext:value-type="date">
            <text:p>23.10.2014</text:p>
          </table:table-cell>
          <table:table-cell table:formula="of:=YEAR([.B248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date" office:date-value="2014-10-24" calcext:value-type="date">
            <text:p>24.10.2014</text:p>
          </table:table-cell>
          <table:table-cell table:formula="of:=YEAR([.B248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4-10-25" calcext:value-type="date">
            <text:p>25.10.2014</text:p>
          </table:table-cell>
          <table:table-cell table:formula="of:=YEAR([.B249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date" office:date-value="2014-10-26" calcext:value-type="date">
            <text:p>26.10.2014</text:p>
          </table:table-cell>
          <table:table-cell table:formula="of:=YEAR([.B249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date" office:date-value="2014-10-27" calcext:value-type="date">
            <text:p>27.10.2014</text:p>
          </table:table-cell>
          <table:table-cell table:formula="of:=YEAR([.B249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date" office:date-value="2014-10-28" calcext:value-type="date">
            <text:p>28.10.2014</text:p>
          </table:table-cell>
          <table:table-cell table:formula="of:=YEAR([.B249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date" office:date-value="2014-10-29" calcext:value-type="date">
            <text:p>29.10.2014</text:p>
          </table:table-cell>
          <table:table-cell table:formula="of:=YEAR([.B249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date" office:date-value="2014-10-30" calcext:value-type="date">
            <text:p>30.10.2014</text:p>
          </table:table-cell>
          <table:table-cell table:formula="of:=YEAR([.B249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date" office:date-value="2014-10-31" calcext:value-type="date">
            <text:p>31.10.2014</text:p>
          </table:table-cell>
          <table:table-cell table:formula="of:=YEAR([.B249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date" office:date-value="2014-11-01" calcext:value-type="date">
            <text:p>1.11.2014</text:p>
          </table:table-cell>
          <table:table-cell table:formula="of:=YEAR([.B249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date" office:date-value="2014-11-02" calcext:value-type="date">
            <text:p>2.11.2014</text:p>
          </table:table-cell>
          <table:table-cell table:formula="of:=YEAR([.B249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date" office:date-value="2014-11-03" calcext:value-type="date">
            <text:p>3.11.2014</text:p>
          </table:table-cell>
          <table:table-cell table:formula="of:=YEAR([.B249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date" office:date-value="2014-11-04" calcext:value-type="date">
            <text:p>4.11.2014</text:p>
          </table:table-cell>
          <table:table-cell table:formula="of:=YEAR([.B250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date" office:date-value="2014-11-05" calcext:value-type="date">
            <text:p>5.11.2014</text:p>
          </table:table-cell>
          <table:table-cell table:formula="of:=YEAR([.B250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date" office:date-value="2014-11-06" calcext:value-type="date">
            <text:p>6.11.2014</text:p>
          </table:table-cell>
          <table:table-cell table:formula="of:=YEAR([.B250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date" office:date-value="2014-11-07" calcext:value-type="date">
            <text:p>7.11.2014</text:p>
          </table:table-cell>
          <table:table-cell table:formula="of:=YEAR([.B250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4-11-08" calcext:value-type="date">
            <text:p>8.11.2014</text:p>
          </table:table-cell>
          <table:table-cell table:formula="of:=YEAR([.B250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date" office:date-value="2014-11-09" calcext:value-type="date">
            <text:p>9.11.2014</text:p>
          </table:table-cell>
          <table:table-cell table:formula="of:=YEAR([.B250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4-11-10" calcext:value-type="date">
            <text:p>10.11.2014</text:p>
          </table:table-cell>
          <table:table-cell table:formula="of:=YEAR([.B250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14-11-11" calcext:value-type="date">
            <text:p>11.11.2014</text:p>
          </table:table-cell>
          <table:table-cell table:formula="of:=YEAR([.B250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date" office:date-value="2014-11-12" calcext:value-type="date">
            <text:p>12.11.2014</text:p>
          </table:table-cell>
          <table:table-cell table:formula="of:=YEAR([.B250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date" office:date-value="2014-11-13" calcext:value-type="date">
            <text:p>13.11.2014</text:p>
          </table:table-cell>
          <table:table-cell table:formula="of:=YEAR([.B250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date" office:date-value="2014-11-14" calcext:value-type="date">
            <text:p>14.11.2014</text:p>
          </table:table-cell>
          <table:table-cell table:formula="of:=YEAR([.B251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date" office:date-value="2014-11-15" calcext:value-type="date">
            <text:p>15.11.2014</text:p>
          </table:table-cell>
          <table:table-cell table:formula="of:=YEAR([.B251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date" office:date-value="2014-11-16" calcext:value-type="date">
            <text:p>16.11.2014</text:p>
          </table:table-cell>
          <table:table-cell table:formula="of:=YEAR([.B251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date" office:date-value="2014-11-17" calcext:value-type="date">
            <text:p>17.11.2014</text:p>
          </table:table-cell>
          <table:table-cell table:formula="of:=YEAR([.B251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date" office:date-value="2014-11-18" calcext:value-type="date">
            <text:p>18.11.2014</text:p>
          </table:table-cell>
          <table:table-cell table:formula="of:=YEAR([.B251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date" office:date-value="2014-11-19" calcext:value-type="date">
            <text:p>19.11.2014</text:p>
          </table:table-cell>
          <table:table-cell table:formula="of:=YEAR([.B251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14-11-20" calcext:value-type="date">
            <text:p>20.11.2014</text:p>
          </table:table-cell>
          <table:table-cell table:formula="of:=YEAR([.B251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1" calcext:value-type="date">
            <text:p>21.11.2014</text:p>
          </table:table-cell>
          <table:table-cell table:formula="of:=YEAR([.B251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date" office:date-value="2014-11-22" calcext:value-type="date">
            <text:p>22.11.2014</text:p>
          </table:table-cell>
          <table:table-cell table:formula="of:=YEAR([.B251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date" office:date-value="2014-11-23" calcext:value-type="date">
            <text:p>23.11.2014</text:p>
          </table:table-cell>
          <table:table-cell table:formula="of:=YEAR([.B251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date" office:date-value="2014-11-24" calcext:value-type="date">
            <text:p>24.11.2014</text:p>
          </table:table-cell>
          <table:table-cell table:formula="of:=YEAR([.B252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4-11-25" calcext:value-type="date">
            <text:p>25.11.2014</text:p>
          </table:table-cell>
          <table:table-cell table:formula="of:=YEAR([.B252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date" office:date-value="2014-11-26" calcext:value-type="date">
            <text:p>26.11.2014</text:p>
          </table:table-cell>
          <table:table-cell table:formula="of:=YEAR([.B252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date" office:date-value="2014-11-27" calcext:value-type="date">
            <text:p>27.11.2014</text:p>
          </table:table-cell>
          <table:table-cell table:formula="of:=YEAR([.B252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date" office:date-value="2014-11-28" calcext:value-type="date">
            <text:p>28.11.2014</text:p>
          </table:table-cell>
          <table:table-cell table:formula="of:=YEAR([.B252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9" calcext:value-type="date">
            <text:p>29.11.2014</text:p>
          </table:table-cell>
          <table:table-cell table:formula="of:=YEAR([.B252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date" office:date-value="2014-11-30" calcext:value-type="date">
            <text:p>30.11.2014</text:p>
          </table:table-cell>
          <table:table-cell table:formula="of:=YEAR([.B252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date" office:date-value="2014-12-01" calcext:value-type="date">
            <text:p>1.12.2014</text:p>
          </table:table-cell>
          <table:table-cell table:formula="of:=YEAR([.B252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date" office:date-value="2014-12-02" calcext:value-type="date">
            <text:p>2.12.2014</text:p>
          </table:table-cell>
          <table:table-cell table:formula="of:=YEAR([.B252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4-12-03" calcext:value-type="date">
            <text:p>3.12.2014</text:p>
          </table:table-cell>
          <table:table-cell table:formula="of:=YEAR([.B252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date" office:date-value="2014-12-04" calcext:value-type="date">
            <text:p>4.12.2014</text:p>
          </table:table-cell>
          <table:table-cell table:formula="of:=YEAR([.B253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date" office:date-value="2014-12-05" calcext:value-type="date">
            <text:p>5.12.2014</text:p>
          </table:table-cell>
          <table:table-cell table:formula="of:=YEAR([.B253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date" office:date-value="2014-12-06" calcext:value-type="date">
            <text:p>6.12.2014</text:p>
          </table:table-cell>
          <table:table-cell table:formula="of:=YEAR([.B253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date" office:date-value="2014-12-07" calcext:value-type="date">
            <text:p>7.12.2014</text:p>
          </table:table-cell>
          <table:table-cell table:formula="of:=YEAR([.B253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date" office:date-value="2014-12-08" calcext:value-type="date">
            <text:p>8.12.2014</text:p>
          </table:table-cell>
          <table:table-cell table:formula="of:=YEAR([.B253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date" office:date-value="2014-12-09" calcext:value-type="date">
            <text:p>9.12.2014</text:p>
          </table:table-cell>
          <table:table-cell table:formula="of:=YEAR([.B253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date" office:date-value="2014-12-10" calcext:value-type="date">
            <text:p>10.12.2014</text:p>
          </table:table-cell>
          <table:table-cell table:formula="of:=YEAR([.B253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date" office:date-value="2014-12-11" calcext:value-type="date">
            <text:p>11.12.2014</text:p>
          </table:table-cell>
          <table:table-cell table:formula="of:=YEAR([.B253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date" office:date-value="2014-12-12" calcext:value-type="date">
            <text:p>12.12.2014</text:p>
          </table:table-cell>
          <table:table-cell table:formula="of:=YEAR([.B253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date" office:date-value="2014-12-13" calcext:value-type="date">
            <text:p>13.12.2014</text:p>
          </table:table-cell>
          <table:table-cell table:formula="of:=YEAR([.B253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4-12-14" calcext:value-type="date">
            <text:p>14.12.2014</text:p>
          </table:table-cell>
          <table:table-cell table:formula="of:=YEAR([.B254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date" office:date-value="2014-12-15" calcext:value-type="date">
            <text:p>15.12.2014</text:p>
          </table:table-cell>
          <table:table-cell table:formula="of:=YEAR([.B254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4-12-16" calcext:value-type="date">
            <text:p>16.12.2014</text:p>
          </table:table-cell>
          <table:table-cell table:formula="of:=YEAR([.B254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date" office:date-value="2014-12-17" calcext:value-type="date">
            <text:p>17.12.2014</text:p>
          </table:table-cell>
          <table:table-cell table:formula="of:=YEAR([.B254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date" office:date-value="2014-12-18" calcext:value-type="date">
            <text:p>18.12.2014</text:p>
          </table:table-cell>
          <table:table-cell table:formula="of:=YEAR([.B254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4-12-19" calcext:value-type="date">
            <text:p>19.12.2014</text:p>
          </table:table-cell>
          <table:table-cell table:formula="of:=YEAR([.B254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date" office:date-value="2014-12-20" calcext:value-type="date">
            <text:p>20.12.2014</text:p>
          </table:table-cell>
          <table:table-cell table:formula="of:=YEAR([.B254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date" office:date-value="2014-12-21" calcext:value-type="date">
            <text:p>21.12.2014</text:p>
          </table:table-cell>
          <table:table-cell table:formula="of:=YEAR([.B254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date" office:date-value="2014-12-22" calcext:value-type="date">
            <text:p>22.12.2014</text:p>
          </table:table-cell>
          <table:table-cell table:formula="of:=YEAR([.B2548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4-12-23" calcext:value-type="date">
            <text:p>23.12.2014</text:p>
          </table:table-cell>
          <table:table-cell table:formula="of:=YEAR([.B2549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date" office:date-value="2014-12-24" calcext:value-type="date">
            <text:p>24.12.2014</text:p>
          </table:table-cell>
          <table:table-cell table:formula="of:=YEAR([.B2550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date" office:date-value="2014-12-25" calcext:value-type="date">
            <text:p>25.12.2014</text:p>
          </table:table-cell>
          <table:table-cell table:formula="of:=YEAR([.B2551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4-12-26" calcext:value-type="date">
            <text:p>26.12.2014</text:p>
          </table:table-cell>
          <table:table-cell table:formula="of:=YEAR([.B2552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date" office:date-value="2014-12-27" calcext:value-type="date">
            <text:p>27.12.2014</text:p>
          </table:table-cell>
          <table:table-cell table:formula="of:=YEAR([.B2553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date" office:date-value="2014-12-28" calcext:value-type="date">
            <text:p>28.12.2014</text:p>
          </table:table-cell>
          <table:table-cell table:formula="of:=YEAR([.B2554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4-12-29" calcext:value-type="date">
            <text:p>29.12.2014</text:p>
          </table:table-cell>
          <table:table-cell table:formula="of:=YEAR([.B2555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4-12-30" calcext:value-type="date">
            <text:p>30.12.2014</text:p>
          </table:table-cell>
          <table:table-cell table:formula="of:=YEAR([.B2556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date" office:date-value="2014-12-31" calcext:value-type="date">
            <text:p>31.12.2014</text:p>
          </table:table-cell>
          <table:table-cell table:formula="of:=YEAR([.B2557])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date" office:date-value="2015-01-01" calcext:value-type="date">
            <text:p>1.01.2015</text:p>
          </table:table-cell>
          <table:table-cell table:formula="of:=YEAR([.B255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date" office:date-value="2015-01-02" calcext:value-type="date">
            <text:p>2.01.2015</text:p>
          </table:table-cell>
          <table:table-cell table:formula="of:=YEAR([.B255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5-01-03" calcext:value-type="date">
            <text:p>3.01.2015</text:p>
          </table:table-cell>
          <table:table-cell table:formula="of:=YEAR([.B256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date" office:date-value="2015-01-04" calcext:value-type="date">
            <text:p>4.01.2015</text:p>
          </table:table-cell>
          <table:table-cell table:formula="of:=YEAR([.B256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date" office:date-value="2015-01-05" calcext:value-type="date">
            <text:p>5.01.2015</text:p>
          </table:table-cell>
          <table:table-cell table:formula="of:=YEAR([.B256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5-01-06" calcext:value-type="date">
            <text:p>6.01.2015</text:p>
          </table:table-cell>
          <table:table-cell table:formula="of:=YEAR([.B256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date" office:date-value="2015-01-07" calcext:value-type="date">
            <text:p>7.01.2015</text:p>
          </table:table-cell>
          <table:table-cell table:formula="of:=YEAR([.B256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5-01-08" calcext:value-type="date">
            <text:p>8.01.2015</text:p>
          </table:table-cell>
          <table:table-cell table:formula="of:=YEAR([.B256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09" calcext:value-type="date">
            <text:p>9.01.2015</text:p>
          </table:table-cell>
          <table:table-cell table:formula="of:=YEAR([.B256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15-01-10" calcext:value-type="date">
            <text:p>10.01.2015</text:p>
          </table:table-cell>
          <table:table-cell table:formula="of:=YEAR([.B256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5-01-11" calcext:value-type="date">
            <text:p>11.01.2015</text:p>
          </table:table-cell>
          <table:table-cell table:formula="of:=YEAR([.B256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5-01-12" calcext:value-type="date">
            <text:p>12.01.2015</text:p>
          </table:table-cell>
          <table:table-cell table:formula="of:=YEAR([.B256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date" office:date-value="2015-01-13" calcext:value-type="date">
            <text:p>13.01.2015</text:p>
          </table:table-cell>
          <table:table-cell table:formula="of:=YEAR([.B257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15-01-14" calcext:value-type="date">
            <text:p>14.01.2015</text:p>
          </table:table-cell>
          <table:table-cell table:formula="of:=YEAR([.B257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5-01-15" calcext:value-type="date">
            <text:p>15.01.2015</text:p>
          </table:table-cell>
          <table:table-cell table:formula="of:=YEAR([.B257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date" office:date-value="2015-01-16" calcext:value-type="date">
            <text:p>16.01.2015</text:p>
          </table:table-cell>
          <table:table-cell table:formula="of:=YEAR([.B257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17" calcext:value-type="date">
            <text:p>17.01.2015</text:p>
          </table:table-cell>
          <table:table-cell table:formula="of:=YEAR([.B257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date" office:date-value="2015-01-18" calcext:value-type="date">
            <text:p>18.01.2015</text:p>
          </table:table-cell>
          <table:table-cell table:formula="of:=YEAR([.B257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date" office:date-value="2015-01-19" calcext:value-type="date">
            <text:p>19.01.2015</text:p>
          </table:table-cell>
          <table:table-cell table:formula="of:=YEAR([.B257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date" office:date-value="2015-01-20" calcext:value-type="date">
            <text:p>20.01.2015</text:p>
          </table:table-cell>
          <table:table-cell table:formula="of:=YEAR([.B257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5-01-21" calcext:value-type="date">
            <text:p>21.01.2015</text:p>
          </table:table-cell>
          <table:table-cell table:formula="of:=YEAR([.B257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date" office:date-value="2015-01-22" calcext:value-type="date">
            <text:p>22.01.2015</text:p>
          </table:table-cell>
          <table:table-cell table:formula="of:=YEAR([.B257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5-01-23" calcext:value-type="date">
            <text:p>23.01.2015</text:p>
          </table:table-cell>
          <table:table-cell table:formula="of:=YEAR([.B258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date" office:date-value="2015-01-24" calcext:value-type="date">
            <text:p>24.01.2015</text:p>
          </table:table-cell>
          <table:table-cell table:formula="of:=YEAR([.B258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5-01-25" calcext:value-type="date">
            <text:p>25.01.2015</text:p>
          </table:table-cell>
          <table:table-cell table:formula="of:=YEAR([.B258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5-01-26" calcext:value-type="date">
            <text:p>26.01.2015</text:p>
          </table:table-cell>
          <table:table-cell table:formula="of:=YEAR([.B258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date" office:date-value="2015-01-27" calcext:value-type="date">
            <text:p>27.01.2015</text:p>
          </table:table-cell>
          <table:table-cell table:formula="of:=YEAR([.B258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date" office:date-value="2015-01-28" calcext:value-type="date">
            <text:p>28.01.2015</text:p>
          </table:table-cell>
          <table:table-cell table:formula="of:=YEAR([.B258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date" office:date-value="2015-01-29" calcext:value-type="date">
            <text:p>29.01.2015</text:p>
          </table:table-cell>
          <table:table-cell table:formula="of:=YEAR([.B258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5-01-30" calcext:value-type="date">
            <text:p>30.01.2015</text:p>
          </table:table-cell>
          <table:table-cell table:formula="of:=YEAR([.B258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5-01-31" calcext:value-type="date">
            <text:p>31.01.2015</text:p>
          </table:table-cell>
          <table:table-cell table:formula="of:=YEAR([.B258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15-02-01" calcext:value-type="date">
            <text:p>1.02.2015</text:p>
          </table:table-cell>
          <table:table-cell table:formula="of:=YEAR([.B258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date" office:date-value="2015-02-02" calcext:value-type="date">
            <text:p>2.02.2015</text:p>
          </table:table-cell>
          <table:table-cell table:formula="of:=YEAR([.B259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5-02-03" calcext:value-type="date">
            <text:p>3.02.2015</text:p>
          </table:table-cell>
          <table:table-cell table:formula="of:=YEAR([.B259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5-02-04" calcext:value-type="date">
            <text:p>4.02.2015</text:p>
          </table:table-cell>
          <table:table-cell table:formula="of:=YEAR([.B259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date" office:date-value="2015-02-05" calcext:value-type="date">
            <text:p>5.02.2015</text:p>
          </table:table-cell>
          <table:table-cell table:formula="of:=YEAR([.B259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15-02-06" calcext:value-type="date">
            <text:p>6.02.2015</text:p>
          </table:table-cell>
          <table:table-cell table:formula="of:=YEAR([.B259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15-02-07" calcext:value-type="date">
            <text:p>7.02.2015</text:p>
          </table:table-cell>
          <table:table-cell table:formula="of:=YEAR([.B259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date" office:date-value="2015-02-08" calcext:value-type="date">
            <text:p>8.02.2015</text:p>
          </table:table-cell>
          <table:table-cell table:formula="of:=YEAR([.B259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date" office:date-value="2015-02-09" calcext:value-type="date">
            <text:p>9.02.2015</text:p>
          </table:table-cell>
          <table:table-cell table:formula="of:=YEAR([.B259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5-02-10" calcext:value-type="date">
            <text:p>10.02.2015</text:p>
          </table:table-cell>
          <table:table-cell table:formula="of:=YEAR([.B259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5-02-11" calcext:value-type="date">
            <text:p>11.02.2015</text:p>
          </table:table-cell>
          <table:table-cell table:formula="of:=YEAR([.B259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date" office:date-value="2015-02-12" calcext:value-type="date">
            <text:p>12.02.2015</text:p>
          </table:table-cell>
          <table:table-cell table:formula="of:=YEAR([.B260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date" office:date-value="2015-02-13" calcext:value-type="date">
            <text:p>13.02.2015</text:p>
          </table:table-cell>
          <table:table-cell table:formula="of:=YEAR([.B260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5-02-14" calcext:value-type="date">
            <text:p>14.02.2015</text:p>
          </table:table-cell>
          <table:table-cell table:formula="of:=YEAR([.B260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5-02-15" calcext:value-type="date">
            <text:p>15.02.2015</text:p>
          </table:table-cell>
          <table:table-cell table:formula="of:=YEAR([.B260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5-02-16" calcext:value-type="date">
            <text:p>16.02.2015</text:p>
          </table:table-cell>
          <table:table-cell table:formula="of:=YEAR([.B260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5-02-17" calcext:value-type="date">
            <text:p>17.02.2015</text:p>
          </table:table-cell>
          <table:table-cell table:formula="of:=YEAR([.B260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date" office:date-value="2015-02-18" calcext:value-type="date">
            <text:p>18.02.2015</text:p>
          </table:table-cell>
          <table:table-cell table:formula="of:=YEAR([.B260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5-02-19" calcext:value-type="date">
            <text:p>19.02.2015</text:p>
          </table:table-cell>
          <table:table-cell table:formula="of:=YEAR([.B260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date" office:date-value="2015-02-20" calcext:value-type="date">
            <text:p>20.02.2015</text:p>
          </table:table-cell>
          <table:table-cell table:formula="of:=YEAR([.B260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date" office:date-value="2015-02-21" calcext:value-type="date">
            <text:p>21.02.2015</text:p>
          </table:table-cell>
          <table:table-cell table:formula="of:=YEAR([.B260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date" office:date-value="2015-02-22" calcext:value-type="date">
            <text:p>22.02.2015</text:p>
          </table:table-cell>
          <table:table-cell table:formula="of:=YEAR([.B261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date" office:date-value="2015-02-23" calcext:value-type="date">
            <text:p>23.02.2015</text:p>
          </table:table-cell>
          <table:table-cell table:formula="of:=YEAR([.B261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date" office:date-value="2015-02-24" calcext:value-type="date">
            <text:p>24.02.2015</text:p>
          </table:table-cell>
          <table:table-cell table:formula="of:=YEAR([.B261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5-02-25" calcext:value-type="date">
            <text:p>25.02.2015</text:p>
          </table:table-cell>
          <table:table-cell table:formula="of:=YEAR([.B261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15-02-26" calcext:value-type="date">
            <text:p>26.02.2015</text:p>
          </table:table-cell>
          <table:table-cell table:formula="of:=YEAR([.B261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date" office:date-value="2015-02-27" calcext:value-type="date">
            <text:p>27.02.2015</text:p>
          </table:table-cell>
          <table:table-cell table:formula="of:=YEAR([.B261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5-02-28" calcext:value-type="date">
            <text:p>28.02.2015</text:p>
          </table:table-cell>
          <table:table-cell table:formula="of:=YEAR([.B261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15-03-01" calcext:value-type="date">
            <text:p>1.03.2015</text:p>
          </table:table-cell>
          <table:table-cell table:formula="of:=YEAR([.B261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5-03-02" calcext:value-type="date">
            <text:p>2.03.2015</text:p>
          </table:table-cell>
          <table:table-cell table:formula="of:=YEAR([.B261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15-03-03" calcext:value-type="date">
            <text:p>3.03.2015</text:p>
          </table:table-cell>
          <table:table-cell table:formula="of:=YEAR([.B261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date" office:date-value="2015-03-04" calcext:value-type="date">
            <text:p>4.03.2015</text:p>
          </table:table-cell>
          <table:table-cell table:formula="of:=YEAR([.B262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date" office:date-value="2015-03-05" calcext:value-type="date">
            <text:p>5.03.2015</text:p>
          </table:table-cell>
          <table:table-cell table:formula="of:=YEAR([.B262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5-03-06" calcext:value-type="date">
            <text:p>6.03.2015</text:p>
          </table:table-cell>
          <table:table-cell table:formula="of:=YEAR([.B262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date" office:date-value="2015-03-07" calcext:value-type="date">
            <text:p>7.03.2015</text:p>
          </table:table-cell>
          <table:table-cell table:formula="of:=YEAR([.B262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date" office:date-value="2015-03-08" calcext:value-type="date">
            <text:p>8.03.2015</text:p>
          </table:table-cell>
          <table:table-cell table:formula="of:=YEAR([.B262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date" office:date-value="2015-03-09" calcext:value-type="date">
            <text:p>9.03.2015</text:p>
          </table:table-cell>
          <table:table-cell table:formula="of:=YEAR([.B262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date" office:date-value="2015-03-10" calcext:value-type="date">
            <text:p>10.03.2015</text:p>
          </table:table-cell>
          <table:table-cell table:formula="of:=YEAR([.B262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date" office:date-value="2015-03-11" calcext:value-type="date">
            <text:p>11.03.2015</text:p>
          </table:table-cell>
          <table:table-cell table:formula="of:=YEAR([.B262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date" office:date-value="2015-03-12" calcext:value-type="date">
            <text:p>12.03.2015</text:p>
          </table:table-cell>
          <table:table-cell table:formula="of:=YEAR([.B262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date" office:date-value="2015-03-13" calcext:value-type="date">
            <text:p>13.03.2015</text:p>
          </table:table-cell>
          <table:table-cell table:formula="of:=YEAR([.B262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date" office:date-value="2015-03-14" calcext:value-type="date">
            <text:p>14.03.2015</text:p>
          </table:table-cell>
          <table:table-cell table:formula="of:=YEAR([.B263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date" office:date-value="2015-03-15" calcext:value-type="date">
            <text:p>15.03.2015</text:p>
          </table:table-cell>
          <table:table-cell table:formula="of:=YEAR([.B263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date" office:date-value="2015-03-16" calcext:value-type="date">
            <text:p>16.03.2015</text:p>
          </table:table-cell>
          <table:table-cell table:formula="of:=YEAR([.B263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date" office:date-value="2015-03-17" calcext:value-type="date">
            <text:p>17.03.2015</text:p>
          </table:table-cell>
          <table:table-cell table:formula="of:=YEAR([.B263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date" office:date-value="2015-03-18" calcext:value-type="date">
            <text:p>18.03.2015</text:p>
          </table:table-cell>
          <table:table-cell table:formula="of:=YEAR([.B263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date" office:date-value="2015-03-19" calcext:value-type="date">
            <text:p>19.03.2015</text:p>
          </table:table-cell>
          <table:table-cell table:formula="of:=YEAR([.B263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date" office:date-value="2015-03-20" calcext:value-type="date">
            <text:p>20.03.2015</text:p>
          </table:table-cell>
          <table:table-cell table:formula="of:=YEAR([.B263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date" office:date-value="2015-03-21" calcext:value-type="date">
            <text:p>21.03.2015</text:p>
          </table:table-cell>
          <table:table-cell table:formula="of:=YEAR([.B263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date" office:date-value="2015-03-22" calcext:value-type="date">
            <text:p>22.03.2015</text:p>
          </table:table-cell>
          <table:table-cell table:formula="of:=YEAR([.B263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date" office:date-value="2015-03-23" calcext:value-type="date">
            <text:p>23.03.2015</text:p>
          </table:table-cell>
          <table:table-cell table:formula="of:=YEAR([.B263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date" office:date-value="2015-03-24" calcext:value-type="date">
            <text:p>24.03.2015</text:p>
          </table:table-cell>
          <table:table-cell table:formula="of:=YEAR([.B264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date" office:date-value="2015-03-25" calcext:value-type="date">
            <text:p>25.03.2015</text:p>
          </table:table-cell>
          <table:table-cell table:formula="of:=YEAR([.B264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date" office:date-value="2015-03-26" calcext:value-type="date">
            <text:p>26.03.2015</text:p>
          </table:table-cell>
          <table:table-cell table:formula="of:=YEAR([.B264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653" calcext:value-type="float">
            <text:p>28653</text:p>
          </table:table-cell>
          <table:table-cell office:value-type="date" office:date-value="2015-03-27" calcext:value-type="date">
            <text:p>27.03.2015</text:p>
          </table:table-cell>
          <table:table-cell table:formula="of:=YEAR([.B264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date" office:date-value="2015-03-28" calcext:value-type="date">
            <text:p>28.03.2015</text:p>
          </table:table-cell>
          <table:table-cell table:formula="of:=YEAR([.B264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date" office:date-value="2015-03-29" calcext:value-type="date">
            <text:p>29.03.2015</text:p>
          </table:table-cell>
          <table:table-cell table:formula="of:=YEAR([.B264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date" office:date-value="2015-03-30" calcext:value-type="date">
            <text:p>30.03.2015</text:p>
          </table:table-cell>
          <table:table-cell table:formula="of:=YEAR([.B264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date" office:date-value="2015-03-31" calcext:value-type="date">
            <text:p>31.03.2015</text:p>
          </table:table-cell>
          <table:table-cell table:formula="of:=YEAR([.B264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5725" calcext:value-type="float">
            <text:p>35725</text:p>
          </table:table-cell>
          <table:table-cell office:value-type="date" office:date-value="2015-04-01" calcext:value-type="date">
            <text:p>1.04.2015</text:p>
          </table:table-cell>
          <table:table-cell table:formula="of:=YEAR([.B264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date" office:date-value="2015-04-02" calcext:value-type="date">
            <text:p>2.04.2015</text:p>
          </table:table-cell>
          <table:table-cell table:formula="of:=YEAR([.B264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date" office:date-value="2015-04-03" calcext:value-type="date">
            <text:p>3.04.2015</text:p>
          </table:table-cell>
          <table:table-cell table:formula="of:=YEAR([.B265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date" office:date-value="2015-04-04" calcext:value-type="date">
            <text:p>4.04.2015</text:p>
          </table:table-cell>
          <table:table-cell table:formula="of:=YEAR([.B265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date" office:date-value="2015-04-05" calcext:value-type="date">
            <text:p>5.04.2015</text:p>
          </table:table-cell>
          <table:table-cell table:formula="of:=YEAR([.B265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945" calcext:value-type="float">
            <text:p>47945</text:p>
          </table:table-cell>
          <table:table-cell office:value-type="date" office:date-value="2015-04-06" calcext:value-type="date">
            <text:p>6.04.2015</text:p>
          </table:table-cell>
          <table:table-cell table:formula="of:=YEAR([.B265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6962" calcext:value-type="float">
            <text:p>46962</text:p>
          </table:table-cell>
          <table:table-cell office:value-type="date" office:date-value="2015-04-07" calcext:value-type="date">
            <text:p>7.04.2015</text:p>
          </table:table-cell>
          <table:table-cell table:formula="of:=YEAR([.B265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date" office:date-value="2015-04-08" calcext:value-type="date">
            <text:p>8.04.2015</text:p>
          </table:table-cell>
          <table:table-cell table:formula="of:=YEAR([.B265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1272" calcext:value-type="float">
            <text:p>51272</text:p>
          </table:table-cell>
          <table:table-cell office:value-type="date" office:date-value="2015-04-09" calcext:value-type="date">
            <text:p>9.04.2015</text:p>
          </table:table-cell>
          <table:table-cell table:formula="of:=YEAR([.B265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5268" calcext:value-type="float">
            <text:p>55268</text:p>
          </table:table-cell>
          <table:table-cell office:value-type="date" office:date-value="2015-04-10" calcext:value-type="date">
            <text:p>10.04.2015</text:p>
          </table:table-cell>
          <table:table-cell table:formula="of:=YEAR([.B265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date" office:date-value="2015-04-11" calcext:value-type="date">
            <text:p>11.04.2015</text:p>
          </table:table-cell>
          <table:table-cell table:formula="of:=YEAR([.B265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6185" calcext:value-type="float">
            <text:p>56185</text:p>
          </table:table-cell>
          <table:table-cell office:value-type="date" office:date-value="2015-04-12" calcext:value-type="date">
            <text:p>12.04.2015</text:p>
          </table:table-cell>
          <table:table-cell table:formula="of:=YEAR([.B265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date" office:date-value="2015-04-13" calcext:value-type="date">
            <text:p>13.04.2015</text:p>
          </table:table-cell>
          <table:table-cell table:formula="of:=YEAR([.B266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361" calcext:value-type="float">
            <text:p>47361</text:p>
          </table:table-cell>
          <table:table-cell office:value-type="date" office:date-value="2015-04-14" calcext:value-type="date">
            <text:p>14.04.2015</text:p>
          </table:table-cell>
          <table:table-cell table:formula="of:=YEAR([.B266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date" office:date-value="2015-04-15" calcext:value-type="date">
            <text:p>15.04.2015</text:p>
          </table:table-cell>
          <table:table-cell table:formula="of:=YEAR([.B266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date" office:date-value="2015-04-16" calcext:value-type="date">
            <text:p>16.04.2015</text:p>
          </table:table-cell>
          <table:table-cell table:formula="of:=YEAR([.B266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date" office:date-value="2015-04-17" calcext:value-type="date">
            <text:p>17.04.2015</text:p>
          </table:table-cell>
          <table:table-cell table:formula="of:=YEAR([.B266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279" calcext:value-type="float">
            <text:p>47279</text:p>
          </table:table-cell>
          <table:table-cell office:value-type="date" office:date-value="2015-04-18" calcext:value-type="date">
            <text:p>18.04.2015</text:p>
          </table:table-cell>
          <table:table-cell table:formula="of:=YEAR([.B266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6117" calcext:value-type="float">
            <text:p>46117</text:p>
          </table:table-cell>
          <table:table-cell office:value-type="date" office:date-value="2015-04-19" calcext:value-type="date">
            <text:p>19.04.2015</text:p>
          </table:table-cell>
          <table:table-cell table:formula="of:=YEAR([.B266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date" office:date-value="2015-04-20" calcext:value-type="date">
            <text:p>20.04.2015</text:p>
          </table:table-cell>
          <table:table-cell table:formula="of:=YEAR([.B266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694" calcext:value-type="float">
            <text:p>43694</text:p>
          </table:table-cell>
          <table:table-cell office:value-type="date" office:date-value="2015-04-21" calcext:value-type="date">
            <text:p>21.04.2015</text:p>
          </table:table-cell>
          <table:table-cell table:formula="of:=YEAR([.B266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1867" calcext:value-type="float">
            <text:p>41867</text:p>
          </table:table-cell>
          <table:table-cell office:value-type="date" office:date-value="2015-04-22" calcext:value-type="date">
            <text:p>22.04.2015</text:p>
          </table:table-cell>
          <table:table-cell table:formula="of:=YEAR([.B266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7452" calcext:value-type="float">
            <text:p>37452</text:p>
          </table:table-cell>
          <table:table-cell office:value-type="date" office:date-value="2015-04-23" calcext:value-type="date">
            <text:p>23.04.2015</text:p>
          </table:table-cell>
          <table:table-cell table:formula="of:=YEAR([.B267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8421" calcext:value-type="float">
            <text:p>38421</text:p>
          </table:table-cell>
          <table:table-cell office:value-type="date" office:date-value="2015-04-24" calcext:value-type="date">
            <text:p>24.04.2015</text:p>
          </table:table-cell>
          <table:table-cell table:formula="of:=YEAR([.B267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4724" calcext:value-type="float">
            <text:p>34724</text:p>
          </table:table-cell>
          <table:table-cell office:value-type="date" office:date-value="2015-04-25" calcext:value-type="date">
            <text:p>25.04.2015</text:p>
          </table:table-cell>
          <table:table-cell table:formula="of:=YEAR([.B267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5956" calcext:value-type="float">
            <text:p>25956</text:p>
          </table:table-cell>
          <table:table-cell office:value-type="date" office:date-value="2015-04-26" calcext:value-type="date">
            <text:p>26.04.2015</text:p>
          </table:table-cell>
          <table:table-cell table:formula="of:=YEAR([.B267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date" office:date-value="2015-04-27" calcext:value-type="date">
            <text:p>27.04.2015</text:p>
          </table:table-cell>
          <table:table-cell table:formula="of:=YEAR([.B267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202" calcext:value-type="float">
            <text:p>28202</text:p>
          </table:table-cell>
          <table:table-cell office:value-type="date" office:date-value="2015-04-28" calcext:value-type="date">
            <text:p>28.04.2015</text:p>
          </table:table-cell>
          <table:table-cell table:formula="of:=YEAR([.B267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date" office:date-value="2015-04-29" calcext:value-type="date">
            <text:p>29.04.2015</text:p>
          </table:table-cell>
          <table:table-cell table:formula="of:=YEAR([.B267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9521" calcext:value-type="float">
            <text:p>19521</text:p>
          </table:table-cell>
          <table:table-cell office:value-type="date" office:date-value="2015-04-30" calcext:value-type="date">
            <text:p>30.04.2015</text:p>
          </table:table-cell>
          <table:table-cell table:formula="of:=YEAR([.B267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date" office:date-value="2015-05-01" calcext:value-type="date">
            <text:p>1.05.2015</text:p>
          </table:table-cell>
          <table:table-cell table:formula="of:=YEAR([.B267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9753" calcext:value-type="float">
            <text:p>19753</text:p>
          </table:table-cell>
          <table:table-cell office:value-type="date" office:date-value="2015-05-02" calcext:value-type="date">
            <text:p>2.05.2015</text:p>
          </table:table-cell>
          <table:table-cell table:formula="of:=YEAR([.B267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864" calcext:value-type="float">
            <text:p>15864</text:p>
          </table:table-cell>
          <table:table-cell office:value-type="date" office:date-value="2015-05-03" calcext:value-type="date">
            <text:p>3.05.2015</text:p>
          </table:table-cell>
          <table:table-cell table:formula="of:=YEAR([.B268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date" office:date-value="2015-05-04" calcext:value-type="date">
            <text:p>4.05.2015</text:p>
          </table:table-cell>
          <table:table-cell table:formula="of:=YEAR([.B268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7479" calcext:value-type="float">
            <text:p>17479</text:p>
          </table:table-cell>
          <table:table-cell office:value-type="date" office:date-value="2015-05-05" calcext:value-type="date">
            <text:p>5.05.2015</text:p>
          </table:table-cell>
          <table:table-cell table:formula="of:=YEAR([.B268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date" office:date-value="2015-05-06" calcext:value-type="date">
            <text:p>6.05.2015</text:p>
          </table:table-cell>
          <table:table-cell table:formula="of:=YEAR([.B268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date" office:date-value="2015-05-07" calcext:value-type="date">
            <text:p>7.05.2015</text:p>
          </table:table-cell>
          <table:table-cell table:formula="of:=YEAR([.B268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date" office:date-value="2015-05-08" calcext:value-type="date">
            <text:p>8.05.2015</text:p>
          </table:table-cell>
          <table:table-cell table:formula="of:=YEAR([.B268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date" office:date-value="2015-05-09" calcext:value-type="date">
            <text:p>9.05.2015</text:p>
          </table:table-cell>
          <table:table-cell table:formula="of:=YEAR([.B268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5-05-10" calcext:value-type="date">
            <text:p>10.05.2015</text:p>
          </table:table-cell>
          <table:table-cell table:formula="of:=YEAR([.B268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date" office:date-value="2015-05-11" calcext:value-type="date">
            <text:p>11.05.2015</text:p>
          </table:table-cell>
          <table:table-cell table:formula="of:=YEAR([.B268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date" office:date-value="2015-05-12" calcext:value-type="date">
            <text:p>12.05.2015</text:p>
          </table:table-cell>
          <table:table-cell table:formula="of:=YEAR([.B268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date" office:date-value="2015-05-13" calcext:value-type="date">
            <text:p>13.05.2015</text:p>
          </table:table-cell>
          <table:table-cell table:formula="of:=YEAR([.B269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5-05-14" calcext:value-type="date">
            <text:p>14.05.2015</text:p>
          </table:table-cell>
          <table:table-cell table:formula="of:=YEAR([.B269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date" office:date-value="2015-05-15" calcext:value-type="date">
            <text:p>15.05.2015</text:p>
          </table:table-cell>
          <table:table-cell table:formula="of:=YEAR([.B269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date" office:date-value="2015-05-16" calcext:value-type="date">
            <text:p>16.05.2015</text:p>
          </table:table-cell>
          <table:table-cell table:formula="of:=YEAR([.B269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date" office:date-value="2015-05-17" calcext:value-type="date">
            <text:p>17.05.2015</text:p>
          </table:table-cell>
          <table:table-cell table:formula="of:=YEAR([.B269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15-05-18" calcext:value-type="date">
            <text:p>18.05.2015</text:p>
          </table:table-cell>
          <table:table-cell table:formula="of:=YEAR([.B269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5-05-19" calcext:value-type="date">
            <text:p>19.05.2015</text:p>
          </table:table-cell>
          <table:table-cell table:formula="of:=YEAR([.B269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date" office:date-value="2015-05-20" calcext:value-type="date">
            <text:p>20.05.2015</text:p>
          </table:table-cell>
          <table:table-cell table:formula="of:=YEAR([.B269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date" office:date-value="2015-05-21" calcext:value-type="date">
            <text:p>21.05.2015</text:p>
          </table:table-cell>
          <table:table-cell table:formula="of:=YEAR([.B269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date" office:date-value="2015-05-22" calcext:value-type="date">
            <text:p>22.05.2015</text:p>
          </table:table-cell>
          <table:table-cell table:formula="of:=YEAR([.B269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date" office:date-value="2015-05-23" calcext:value-type="date">
            <text:p>23.05.2015</text:p>
          </table:table-cell>
          <table:table-cell table:formula="of:=YEAR([.B270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date" office:date-value="2015-05-24" calcext:value-type="date">
            <text:p>24.05.2015</text:p>
          </table:table-cell>
          <table:table-cell table:formula="of:=YEAR([.B270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date" office:date-value="2015-05-25" calcext:value-type="date">
            <text:p>25.05.2015</text:p>
          </table:table-cell>
          <table:table-cell table:formula="of:=YEAR([.B270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date" office:date-value="2015-05-26" calcext:value-type="date">
            <text:p>26.05.2015</text:p>
          </table:table-cell>
          <table:table-cell table:formula="of:=YEAR([.B270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date" office:date-value="2015-05-27" calcext:value-type="date">
            <text:p>27.05.2015</text:p>
          </table:table-cell>
          <table:table-cell table:formula="of:=YEAR([.B270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date" office:date-value="2015-05-28" calcext:value-type="date">
            <text:p>28.05.2015</text:p>
          </table:table-cell>
          <table:table-cell table:formula="of:=YEAR([.B270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date" office:date-value="2015-05-29" calcext:value-type="date">
            <text:p>29.05.2015</text:p>
          </table:table-cell>
          <table:table-cell table:formula="of:=YEAR([.B270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date" office:date-value="2015-05-30" calcext:value-type="date">
            <text:p>30.05.2015</text:p>
          </table:table-cell>
          <table:table-cell table:formula="of:=YEAR([.B270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5-05-31" calcext:value-type="date">
            <text:p>31.05.2015</text:p>
          </table:table-cell>
          <table:table-cell table:formula="of:=YEAR([.B270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5-06-01" calcext:value-type="date">
            <text:p>1.06.2015</text:p>
          </table:table-cell>
          <table:table-cell table:formula="of:=YEAR([.B270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date" office:date-value="2015-06-02" calcext:value-type="date">
            <text:p>2.06.2015</text:p>
          </table:table-cell>
          <table:table-cell table:formula="of:=YEAR([.B271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date" office:date-value="2015-06-03" calcext:value-type="date">
            <text:p>3.06.2015</text:p>
          </table:table-cell>
          <table:table-cell table:formula="of:=YEAR([.B271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5-06-04" calcext:value-type="date">
            <text:p>4.06.2015</text:p>
          </table:table-cell>
          <table:table-cell table:formula="of:=YEAR([.B271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date" office:date-value="2015-06-05" calcext:value-type="date">
            <text:p>5.06.2015</text:p>
          </table:table-cell>
          <table:table-cell table:formula="of:=YEAR([.B271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date" office:date-value="2015-06-06" calcext:value-type="date">
            <text:p>6.06.2015</text:p>
          </table:table-cell>
          <table:table-cell table:formula="of:=YEAR([.B271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date" office:date-value="2015-06-07" calcext:value-type="date">
            <text:p>7.06.2015</text:p>
          </table:table-cell>
          <table:table-cell table:formula="of:=YEAR([.B271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date" office:date-value="2015-06-08" calcext:value-type="date">
            <text:p>8.06.2015</text:p>
          </table:table-cell>
          <table:table-cell table:formula="of:=YEAR([.B271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date" office:date-value="2015-06-09" calcext:value-type="date">
            <text:p>9.06.2015</text:p>
          </table:table-cell>
          <table:table-cell table:formula="of:=YEAR([.B271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date" office:date-value="2015-06-10" calcext:value-type="date">
            <text:p>10.06.2015</text:p>
          </table:table-cell>
          <table:table-cell table:formula="of:=YEAR([.B271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date" office:date-value="2015-06-11" calcext:value-type="date">
            <text:p>11.06.2015</text:p>
          </table:table-cell>
          <table:table-cell table:formula="of:=YEAR([.B271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date" office:date-value="2015-06-12" calcext:value-type="date">
            <text:p>12.06.2015</text:p>
          </table:table-cell>
          <table:table-cell table:formula="of:=YEAR([.B272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5-06-13" calcext:value-type="date">
            <text:p>13.06.2015</text:p>
          </table:table-cell>
          <table:table-cell table:formula="of:=YEAR([.B272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5-06-14" calcext:value-type="date">
            <text:p>14.06.2015</text:p>
          </table:table-cell>
          <table:table-cell table:formula="of:=YEAR([.B272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date" office:date-value="2015-06-15" calcext:value-type="date">
            <text:p>15.06.2015</text:p>
          </table:table-cell>
          <table:table-cell table:formula="of:=YEAR([.B272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06-16" calcext:value-type="date">
            <text:p>16.06.2015</text:p>
          </table:table-cell>
          <table:table-cell table:formula="of:=YEAR([.B272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date" office:date-value="2015-06-17" calcext:value-type="date">
            <text:p>17.06.2015</text:p>
          </table:table-cell>
          <table:table-cell table:formula="of:=YEAR([.B272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date" office:date-value="2015-06-18" calcext:value-type="date">
            <text:p>18.06.2015</text:p>
          </table:table-cell>
          <table:table-cell table:formula="of:=YEAR([.B272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date" office:date-value="2015-06-19" calcext:value-type="date">
            <text:p>19.06.2015</text:p>
          </table:table-cell>
          <table:table-cell table:formula="of:=YEAR([.B272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date" office:date-value="2015-06-20" calcext:value-type="date">
            <text:p>20.06.2015</text:p>
          </table:table-cell>
          <table:table-cell table:formula="of:=YEAR([.B272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date" office:date-value="2015-06-21" calcext:value-type="date">
            <text:p>21.06.2015</text:p>
          </table:table-cell>
          <table:table-cell table:formula="of:=YEAR([.B272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5-06-22" calcext:value-type="date">
            <text:p>22.06.2015</text:p>
          </table:table-cell>
          <table:table-cell table:formula="of:=YEAR([.B273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date" office:date-value="2015-06-23" calcext:value-type="date">
            <text:p>23.06.2015</text:p>
          </table:table-cell>
          <table:table-cell table:formula="of:=YEAR([.B273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date" office:date-value="2015-06-24" calcext:value-type="date">
            <text:p>24.06.2015</text:p>
          </table:table-cell>
          <table:table-cell table:formula="of:=YEAR([.B273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15-06-25" calcext:value-type="date">
            <text:p>25.06.2015</text:p>
          </table:table-cell>
          <table:table-cell table:formula="of:=YEAR([.B273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date" office:date-value="2015-06-26" calcext:value-type="date">
            <text:p>26.06.2015</text:p>
          </table:table-cell>
          <table:table-cell table:formula="of:=YEAR([.B273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date" office:date-value="2015-06-27" calcext:value-type="date">
            <text:p>27.06.2015</text:p>
          </table:table-cell>
          <table:table-cell table:formula="of:=YEAR([.B273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date" office:date-value="2015-06-28" calcext:value-type="date">
            <text:p>28.06.2015</text:p>
          </table:table-cell>
          <table:table-cell table:formula="of:=YEAR([.B273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5-06-29" calcext:value-type="date">
            <text:p>29.06.2015</text:p>
          </table:table-cell>
          <table:table-cell table:formula="of:=YEAR([.B273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date" office:date-value="2015-06-30" calcext:value-type="date">
            <text:p>30.06.2015</text:p>
          </table:table-cell>
          <table:table-cell table:formula="of:=YEAR([.B273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date" office:date-value="2015-07-01" calcext:value-type="date">
            <text:p>1.07.2015</text:p>
          </table:table-cell>
          <table:table-cell table:formula="of:=YEAR([.B273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date" office:date-value="2015-07-02" calcext:value-type="date">
            <text:p>2.07.2015</text:p>
          </table:table-cell>
          <table:table-cell table:formula="of:=YEAR([.B274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date" office:date-value="2015-07-03" calcext:value-type="date">
            <text:p>3.07.2015</text:p>
          </table:table-cell>
          <table:table-cell table:formula="of:=YEAR([.B274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date" office:date-value="2015-07-04" calcext:value-type="date">
            <text:p>4.07.2015</text:p>
          </table:table-cell>
          <table:table-cell table:formula="of:=YEAR([.B274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date" office:date-value="2015-07-05" calcext:value-type="date">
            <text:p>5.07.2015</text:p>
          </table:table-cell>
          <table:table-cell table:formula="of:=YEAR([.B274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date" office:date-value="2015-07-06" calcext:value-type="date">
            <text:p>6.07.2015</text:p>
          </table:table-cell>
          <table:table-cell table:formula="of:=YEAR([.B274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5-07-07" calcext:value-type="date">
            <text:p>7.07.2015</text:p>
          </table:table-cell>
          <table:table-cell table:formula="of:=YEAR([.B274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date" office:date-value="2015-07-08" calcext:value-type="date">
            <text:p>8.07.2015</text:p>
          </table:table-cell>
          <table:table-cell table:formula="of:=YEAR([.B274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date" office:date-value="2015-07-09" calcext:value-type="date">
            <text:p>9.07.2015</text:p>
          </table:table-cell>
          <table:table-cell table:formula="of:=YEAR([.B274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date" office:date-value="2015-07-10" calcext:value-type="date">
            <text:p>10.07.2015</text:p>
          </table:table-cell>
          <table:table-cell table:formula="of:=YEAR([.B274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5-07-11" calcext:value-type="date">
            <text:p>11.07.2015</text:p>
          </table:table-cell>
          <table:table-cell table:formula="of:=YEAR([.B274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date" office:date-value="2015-07-12" calcext:value-type="date">
            <text:p>12.07.2015</text:p>
          </table:table-cell>
          <table:table-cell table:formula="of:=YEAR([.B275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date" office:date-value="2015-07-13" calcext:value-type="date">
            <text:p>13.07.2015</text:p>
          </table:table-cell>
          <table:table-cell table:formula="of:=YEAR([.B275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date" office:date-value="2015-07-14" calcext:value-type="date">
            <text:p>14.07.2015</text:p>
          </table:table-cell>
          <table:table-cell table:formula="of:=YEAR([.B275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date" office:date-value="2015-07-15" calcext:value-type="date">
            <text:p>15.07.2015</text:p>
          </table:table-cell>
          <table:table-cell table:formula="of:=YEAR([.B275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date" office:date-value="2015-07-16" calcext:value-type="date">
            <text:p>16.07.2015</text:p>
          </table:table-cell>
          <table:table-cell table:formula="of:=YEAR([.B275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5-07-17" calcext:value-type="date">
            <text:p>17.07.2015</text:p>
          </table:table-cell>
          <table:table-cell table:formula="of:=YEAR([.B275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5-07-18" calcext:value-type="date">
            <text:p>18.07.2015</text:p>
          </table:table-cell>
          <table:table-cell table:formula="of:=YEAR([.B275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date" office:date-value="2015-07-19" calcext:value-type="date">
            <text:p>19.07.2015</text:p>
          </table:table-cell>
          <table:table-cell table:formula="of:=YEAR([.B275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date" office:date-value="2015-07-20" calcext:value-type="date">
            <text:p>20.07.2015</text:p>
          </table:table-cell>
          <table:table-cell table:formula="of:=YEAR([.B275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date" office:date-value="2015-07-21" calcext:value-type="date">
            <text:p>21.07.2015</text:p>
          </table:table-cell>
          <table:table-cell table:formula="of:=YEAR([.B275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date" office:date-value="2015-07-22" calcext:value-type="date">
            <text:p>22.07.2015</text:p>
          </table:table-cell>
          <table:table-cell table:formula="of:=YEAR([.B276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date" office:date-value="2015-07-23" calcext:value-type="date">
            <text:p>23.07.2015</text:p>
          </table:table-cell>
          <table:table-cell table:formula="of:=YEAR([.B276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15-07-24" calcext:value-type="date">
            <text:p>24.07.2015</text:p>
          </table:table-cell>
          <table:table-cell table:formula="of:=YEAR([.B276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date" office:date-value="2015-07-25" calcext:value-type="date">
            <text:p>25.07.2015</text:p>
          </table:table-cell>
          <table:table-cell table:formula="of:=YEAR([.B276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date" office:date-value="2015-07-26" calcext:value-type="date">
            <text:p>26.07.2015</text:p>
          </table:table-cell>
          <table:table-cell table:formula="of:=YEAR([.B276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date" office:date-value="2015-07-27" calcext:value-type="date">
            <text:p>27.07.2015</text:p>
          </table:table-cell>
          <table:table-cell table:formula="of:=YEAR([.B276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date" office:date-value="2015-07-28" calcext:value-type="date">
            <text:p>28.07.2015</text:p>
          </table:table-cell>
          <table:table-cell table:formula="of:=YEAR([.B276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date" office:date-value="2015-07-29" calcext:value-type="date">
            <text:p>29.07.2015</text:p>
          </table:table-cell>
          <table:table-cell table:formula="of:=YEAR([.B276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date" office:date-value="2015-07-30" calcext:value-type="date">
            <text:p>30.07.2015</text:p>
          </table:table-cell>
          <table:table-cell table:formula="of:=YEAR([.B276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5-07-31" calcext:value-type="date">
            <text:p>31.07.2015</text:p>
          </table:table-cell>
          <table:table-cell table:formula="of:=YEAR([.B276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5-08-01" calcext:value-type="date">
            <text:p>1.08.2015</text:p>
          </table:table-cell>
          <table:table-cell table:formula="of:=YEAR([.B277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date" office:date-value="2015-08-02" calcext:value-type="date">
            <text:p>2.08.2015</text:p>
          </table:table-cell>
          <table:table-cell table:formula="of:=YEAR([.B277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date" office:date-value="2015-08-03" calcext:value-type="date">
            <text:p>3.08.2015</text:p>
          </table:table-cell>
          <table:table-cell table:formula="of:=YEAR([.B277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date" office:date-value="2015-08-04" calcext:value-type="date">
            <text:p>4.08.2015</text:p>
          </table:table-cell>
          <table:table-cell table:formula="of:=YEAR([.B277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date" office:date-value="2015-08-05" calcext:value-type="date">
            <text:p>5.08.2015</text:p>
          </table:table-cell>
          <table:table-cell table:formula="of:=YEAR([.B277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date" office:date-value="2015-08-06" calcext:value-type="date">
            <text:p>6.08.2015</text:p>
          </table:table-cell>
          <table:table-cell table:formula="of:=YEAR([.B277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date" office:date-value="2015-08-07" calcext:value-type="date">
            <text:p>7.08.2015</text:p>
          </table:table-cell>
          <table:table-cell table:formula="of:=YEAR([.B277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date" office:date-value="2015-08-08" calcext:value-type="date">
            <text:p>8.08.2015</text:p>
          </table:table-cell>
          <table:table-cell table:formula="of:=YEAR([.B277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date" office:date-value="2015-08-09" calcext:value-type="date">
            <text:p>9.08.2015</text:p>
          </table:table-cell>
          <table:table-cell table:formula="of:=YEAR([.B277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date" office:date-value="2015-08-10" calcext:value-type="date">
            <text:p>10.08.2015</text:p>
          </table:table-cell>
          <table:table-cell table:formula="of:=YEAR([.B277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date" office:date-value="2015-08-11" calcext:value-type="date">
            <text:p>11.08.2015</text:p>
          </table:table-cell>
          <table:table-cell table:formula="of:=YEAR([.B278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date" office:date-value="2015-08-12" calcext:value-type="date">
            <text:p>12.08.2015</text:p>
          </table:table-cell>
          <table:table-cell table:formula="of:=YEAR([.B278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date" office:date-value="2015-08-13" calcext:value-type="date">
            <text:p>13.08.2015</text:p>
          </table:table-cell>
          <table:table-cell table:formula="of:=YEAR([.B278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date" office:date-value="2015-08-14" calcext:value-type="date">
            <text:p>14.08.2015</text:p>
          </table:table-cell>
          <table:table-cell table:formula="of:=YEAR([.B278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15-08-15" calcext:value-type="date">
            <text:p>15.08.2015</text:p>
          </table:table-cell>
          <table:table-cell table:formula="of:=YEAR([.B278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5-08-16" calcext:value-type="date">
            <text:p>16.08.2015</text:p>
          </table:table-cell>
          <table:table-cell table:formula="of:=YEAR([.B278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date" office:date-value="2015-08-17" calcext:value-type="date">
            <text:p>17.08.2015</text:p>
          </table:table-cell>
          <table:table-cell table:formula="of:=YEAR([.B278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date" office:date-value="2015-08-18" calcext:value-type="date">
            <text:p>18.08.2015</text:p>
          </table:table-cell>
          <table:table-cell table:formula="of:=YEAR([.B278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date" office:date-value="2015-08-19" calcext:value-type="date">
            <text:p>19.08.2015</text:p>
          </table:table-cell>
          <table:table-cell table:formula="of:=YEAR([.B278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date" office:date-value="2015-08-20" calcext:value-type="date">
            <text:p>20.08.2015</text:p>
          </table:table-cell>
          <table:table-cell table:formula="of:=YEAR([.B278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5-08-21" calcext:value-type="date">
            <text:p>21.08.2015</text:p>
          </table:table-cell>
          <table:table-cell table:formula="of:=YEAR([.B279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date" office:date-value="2015-08-22" calcext:value-type="date">
            <text:p>22.08.2015</text:p>
          </table:table-cell>
          <table:table-cell table:formula="of:=YEAR([.B279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date" office:date-value="2015-08-23" calcext:value-type="date">
            <text:p>23.08.2015</text:p>
          </table:table-cell>
          <table:table-cell table:formula="of:=YEAR([.B279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date" office:date-value="2015-08-24" calcext:value-type="date">
            <text:p>24.08.2015</text:p>
          </table:table-cell>
          <table:table-cell table:formula="of:=YEAR([.B279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date" office:date-value="2015-08-25" calcext:value-type="date">
            <text:p>25.08.2015</text:p>
          </table:table-cell>
          <table:table-cell table:formula="of:=YEAR([.B279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date" office:date-value="2015-08-26" calcext:value-type="date">
            <text:p>26.08.2015</text:p>
          </table:table-cell>
          <table:table-cell table:formula="of:=YEAR([.B279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5-08-27" calcext:value-type="date">
            <text:p>27.08.2015</text:p>
          </table:table-cell>
          <table:table-cell table:formula="of:=YEAR([.B279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date" office:date-value="2015-08-28" calcext:value-type="date">
            <text:p>28.08.2015</text:p>
          </table:table-cell>
          <table:table-cell table:formula="of:=YEAR([.B279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5-08-29" calcext:value-type="date">
            <text:p>29.08.2015</text:p>
          </table:table-cell>
          <table:table-cell table:formula="of:=YEAR([.B279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date" office:date-value="2015-08-30" calcext:value-type="date">
            <text:p>30.08.2015</text:p>
          </table:table-cell>
          <table:table-cell table:formula="of:=YEAR([.B279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9842" calcext:value-type="float">
            <text:p>19842</text:p>
          </table:table-cell>
          <table:table-cell office:value-type="date" office:date-value="2015-08-31" calcext:value-type="date">
            <text:p>31.08.2015</text:p>
          </table:table-cell>
          <table:table-cell table:formula="of:=YEAR([.B280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15-09-01" calcext:value-type="date">
            <text:p>1.09.2015</text:p>
          </table:table-cell>
          <table:table-cell table:formula="of:=YEAR([.B280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date" office:date-value="2015-09-02" calcext:value-type="date">
            <text:p>2.09.2015</text:p>
          </table:table-cell>
          <table:table-cell table:formula="of:=YEAR([.B280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6575" calcext:value-type="float">
            <text:p>66575</text:p>
          </table:table-cell>
          <table:table-cell office:value-type="date" office:date-value="2015-09-03" calcext:value-type="date">
            <text:p>3.09.2015</text:p>
          </table:table-cell>
          <table:table-cell table:formula="of:=YEAR([.B280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422" calcext:value-type="float">
            <text:p>87422</text:p>
          </table:table-cell>
          <table:table-cell office:value-type="date" office:date-value="2015-09-04" calcext:value-type="date">
            <text:p>4.09.2015</text:p>
          </table:table-cell>
          <table:table-cell table:formula="of:=YEAR([.B280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7389" calcext:value-type="float">
            <text:p>97389</text:p>
          </table:table-cell>
          <table:table-cell office:value-type="date" office:date-value="2015-09-05" calcext:value-type="date">
            <text:p>5.09.2015</text:p>
          </table:table-cell>
          <table:table-cell table:formula="of:=YEAR([.B280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3040" calcext:value-type="float">
            <text:p>103040</text:p>
          </table:table-cell>
          <table:table-cell office:value-type="date" office:date-value="2015-09-06" calcext:value-type="date">
            <text:p>6.09.2015</text:p>
          </table:table-cell>
          <table:table-cell table:formula="of:=YEAR([.B280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9180" calcext:value-type="float">
            <text:p>89180</text:p>
          </table:table-cell>
          <table:table-cell office:value-type="date" office:date-value="2015-09-07" calcext:value-type="date">
            <text:p>7.09.2015</text:p>
          </table:table-cell>
          <table:table-cell table:formula="of:=YEAR([.B280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date" office:date-value="2015-09-08" calcext:value-type="date">
            <text:p>8.09.2015</text:p>
          </table:table-cell>
          <table:table-cell table:formula="of:=YEAR([.B280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date" office:date-value="2015-09-09" calcext:value-type="date">
            <text:p>9.09.2015</text:p>
          </table:table-cell>
          <table:table-cell table:formula="of:=YEAR([.B280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date" office:date-value="2015-09-10" calcext:value-type="date">
            <text:p>10.09.2015</text:p>
          </table:table-cell>
          <table:table-cell table:formula="of:=YEAR([.B281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date" office:date-value="2015-09-11" calcext:value-type="date">
            <text:p>11.09.2015</text:p>
          </table:table-cell>
          <table:table-cell table:formula="of:=YEAR([.B281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date" office:date-value="2015-09-12" calcext:value-type="date">
            <text:p>12.09.2015</text:p>
          </table:table-cell>
          <table:table-cell table:formula="of:=YEAR([.B281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date" office:date-value="2015-09-13" calcext:value-type="date">
            <text:p>13.09.2015</text:p>
          </table:table-cell>
          <table:table-cell table:formula="of:=YEAR([.B281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3796" calcext:value-type="float">
            <text:p>43796</text:p>
          </table:table-cell>
          <table:table-cell office:value-type="date" office:date-value="2015-09-14" calcext:value-type="date">
            <text:p>14.09.2015</text:p>
          </table:table-cell>
          <table:table-cell table:formula="of:=YEAR([.B281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5714" calcext:value-type="float">
            <text:p>65714</text:p>
          </table:table-cell>
          <table:table-cell office:value-type="date" office:date-value="2015-09-15" calcext:value-type="date">
            <text:p>15.09.2015</text:p>
          </table:table-cell>
          <table:table-cell table:formula="of:=YEAR([.B281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954" calcext:value-type="float">
            <text:p>87954</text:p>
          </table:table-cell>
          <table:table-cell office:value-type="date" office:date-value="2015-09-16" calcext:value-type="date">
            <text:p>16.09.2015</text:p>
          </table:table-cell>
          <table:table-cell table:formula="of:=YEAR([.B281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5165" calcext:value-type="float">
            <text:p>95165</text:p>
          </table:table-cell>
          <table:table-cell office:value-type="date" office:date-value="2015-09-17" calcext:value-type="date">
            <text:p>17.09.2015</text:p>
          </table:table-cell>
          <table:table-cell table:formula="of:=YEAR([.B281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8220" calcext:value-type="float">
            <text:p>98220</text:p>
          </table:table-cell>
          <table:table-cell office:value-type="date" office:date-value="2015-09-18" calcext:value-type="date">
            <text:p>18.09.2015</text:p>
          </table:table-cell>
          <table:table-cell table:formula="of:=YEAR([.B281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4902" calcext:value-type="float">
            <text:p>84902</text:p>
          </table:table-cell>
          <table:table-cell office:value-type="date" office:date-value="2015-09-19" calcext:value-type="date">
            <text:p>19.09.2015</text:p>
          </table:table-cell>
          <table:table-cell table:formula="of:=YEAR([.B281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7931" calcext:value-type="float">
            <text:p>67931</text:p>
          </table:table-cell>
          <table:table-cell office:value-type="date" office:date-value="2015-09-20" calcext:value-type="date">
            <text:p>20.09.2015</text:p>
          </table:table-cell>
          <table:table-cell table:formula="of:=YEAR([.B282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date" office:date-value="2015-09-21" calcext:value-type="date">
            <text:p>21.09.2015</text:p>
          </table:table-cell>
          <table:table-cell table:formula="of:=YEAR([.B282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date" office:date-value="2015-09-22" calcext:value-type="date">
            <text:p>22.09.2015</text:p>
          </table:table-cell>
          <table:table-cell table:formula="of:=YEAR([.B282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date" office:date-value="2015-09-23" calcext:value-type="date">
            <text:p>23.09.2015</text:p>
          </table:table-cell>
          <table:table-cell table:formula="of:=YEAR([.B282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date" office:date-value="2015-09-24" calcext:value-type="date">
            <text:p>24.09.2015</text:p>
          </table:table-cell>
          <table:table-cell table:formula="of:=YEAR([.B282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date" office:date-value="2015-09-25" calcext:value-type="date">
            <text:p>25.09.2015</text:p>
          </table:table-cell>
          <table:table-cell table:formula="of:=YEAR([.B282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date" office:date-value="2015-09-26" calcext:value-type="date">
            <text:p>26.09.2015</text:p>
          </table:table-cell>
          <table:table-cell table:formula="of:=YEAR([.B282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date" office:date-value="2015-09-27" calcext:value-type="date">
            <text:p>27.09.2015</text:p>
          </table:table-cell>
          <table:table-cell table:formula="of:=YEAR([.B282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date" office:date-value="2015-09-28" calcext:value-type="date">
            <text:p>28.09.2015</text:p>
          </table:table-cell>
          <table:table-cell table:formula="of:=YEAR([.B282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15-09-29" calcext:value-type="date">
            <text:p>29.09.2015</text:p>
          </table:table-cell>
          <table:table-cell table:formula="of:=YEAR([.B282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5-09-30" calcext:value-type="date">
            <text:p>30.09.2015</text:p>
          </table:table-cell>
          <table:table-cell table:formula="of:=YEAR([.B283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date" office:date-value="2015-10-01" calcext:value-type="date">
            <text:p>1.10.2015</text:p>
          </table:table-cell>
          <table:table-cell table:formula="of:=YEAR([.B283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date" office:date-value="2015-10-02" calcext:value-type="date">
            <text:p>2.10.2015</text:p>
          </table:table-cell>
          <table:table-cell table:formula="of:=YEAR([.B283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date" office:date-value="2015-10-03" calcext:value-type="date">
            <text:p>3.10.2015</text:p>
          </table:table-cell>
          <table:table-cell table:formula="of:=YEAR([.B283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date" office:date-value="2015-10-04" calcext:value-type="date">
            <text:p>4.10.2015</text:p>
          </table:table-cell>
          <table:table-cell table:formula="of:=YEAR([.B283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date" office:date-value="2015-10-05" calcext:value-type="date">
            <text:p>5.10.2015</text:p>
          </table:table-cell>
          <table:table-cell table:formula="of:=YEAR([.B283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date" office:date-value="2015-10-06" calcext:value-type="date">
            <text:p>6.10.2015</text:p>
          </table:table-cell>
          <table:table-cell table:formula="of:=YEAR([.B283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date" office:date-value="2015-10-07" calcext:value-type="date">
            <text:p>7.10.2015</text:p>
          </table:table-cell>
          <table:table-cell table:formula="of:=YEAR([.B283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date" office:date-value="2015-10-08" calcext:value-type="date">
            <text:p>8.10.2015</text:p>
          </table:table-cell>
          <table:table-cell table:formula="of:=YEAR([.B283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date" office:date-value="2015-10-09" calcext:value-type="date">
            <text:p>9.10.2015</text:p>
          </table:table-cell>
          <table:table-cell table:formula="of:=YEAR([.B283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date" office:date-value="2015-10-10" calcext:value-type="date">
            <text:p>10.10.2015</text:p>
          </table:table-cell>
          <table:table-cell table:formula="of:=YEAR([.B284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date" office:date-value="2015-10-11" calcext:value-type="date">
            <text:p>11.10.2015</text:p>
          </table:table-cell>
          <table:table-cell table:formula="of:=YEAR([.B284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date" office:date-value="2015-10-12" calcext:value-type="date">
            <text:p>12.10.2015</text:p>
          </table:table-cell>
          <table:table-cell table:formula="of:=YEAR([.B284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date" office:date-value="2015-10-13" calcext:value-type="date">
            <text:p>13.10.2015</text:p>
          </table:table-cell>
          <table:table-cell table:formula="of:=YEAR([.B284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date" office:date-value="2015-10-14" calcext:value-type="date">
            <text:p>14.10.2015</text:p>
          </table:table-cell>
          <table:table-cell table:formula="of:=YEAR([.B284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date" office:date-value="2015-10-15" calcext:value-type="date">
            <text:p>15.10.2015</text:p>
          </table:table-cell>
          <table:table-cell table:formula="of:=YEAR([.B284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date" office:date-value="2015-10-16" calcext:value-type="date">
            <text:p>16.10.2015</text:p>
          </table:table-cell>
          <table:table-cell table:formula="of:=YEAR([.B284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date" office:date-value="2015-10-17" calcext:value-type="date">
            <text:p>17.10.2015</text:p>
          </table:table-cell>
          <table:table-cell table:formula="of:=YEAR([.B284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date" office:date-value="2015-10-18" calcext:value-type="date">
            <text:p>18.10.2015</text:p>
          </table:table-cell>
          <table:table-cell table:formula="of:=YEAR([.B284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date" office:date-value="2015-10-19" calcext:value-type="date">
            <text:p>19.10.2015</text:p>
          </table:table-cell>
          <table:table-cell table:formula="of:=YEAR([.B284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date" office:date-value="2015-10-20" calcext:value-type="date">
            <text:p>20.10.2015</text:p>
          </table:table-cell>
          <table:table-cell table:formula="of:=YEAR([.B285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date" office:date-value="2015-10-21" calcext:value-type="date">
            <text:p>21.10.2015</text:p>
          </table:table-cell>
          <table:table-cell table:formula="of:=YEAR([.B285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date" office:date-value="2015-10-22" calcext:value-type="date">
            <text:p>22.10.2015</text:p>
          </table:table-cell>
          <table:table-cell table:formula="of:=YEAR([.B285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date" office:date-value="2015-10-23" calcext:value-type="date">
            <text:p>23.10.2015</text:p>
          </table:table-cell>
          <table:table-cell table:formula="of:=YEAR([.B285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899" calcext:value-type="float">
            <text:p>10899</text:p>
          </table:table-cell>
          <table:table-cell office:value-type="date" office:date-value="2015-10-24" calcext:value-type="date">
            <text:p>24.10.2015</text:p>
          </table:table-cell>
          <table:table-cell table:formula="of:=YEAR([.B285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date" office:date-value="2015-10-25" calcext:value-type="date">
            <text:p>25.10.2015</text:p>
          </table:table-cell>
          <table:table-cell table:formula="of:=YEAR([.B285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5-10-26" calcext:value-type="date">
            <text:p>26.10.2015</text:p>
          </table:table-cell>
          <table:table-cell table:formula="of:=YEAR([.B285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date" office:date-value="2015-10-27" calcext:value-type="date">
            <text:p>27.10.2015</text:p>
          </table:table-cell>
          <table:table-cell table:formula="of:=YEAR([.B285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date" office:date-value="2015-10-28" calcext:value-type="date">
            <text:p>28.10.2015</text:p>
          </table:table-cell>
          <table:table-cell table:formula="of:=YEAR([.B285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date" office:date-value="2015-10-29" calcext:value-type="date">
            <text:p>29.10.2015</text:p>
          </table:table-cell>
          <table:table-cell table:formula="of:=YEAR([.B285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0-30" calcext:value-type="date">
            <text:p>30.10.2015</text:p>
          </table:table-cell>
          <table:table-cell table:formula="of:=YEAR([.B286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date" office:date-value="2015-10-31" calcext:value-type="date">
            <text:p>31.10.2015</text:p>
          </table:table-cell>
          <table:table-cell table:formula="of:=YEAR([.B286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date" office:date-value="2015-11-01" calcext:value-type="date">
            <text:p>1.11.2015</text:p>
          </table:table-cell>
          <table:table-cell table:formula="of:=YEAR([.B286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date" office:date-value="2015-11-02" calcext:value-type="date">
            <text:p>2.11.2015</text:p>
          </table:table-cell>
          <table:table-cell table:formula="of:=YEAR([.B286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date" office:date-value="2015-11-03" calcext:value-type="date">
            <text:p>3.11.2015</text:p>
          </table:table-cell>
          <table:table-cell table:formula="of:=YEAR([.B286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date" office:date-value="2015-11-04" calcext:value-type="date">
            <text:p>4.11.2015</text:p>
          </table:table-cell>
          <table:table-cell table:formula="of:=YEAR([.B286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date" office:date-value="2015-11-05" calcext:value-type="date">
            <text:p>5.11.2015</text:p>
          </table:table-cell>
          <table:table-cell table:formula="of:=YEAR([.B286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1-06" calcext:value-type="date">
            <text:p>6.11.2015</text:p>
          </table:table-cell>
          <table:table-cell table:formula="of:=YEAR([.B286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date" office:date-value="2015-11-07" calcext:value-type="date">
            <text:p>7.11.2015</text:p>
          </table:table-cell>
          <table:table-cell table:formula="of:=YEAR([.B286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date" office:date-value="2015-11-08" calcext:value-type="date">
            <text:p>8.11.2015</text:p>
          </table:table-cell>
          <table:table-cell table:formula="of:=YEAR([.B286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date" office:date-value="2015-11-09" calcext:value-type="date">
            <text:p>9.11.2015</text:p>
          </table:table-cell>
          <table:table-cell table:formula="of:=YEAR([.B287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538" calcext:value-type="float">
            <text:p>13538</text:p>
          </table:table-cell>
          <table:table-cell office:value-type="date" office:date-value="2015-11-10" calcext:value-type="date">
            <text:p>10.11.2015</text:p>
          </table:table-cell>
          <table:table-cell table:formula="of:=YEAR([.B287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date" office:date-value="2015-11-11" calcext:value-type="date">
            <text:p>11.11.2015</text:p>
          </table:table-cell>
          <table:table-cell table:formula="of:=YEAR([.B287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date" office:date-value="2015-11-12" calcext:value-type="date">
            <text:p>12.11.2015</text:p>
          </table:table-cell>
          <table:table-cell table:formula="of:=YEAR([.B287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667" calcext:value-type="float">
            <text:p>12667</text:p>
          </table:table-cell>
          <table:table-cell office:value-type="date" office:date-value="2015-11-13" calcext:value-type="date">
            <text:p>13.11.2015</text:p>
          </table:table-cell>
          <table:table-cell table:formula="of:=YEAR([.B287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date" office:date-value="2015-11-14" calcext:value-type="date">
            <text:p>14.11.2015</text:p>
          </table:table-cell>
          <table:table-cell table:formula="of:=YEAR([.B287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date" office:date-value="2015-11-15" calcext:value-type="date">
            <text:p>15.11.2015</text:p>
          </table:table-cell>
          <table:table-cell table:formula="of:=YEAR([.B287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date" office:date-value="2015-11-16" calcext:value-type="date">
            <text:p>16.11.2015</text:p>
          </table:table-cell>
          <table:table-cell table:formula="of:=YEAR([.B287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812" calcext:value-type="float">
            <text:p>11812</text:p>
          </table:table-cell>
          <table:table-cell office:value-type="date" office:date-value="2015-11-17" calcext:value-type="date">
            <text:p>17.11.2015</text:p>
          </table:table-cell>
          <table:table-cell table:formula="of:=YEAR([.B287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5-11-18" calcext:value-type="date">
            <text:p>18.11.2015</text:p>
          </table:table-cell>
          <table:table-cell table:formula="of:=YEAR([.B287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date" office:date-value="2015-11-19" calcext:value-type="date">
            <text:p>19.11.2015</text:p>
          </table:table-cell>
          <table:table-cell table:formula="of:=YEAR([.B288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date" office:date-value="2015-11-20" calcext:value-type="date">
            <text:p>20.11.2015</text:p>
          </table:table-cell>
          <table:table-cell table:formula="of:=YEAR([.B288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date" office:date-value="2015-11-21" calcext:value-type="date">
            <text:p>21.11.2015</text:p>
          </table:table-cell>
          <table:table-cell table:formula="of:=YEAR([.B288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date" office:date-value="2015-11-22" calcext:value-type="date">
            <text:p>22.11.2015</text:p>
          </table:table-cell>
          <table:table-cell table:formula="of:=YEAR([.B288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date" office:date-value="2015-11-23" calcext:value-type="date">
            <text:p>23.11.2015</text:p>
          </table:table-cell>
          <table:table-cell table:formula="of:=YEAR([.B288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date" office:date-value="2015-11-24" calcext:value-type="date">
            <text:p>24.11.2015</text:p>
          </table:table-cell>
          <table:table-cell table:formula="of:=YEAR([.B288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date" office:date-value="2015-11-25" calcext:value-type="date">
            <text:p>25.11.2015</text:p>
          </table:table-cell>
          <table:table-cell table:formula="of:=YEAR([.B288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date" office:date-value="2015-11-26" calcext:value-type="date">
            <text:p>26.11.2015</text:p>
          </table:table-cell>
          <table:table-cell table:formula="of:=YEAR([.B288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date" office:date-value="2015-11-27" calcext:value-type="date">
            <text:p>27.11.2015</text:p>
          </table:table-cell>
          <table:table-cell table:formula="of:=YEAR([.B288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date" office:date-value="2015-11-28" calcext:value-type="date">
            <text:p>28.11.2015</text:p>
          </table:table-cell>
          <table:table-cell table:formula="of:=YEAR([.B288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5-11-29" calcext:value-type="date">
            <text:p>29.11.2015</text:p>
          </table:table-cell>
          <table:table-cell table:formula="of:=YEAR([.B289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206" calcext:value-type="float">
            <text:p>13206</text:p>
          </table:table-cell>
          <table:table-cell office:value-type="date" office:date-value="2015-11-30" calcext:value-type="date">
            <text:p>30.11.2015</text:p>
          </table:table-cell>
          <table:table-cell table:formula="of:=YEAR([.B289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886" calcext:value-type="float">
            <text:p>12886</text:p>
          </table:table-cell>
          <table:table-cell office:value-type="date" office:date-value="2015-12-01" calcext:value-type="date">
            <text:p>1.12.2015</text:p>
          </table:table-cell>
          <table:table-cell table:formula="of:=YEAR([.B289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date" office:date-value="2015-12-02" calcext:value-type="date">
            <text:p>2.12.2015</text:p>
          </table:table-cell>
          <table:table-cell table:formula="of:=YEAR([.B289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date" office:date-value="2015-12-03" calcext:value-type="date">
            <text:p>3.12.2015</text:p>
          </table:table-cell>
          <table:table-cell table:formula="of:=YEAR([.B289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date" office:date-value="2015-12-04" calcext:value-type="date">
            <text:p>4.12.2015</text:p>
          </table:table-cell>
          <table:table-cell table:formula="of:=YEAR([.B289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date" office:date-value="2015-12-05" calcext:value-type="date">
            <text:p>5.12.2015</text:p>
          </table:table-cell>
          <table:table-cell table:formula="of:=YEAR([.B289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date" office:date-value="2015-12-06" calcext:value-type="date">
            <text:p>6.12.2015</text:p>
          </table:table-cell>
          <table:table-cell table:formula="of:=YEAR([.B289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date" office:date-value="2015-12-07" calcext:value-type="date">
            <text:p>7.12.2015</text:p>
          </table:table-cell>
          <table:table-cell table:formula="of:=YEAR([.B289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date" office:date-value="2015-12-08" calcext:value-type="date">
            <text:p>8.12.2015</text:p>
          </table:table-cell>
          <table:table-cell table:formula="of:=YEAR([.B289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date" office:date-value="2015-12-09" calcext:value-type="date">
            <text:p>9.12.2015</text:p>
          </table:table-cell>
          <table:table-cell table:formula="of:=YEAR([.B290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5-12-10" calcext:value-type="date">
            <text:p>10.12.2015</text:p>
          </table:table-cell>
          <table:table-cell table:formula="of:=YEAR([.B290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date" office:date-value="2015-12-11" calcext:value-type="date">
            <text:p>11.12.2015</text:p>
          </table:table-cell>
          <table:table-cell table:formula="of:=YEAR([.B290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date" office:date-value="2015-12-12" calcext:value-type="date">
            <text:p>12.12.2015</text:p>
          </table:table-cell>
          <table:table-cell table:formula="of:=YEAR([.B290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5-12-13" calcext:value-type="date">
            <text:p>13.12.2015</text:p>
          </table:table-cell>
          <table:table-cell table:formula="of:=YEAR([.B290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date" office:date-value="2015-12-14" calcext:value-type="date">
            <text:p>14.12.2015</text:p>
          </table:table-cell>
          <table:table-cell table:formula="of:=YEAR([.B290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5-12-15" calcext:value-type="date">
            <text:p>15.12.2015</text:p>
          </table:table-cell>
          <table:table-cell table:formula="of:=YEAR([.B290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date" office:date-value="2015-12-16" calcext:value-type="date">
            <text:p>16.12.2015</text:p>
          </table:table-cell>
          <table:table-cell table:formula="of:=YEAR([.B290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date" office:date-value="2015-12-17" calcext:value-type="date">
            <text:p>17.12.2015</text:p>
          </table:table-cell>
          <table:table-cell table:formula="of:=YEAR([.B290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date" office:date-value="2015-12-18" calcext:value-type="date">
            <text:p>18.12.2015</text:p>
          </table:table-cell>
          <table:table-cell table:formula="of:=YEAR([.B290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date" office:date-value="2015-12-19" calcext:value-type="date">
            <text:p>19.12.2015</text:p>
          </table:table-cell>
          <table:table-cell table:formula="of:=YEAR([.B291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date" office:date-value="2015-12-20" calcext:value-type="date">
            <text:p>20.12.2015</text:p>
          </table:table-cell>
          <table:table-cell table:formula="of:=YEAR([.B291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date" office:date-value="2015-12-21" calcext:value-type="date">
            <text:p>21.12.2015</text:p>
          </table:table-cell>
          <table:table-cell table:formula="of:=YEAR([.B291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date" office:date-value="2015-12-22" calcext:value-type="date">
            <text:p>22.12.2015</text:p>
          </table:table-cell>
          <table:table-cell table:formula="of:=YEAR([.B2913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12-23" calcext:value-type="date">
            <text:p>23.12.2015</text:p>
          </table:table-cell>
          <table:table-cell table:formula="of:=YEAR([.B2914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date" office:date-value="2015-12-24" calcext:value-type="date">
            <text:p>24.12.2015</text:p>
          </table:table-cell>
          <table:table-cell table:formula="of:=YEAR([.B2915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date" office:date-value="2015-12-25" calcext:value-type="date">
            <text:p>25.12.2015</text:p>
          </table:table-cell>
          <table:table-cell table:formula="of:=YEAR([.B2916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date" office:date-value="2015-12-26" calcext:value-type="date">
            <text:p>26.12.2015</text:p>
          </table:table-cell>
          <table:table-cell table:formula="of:=YEAR([.B2917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date" office:date-value="2015-12-27" calcext:value-type="date">
            <text:p>27.12.2015</text:p>
          </table:table-cell>
          <table:table-cell table:formula="of:=YEAR([.B2918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date" office:date-value="2015-12-28" calcext:value-type="date">
            <text:p>28.12.2015</text:p>
          </table:table-cell>
          <table:table-cell table:formula="of:=YEAR([.B2919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date" office:date-value="2015-12-29" calcext:value-type="date">
            <text:p>29.12.2015</text:p>
          </table:table-cell>
          <table:table-cell table:formula="of:=YEAR([.B2920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date" office:date-value="2015-12-30" calcext:value-type="date">
            <text:p>30.12.2015</text:p>
          </table:table-cell>
          <table:table-cell table:formula="of:=YEAR([.B2921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date" office:date-value="2015-12-31" calcext:value-type="date">
            <text:p>31.12.2015</text:p>
          </table:table-cell>
          <table:table-cell table:formula="of:=YEAR([.B2922])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date" office:date-value="2016-01-01" calcext:value-type="date">
            <text:p>1.01.2016</text:p>
          </table:table-cell>
          <table:table-cell table:formula="of:=YEAR([.B292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date" office:date-value="2016-01-02" calcext:value-type="date">
            <text:p>2.01.2016</text:p>
          </table:table-cell>
          <table:table-cell table:formula="of:=YEAR([.B292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date" office:date-value="2016-01-03" calcext:value-type="date">
            <text:p>3.01.2016</text:p>
          </table:table-cell>
          <table:table-cell table:formula="of:=YEAR([.B292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6-01-04" calcext:value-type="date">
            <text:p>4.01.2016</text:p>
          </table:table-cell>
          <table:table-cell table:formula="of:=YEAR([.B292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date" office:date-value="2016-01-05" calcext:value-type="date">
            <text:p>5.01.2016</text:p>
          </table:table-cell>
          <table:table-cell table:formula="of:=YEAR([.B292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date" office:date-value="2016-01-06" calcext:value-type="date">
            <text:p>6.01.2016</text:p>
          </table:table-cell>
          <table:table-cell table:formula="of:=YEAR([.B292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date" office:date-value="2016-01-07" calcext:value-type="date">
            <text:p>7.01.2016</text:p>
          </table:table-cell>
          <table:table-cell table:formula="of:=YEAR([.B292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date" office:date-value="2016-01-08" calcext:value-type="date">
            <text:p>8.01.2016</text:p>
          </table:table-cell>
          <table:table-cell table:formula="of:=YEAR([.B293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date" office:date-value="2016-01-09" calcext:value-type="date">
            <text:p>9.01.2016</text:p>
          </table:table-cell>
          <table:table-cell table:formula="of:=YEAR([.B293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date" office:date-value="2016-01-10" calcext:value-type="date">
            <text:p>10.01.2016</text:p>
          </table:table-cell>
          <table:table-cell table:formula="of:=YEAR([.B293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date" office:date-value="2016-01-11" calcext:value-type="date">
            <text:p>11.01.2016</text:p>
          </table:table-cell>
          <table:table-cell table:formula="of:=YEAR([.B293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date" office:date-value="2016-01-12" calcext:value-type="date">
            <text:p>12.01.2016</text:p>
          </table:table-cell>
          <table:table-cell table:formula="of:=YEAR([.B293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date" office:date-value="2016-01-13" calcext:value-type="date">
            <text:p>13.01.2016</text:p>
          </table:table-cell>
          <table:table-cell table:formula="of:=YEAR([.B293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6-01-14" calcext:value-type="date">
            <text:p>14.01.2016</text:p>
          </table:table-cell>
          <table:table-cell table:formula="of:=YEAR([.B293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date" office:date-value="2016-01-15" calcext:value-type="date">
            <text:p>15.01.2016</text:p>
          </table:table-cell>
          <table:table-cell table:formula="of:=YEAR([.B293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date" office:date-value="2016-01-16" calcext:value-type="date">
            <text:p>16.01.2016</text:p>
          </table:table-cell>
          <table:table-cell table:formula="of:=YEAR([.B293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date" office:date-value="2016-01-17" calcext:value-type="date">
            <text:p>17.01.2016</text:p>
          </table:table-cell>
          <table:table-cell table:formula="of:=YEAR([.B293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date" office:date-value="2016-01-18" calcext:value-type="date">
            <text:p>18.01.2016</text:p>
          </table:table-cell>
          <table:table-cell table:formula="of:=YEAR([.B294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date" office:date-value="2016-01-19" calcext:value-type="date">
            <text:p>19.01.2016</text:p>
          </table:table-cell>
          <table:table-cell table:formula="of:=YEAR([.B294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6-01-20" calcext:value-type="date">
            <text:p>20.01.2016</text:p>
          </table:table-cell>
          <table:table-cell table:formula="of:=YEAR([.B294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date" office:date-value="2016-01-21" calcext:value-type="date">
            <text:p>21.01.2016</text:p>
          </table:table-cell>
          <table:table-cell table:formula="of:=YEAR([.B294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date" office:date-value="2016-01-22" calcext:value-type="date">
            <text:p>22.01.2016</text:p>
          </table:table-cell>
          <table:table-cell table:formula="of:=YEAR([.B294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date" office:date-value="2016-01-23" calcext:value-type="date">
            <text:p>23.01.2016</text:p>
          </table:table-cell>
          <table:table-cell table:formula="of:=YEAR([.B294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date" office:date-value="2016-01-24" calcext:value-type="date">
            <text:p>24.01.2016</text:p>
          </table:table-cell>
          <table:table-cell table:formula="of:=YEAR([.B294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date" office:date-value="2016-01-25" calcext:value-type="date">
            <text:p>25.01.2016</text:p>
          </table:table-cell>
          <table:table-cell table:formula="of:=YEAR([.B294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date" office:date-value="2016-01-26" calcext:value-type="date">
            <text:p>26.01.2016</text:p>
          </table:table-cell>
          <table:table-cell table:formula="of:=YEAR([.B294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6-01-27" calcext:value-type="date">
            <text:p>27.01.2016</text:p>
          </table:table-cell>
          <table:table-cell table:formula="of:=YEAR([.B294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6-01-28" calcext:value-type="date">
            <text:p>28.01.2016</text:p>
          </table:table-cell>
          <table:table-cell table:formula="of:=YEAR([.B295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16-01-29" calcext:value-type="date">
            <text:p>29.01.2016</text:p>
          </table:table-cell>
          <table:table-cell table:formula="of:=YEAR([.B295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6-01-30" calcext:value-type="date">
            <text:p>30.01.2016</text:p>
          </table:table-cell>
          <table:table-cell table:formula="of:=YEAR([.B295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date" office:date-value="2016-01-31" calcext:value-type="date">
            <text:p>31.01.2016</text:p>
          </table:table-cell>
          <table:table-cell table:formula="of:=YEAR([.B295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date" office:date-value="2016-02-01" calcext:value-type="date">
            <text:p>1.02.2016</text:p>
          </table:table-cell>
          <table:table-cell table:formula="of:=YEAR([.B295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16-02-02" calcext:value-type="date">
            <text:p>2.02.2016</text:p>
          </table:table-cell>
          <table:table-cell table:formula="of:=YEAR([.B295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date" office:date-value="2016-02-03" calcext:value-type="date">
            <text:p>3.02.2016</text:p>
          </table:table-cell>
          <table:table-cell table:formula="of:=YEAR([.B295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date" office:date-value="2016-02-04" calcext:value-type="date">
            <text:p>4.02.2016</text:p>
          </table:table-cell>
          <table:table-cell table:formula="of:=YEAR([.B295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6-02-05" calcext:value-type="date">
            <text:p>5.02.2016</text:p>
          </table:table-cell>
          <table:table-cell table:formula="of:=YEAR([.B295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date" office:date-value="2016-02-06" calcext:value-type="date">
            <text:p>6.02.2016</text:p>
          </table:table-cell>
          <table:table-cell table:formula="of:=YEAR([.B295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date" office:date-value="2016-02-07" calcext:value-type="date">
            <text:p>7.02.2016</text:p>
          </table:table-cell>
          <table:table-cell table:formula="of:=YEAR([.B296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date" office:date-value="2016-02-08" calcext:value-type="date">
            <text:p>8.02.2016</text:p>
          </table:table-cell>
          <table:table-cell table:formula="of:=YEAR([.B296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date" office:date-value="2016-02-09" calcext:value-type="date">
            <text:p>9.02.2016</text:p>
          </table:table-cell>
          <table:table-cell table:formula="of:=YEAR([.B296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date" office:date-value="2016-02-10" calcext:value-type="date">
            <text:p>10.02.2016</text:p>
          </table:table-cell>
          <table:table-cell table:formula="of:=YEAR([.B296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date" office:date-value="2016-02-11" calcext:value-type="date">
            <text:p>11.02.2016</text:p>
          </table:table-cell>
          <table:table-cell table:formula="of:=YEAR([.B296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date" office:date-value="2016-02-12" calcext:value-type="date">
            <text:p>12.02.2016</text:p>
          </table:table-cell>
          <table:table-cell table:formula="of:=YEAR([.B296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date" office:date-value="2016-02-13" calcext:value-type="date">
            <text:p>13.02.2016</text:p>
          </table:table-cell>
          <table:table-cell table:formula="of:=YEAR([.B296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date" office:date-value="2016-02-14" calcext:value-type="date">
            <text:p>14.02.2016</text:p>
          </table:table-cell>
          <table:table-cell table:formula="of:=YEAR([.B296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date" office:date-value="2016-02-15" calcext:value-type="date">
            <text:p>15.02.2016</text:p>
          </table:table-cell>
          <table:table-cell table:formula="of:=YEAR([.B296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date" office:date-value="2016-02-16" calcext:value-type="date">
            <text:p>16.02.2016</text:p>
          </table:table-cell>
          <table:table-cell table:formula="of:=YEAR([.B296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date" office:date-value="2016-02-17" calcext:value-type="date">
            <text:p>17.02.2016</text:p>
          </table:table-cell>
          <table:table-cell table:formula="of:=YEAR([.B297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date" office:date-value="2016-02-18" calcext:value-type="date">
            <text:p>18.02.2016</text:p>
          </table:table-cell>
          <table:table-cell table:formula="of:=YEAR([.B297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6-02-19" calcext:value-type="date">
            <text:p>19.02.2016</text:p>
          </table:table-cell>
          <table:table-cell table:formula="of:=YEAR([.B297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date" office:date-value="2016-02-20" calcext:value-type="date">
            <text:p>20.02.2016</text:p>
          </table:table-cell>
          <table:table-cell table:formula="of:=YEAR([.B297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date" office:date-value="2016-02-21" calcext:value-type="date">
            <text:p>21.02.2016</text:p>
          </table:table-cell>
          <table:table-cell table:formula="of:=YEAR([.B297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date" office:date-value="2016-02-22" calcext:value-type="date">
            <text:p>22.02.2016</text:p>
          </table:table-cell>
          <table:table-cell table:formula="of:=YEAR([.B297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02-23" calcext:value-type="date">
            <text:p>23.02.2016</text:p>
          </table:table-cell>
          <table:table-cell table:formula="of:=YEAR([.B297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date" office:date-value="2016-02-24" calcext:value-type="date">
            <text:p>24.02.2016</text:p>
          </table:table-cell>
          <table:table-cell table:formula="of:=YEAR([.B297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date" office:date-value="2016-02-25" calcext:value-type="date">
            <text:p>25.02.2016</text:p>
          </table:table-cell>
          <table:table-cell table:formula="of:=YEAR([.B297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date" office:date-value="2016-02-26" calcext:value-type="date">
            <text:p>26.02.2016</text:p>
          </table:table-cell>
          <table:table-cell table:formula="of:=YEAR([.B297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date" office:date-value="2016-02-27" calcext:value-type="date">
            <text:p>27.02.2016</text:p>
          </table:table-cell>
          <table:table-cell table:formula="of:=YEAR([.B298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date" office:date-value="2016-02-28" calcext:value-type="date">
            <text:p>28.02.2016</text:p>
          </table:table-cell>
          <table:table-cell table:formula="of:=YEAR([.B298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2-29" calcext:value-type="date">
            <text:p>29.02.2016</text:p>
          </table:table-cell>
          <table:table-cell table:formula="of:=YEAR([.B298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date" office:date-value="2016-03-01" calcext:value-type="date">
            <text:p>1.03.2016</text:p>
          </table:table-cell>
          <table:table-cell table:formula="of:=YEAR([.B298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date" office:date-value="2016-03-02" calcext:value-type="date">
            <text:p>2.03.2016</text:p>
          </table:table-cell>
          <table:table-cell table:formula="of:=YEAR([.B298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date" office:date-value="2016-03-03" calcext:value-type="date">
            <text:p>3.03.2016</text:p>
          </table:table-cell>
          <table:table-cell table:formula="of:=YEAR([.B298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date" office:date-value="2016-03-04" calcext:value-type="date">
            <text:p>4.03.2016</text:p>
          </table:table-cell>
          <table:table-cell table:formula="of:=YEAR([.B298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date" office:date-value="2016-03-05" calcext:value-type="date">
            <text:p>5.03.2016</text:p>
          </table:table-cell>
          <table:table-cell table:formula="of:=YEAR([.B298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6-03-06" calcext:value-type="date">
            <text:p>6.03.2016</text:p>
          </table:table-cell>
          <table:table-cell table:formula="of:=YEAR([.B298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date" office:date-value="2016-03-07" calcext:value-type="date">
            <text:p>7.03.2016</text:p>
          </table:table-cell>
          <table:table-cell table:formula="of:=YEAR([.B298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date" office:date-value="2016-03-08" calcext:value-type="date">
            <text:p>8.03.2016</text:p>
          </table:table-cell>
          <table:table-cell table:formula="of:=YEAR([.B299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date" office:date-value="2016-03-09" calcext:value-type="date">
            <text:p>9.03.2016</text:p>
          </table:table-cell>
          <table:table-cell table:formula="of:=YEAR([.B299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date" office:date-value="2016-03-10" calcext:value-type="date">
            <text:p>10.03.2016</text:p>
          </table:table-cell>
          <table:table-cell table:formula="of:=YEAR([.B299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date" office:date-value="2016-03-11" calcext:value-type="date">
            <text:p>11.03.2016</text:p>
          </table:table-cell>
          <table:table-cell table:formula="of:=YEAR([.B299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date" office:date-value="2016-03-12" calcext:value-type="date">
            <text:p>12.03.2016</text:p>
          </table:table-cell>
          <table:table-cell table:formula="of:=YEAR([.B299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date" office:date-value="2016-03-13" calcext:value-type="date">
            <text:p>13.03.2016</text:p>
          </table:table-cell>
          <table:table-cell table:formula="of:=YEAR([.B299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575" calcext:value-type="float">
            <text:p>10575</text:p>
          </table:table-cell>
          <table:table-cell office:value-type="date" office:date-value="2016-03-14" calcext:value-type="date">
            <text:p>14.03.2016</text:p>
          </table:table-cell>
          <table:table-cell table:formula="of:=YEAR([.B299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date" office:date-value="2016-03-15" calcext:value-type="date">
            <text:p>15.03.2016</text:p>
          </table:table-cell>
          <table:table-cell table:formula="of:=YEAR([.B299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date" office:date-value="2016-03-16" calcext:value-type="date">
            <text:p>16.03.2016</text:p>
          </table:table-cell>
          <table:table-cell table:formula="of:=YEAR([.B299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date" office:date-value="2016-03-17" calcext:value-type="date">
            <text:p>17.03.2016</text:p>
          </table:table-cell>
          <table:table-cell table:formula="of:=YEAR([.B299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date" office:date-value="2016-03-18" calcext:value-type="date">
            <text:p>18.03.2016</text:p>
          </table:table-cell>
          <table:table-cell table:formula="of:=YEAR([.B300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date" office:date-value="2016-03-19" calcext:value-type="date">
            <text:p>19.03.2016</text:p>
          </table:table-cell>
          <table:table-cell table:formula="of:=YEAR([.B300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date" office:date-value="2016-03-20" calcext:value-type="date">
            <text:p>20.03.2016</text:p>
          </table:table-cell>
          <table:table-cell table:formula="of:=YEAR([.B300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date" office:date-value="2016-03-21" calcext:value-type="date">
            <text:p>21.03.2016</text:p>
          </table:table-cell>
          <table:table-cell table:formula="of:=YEAR([.B300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date" office:date-value="2016-03-22" calcext:value-type="date">
            <text:p>22.03.2016</text:p>
          </table:table-cell>
          <table:table-cell table:formula="of:=YEAR([.B300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date" office:date-value="2016-03-23" calcext:value-type="date">
            <text:p>23.03.2016</text:p>
          </table:table-cell>
          <table:table-cell table:formula="of:=YEAR([.B300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date" office:date-value="2016-03-24" calcext:value-type="date">
            <text:p>24.03.2016</text:p>
          </table:table-cell>
          <table:table-cell table:formula="of:=YEAR([.B300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date" office:date-value="2016-03-25" calcext:value-type="date">
            <text:p>25.03.2016</text:p>
          </table:table-cell>
          <table:table-cell table:formula="of:=YEAR([.B300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date" office:date-value="2016-03-26" calcext:value-type="date">
            <text:p>26.03.2016</text:p>
          </table:table-cell>
          <table:table-cell table:formula="of:=YEAR([.B300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date" office:date-value="2016-03-27" calcext:value-type="date">
            <text:p>27.03.2016</text:p>
          </table:table-cell>
          <table:table-cell table:formula="of:=YEAR([.B300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date" office:date-value="2016-03-28" calcext:value-type="date">
            <text:p>28.03.2016</text:p>
          </table:table-cell>
          <table:table-cell table:formula="of:=YEAR([.B301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date" office:date-value="2016-03-29" calcext:value-type="date">
            <text:p>29.03.2016</text:p>
          </table:table-cell>
          <table:table-cell table:formula="of:=YEAR([.B301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date" office:date-value="2016-03-30" calcext:value-type="date">
            <text:p>30.03.2016</text:p>
          </table:table-cell>
          <table:table-cell table:formula="of:=YEAR([.B301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6273" calcext:value-type="float">
            <text:p>36273</text:p>
          </table:table-cell>
          <table:table-cell office:value-type="date" office:date-value="2016-03-31" calcext:value-type="date">
            <text:p>31.03.2016</text:p>
          </table:table-cell>
          <table:table-cell table:formula="of:=YEAR([.B301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date" office:date-value="2016-04-01" calcext:value-type="date">
            <text:p>1.04.2016</text:p>
          </table:table-cell>
          <table:table-cell table:formula="of:=YEAR([.B301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916" calcext:value-type="float">
            <text:p>37916</text:p>
          </table:table-cell>
          <table:table-cell office:value-type="date" office:date-value="2016-04-02" calcext:value-type="date">
            <text:p>2.04.2016</text:p>
          </table:table-cell>
          <table:table-cell table:formula="of:=YEAR([.B301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2201" calcext:value-type="float">
            <text:p>42201</text:p>
          </table:table-cell>
          <table:table-cell office:value-type="date" office:date-value="2016-04-03" calcext:value-type="date">
            <text:p>3.04.2016</text:p>
          </table:table-cell>
          <table:table-cell table:formula="of:=YEAR([.B301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909" calcext:value-type="float">
            <text:p>41909</text:p>
          </table:table-cell>
          <table:table-cell office:value-type="date" office:date-value="2016-04-04" calcext:value-type="date">
            <text:p>4.04.2016</text:p>
          </table:table-cell>
          <table:table-cell table:formula="of:=YEAR([.B301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3745" calcext:value-type="float">
            <text:p>43745</text:p>
          </table:table-cell>
          <table:table-cell office:value-type="date" office:date-value="2016-04-05" calcext:value-type="date">
            <text:p>5.04.2016</text:p>
          </table:table-cell>
          <table:table-cell table:formula="of:=YEAR([.B301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date" office:date-value="2016-04-06" calcext:value-type="date">
            <text:p>6.04.2016</text:p>
          </table:table-cell>
          <table:table-cell table:formula="of:=YEAR([.B301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5723" calcext:value-type="float">
            <text:p>45723</text:p>
          </table:table-cell>
          <table:table-cell office:value-type="date" office:date-value="2016-04-07" calcext:value-type="date">
            <text:p>7.04.2016</text:p>
          </table:table-cell>
          <table:table-cell table:formula="of:=YEAR([.B302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258" calcext:value-type="float">
            <text:p>47258</text:p>
          </table:table-cell>
          <table:table-cell office:value-type="date" office:date-value="2016-04-08" calcext:value-type="date">
            <text:p>8.04.2016</text:p>
          </table:table-cell>
          <table:table-cell table:formula="of:=YEAR([.B302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714" calcext:value-type="float">
            <text:p>46714</text:p>
          </table:table-cell>
          <table:table-cell office:value-type="date" office:date-value="2016-04-09" calcext:value-type="date">
            <text:p>9.04.2016</text:p>
          </table:table-cell>
          <table:table-cell table:formula="of:=YEAR([.B302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288" calcext:value-type="float">
            <text:p>47288</text:p>
          </table:table-cell>
          <table:table-cell office:value-type="date" office:date-value="2016-04-10" calcext:value-type="date">
            <text:p>10.04.2016</text:p>
          </table:table-cell>
          <table:table-cell table:formula="of:=YEAR([.B302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402" calcext:value-type="float">
            <text:p>47402</text:p>
          </table:table-cell>
          <table:table-cell office:value-type="date" office:date-value="2016-04-11" calcext:value-type="date">
            <text:p>11.04.2016</text:p>
          </table:table-cell>
          <table:table-cell table:formula="of:=YEAR([.B302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687" calcext:value-type="float">
            <text:p>46687</text:p>
          </table:table-cell>
          <table:table-cell office:value-type="date" office:date-value="2016-04-12" calcext:value-type="date">
            <text:p>12.04.2016</text:p>
          </table:table-cell>
          <table:table-cell table:formula="of:=YEAR([.B302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539" calcext:value-type="float">
            <text:p>46539</text:p>
          </table:table-cell>
          <table:table-cell office:value-type="date" office:date-value="2016-04-13" calcext:value-type="date">
            <text:p>13.04.2016</text:p>
          </table:table-cell>
          <table:table-cell table:formula="of:=YEAR([.B302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4671" calcext:value-type="float">
            <text:p>44671</text:p>
          </table:table-cell>
          <table:table-cell office:value-type="date" office:date-value="2016-04-14" calcext:value-type="date">
            <text:p>14.04.2016</text:p>
          </table:table-cell>
          <table:table-cell table:formula="of:=YEAR([.B302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5087" calcext:value-type="float">
            <text:p>45087</text:p>
          </table:table-cell>
          <table:table-cell office:value-type="date" office:date-value="2016-04-15" calcext:value-type="date">
            <text:p>15.04.2016</text:p>
          </table:table-cell>
          <table:table-cell table:formula="of:=YEAR([.B302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3669" calcext:value-type="float">
            <text:p>43669</text:p>
          </table:table-cell>
          <table:table-cell office:value-type="date" office:date-value="2016-04-16" calcext:value-type="date">
            <text:p>16.04.2016</text:p>
          </table:table-cell>
          <table:table-cell table:formula="of:=YEAR([.B302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797" calcext:value-type="float">
            <text:p>41797</text:p>
          </table:table-cell>
          <table:table-cell office:value-type="date" office:date-value="2016-04-17" calcext:value-type="date">
            <text:p>17.04.2016</text:p>
          </table:table-cell>
          <table:table-cell table:formula="of:=YEAR([.B303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date" office:date-value="2016-04-18" calcext:value-type="date">
            <text:p>18.04.2016</text:p>
          </table:table-cell>
          <table:table-cell table:formula="of:=YEAR([.B303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date" office:date-value="2016-04-19" calcext:value-type="date">
            <text:p>19.04.2016</text:p>
          </table:table-cell>
          <table:table-cell table:formula="of:=YEAR([.B303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date" office:date-value="2016-04-20" calcext:value-type="date">
            <text:p>20.04.2016</text:p>
          </table:table-cell>
          <table:table-cell table:formula="of:=YEAR([.B303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date" office:date-value="2016-04-21" calcext:value-type="date">
            <text:p>21.04.2016</text:p>
          </table:table-cell>
          <table:table-cell table:formula="of:=YEAR([.B303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0463" calcext:value-type="float">
            <text:p>30463</text:p>
          </table:table-cell>
          <table:table-cell office:value-type="date" office:date-value="2016-04-22" calcext:value-type="date">
            <text:p>22.04.2016</text:p>
          </table:table-cell>
          <table:table-cell table:formula="of:=YEAR([.B303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date" office:date-value="2016-04-23" calcext:value-type="date">
            <text:p>23.04.2016</text:p>
          </table:table-cell>
          <table:table-cell table:formula="of:=YEAR([.B303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5692" calcext:value-type="float">
            <text:p>25692</text:p>
          </table:table-cell>
          <table:table-cell office:value-type="date" office:date-value="2016-04-24" calcext:value-type="date">
            <text:p>24.04.2016</text:p>
          </table:table-cell>
          <table:table-cell table:formula="of:=YEAR([.B303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date" office:date-value="2016-04-25" calcext:value-type="date">
            <text:p>25.04.2016</text:p>
          </table:table-cell>
          <table:table-cell table:formula="of:=YEAR([.B303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3372" calcext:value-type="float">
            <text:p>23372</text:p>
          </table:table-cell>
          <table:table-cell office:value-type="date" office:date-value="2016-04-26" calcext:value-type="date">
            <text:p>26.04.2016</text:p>
          </table:table-cell>
          <table:table-cell table:formula="of:=YEAR([.B303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date" office:date-value="2016-04-27" calcext:value-type="date">
            <text:p>27.04.2016</text:p>
          </table:table-cell>
          <table:table-cell table:formula="of:=YEAR([.B304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date" office:date-value="2016-04-28" calcext:value-type="date">
            <text:p>28.04.2016</text:p>
          </table:table-cell>
          <table:table-cell table:formula="of:=YEAR([.B304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9482" calcext:value-type="float">
            <text:p>19482</text:p>
          </table:table-cell>
          <table:table-cell office:value-type="date" office:date-value="2016-04-29" calcext:value-type="date">
            <text:p>29.04.2016</text:p>
          </table:table-cell>
          <table:table-cell table:formula="of:=YEAR([.B304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date" office:date-value="2016-04-30" calcext:value-type="date">
            <text:p>30.04.2016</text:p>
          </table:table-cell>
          <table:table-cell table:formula="of:=YEAR([.B304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date" office:date-value="2016-05-01" calcext:value-type="date">
            <text:p>1.05.2016</text:p>
          </table:table-cell>
          <table:table-cell table:formula="of:=YEAR([.B304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date" office:date-value="2016-05-02" calcext:value-type="date">
            <text:p>2.05.2016</text:p>
          </table:table-cell>
          <table:table-cell table:formula="of:=YEAR([.B304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date" office:date-value="2016-05-03" calcext:value-type="date">
            <text:p>3.05.2016</text:p>
          </table:table-cell>
          <table:table-cell table:formula="of:=YEAR([.B304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date" office:date-value="2016-05-04" calcext:value-type="date">
            <text:p>4.05.2016</text:p>
          </table:table-cell>
          <table:table-cell table:formula="of:=YEAR([.B304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date" office:date-value="2016-05-05" calcext:value-type="date">
            <text:p>5.05.2016</text:p>
          </table:table-cell>
          <table:table-cell table:formula="of:=YEAR([.B304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date" office:date-value="2016-05-06" calcext:value-type="date">
            <text:p>6.05.2016</text:p>
          </table:table-cell>
          <table:table-cell table:formula="of:=YEAR([.B304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date" office:date-value="2016-05-07" calcext:value-type="date">
            <text:p>7.05.2016</text:p>
          </table:table-cell>
          <table:table-cell table:formula="of:=YEAR([.B305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date" office:date-value="2016-05-08" calcext:value-type="date">
            <text:p>8.05.2016</text:p>
          </table:table-cell>
          <table:table-cell table:formula="of:=YEAR([.B305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date" office:date-value="2016-05-09" calcext:value-type="date">
            <text:p>9.05.2016</text:p>
          </table:table-cell>
          <table:table-cell table:formula="of:=YEAR([.B305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date" office:date-value="2016-05-10" calcext:value-type="date">
            <text:p>10.05.2016</text:p>
          </table:table-cell>
          <table:table-cell table:formula="of:=YEAR([.B305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date" office:date-value="2016-05-11" calcext:value-type="date">
            <text:p>11.05.2016</text:p>
          </table:table-cell>
          <table:table-cell table:formula="of:=YEAR([.B305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date" office:date-value="2016-05-12" calcext:value-type="date">
            <text:p>12.05.2016</text:p>
          </table:table-cell>
          <table:table-cell table:formula="of:=YEAR([.B305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date" office:date-value="2016-05-13" calcext:value-type="date">
            <text:p>13.05.2016</text:p>
          </table:table-cell>
          <table:table-cell table:formula="of:=YEAR([.B305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date" office:date-value="2016-05-14" calcext:value-type="date">
            <text:p>14.05.2016</text:p>
          </table:table-cell>
          <table:table-cell table:formula="of:=YEAR([.B305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date" office:date-value="2016-05-15" calcext:value-type="date">
            <text:p>15.05.2016</text:p>
          </table:table-cell>
          <table:table-cell table:formula="of:=YEAR([.B305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16-05-16" calcext:value-type="date">
            <text:p>16.05.2016</text:p>
          </table:table-cell>
          <table:table-cell table:formula="of:=YEAR([.B305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date" office:date-value="2016-05-17" calcext:value-type="date">
            <text:p>17.05.2016</text:p>
          </table:table-cell>
          <table:table-cell table:formula="of:=YEAR([.B306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date" office:date-value="2016-05-18" calcext:value-type="date">
            <text:p>18.05.2016</text:p>
          </table:table-cell>
          <table:table-cell table:formula="of:=YEAR([.B306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6-05-19" calcext:value-type="date">
            <text:p>19.05.2016</text:p>
          </table:table-cell>
          <table:table-cell table:formula="of:=YEAR([.B306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date" office:date-value="2016-05-20" calcext:value-type="date">
            <text:p>20.05.2016</text:p>
          </table:table-cell>
          <table:table-cell table:formula="of:=YEAR([.B306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date" office:date-value="2016-05-21" calcext:value-type="date">
            <text:p>21.05.2016</text:p>
          </table:table-cell>
          <table:table-cell table:formula="of:=YEAR([.B306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6-05-22" calcext:value-type="date">
            <text:p>22.05.2016</text:p>
          </table:table-cell>
          <table:table-cell table:formula="of:=YEAR([.B306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date" office:date-value="2016-05-23" calcext:value-type="date">
            <text:p>23.05.2016</text:p>
          </table:table-cell>
          <table:table-cell table:formula="of:=YEAR([.B306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date" office:date-value="2016-05-24" calcext:value-type="date">
            <text:p>24.05.2016</text:p>
          </table:table-cell>
          <table:table-cell table:formula="of:=YEAR([.B306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date" office:date-value="2016-05-25" calcext:value-type="date">
            <text:p>25.05.2016</text:p>
          </table:table-cell>
          <table:table-cell table:formula="of:=YEAR([.B306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date" office:date-value="2016-05-26" calcext:value-type="date">
            <text:p>26.05.2016</text:p>
          </table:table-cell>
          <table:table-cell table:formula="of:=YEAR([.B306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date" office:date-value="2016-05-27" calcext:value-type="date">
            <text:p>27.05.2016</text:p>
          </table:table-cell>
          <table:table-cell table:formula="of:=YEAR([.B307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date" office:date-value="2016-05-28" calcext:value-type="date">
            <text:p>28.05.2016</text:p>
          </table:table-cell>
          <table:table-cell table:formula="of:=YEAR([.B307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6-05-29" calcext:value-type="date">
            <text:p>29.05.2016</text:p>
          </table:table-cell>
          <table:table-cell table:formula="of:=YEAR([.B307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date" office:date-value="2016-05-30" calcext:value-type="date">
            <text:p>30.05.2016</text:p>
          </table:table-cell>
          <table:table-cell table:formula="of:=YEAR([.B307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date" office:date-value="2016-05-31" calcext:value-type="date">
            <text:p>31.05.2016</text:p>
          </table:table-cell>
          <table:table-cell table:formula="of:=YEAR([.B307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date" office:date-value="2016-06-01" calcext:value-type="date">
            <text:p>1.06.2016</text:p>
          </table:table-cell>
          <table:table-cell table:formula="of:=YEAR([.B307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date" office:date-value="2016-06-02" calcext:value-type="date">
            <text:p>2.06.2016</text:p>
          </table:table-cell>
          <table:table-cell table:formula="of:=YEAR([.B307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date" office:date-value="2016-06-03" calcext:value-type="date">
            <text:p>3.06.2016</text:p>
          </table:table-cell>
          <table:table-cell table:formula="of:=YEAR([.B307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date" office:date-value="2016-06-04" calcext:value-type="date">
            <text:p>4.06.2016</text:p>
          </table:table-cell>
          <table:table-cell table:formula="of:=YEAR([.B307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date" office:date-value="2016-06-05" calcext:value-type="date">
            <text:p>5.06.2016</text:p>
          </table:table-cell>
          <table:table-cell table:formula="of:=YEAR([.B307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6-06-06" calcext:value-type="date">
            <text:p>6.06.2016</text:p>
          </table:table-cell>
          <table:table-cell table:formula="of:=YEAR([.B308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date" office:date-value="2016-06-07" calcext:value-type="date">
            <text:p>7.06.2016</text:p>
          </table:table-cell>
          <table:table-cell table:formula="of:=YEAR([.B308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date" office:date-value="2016-06-08" calcext:value-type="date">
            <text:p>8.06.2016</text:p>
          </table:table-cell>
          <table:table-cell table:formula="of:=YEAR([.B308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date" office:date-value="2016-06-09" calcext:value-type="date">
            <text:p>9.06.2016</text:p>
          </table:table-cell>
          <table:table-cell table:formula="of:=YEAR([.B308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date" office:date-value="2016-06-10" calcext:value-type="date">
            <text:p>10.06.2016</text:p>
          </table:table-cell>
          <table:table-cell table:formula="of:=YEAR([.B308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date" office:date-value="2016-06-11" calcext:value-type="date">
            <text:p>11.06.2016</text:p>
          </table:table-cell>
          <table:table-cell table:formula="of:=YEAR([.B308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date" office:date-value="2016-06-12" calcext:value-type="date">
            <text:p>12.06.2016</text:p>
          </table:table-cell>
          <table:table-cell table:formula="of:=YEAR([.B308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date" office:date-value="2016-06-13" calcext:value-type="date">
            <text:p>13.06.2016</text:p>
          </table:table-cell>
          <table:table-cell table:formula="of:=YEAR([.B308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date" office:date-value="2016-06-14" calcext:value-type="date">
            <text:p>14.06.2016</text:p>
          </table:table-cell>
          <table:table-cell table:formula="of:=YEAR([.B308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date" office:date-value="2016-06-15" calcext:value-type="date">
            <text:p>15.06.2016</text:p>
          </table:table-cell>
          <table:table-cell table:formula="of:=YEAR([.B308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date" office:date-value="2016-06-16" calcext:value-type="date">
            <text:p>16.06.2016</text:p>
          </table:table-cell>
          <table:table-cell table:formula="of:=YEAR([.B309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date" office:date-value="2016-06-17" calcext:value-type="date">
            <text:p>17.06.2016</text:p>
          </table:table-cell>
          <table:table-cell table:formula="of:=YEAR([.B309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date" office:date-value="2016-06-18" calcext:value-type="date">
            <text:p>18.06.2016</text:p>
          </table:table-cell>
          <table:table-cell table:formula="of:=YEAR([.B309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date" office:date-value="2016-06-19" calcext:value-type="date">
            <text:p>19.06.2016</text:p>
          </table:table-cell>
          <table:table-cell table:formula="of:=YEAR([.B309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date" office:date-value="2016-06-20" calcext:value-type="date">
            <text:p>20.06.2016</text:p>
          </table:table-cell>
          <table:table-cell table:formula="of:=YEAR([.B309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date" office:date-value="2016-06-21" calcext:value-type="date">
            <text:p>21.06.2016</text:p>
          </table:table-cell>
          <table:table-cell table:formula="of:=YEAR([.B309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date" office:date-value="2016-06-22" calcext:value-type="date">
            <text:p>22.06.2016</text:p>
          </table:table-cell>
          <table:table-cell table:formula="of:=YEAR([.B309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date" office:date-value="2016-06-23" calcext:value-type="date">
            <text:p>23.06.2016</text:p>
          </table:table-cell>
          <table:table-cell table:formula="of:=YEAR([.B309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date" office:date-value="2016-06-24" calcext:value-type="date">
            <text:p>24.06.2016</text:p>
          </table:table-cell>
          <table:table-cell table:formula="of:=YEAR([.B309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447" calcext:value-type="float">
            <text:p>84447</text:p>
          </table:table-cell>
          <table:table-cell office:value-type="date" office:date-value="2016-06-25" calcext:value-type="date">
            <text:p>25.06.2016</text:p>
          </table:table-cell>
          <table:table-cell table:formula="of:=YEAR([.B309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4422" calcext:value-type="float">
            <text:p>94422</text:p>
          </table:table-cell>
          <table:table-cell office:value-type="date" office:date-value="2016-06-26" calcext:value-type="date">
            <text:p>26.06.2016</text:p>
          </table:table-cell>
          <table:table-cell table:formula="of:=YEAR([.B310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7840" calcext:value-type="float">
            <text:p>97840</text:p>
          </table:table-cell>
          <table:table-cell office:value-type="date" office:date-value="2016-06-27" calcext:value-type="date">
            <text:p>27.06.2016</text:p>
          </table:table-cell>
          <table:table-cell table:formula="of:=YEAR([.B310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2130" calcext:value-type="float">
            <text:p>82130</text:p>
          </table:table-cell>
          <table:table-cell office:value-type="date" office:date-value="2016-06-28" calcext:value-type="date">
            <text:p>28.06.2016</text:p>
          </table:table-cell>
          <table:table-cell table:formula="of:=YEAR([.B310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349" calcext:value-type="float">
            <text:p>61349</text:p>
          </table:table-cell>
          <table:table-cell office:value-type="date" office:date-value="2016-06-29" calcext:value-type="date">
            <text:p>29.06.2016</text:p>
          </table:table-cell>
          <table:table-cell table:formula="of:=YEAR([.B310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date" office:date-value="2016-06-30" calcext:value-type="date">
            <text:p>30.06.2016</text:p>
          </table:table-cell>
          <table:table-cell table:formula="of:=YEAR([.B310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date" office:date-value="2016-07-01" calcext:value-type="date">
            <text:p>1.07.2016</text:p>
          </table:table-cell>
          <table:table-cell table:formula="of:=YEAR([.B310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date" office:date-value="2016-07-02" calcext:value-type="date">
            <text:p>2.07.2016</text:p>
          </table:table-cell>
          <table:table-cell table:formula="of:=YEAR([.B310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date" office:date-value="2016-07-03" calcext:value-type="date">
            <text:p>3.07.2016</text:p>
          </table:table-cell>
          <table:table-cell table:formula="of:=YEAR([.B310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date" office:date-value="2016-07-04" calcext:value-type="date">
            <text:p>4.07.2016</text:p>
          </table:table-cell>
          <table:table-cell table:formula="of:=YEAR([.B310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date" office:date-value="2016-07-05" calcext:value-type="date">
            <text:p>5.07.2016</text:p>
          </table:table-cell>
          <table:table-cell table:formula="of:=YEAR([.B310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date" office:date-value="2016-07-06" calcext:value-type="date">
            <text:p>6.07.2016</text:p>
          </table:table-cell>
          <table:table-cell table:formula="of:=YEAR([.B311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date" office:date-value="2016-07-07" calcext:value-type="date">
            <text:p>7.07.2016</text:p>
          </table:table-cell>
          <table:table-cell table:formula="of:=YEAR([.B311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16-07-08" calcext:value-type="date">
            <text:p>8.07.2016</text:p>
          </table:table-cell>
          <table:table-cell table:formula="of:=YEAR([.B311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date" office:date-value="2016-07-09" calcext:value-type="date">
            <text:p>9.07.2016</text:p>
          </table:table-cell>
          <table:table-cell table:formula="of:=YEAR([.B311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date" office:date-value="2016-07-10" calcext:value-type="date">
            <text:p>10.07.2016</text:p>
          </table:table-cell>
          <table:table-cell table:formula="of:=YEAR([.B311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6-07-11" calcext:value-type="date">
            <text:p>11.07.2016</text:p>
          </table:table-cell>
          <table:table-cell table:formula="of:=YEAR([.B311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date" office:date-value="2016-07-12" calcext:value-type="date">
            <text:p>12.07.2016</text:p>
          </table:table-cell>
          <table:table-cell table:formula="of:=YEAR([.B311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date" office:date-value="2016-07-13" calcext:value-type="date">
            <text:p>13.07.2016</text:p>
          </table:table-cell>
          <table:table-cell table:formula="of:=YEAR([.B311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date" office:date-value="2016-07-14" calcext:value-type="date">
            <text:p>14.07.2016</text:p>
          </table:table-cell>
          <table:table-cell table:formula="of:=YEAR([.B311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6-07-15" calcext:value-type="date">
            <text:p>15.07.2016</text:p>
          </table:table-cell>
          <table:table-cell table:formula="of:=YEAR([.B311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date" office:date-value="2016-07-16" calcext:value-type="date">
            <text:p>16.07.2016</text:p>
          </table:table-cell>
          <table:table-cell table:formula="of:=YEAR([.B312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date" office:date-value="2016-07-17" calcext:value-type="date">
            <text:p>17.07.2016</text:p>
          </table:table-cell>
          <table:table-cell table:formula="of:=YEAR([.B312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date" office:date-value="2016-07-18" calcext:value-type="date">
            <text:p>18.07.2016</text:p>
          </table:table-cell>
          <table:table-cell table:formula="of:=YEAR([.B312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6-07-19" calcext:value-type="date">
            <text:p>19.07.2016</text:p>
          </table:table-cell>
          <table:table-cell table:formula="of:=YEAR([.B312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6-07-20" calcext:value-type="date">
            <text:p>20.07.2016</text:p>
          </table:table-cell>
          <table:table-cell table:formula="of:=YEAR([.B312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date" office:date-value="2016-07-21" calcext:value-type="date">
            <text:p>21.07.2016</text:p>
          </table:table-cell>
          <table:table-cell table:formula="of:=YEAR([.B312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16-07-22" calcext:value-type="date">
            <text:p>22.07.2016</text:p>
          </table:table-cell>
          <table:table-cell table:formula="of:=YEAR([.B312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date" office:date-value="2016-07-23" calcext:value-type="date">
            <text:p>23.07.2016</text:p>
          </table:table-cell>
          <table:table-cell table:formula="of:=YEAR([.B312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date" office:date-value="2016-07-24" calcext:value-type="date">
            <text:p>24.07.2016</text:p>
          </table:table-cell>
          <table:table-cell table:formula="of:=YEAR([.B312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6-07-25" calcext:value-type="date">
            <text:p>25.07.2016</text:p>
          </table:table-cell>
          <table:table-cell table:formula="of:=YEAR([.B312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date" office:date-value="2016-07-26" calcext:value-type="date">
            <text:p>26.07.2016</text:p>
          </table:table-cell>
          <table:table-cell table:formula="of:=YEAR([.B313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16-07-27" calcext:value-type="date">
            <text:p>27.07.2016</text:p>
          </table:table-cell>
          <table:table-cell table:formula="of:=YEAR([.B313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date" office:date-value="2016-07-28" calcext:value-type="date">
            <text:p>28.07.2016</text:p>
          </table:table-cell>
          <table:table-cell table:formula="of:=YEAR([.B313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date" office:date-value="2016-07-29" calcext:value-type="date">
            <text:p>29.07.2016</text:p>
          </table:table-cell>
          <table:table-cell table:formula="of:=YEAR([.B313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date" office:date-value="2016-07-30" calcext:value-type="date">
            <text:p>30.07.2016</text:p>
          </table:table-cell>
          <table:table-cell table:formula="of:=YEAR([.B313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date" office:date-value="2016-07-31" calcext:value-type="date">
            <text:p>31.07.2016</text:p>
          </table:table-cell>
          <table:table-cell table:formula="of:=YEAR([.B313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date" office:date-value="2016-08-01" calcext:value-type="date">
            <text:p>1.08.2016</text:p>
          </table:table-cell>
          <table:table-cell table:formula="of:=YEAR([.B313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date" office:date-value="2016-08-02" calcext:value-type="date">
            <text:p>2.08.2016</text:p>
          </table:table-cell>
          <table:table-cell table:formula="of:=YEAR([.B313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date" office:date-value="2016-08-03" calcext:value-type="date">
            <text:p>3.08.2016</text:p>
          </table:table-cell>
          <table:table-cell table:formula="of:=YEAR([.B313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date" office:date-value="2016-08-04" calcext:value-type="date">
            <text:p>4.08.2016</text:p>
          </table:table-cell>
          <table:table-cell table:formula="of:=YEAR([.B313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date" office:date-value="2016-08-05" calcext:value-type="date">
            <text:p>5.08.2016</text:p>
          </table:table-cell>
          <table:table-cell table:formula="of:=YEAR([.B314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date" office:date-value="2016-08-06" calcext:value-type="date">
            <text:p>6.08.2016</text:p>
          </table:table-cell>
          <table:table-cell table:formula="of:=YEAR([.B314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date" office:date-value="2016-08-07" calcext:value-type="date">
            <text:p>7.08.2016</text:p>
          </table:table-cell>
          <table:table-cell table:formula="of:=YEAR([.B314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date" office:date-value="2016-08-08" calcext:value-type="date">
            <text:p>8.08.2016</text:p>
          </table:table-cell>
          <table:table-cell table:formula="of:=YEAR([.B314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date" office:date-value="2016-08-09" calcext:value-type="date">
            <text:p>9.08.2016</text:p>
          </table:table-cell>
          <table:table-cell table:formula="of:=YEAR([.B314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6-08-10" calcext:value-type="date">
            <text:p>10.08.2016</text:p>
          </table:table-cell>
          <table:table-cell table:formula="of:=YEAR([.B314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date" office:date-value="2016-08-11" calcext:value-type="date">
            <text:p>11.08.2016</text:p>
          </table:table-cell>
          <table:table-cell table:formula="of:=YEAR([.B314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date" office:date-value="2016-08-12" calcext:value-type="date">
            <text:p>12.08.2016</text:p>
          </table:table-cell>
          <table:table-cell table:formula="of:=YEAR([.B314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6-08-13" calcext:value-type="date">
            <text:p>13.08.2016</text:p>
          </table:table-cell>
          <table:table-cell table:formula="of:=YEAR([.B314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date" office:date-value="2016-08-14" calcext:value-type="date">
            <text:p>14.08.2016</text:p>
          </table:table-cell>
          <table:table-cell table:formula="of:=YEAR([.B314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date" office:date-value="2016-08-15" calcext:value-type="date">
            <text:p>15.08.2016</text:p>
          </table:table-cell>
          <table:table-cell table:formula="of:=YEAR([.B315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date" office:date-value="2016-08-16" calcext:value-type="date">
            <text:p>16.08.2016</text:p>
          </table:table-cell>
          <table:table-cell table:formula="of:=YEAR([.B315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date" office:date-value="2016-08-17" calcext:value-type="date">
            <text:p>17.08.2016</text:p>
          </table:table-cell>
          <table:table-cell table:formula="of:=YEAR([.B315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date" office:date-value="2016-08-18" calcext:value-type="date">
            <text:p>18.08.2016</text:p>
          </table:table-cell>
          <table:table-cell table:formula="of:=YEAR([.B315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date" office:date-value="2016-08-19" calcext:value-type="date">
            <text:p>19.08.2016</text:p>
          </table:table-cell>
          <table:table-cell table:formula="of:=YEAR([.B315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16-08-20" calcext:value-type="date">
            <text:p>20.08.2016</text:p>
          </table:table-cell>
          <table:table-cell table:formula="of:=YEAR([.B315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date" office:date-value="2016-08-21" calcext:value-type="date">
            <text:p>21.08.2016</text:p>
          </table:table-cell>
          <table:table-cell table:formula="of:=YEAR([.B315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date" office:date-value="2016-08-22" calcext:value-type="date">
            <text:p>22.08.2016</text:p>
          </table:table-cell>
          <table:table-cell table:formula="of:=YEAR([.B315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date" office:date-value="2016-08-23" calcext:value-type="date">
            <text:p>23.08.2016</text:p>
          </table:table-cell>
          <table:table-cell table:formula="of:=YEAR([.B315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date" office:date-value="2016-08-24" calcext:value-type="date">
            <text:p>24.08.2016</text:p>
          </table:table-cell>
          <table:table-cell table:formula="of:=YEAR([.B315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6-08-25" calcext:value-type="date">
            <text:p>25.08.2016</text:p>
          </table:table-cell>
          <table:table-cell table:formula="of:=YEAR([.B316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date" office:date-value="2016-08-26" calcext:value-type="date">
            <text:p>26.08.2016</text:p>
          </table:table-cell>
          <table:table-cell table:formula="of:=YEAR([.B316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date" office:date-value="2016-08-27" calcext:value-type="date">
            <text:p>27.08.2016</text:p>
          </table:table-cell>
          <table:table-cell table:formula="of:=YEAR([.B316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date" office:date-value="2016-08-28" calcext:value-type="date">
            <text:p>28.08.2016</text:p>
          </table:table-cell>
          <table:table-cell table:formula="of:=YEAR([.B316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date" office:date-value="2016-08-29" calcext:value-type="date">
            <text:p>29.08.2016</text:p>
          </table:table-cell>
          <table:table-cell table:formula="of:=YEAR([.B316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date" office:date-value="2016-08-30" calcext:value-type="date">
            <text:p>30.08.2016</text:p>
          </table:table-cell>
          <table:table-cell table:formula="of:=YEAR([.B316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date" office:date-value="2016-08-31" calcext:value-type="date">
            <text:p>31.08.2016</text:p>
          </table:table-cell>
          <table:table-cell table:formula="of:=YEAR([.B316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date" office:date-value="2016-09-01" calcext:value-type="date">
            <text:p>1.09.2016</text:p>
          </table:table-cell>
          <table:table-cell table:formula="of:=YEAR([.B316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date" office:date-value="2016-09-02" calcext:value-type="date">
            <text:p>2.09.2016</text:p>
          </table:table-cell>
          <table:table-cell table:formula="of:=YEAR([.B316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date" office:date-value="2016-09-03" calcext:value-type="date">
            <text:p>3.09.2016</text:p>
          </table:table-cell>
          <table:table-cell table:formula="of:=YEAR([.B316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6-09-04" calcext:value-type="date">
            <text:p>4.09.2016</text:p>
          </table:table-cell>
          <table:table-cell table:formula="of:=YEAR([.B317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date" office:date-value="2016-09-05" calcext:value-type="date">
            <text:p>5.09.2016</text:p>
          </table:table-cell>
          <table:table-cell table:formula="of:=YEAR([.B317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date" office:date-value="2016-09-06" calcext:value-type="date">
            <text:p>6.09.2016</text:p>
          </table:table-cell>
          <table:table-cell table:formula="of:=YEAR([.B317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date" office:date-value="2016-09-07" calcext:value-type="date">
            <text:p>7.09.2016</text:p>
          </table:table-cell>
          <table:table-cell table:formula="of:=YEAR([.B317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6-09-08" calcext:value-type="date">
            <text:p>8.09.2016</text:p>
          </table:table-cell>
          <table:table-cell table:formula="of:=YEAR([.B317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date" office:date-value="2016-09-09" calcext:value-type="date">
            <text:p>9.09.2016</text:p>
          </table:table-cell>
          <table:table-cell table:formula="of:=YEAR([.B317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date" office:date-value="2016-09-10" calcext:value-type="date">
            <text:p>10.09.2016</text:p>
          </table:table-cell>
          <table:table-cell table:formula="of:=YEAR([.B317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date" office:date-value="2016-09-11" calcext:value-type="date">
            <text:p>11.09.2016</text:p>
          </table:table-cell>
          <table:table-cell table:formula="of:=YEAR([.B317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date" office:date-value="2016-09-12" calcext:value-type="date">
            <text:p>12.09.2016</text:p>
          </table:table-cell>
          <table:table-cell table:formula="of:=YEAR([.B317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date" office:date-value="2016-09-13" calcext:value-type="date">
            <text:p>13.09.2016</text:p>
          </table:table-cell>
          <table:table-cell table:formula="of:=YEAR([.B317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date" office:date-value="2016-09-14" calcext:value-type="date">
            <text:p>14.09.2016</text:p>
          </table:table-cell>
          <table:table-cell table:formula="of:=YEAR([.B318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date" office:date-value="2016-09-15" calcext:value-type="date">
            <text:p>15.09.2016</text:p>
          </table:table-cell>
          <table:table-cell table:formula="of:=YEAR([.B318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date" office:date-value="2016-09-16" calcext:value-type="date">
            <text:p>16.09.2016</text:p>
          </table:table-cell>
          <table:table-cell table:formula="of:=YEAR([.B318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998" calcext:value-type="float">
            <text:p>37998</text:p>
          </table:table-cell>
          <table:table-cell office:value-type="date" office:date-value="2016-09-17" calcext:value-type="date">
            <text:p>17.09.2016</text:p>
          </table:table-cell>
          <table:table-cell table:formula="of:=YEAR([.B318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date" office:date-value="2016-09-18" calcext:value-type="date">
            <text:p>18.09.2016</text:p>
          </table:table-cell>
          <table:table-cell table:formula="of:=YEAR([.B318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1905" calcext:value-type="float">
            <text:p>41905</text:p>
          </table:table-cell>
          <table:table-cell office:value-type="date" office:date-value="2016-09-19" calcext:value-type="date">
            <text:p>19.09.2016</text:p>
          </table:table-cell>
          <table:table-cell table:formula="of:=YEAR([.B318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9330" calcext:value-type="float">
            <text:p>39330</text:p>
          </table:table-cell>
          <table:table-cell office:value-type="date" office:date-value="2016-09-20" calcext:value-type="date">
            <text:p>20.09.2016</text:p>
          </table:table-cell>
          <table:table-cell table:formula="of:=YEAR([.B318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date" office:date-value="2016-09-21" calcext:value-type="date">
            <text:p>21.09.2016</text:p>
          </table:table-cell>
          <table:table-cell table:formula="of:=YEAR([.B318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date" office:date-value="2016-09-22" calcext:value-type="date">
            <text:p>22.09.2016</text:p>
          </table:table-cell>
          <table:table-cell table:formula="of:=YEAR([.B318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date" office:date-value="2016-09-23" calcext:value-type="date">
            <text:p>23.09.2016</text:p>
          </table:table-cell>
          <table:table-cell table:formula="of:=YEAR([.B318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date" office:date-value="2016-09-24" calcext:value-type="date">
            <text:p>24.09.2016</text:p>
          </table:table-cell>
          <table:table-cell table:formula="of:=YEAR([.B319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date" office:date-value="2016-09-25" calcext:value-type="date">
            <text:p>25.09.2016</text:p>
          </table:table-cell>
          <table:table-cell table:formula="of:=YEAR([.B319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9-26" calcext:value-type="date">
            <text:p>26.09.2016</text:p>
          </table:table-cell>
          <table:table-cell table:formula="of:=YEAR([.B319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date" office:date-value="2016-09-27" calcext:value-type="date">
            <text:p>27.09.2016</text:p>
          </table:table-cell>
          <table:table-cell table:formula="of:=YEAR([.B319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date" office:date-value="2016-09-28" calcext:value-type="date">
            <text:p>28.09.2016</text:p>
          </table:table-cell>
          <table:table-cell table:formula="of:=YEAR([.B319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date" office:date-value="2016-09-29" calcext:value-type="date">
            <text:p>29.09.2016</text:p>
          </table:table-cell>
          <table:table-cell table:formula="of:=YEAR([.B319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date" office:date-value="2016-09-30" calcext:value-type="date">
            <text:p>30.09.2016</text:p>
          </table:table-cell>
          <table:table-cell table:formula="of:=YEAR([.B319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date" office:date-value="2016-10-01" calcext:value-type="date">
            <text:p>1.10.2016</text:p>
          </table:table-cell>
          <table:table-cell table:formula="of:=YEAR([.B319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date" office:date-value="2016-10-02" calcext:value-type="date">
            <text:p>2.10.2016</text:p>
          </table:table-cell>
          <table:table-cell table:formula="of:=YEAR([.B319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date" office:date-value="2016-10-03" calcext:value-type="date">
            <text:p>3.10.2016</text:p>
          </table:table-cell>
          <table:table-cell table:formula="of:=YEAR([.B319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date" office:date-value="2016-10-04" calcext:value-type="date">
            <text:p>4.10.2016</text:p>
          </table:table-cell>
          <table:table-cell table:formula="of:=YEAR([.B320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date" office:date-value="2016-10-05" calcext:value-type="date">
            <text:p>5.10.2016</text:p>
          </table:table-cell>
          <table:table-cell table:formula="of:=YEAR([.B320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date" office:date-value="2016-10-06" calcext:value-type="date">
            <text:p>6.10.2016</text:p>
          </table:table-cell>
          <table:table-cell table:formula="of:=YEAR([.B320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date" office:date-value="2016-10-07" calcext:value-type="date">
            <text:p>7.10.2016</text:p>
          </table:table-cell>
          <table:table-cell table:formula="of:=YEAR([.B320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date" office:date-value="2016-10-08" calcext:value-type="date">
            <text:p>8.10.2016</text:p>
          </table:table-cell>
          <table:table-cell table:formula="of:=YEAR([.B320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6-10-09" calcext:value-type="date">
            <text:p>9.10.2016</text:p>
          </table:table-cell>
          <table:table-cell table:formula="of:=YEAR([.B320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16-10-10" calcext:value-type="date">
            <text:p>10.10.2016</text:p>
          </table:table-cell>
          <table:table-cell table:formula="of:=YEAR([.B320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date" office:date-value="2016-10-11" calcext:value-type="date">
            <text:p>11.10.2016</text:p>
          </table:table-cell>
          <table:table-cell table:formula="of:=YEAR([.B320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date" office:date-value="2016-10-12" calcext:value-type="date">
            <text:p>12.10.2016</text:p>
          </table:table-cell>
          <table:table-cell table:formula="of:=YEAR([.B320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date" office:date-value="2016-10-13" calcext:value-type="date">
            <text:p>13.10.2016</text:p>
          </table:table-cell>
          <table:table-cell table:formula="of:=YEAR([.B320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date" office:date-value="2016-10-14" calcext:value-type="date">
            <text:p>14.10.2016</text:p>
          </table:table-cell>
          <table:table-cell table:formula="of:=YEAR([.B321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date" office:date-value="2016-10-15" calcext:value-type="date">
            <text:p>15.10.2016</text:p>
          </table:table-cell>
          <table:table-cell table:formula="of:=YEAR([.B321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date" office:date-value="2016-10-16" calcext:value-type="date">
            <text:p>16.10.2016</text:p>
          </table:table-cell>
          <table:table-cell table:formula="of:=YEAR([.B321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date" office:date-value="2016-10-17" calcext:value-type="date">
            <text:p>17.10.2016</text:p>
          </table:table-cell>
          <table:table-cell table:formula="of:=YEAR([.B321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date" office:date-value="2016-10-18" calcext:value-type="date">
            <text:p>18.10.2016</text:p>
          </table:table-cell>
          <table:table-cell table:formula="of:=YEAR([.B321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date" office:date-value="2016-10-19" calcext:value-type="date">
            <text:p>19.10.2016</text:p>
          </table:table-cell>
          <table:table-cell table:formula="of:=YEAR([.B321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date" office:date-value="2016-10-20" calcext:value-type="date">
            <text:p>20.10.2016</text:p>
          </table:table-cell>
          <table:table-cell table:formula="of:=YEAR([.B321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date" office:date-value="2016-10-21" calcext:value-type="date">
            <text:p>21.10.2016</text:p>
          </table:table-cell>
          <table:table-cell table:formula="of:=YEAR([.B321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date" office:date-value="2016-10-22" calcext:value-type="date">
            <text:p>22.10.2016</text:p>
          </table:table-cell>
          <table:table-cell table:formula="of:=YEAR([.B321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date" office:date-value="2016-10-23" calcext:value-type="date">
            <text:p>23.10.2016</text:p>
          </table:table-cell>
          <table:table-cell table:formula="of:=YEAR([.B321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813" calcext:value-type="float">
            <text:p>12813</text:p>
          </table:table-cell>
          <table:table-cell office:value-type="date" office:date-value="2016-10-24" calcext:value-type="date">
            <text:p>24.10.2016</text:p>
          </table:table-cell>
          <table:table-cell table:formula="of:=YEAR([.B322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6-10-25" calcext:value-type="date">
            <text:p>25.10.2016</text:p>
          </table:table-cell>
          <table:table-cell table:formula="of:=YEAR([.B322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date" office:date-value="2016-10-26" calcext:value-type="date">
            <text:p>26.10.2016</text:p>
          </table:table-cell>
          <table:table-cell table:formula="of:=YEAR([.B322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date" office:date-value="2016-10-27" calcext:value-type="date">
            <text:p>27.10.2016</text:p>
          </table:table-cell>
          <table:table-cell table:formula="of:=YEAR([.B322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472" calcext:value-type="float">
            <text:p>10472</text:p>
          </table:table-cell>
          <table:table-cell office:value-type="date" office:date-value="2016-10-28" calcext:value-type="date">
            <text:p>28.10.2016</text:p>
          </table:table-cell>
          <table:table-cell table:formula="of:=YEAR([.B322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6-10-29" calcext:value-type="date">
            <text:p>29.10.2016</text:p>
          </table:table-cell>
          <table:table-cell table:formula="of:=YEAR([.B322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date" office:date-value="2016-10-30" calcext:value-type="date">
            <text:p>30.10.2016</text:p>
          </table:table-cell>
          <table:table-cell table:formula="of:=YEAR([.B322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date" office:date-value="2016-10-31" calcext:value-type="date">
            <text:p>31.10.2016</text:p>
          </table:table-cell>
          <table:table-cell table:formula="of:=YEAR([.B322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6-11-01" calcext:value-type="date">
            <text:p>1.11.2016</text:p>
          </table:table-cell>
          <table:table-cell table:formula="of:=YEAR([.B322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6-11-02" calcext:value-type="date">
            <text:p>2.11.2016</text:p>
          </table:table-cell>
          <table:table-cell table:formula="of:=YEAR([.B322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date" office:date-value="2016-11-03" calcext:value-type="date">
            <text:p>3.11.2016</text:p>
          </table:table-cell>
          <table:table-cell table:formula="of:=YEAR([.B323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date" office:date-value="2016-11-04" calcext:value-type="date">
            <text:p>4.11.2016</text:p>
          </table:table-cell>
          <table:table-cell table:formula="of:=YEAR([.B323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date" office:date-value="2016-11-05" calcext:value-type="date">
            <text:p>5.11.2016</text:p>
          </table:table-cell>
          <table:table-cell table:formula="of:=YEAR([.B323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date" office:date-value="2016-11-06" calcext:value-type="date">
            <text:p>6.11.2016</text:p>
          </table:table-cell>
          <table:table-cell table:formula="of:=YEAR([.B323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date" office:date-value="2016-11-07" calcext:value-type="date">
            <text:p>7.11.2016</text:p>
          </table:table-cell>
          <table:table-cell table:formula="of:=YEAR([.B323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date" office:date-value="2016-11-08" calcext:value-type="date">
            <text:p>8.11.2016</text:p>
          </table:table-cell>
          <table:table-cell table:formula="of:=YEAR([.B323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date" office:date-value="2016-11-09" calcext:value-type="date">
            <text:p>9.11.2016</text:p>
          </table:table-cell>
          <table:table-cell table:formula="of:=YEAR([.B323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date" office:date-value="2016-11-10" calcext:value-type="date">
            <text:p>10.11.2016</text:p>
          </table:table-cell>
          <table:table-cell table:formula="of:=YEAR([.B323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date" office:date-value="2016-11-11" calcext:value-type="date">
            <text:p>11.11.2016</text:p>
          </table:table-cell>
          <table:table-cell table:formula="of:=YEAR([.B323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981" calcext:value-type="float">
            <text:p>15981</text:p>
          </table:table-cell>
          <table:table-cell office:value-type="date" office:date-value="2016-11-12" calcext:value-type="date">
            <text:p>12.11.2016</text:p>
          </table:table-cell>
          <table:table-cell table:formula="of:=YEAR([.B323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13" calcext:value-type="date">
            <text:p>13.11.2016</text:p>
          </table:table-cell>
          <table:table-cell table:formula="of:=YEAR([.B324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date" office:date-value="2016-11-14" calcext:value-type="date">
            <text:p>14.11.2016</text:p>
          </table:table-cell>
          <table:table-cell table:formula="of:=YEAR([.B324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date" office:date-value="2016-11-15" calcext:value-type="date">
            <text:p>15.11.2016</text:p>
          </table:table-cell>
          <table:table-cell table:formula="of:=YEAR([.B324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date" office:date-value="2016-11-16" calcext:value-type="date">
            <text:p>16.11.2016</text:p>
          </table:table-cell>
          <table:table-cell table:formula="of:=YEAR([.B324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date" office:date-value="2016-11-17" calcext:value-type="date">
            <text:p>17.11.2016</text:p>
          </table:table-cell>
          <table:table-cell table:formula="of:=YEAR([.B324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date" office:date-value="2016-11-18" calcext:value-type="date">
            <text:p>18.11.2016</text:p>
          </table:table-cell>
          <table:table-cell table:formula="of:=YEAR([.B324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date" office:date-value="2016-11-19" calcext:value-type="date">
            <text:p>19.11.2016</text:p>
          </table:table-cell>
          <table:table-cell table:formula="of:=YEAR([.B324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date" office:date-value="2016-11-20" calcext:value-type="date">
            <text:p>20.11.2016</text:p>
          </table:table-cell>
          <table:table-cell table:formula="of:=YEAR([.B324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6-11-21" calcext:value-type="date">
            <text:p>21.11.2016</text:p>
          </table:table-cell>
          <table:table-cell table:formula="of:=YEAR([.B324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date" office:date-value="2016-11-22" calcext:value-type="date">
            <text:p>22.11.2016</text:p>
          </table:table-cell>
          <table:table-cell table:formula="of:=YEAR([.B324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date" office:date-value="2016-11-23" calcext:value-type="date">
            <text:p>23.11.2016</text:p>
          </table:table-cell>
          <table:table-cell table:formula="of:=YEAR([.B325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date" office:date-value="2016-11-24" calcext:value-type="date">
            <text:p>24.11.2016</text:p>
          </table:table-cell>
          <table:table-cell table:formula="of:=YEAR([.B325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date" office:date-value="2016-11-25" calcext:value-type="date">
            <text:p>25.11.2016</text:p>
          </table:table-cell>
          <table:table-cell table:formula="of:=YEAR([.B325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date" office:date-value="2016-11-26" calcext:value-type="date">
            <text:p>26.11.2016</text:p>
          </table:table-cell>
          <table:table-cell table:formula="of:=YEAR([.B325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27" calcext:value-type="date">
            <text:p>27.11.2016</text:p>
          </table:table-cell>
          <table:table-cell table:formula="of:=YEAR([.B325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date" office:date-value="2016-11-28" calcext:value-type="date">
            <text:p>28.11.2016</text:p>
          </table:table-cell>
          <table:table-cell table:formula="of:=YEAR([.B325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6-11-29" calcext:value-type="date">
            <text:p>29.11.2016</text:p>
          </table:table-cell>
          <table:table-cell table:formula="of:=YEAR([.B325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date" office:date-value="2016-11-30" calcext:value-type="date">
            <text:p>30.11.2016</text:p>
          </table:table-cell>
          <table:table-cell table:formula="of:=YEAR([.B325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date" office:date-value="2016-12-01" calcext:value-type="date">
            <text:p>1.12.2016</text:p>
          </table:table-cell>
          <table:table-cell table:formula="of:=YEAR([.B325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date" office:date-value="2016-12-02" calcext:value-type="date">
            <text:p>2.12.2016</text:p>
          </table:table-cell>
          <table:table-cell table:formula="of:=YEAR([.B325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date" office:date-value="2016-12-03" calcext:value-type="date">
            <text:p>3.12.2016</text:p>
          </table:table-cell>
          <table:table-cell table:formula="of:=YEAR([.B326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date" office:date-value="2016-12-04" calcext:value-type="date">
            <text:p>4.12.2016</text:p>
          </table:table-cell>
          <table:table-cell table:formula="of:=YEAR([.B326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date" office:date-value="2016-12-05" calcext:value-type="date">
            <text:p>5.12.2016</text:p>
          </table:table-cell>
          <table:table-cell table:formula="of:=YEAR([.B326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12-06" calcext:value-type="date">
            <text:p>6.12.2016</text:p>
          </table:table-cell>
          <table:table-cell table:formula="of:=YEAR([.B326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date" office:date-value="2016-12-07" calcext:value-type="date">
            <text:p>7.12.2016</text:p>
          </table:table-cell>
          <table:table-cell table:formula="of:=YEAR([.B326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6-12-08" calcext:value-type="date">
            <text:p>8.12.2016</text:p>
          </table:table-cell>
          <table:table-cell table:formula="of:=YEAR([.B326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date" office:date-value="2016-12-09" calcext:value-type="date">
            <text:p>9.12.2016</text:p>
          </table:table-cell>
          <table:table-cell table:formula="of:=YEAR([.B326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date" office:date-value="2016-12-10" calcext:value-type="date">
            <text:p>10.12.2016</text:p>
          </table:table-cell>
          <table:table-cell table:formula="of:=YEAR([.B326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date" office:date-value="2016-12-11" calcext:value-type="date">
            <text:p>11.12.2016</text:p>
          </table:table-cell>
          <table:table-cell table:formula="of:=YEAR([.B326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6-12-12" calcext:value-type="date">
            <text:p>12.12.2016</text:p>
          </table:table-cell>
          <table:table-cell table:formula="of:=YEAR([.B326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date" office:date-value="2016-12-13" calcext:value-type="date">
            <text:p>13.12.2016</text:p>
          </table:table-cell>
          <table:table-cell table:formula="of:=YEAR([.B327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date" office:date-value="2016-12-14" calcext:value-type="date">
            <text:p>14.12.2016</text:p>
          </table:table-cell>
          <table:table-cell table:formula="of:=YEAR([.B327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date" office:date-value="2016-12-15" calcext:value-type="date">
            <text:p>15.12.2016</text:p>
          </table:table-cell>
          <table:table-cell table:formula="of:=YEAR([.B327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date" office:date-value="2016-12-16" calcext:value-type="date">
            <text:p>16.12.2016</text:p>
          </table:table-cell>
          <table:table-cell table:formula="of:=YEAR([.B327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16-12-17" calcext:value-type="date">
            <text:p>17.12.2016</text:p>
          </table:table-cell>
          <table:table-cell table:formula="of:=YEAR([.B327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date" office:date-value="2016-12-18" calcext:value-type="date">
            <text:p>18.12.2016</text:p>
          </table:table-cell>
          <table:table-cell table:formula="of:=YEAR([.B327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date" office:date-value="2016-12-19" calcext:value-type="date">
            <text:p>19.12.2016</text:p>
          </table:table-cell>
          <table:table-cell table:formula="of:=YEAR([.B327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16-12-20" calcext:value-type="date">
            <text:p>20.12.2016</text:p>
          </table:table-cell>
          <table:table-cell table:formula="of:=YEAR([.B327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6-12-21" calcext:value-type="date">
            <text:p>21.12.2016</text:p>
          </table:table-cell>
          <table:table-cell table:formula="of:=YEAR([.B327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date" office:date-value="2016-12-22" calcext:value-type="date">
            <text:p>22.12.2016</text:p>
          </table:table-cell>
          <table:table-cell table:formula="of:=YEAR([.B3279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date" office:date-value="2016-12-23" calcext:value-type="date">
            <text:p>23.12.2016</text:p>
          </table:table-cell>
          <table:table-cell table:formula="of:=YEAR([.B3280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date" office:date-value="2016-12-24" calcext:value-type="date">
            <text:p>24.12.2016</text:p>
          </table:table-cell>
          <table:table-cell table:formula="of:=YEAR([.B3281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date" office:date-value="2016-12-25" calcext:value-type="date">
            <text:p>25.12.2016</text:p>
          </table:table-cell>
          <table:table-cell table:formula="of:=YEAR([.B3282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date" office:date-value="2016-12-26" calcext:value-type="date">
            <text:p>26.12.2016</text:p>
          </table:table-cell>
          <table:table-cell table:formula="of:=YEAR([.B3283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6-12-27" calcext:value-type="date">
            <text:p>27.12.2016</text:p>
          </table:table-cell>
          <table:table-cell table:formula="of:=YEAR([.B3284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6-12-28" calcext:value-type="date">
            <text:p>28.12.2016</text:p>
          </table:table-cell>
          <table:table-cell table:formula="of:=YEAR([.B3285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16-12-29" calcext:value-type="date">
            <text:p>29.12.2016</text:p>
          </table:table-cell>
          <table:table-cell table:formula="of:=YEAR([.B3286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date" office:date-value="2016-12-30" calcext:value-type="date">
            <text:p>30.12.2016</text:p>
          </table:table-cell>
          <table:table-cell table:formula="of:=YEAR([.B3287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date" office:date-value="2016-12-31" calcext:value-type="date">
            <text:p>31.12.2016</text:p>
          </table:table-cell>
          <table:table-cell table:formula="of:=YEAR([.B3288])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date" office:date-value="2017-01-01" calcext:value-type="date">
            <text:p>1.01.2017</text:p>
          </table:table-cell>
          <table:table-cell table:formula="of:=YEAR([.B328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date" office:date-value="2017-01-02" calcext:value-type="date">
            <text:p>2.01.2017</text:p>
          </table:table-cell>
          <table:table-cell table:formula="of:=YEAR([.B329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date" office:date-value="2017-01-03" calcext:value-type="date">
            <text:p>3.01.2017</text:p>
          </table:table-cell>
          <table:table-cell table:formula="of:=YEAR([.B329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1-04" calcext:value-type="date">
            <text:p>4.01.2017</text:p>
          </table:table-cell>
          <table:table-cell table:formula="of:=YEAR([.B329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date" office:date-value="2017-01-05" calcext:value-type="date">
            <text:p>5.01.2017</text:p>
          </table:table-cell>
          <table:table-cell table:formula="of:=YEAR([.B329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7-01-06" calcext:value-type="date">
            <text:p>6.01.2017</text:p>
          </table:table-cell>
          <table:table-cell table:formula="of:=YEAR([.B329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date" office:date-value="2017-01-07" calcext:value-type="date">
            <text:p>7.01.2017</text:p>
          </table:table-cell>
          <table:table-cell table:formula="of:=YEAR([.B329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date" office:date-value="2017-01-08" calcext:value-type="date">
            <text:p>8.01.2017</text:p>
          </table:table-cell>
          <table:table-cell table:formula="of:=YEAR([.B329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date" office:date-value="2017-01-09" calcext:value-type="date">
            <text:p>9.01.2017</text:p>
          </table:table-cell>
          <table:table-cell table:formula="of:=YEAR([.B329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01-10" calcext:value-type="date">
            <text:p>10.01.2017</text:p>
          </table:table-cell>
          <table:table-cell table:formula="of:=YEAR([.B329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date" office:date-value="2017-01-11" calcext:value-type="date">
            <text:p>11.01.2017</text:p>
          </table:table-cell>
          <table:table-cell table:formula="of:=YEAR([.B329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7-01-12" calcext:value-type="date">
            <text:p>12.01.2017</text:p>
          </table:table-cell>
          <table:table-cell table:formula="of:=YEAR([.B330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date" office:date-value="2017-01-13" calcext:value-type="date">
            <text:p>13.01.2017</text:p>
          </table:table-cell>
          <table:table-cell table:formula="of:=YEAR([.B330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date" office:date-value="2017-01-14" calcext:value-type="date">
            <text:p>14.01.2017</text:p>
          </table:table-cell>
          <table:table-cell table:formula="of:=YEAR([.B330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date" office:date-value="2017-01-15" calcext:value-type="date">
            <text:p>15.01.2017</text:p>
          </table:table-cell>
          <table:table-cell table:formula="of:=YEAR([.B330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date" office:date-value="2017-01-16" calcext:value-type="date">
            <text:p>16.01.2017</text:p>
          </table:table-cell>
          <table:table-cell table:formula="of:=YEAR([.B330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17-01-17" calcext:value-type="date">
            <text:p>17.01.2017</text:p>
          </table:table-cell>
          <table:table-cell table:formula="of:=YEAR([.B330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01-18" calcext:value-type="date">
            <text:p>18.01.2017</text:p>
          </table:table-cell>
          <table:table-cell table:formula="of:=YEAR([.B330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date" office:date-value="2017-01-19" calcext:value-type="date">
            <text:p>19.01.2017</text:p>
          </table:table-cell>
          <table:table-cell table:formula="of:=YEAR([.B330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7-01-20" calcext:value-type="date">
            <text:p>20.01.2017</text:p>
          </table:table-cell>
          <table:table-cell table:formula="of:=YEAR([.B330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date" office:date-value="2017-01-21" calcext:value-type="date">
            <text:p>21.01.2017</text:p>
          </table:table-cell>
          <table:table-cell table:formula="of:=YEAR([.B330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date" office:date-value="2017-01-22" calcext:value-type="date">
            <text:p>22.01.2017</text:p>
          </table:table-cell>
          <table:table-cell table:formula="of:=YEAR([.B331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1-23" calcext:value-type="date">
            <text:p>23.01.2017</text:p>
          </table:table-cell>
          <table:table-cell table:formula="of:=YEAR([.B331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date" office:date-value="2017-01-24" calcext:value-type="date">
            <text:p>24.01.2017</text:p>
          </table:table-cell>
          <table:table-cell table:formula="of:=YEAR([.B331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7-01-25" calcext:value-type="date">
            <text:p>25.01.2017</text:p>
          </table:table-cell>
          <table:table-cell table:formula="of:=YEAR([.B331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date" office:date-value="2017-01-26" calcext:value-type="date">
            <text:p>26.01.2017</text:p>
          </table:table-cell>
          <table:table-cell table:formula="of:=YEAR([.B331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7-01-27" calcext:value-type="date">
            <text:p>27.01.2017</text:p>
          </table:table-cell>
          <table:table-cell table:formula="of:=YEAR([.B331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date" office:date-value="2017-01-28" calcext:value-type="date">
            <text:p>28.01.2017</text:p>
          </table:table-cell>
          <table:table-cell table:formula="of:=YEAR([.B331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17-01-29" calcext:value-type="date">
            <text:p>29.01.2017</text:p>
          </table:table-cell>
          <table:table-cell table:formula="of:=YEAR([.B331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date" office:date-value="2017-01-30" calcext:value-type="date">
            <text:p>30.01.2017</text:p>
          </table:table-cell>
          <table:table-cell table:formula="of:=YEAR([.B331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date" office:date-value="2017-01-31" calcext:value-type="date">
            <text:p>31.01.2017</text:p>
          </table:table-cell>
          <table:table-cell table:formula="of:=YEAR([.B331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7-02-01" calcext:value-type="date">
            <text:p>1.02.2017</text:p>
          </table:table-cell>
          <table:table-cell table:formula="of:=YEAR([.B332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17-02-02" calcext:value-type="date">
            <text:p>2.02.2017</text:p>
          </table:table-cell>
          <table:table-cell table:formula="of:=YEAR([.B332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7-02-03" calcext:value-type="date">
            <text:p>3.02.2017</text:p>
          </table:table-cell>
          <table:table-cell table:formula="of:=YEAR([.B332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date" office:date-value="2017-02-04" calcext:value-type="date">
            <text:p>4.02.2017</text:p>
          </table:table-cell>
          <table:table-cell table:formula="of:=YEAR([.B332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date" office:date-value="2017-02-05" calcext:value-type="date">
            <text:p>5.02.2017</text:p>
          </table:table-cell>
          <table:table-cell table:formula="of:=YEAR([.B332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date" office:date-value="2017-02-06" calcext:value-type="date">
            <text:p>6.02.2017</text:p>
          </table:table-cell>
          <table:table-cell table:formula="of:=YEAR([.B332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7-02-07" calcext:value-type="date">
            <text:p>7.02.2017</text:p>
          </table:table-cell>
          <table:table-cell table:formula="of:=YEAR([.B332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date" office:date-value="2017-02-08" calcext:value-type="date">
            <text:p>8.02.2017</text:p>
          </table:table-cell>
          <table:table-cell table:formula="of:=YEAR([.B332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date" office:date-value="2017-02-09" calcext:value-type="date">
            <text:p>9.02.2017</text:p>
          </table:table-cell>
          <table:table-cell table:formula="of:=YEAR([.B332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date" office:date-value="2017-02-10" calcext:value-type="date">
            <text:p>10.02.2017</text:p>
          </table:table-cell>
          <table:table-cell table:formula="of:=YEAR([.B332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7-02-11" calcext:value-type="date">
            <text:p>11.02.2017</text:p>
          </table:table-cell>
          <table:table-cell table:formula="of:=YEAR([.B333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date" office:date-value="2017-02-12" calcext:value-type="date">
            <text:p>12.02.2017</text:p>
          </table:table-cell>
          <table:table-cell table:formula="of:=YEAR([.B333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7-02-13" calcext:value-type="date">
            <text:p>13.02.2017</text:p>
          </table:table-cell>
          <table:table-cell table:formula="of:=YEAR([.B333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date" office:date-value="2017-02-14" calcext:value-type="date">
            <text:p>14.02.2017</text:p>
          </table:table-cell>
          <table:table-cell table:formula="of:=YEAR([.B333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17-02-15" calcext:value-type="date">
            <text:p>15.02.2017</text:p>
          </table:table-cell>
          <table:table-cell table:formula="of:=YEAR([.B333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7-02-16" calcext:value-type="date">
            <text:p>16.02.2017</text:p>
          </table:table-cell>
          <table:table-cell table:formula="of:=YEAR([.B333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7-02-17" calcext:value-type="date">
            <text:p>17.02.2017</text:p>
          </table:table-cell>
          <table:table-cell table:formula="of:=YEAR([.B333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date" office:date-value="2017-02-18" calcext:value-type="date">
            <text:p>18.02.2017</text:p>
          </table:table-cell>
          <table:table-cell table:formula="of:=YEAR([.B333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17-02-19" calcext:value-type="date">
            <text:p>19.02.2017</text:p>
          </table:table-cell>
          <table:table-cell table:formula="of:=YEAR([.B333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date" office:date-value="2017-02-20" calcext:value-type="date">
            <text:p>20.02.2017</text:p>
          </table:table-cell>
          <table:table-cell table:formula="of:=YEAR([.B333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17-02-21" calcext:value-type="date">
            <text:p>21.02.2017</text:p>
          </table:table-cell>
          <table:table-cell table:formula="of:=YEAR([.B334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2-22" calcext:value-type="date">
            <text:p>22.02.2017</text:p>
          </table:table-cell>
          <table:table-cell table:formula="of:=YEAR([.B334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date" office:date-value="2017-02-23" calcext:value-type="date">
            <text:p>23.02.2017</text:p>
          </table:table-cell>
          <table:table-cell table:formula="of:=YEAR([.B334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date" office:date-value="2017-02-24" calcext:value-type="date">
            <text:p>24.02.2017</text:p>
          </table:table-cell>
          <table:table-cell table:formula="of:=YEAR([.B334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date" office:date-value="2017-02-25" calcext:value-type="date">
            <text:p>25.02.2017</text:p>
          </table:table-cell>
          <table:table-cell table:formula="of:=YEAR([.B334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date" office:date-value="2017-02-26" calcext:value-type="date">
            <text:p>26.02.2017</text:p>
          </table:table-cell>
          <table:table-cell table:formula="of:=YEAR([.B334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2-27" calcext:value-type="date">
            <text:p>27.02.2017</text:p>
          </table:table-cell>
          <table:table-cell table:formula="of:=YEAR([.B334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date" office:date-value="2017-02-28" calcext:value-type="date">
            <text:p>28.02.2017</text:p>
          </table:table-cell>
          <table:table-cell table:formula="of:=YEAR([.B334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date" office:date-value="2017-03-01" calcext:value-type="date">
            <text:p>1.03.2017</text:p>
          </table:table-cell>
          <table:table-cell table:formula="of:=YEAR([.B334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7-03-02" calcext:value-type="date">
            <text:p>2.03.2017</text:p>
          </table:table-cell>
          <table:table-cell table:formula="of:=YEAR([.B334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7-03-03" calcext:value-type="date">
            <text:p>3.03.2017</text:p>
          </table:table-cell>
          <table:table-cell table:formula="of:=YEAR([.B335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date" office:date-value="2017-03-04" calcext:value-type="date">
            <text:p>4.03.2017</text:p>
          </table:table-cell>
          <table:table-cell table:formula="of:=YEAR([.B335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17-03-05" calcext:value-type="date">
            <text:p>5.03.2017</text:p>
          </table:table-cell>
          <table:table-cell table:formula="of:=YEAR([.B335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date" office:date-value="2017-03-06" calcext:value-type="date">
            <text:p>6.03.2017</text:p>
          </table:table-cell>
          <table:table-cell table:formula="of:=YEAR([.B335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3-07" calcext:value-type="date">
            <text:p>7.03.2017</text:p>
          </table:table-cell>
          <table:table-cell table:formula="of:=YEAR([.B335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date" office:date-value="2017-03-08" calcext:value-type="date">
            <text:p>8.03.2017</text:p>
          </table:table-cell>
          <table:table-cell table:formula="of:=YEAR([.B335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date" office:date-value="2017-03-09" calcext:value-type="date">
            <text:p>9.03.2017</text:p>
          </table:table-cell>
          <table:table-cell table:formula="of:=YEAR([.B335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17-03-10" calcext:value-type="date">
            <text:p>10.03.2017</text:p>
          </table:table-cell>
          <table:table-cell table:formula="of:=YEAR([.B335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date" office:date-value="2017-03-11" calcext:value-type="date">
            <text:p>11.03.2017</text:p>
          </table:table-cell>
          <table:table-cell table:formula="of:=YEAR([.B335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7-03-12" calcext:value-type="date">
            <text:p>12.03.2017</text:p>
          </table:table-cell>
          <table:table-cell table:formula="of:=YEAR([.B335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date" office:date-value="2017-03-13" calcext:value-type="date">
            <text:p>13.03.2017</text:p>
          </table:table-cell>
          <table:table-cell table:formula="of:=YEAR([.B336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3-14" calcext:value-type="date">
            <text:p>14.03.2017</text:p>
          </table:table-cell>
          <table:table-cell table:formula="of:=YEAR([.B336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7-03-15" calcext:value-type="date">
            <text:p>15.03.2017</text:p>
          </table:table-cell>
          <table:table-cell table:formula="of:=YEAR([.B336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date" office:date-value="2017-03-16" calcext:value-type="date">
            <text:p>16.03.2017</text:p>
          </table:table-cell>
          <table:table-cell table:formula="of:=YEAR([.B336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date" office:date-value="2017-03-17" calcext:value-type="date">
            <text:p>17.03.2017</text:p>
          </table:table-cell>
          <table:table-cell table:formula="of:=YEAR([.B336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date" office:date-value="2017-03-18" calcext:value-type="date">
            <text:p>18.03.2017</text:p>
          </table:table-cell>
          <table:table-cell table:formula="of:=YEAR([.B336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date" office:date-value="2017-03-19" calcext:value-type="date">
            <text:p>19.03.2017</text:p>
          </table:table-cell>
          <table:table-cell table:formula="of:=YEAR([.B336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date" office:date-value="2017-03-20" calcext:value-type="date">
            <text:p>20.03.2017</text:p>
          </table:table-cell>
          <table:table-cell table:formula="of:=YEAR([.B336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date" office:date-value="2017-03-21" calcext:value-type="date">
            <text:p>21.03.2017</text:p>
          </table:table-cell>
          <table:table-cell table:formula="of:=YEAR([.B336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date" office:date-value="2017-03-22" calcext:value-type="date">
            <text:p>22.03.2017</text:p>
          </table:table-cell>
          <table:table-cell table:formula="of:=YEAR([.B336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date" office:date-value="2017-03-23" calcext:value-type="date">
            <text:p>23.03.2017</text:p>
          </table:table-cell>
          <table:table-cell table:formula="of:=YEAR([.B337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date" office:date-value="2017-03-24" calcext:value-type="date">
            <text:p>24.03.2017</text:p>
          </table:table-cell>
          <table:table-cell table:formula="of:=YEAR([.B337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date" office:date-value="2017-03-25" calcext:value-type="date">
            <text:p>25.03.2017</text:p>
          </table:table-cell>
          <table:table-cell table:formula="of:=YEAR([.B337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date" office:date-value="2017-03-26" calcext:value-type="date">
            <text:p>26.03.2017</text:p>
          </table:table-cell>
          <table:table-cell table:formula="of:=YEAR([.B337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547" calcext:value-type="float">
            <text:p>13547</text:p>
          </table:table-cell>
          <table:table-cell office:value-type="date" office:date-value="2017-03-27" calcext:value-type="date">
            <text:p>27.03.2017</text:p>
          </table:table-cell>
          <table:table-cell table:formula="of:=YEAR([.B337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date" office:date-value="2017-03-28" calcext:value-type="date">
            <text:p>28.03.2017</text:p>
          </table:table-cell>
          <table:table-cell table:formula="of:=YEAR([.B337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date" office:date-value="2017-03-29" calcext:value-type="date">
            <text:p>29.03.2017</text:p>
          </table:table-cell>
          <table:table-cell table:formula="of:=YEAR([.B337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6657" calcext:value-type="float">
            <text:p>16657</text:p>
          </table:table-cell>
          <table:table-cell office:value-type="date" office:date-value="2017-03-30" calcext:value-type="date">
            <text:p>30.03.2017</text:p>
          </table:table-cell>
          <table:table-cell table:formula="of:=YEAR([.B337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date" office:date-value="2017-03-31" calcext:value-type="date">
            <text:p>31.03.2017</text:p>
          </table:table-cell>
          <table:table-cell table:formula="of:=YEAR([.B337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781" calcext:value-type="float">
            <text:p>17781</text:p>
          </table:table-cell>
          <table:table-cell office:value-type="date" office:date-value="2017-04-01" calcext:value-type="date">
            <text:p>1.04.2017</text:p>
          </table:table-cell>
          <table:table-cell table:formula="of:=YEAR([.B337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date" office:date-value="2017-04-02" calcext:value-type="date">
            <text:p>2.04.2017</text:p>
          </table:table-cell>
          <table:table-cell table:formula="of:=YEAR([.B338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923" calcext:value-type="float">
            <text:p>18923</text:p>
          </table:table-cell>
          <table:table-cell office:value-type="date" office:date-value="2017-04-03" calcext:value-type="date">
            <text:p>3.04.2017</text:p>
          </table:table-cell>
          <table:table-cell table:formula="of:=YEAR([.B338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date" office:date-value="2017-04-04" calcext:value-type="date">
            <text:p>4.04.2017</text:p>
          </table:table-cell>
          <table:table-cell table:formula="of:=YEAR([.B338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664" calcext:value-type="float">
            <text:p>20664</text:p>
          </table:table-cell>
          <table:table-cell office:value-type="date" office:date-value="2017-04-05" calcext:value-type="date">
            <text:p>5.04.2017</text:p>
          </table:table-cell>
          <table:table-cell table:formula="of:=YEAR([.B338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date" office:date-value="2017-04-06" calcext:value-type="date">
            <text:p>6.04.2017</text:p>
          </table:table-cell>
          <table:table-cell table:formula="of:=YEAR([.B338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date" office:date-value="2017-04-07" calcext:value-type="date">
            <text:p>7.04.2017</text:p>
          </table:table-cell>
          <table:table-cell table:formula="of:=YEAR([.B338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date" office:date-value="2017-04-08" calcext:value-type="date">
            <text:p>8.04.2017</text:p>
          </table:table-cell>
          <table:table-cell table:formula="of:=YEAR([.B338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date" office:date-value="2017-04-09" calcext:value-type="date">
            <text:p>9.04.2017</text:p>
          </table:table-cell>
          <table:table-cell table:formula="of:=YEAR([.B338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date" office:date-value="2017-04-10" calcext:value-type="date">
            <text:p>10.04.2017</text:p>
          </table:table-cell>
          <table:table-cell table:formula="of:=YEAR([.B338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date" office:date-value="2017-04-11" calcext:value-type="date">
            <text:p>11.04.2017</text:p>
          </table:table-cell>
          <table:table-cell table:formula="of:=YEAR([.B338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date" office:date-value="2017-04-12" calcext:value-type="date">
            <text:p>12.04.2017</text:p>
          </table:table-cell>
          <table:table-cell table:formula="of:=YEAR([.B339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629" calcext:value-type="float">
            <text:p>19629</text:p>
          </table:table-cell>
          <table:table-cell office:value-type="date" office:date-value="2017-04-13" calcext:value-type="date">
            <text:p>13.04.2017</text:p>
          </table:table-cell>
          <table:table-cell table:formula="of:=YEAR([.B339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date" office:date-value="2017-04-14" calcext:value-type="date">
            <text:p>14.04.2017</text:p>
          </table:table-cell>
          <table:table-cell table:formula="of:=YEAR([.B339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date" office:date-value="2017-04-15" calcext:value-type="date">
            <text:p>15.04.2017</text:p>
          </table:table-cell>
          <table:table-cell table:formula="of:=YEAR([.B339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date" office:date-value="2017-04-16" calcext:value-type="date">
            <text:p>16.04.2017</text:p>
          </table:table-cell>
          <table:table-cell table:formula="of:=YEAR([.B339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date" office:date-value="2017-04-17" calcext:value-type="date">
            <text:p>17.04.2017</text:p>
          </table:table-cell>
          <table:table-cell table:formula="of:=YEAR([.B339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date" office:date-value="2017-04-18" calcext:value-type="date">
            <text:p>18.04.2017</text:p>
          </table:table-cell>
          <table:table-cell table:formula="of:=YEAR([.B339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7-04-19" calcext:value-type="date">
            <text:p>19.04.2017</text:p>
          </table:table-cell>
          <table:table-cell table:formula="of:=YEAR([.B339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date" office:date-value="2017-04-20" calcext:value-type="date">
            <text:p>20.04.2017</text:p>
          </table:table-cell>
          <table:table-cell table:formula="of:=YEAR([.B339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date" office:date-value="2017-04-21" calcext:value-type="date">
            <text:p>21.04.2017</text:p>
          </table:table-cell>
          <table:table-cell table:formula="of:=YEAR([.B339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date" office:date-value="2017-04-22" calcext:value-type="date">
            <text:p>22.04.2017</text:p>
          </table:table-cell>
          <table:table-cell table:formula="of:=YEAR([.B340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7-04-23" calcext:value-type="date">
            <text:p>23.04.2017</text:p>
          </table:table-cell>
          <table:table-cell table:formula="of:=YEAR([.B340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date" office:date-value="2017-04-24" calcext:value-type="date">
            <text:p>24.04.2017</text:p>
          </table:table-cell>
          <table:table-cell table:formula="of:=YEAR([.B340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date" office:date-value="2017-04-25" calcext:value-type="date">
            <text:p>25.04.2017</text:p>
          </table:table-cell>
          <table:table-cell table:formula="of:=YEAR([.B340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7-04-26" calcext:value-type="date">
            <text:p>26.04.2017</text:p>
          </table:table-cell>
          <table:table-cell table:formula="of:=YEAR([.B340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date" office:date-value="2017-04-27" calcext:value-type="date">
            <text:p>27.04.2017</text:p>
          </table:table-cell>
          <table:table-cell table:formula="of:=YEAR([.B340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date" office:date-value="2017-04-28" calcext:value-type="date">
            <text:p>28.04.2017</text:p>
          </table:table-cell>
          <table:table-cell table:formula="of:=YEAR([.B340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date" office:date-value="2017-04-29" calcext:value-type="date">
            <text:p>29.04.2017</text:p>
          </table:table-cell>
          <table:table-cell table:formula="of:=YEAR([.B340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date" office:date-value="2017-04-30" calcext:value-type="date">
            <text:p>30.04.2017</text:p>
          </table:table-cell>
          <table:table-cell table:formula="of:=YEAR([.B340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17-05-01" calcext:value-type="date">
            <text:p>1.05.2017</text:p>
          </table:table-cell>
          <table:table-cell table:formula="of:=YEAR([.B340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date" office:date-value="2017-05-02" calcext:value-type="date">
            <text:p>2.05.2017</text:p>
          </table:table-cell>
          <table:table-cell table:formula="of:=YEAR([.B341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date" office:date-value="2017-05-03" calcext:value-type="date">
            <text:p>3.05.2017</text:p>
          </table:table-cell>
          <table:table-cell table:formula="of:=YEAR([.B341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7-05-04" calcext:value-type="date">
            <text:p>4.05.2017</text:p>
          </table:table-cell>
          <table:table-cell table:formula="of:=YEAR([.B341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5-05" calcext:value-type="date">
            <text:p>5.05.2017</text:p>
          </table:table-cell>
          <table:table-cell table:formula="of:=YEAR([.B341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5-06" calcext:value-type="date">
            <text:p>6.05.2017</text:p>
          </table:table-cell>
          <table:table-cell table:formula="of:=YEAR([.B341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date" office:date-value="2017-05-07" calcext:value-type="date">
            <text:p>7.05.2017</text:p>
          </table:table-cell>
          <table:table-cell table:formula="of:=YEAR([.B341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date" office:date-value="2017-05-08" calcext:value-type="date">
            <text:p>8.05.2017</text:p>
          </table:table-cell>
          <table:table-cell table:formula="of:=YEAR([.B341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date" office:date-value="2017-05-09" calcext:value-type="date">
            <text:p>9.05.2017</text:p>
          </table:table-cell>
          <table:table-cell table:formula="of:=YEAR([.B341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date" office:date-value="2017-05-10" calcext:value-type="date">
            <text:p>10.05.2017</text:p>
          </table:table-cell>
          <table:table-cell table:formula="of:=YEAR([.B341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date" office:date-value="2017-05-11" calcext:value-type="date">
            <text:p>11.05.2017</text:p>
          </table:table-cell>
          <table:table-cell table:formula="of:=YEAR([.B341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date" office:date-value="2017-05-12" calcext:value-type="date">
            <text:p>12.05.2017</text:p>
          </table:table-cell>
          <table:table-cell table:formula="of:=YEAR([.B342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05-13" calcext:value-type="date">
            <text:p>13.05.2017</text:p>
          </table:table-cell>
          <table:table-cell table:formula="of:=YEAR([.B342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date" office:date-value="2017-05-14" calcext:value-type="date">
            <text:p>14.05.2017</text:p>
          </table:table-cell>
          <table:table-cell table:formula="of:=YEAR([.B342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5-15" calcext:value-type="date">
            <text:p>15.05.2017</text:p>
          </table:table-cell>
          <table:table-cell table:formula="of:=YEAR([.B342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date" office:date-value="2017-05-16" calcext:value-type="date">
            <text:p>16.05.2017</text:p>
          </table:table-cell>
          <table:table-cell table:formula="of:=YEAR([.B342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7-05-17" calcext:value-type="date">
            <text:p>17.05.2017</text:p>
          </table:table-cell>
          <table:table-cell table:formula="of:=YEAR([.B342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date" office:date-value="2017-05-18" calcext:value-type="date">
            <text:p>18.05.2017</text:p>
          </table:table-cell>
          <table:table-cell table:formula="of:=YEAR([.B342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date" office:date-value="2017-05-19" calcext:value-type="date">
            <text:p>19.05.2017</text:p>
          </table:table-cell>
          <table:table-cell table:formula="of:=YEAR([.B342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date" office:date-value="2017-05-20" calcext:value-type="date">
            <text:p>20.05.2017</text:p>
          </table:table-cell>
          <table:table-cell table:formula="of:=YEAR([.B342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7-05-21" calcext:value-type="date">
            <text:p>21.05.2017</text:p>
          </table:table-cell>
          <table:table-cell table:formula="of:=YEAR([.B342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date" office:date-value="2017-05-22" calcext:value-type="date">
            <text:p>22.05.2017</text:p>
          </table:table-cell>
          <table:table-cell table:formula="of:=YEAR([.B343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date" office:date-value="2017-05-23" calcext:value-type="date">
            <text:p>23.05.2017</text:p>
          </table:table-cell>
          <table:table-cell table:formula="of:=YEAR([.B343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date" office:date-value="2017-05-24" calcext:value-type="date">
            <text:p>24.05.2017</text:p>
          </table:table-cell>
          <table:table-cell table:formula="of:=YEAR([.B343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date" office:date-value="2017-05-25" calcext:value-type="date">
            <text:p>25.05.2017</text:p>
          </table:table-cell>
          <table:table-cell table:formula="of:=YEAR([.B343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date" office:date-value="2017-05-26" calcext:value-type="date">
            <text:p>26.05.2017</text:p>
          </table:table-cell>
          <table:table-cell table:formula="of:=YEAR([.B343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date" office:date-value="2017-05-27" calcext:value-type="date">
            <text:p>27.05.2017</text:p>
          </table:table-cell>
          <table:table-cell table:formula="of:=YEAR([.B343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7-05-28" calcext:value-type="date">
            <text:p>28.05.2017</text:p>
          </table:table-cell>
          <table:table-cell table:formula="of:=YEAR([.B343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7-05-29" calcext:value-type="date">
            <text:p>29.05.2017</text:p>
          </table:table-cell>
          <table:table-cell table:formula="of:=YEAR([.B343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7-05-30" calcext:value-type="date">
            <text:p>30.05.2017</text:p>
          </table:table-cell>
          <table:table-cell table:formula="of:=YEAR([.B343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date" office:date-value="2017-05-31" calcext:value-type="date">
            <text:p>31.05.2017</text:p>
          </table:table-cell>
          <table:table-cell table:formula="of:=YEAR([.B343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7-06-01" calcext:value-type="date">
            <text:p>1.06.2017</text:p>
          </table:table-cell>
          <table:table-cell table:formula="of:=YEAR([.B344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date" office:date-value="2017-06-02" calcext:value-type="date">
            <text:p>2.06.2017</text:p>
          </table:table-cell>
          <table:table-cell table:formula="of:=YEAR([.B344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date" office:date-value="2017-06-03" calcext:value-type="date">
            <text:p>3.06.2017</text:p>
          </table:table-cell>
          <table:table-cell table:formula="of:=YEAR([.B344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date" office:date-value="2017-06-04" calcext:value-type="date">
            <text:p>4.06.2017</text:p>
          </table:table-cell>
          <table:table-cell table:formula="of:=YEAR([.B344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date" office:date-value="2017-06-05" calcext:value-type="date">
            <text:p>5.06.2017</text:p>
          </table:table-cell>
          <table:table-cell table:formula="of:=YEAR([.B344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7-06-06" calcext:value-type="date">
            <text:p>6.06.2017</text:p>
          </table:table-cell>
          <table:table-cell table:formula="of:=YEAR([.B344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date" office:date-value="2017-06-07" calcext:value-type="date">
            <text:p>7.06.2017</text:p>
          </table:table-cell>
          <table:table-cell table:formula="of:=YEAR([.B344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7-06-08" calcext:value-type="date">
            <text:p>8.06.2017</text:p>
          </table:table-cell>
          <table:table-cell table:formula="of:=YEAR([.B344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7-06-09" calcext:value-type="date">
            <text:p>9.06.2017</text:p>
          </table:table-cell>
          <table:table-cell table:formula="of:=YEAR([.B344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7-06-10" calcext:value-type="date">
            <text:p>10.06.2017</text:p>
          </table:table-cell>
          <table:table-cell table:formula="of:=YEAR([.B344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7-06-11" calcext:value-type="date">
            <text:p>11.06.2017</text:p>
          </table:table-cell>
          <table:table-cell table:formula="of:=YEAR([.B345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date" office:date-value="2017-06-12" calcext:value-type="date">
            <text:p>12.06.2017</text:p>
          </table:table-cell>
          <table:table-cell table:formula="of:=YEAR([.B345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date" office:date-value="2017-06-13" calcext:value-type="date">
            <text:p>13.06.2017</text:p>
          </table:table-cell>
          <table:table-cell table:formula="of:=YEAR([.B345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date" office:date-value="2017-06-14" calcext:value-type="date">
            <text:p>14.06.2017</text:p>
          </table:table-cell>
          <table:table-cell table:formula="of:=YEAR([.B345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date" office:date-value="2017-06-15" calcext:value-type="date">
            <text:p>15.06.2017</text:p>
          </table:table-cell>
          <table:table-cell table:formula="of:=YEAR([.B345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date" office:date-value="2017-06-16" calcext:value-type="date">
            <text:p>16.06.2017</text:p>
          </table:table-cell>
          <table:table-cell table:formula="of:=YEAR([.B345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date" office:date-value="2017-06-17" calcext:value-type="date">
            <text:p>17.06.2017</text:p>
          </table:table-cell>
          <table:table-cell table:formula="of:=YEAR([.B345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date" office:date-value="2017-06-18" calcext:value-type="date">
            <text:p>18.06.2017</text:p>
          </table:table-cell>
          <table:table-cell table:formula="of:=YEAR([.B345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date" office:date-value="2017-06-19" calcext:value-type="date">
            <text:p>19.06.2017</text:p>
          </table:table-cell>
          <table:table-cell table:formula="of:=YEAR([.B345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599" calcext:value-type="float">
            <text:p>33599</text:p>
          </table:table-cell>
          <table:table-cell office:value-type="date" office:date-value="2017-06-20" calcext:value-type="date">
            <text:p>20.06.2017</text:p>
          </table:table-cell>
          <table:table-cell table:formula="of:=YEAR([.B345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305" calcext:value-type="float">
            <text:p>38305</text:p>
          </table:table-cell>
          <table:table-cell office:value-type="date" office:date-value="2017-06-21" calcext:value-type="date">
            <text:p>21.06.2017</text:p>
          </table:table-cell>
          <table:table-cell table:formula="of:=YEAR([.B346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336" calcext:value-type="float">
            <text:p>38336</text:p>
          </table:table-cell>
          <table:table-cell office:value-type="date" office:date-value="2017-06-22" calcext:value-type="date">
            <text:p>22.06.2017</text:p>
          </table:table-cell>
          <table:table-cell table:formula="of:=YEAR([.B346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659" calcext:value-type="float">
            <text:p>32659</text:p>
          </table:table-cell>
          <table:table-cell office:value-type="date" office:date-value="2017-06-23" calcext:value-type="date">
            <text:p>23.06.2017</text:p>
          </table:table-cell>
          <table:table-cell table:formula="of:=YEAR([.B346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date" office:date-value="2017-06-24" calcext:value-type="date">
            <text:p>24.06.2017</text:p>
          </table:table-cell>
          <table:table-cell table:formula="of:=YEAR([.B346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077" calcext:value-type="float">
            <text:p>17077</text:p>
          </table:table-cell>
          <table:table-cell office:value-type="date" office:date-value="2017-06-25" calcext:value-type="date">
            <text:p>25.06.2017</text:p>
          </table:table-cell>
          <table:table-cell table:formula="of:=YEAR([.B346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date" office:date-value="2017-06-26" calcext:value-type="date">
            <text:p>26.06.2017</text:p>
          </table:table-cell>
          <table:table-cell table:formula="of:=YEAR([.B346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7-06-27" calcext:value-type="date">
            <text:p>27.06.2017</text:p>
          </table:table-cell>
          <table:table-cell table:formula="of:=YEAR([.B346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6-28" calcext:value-type="date">
            <text:p>28.06.2017</text:p>
          </table:table-cell>
          <table:table-cell table:formula="of:=YEAR([.B346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7-06-29" calcext:value-type="date">
            <text:p>29.06.2017</text:p>
          </table:table-cell>
          <table:table-cell table:formula="of:=YEAR([.B346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7-06-30" calcext:value-type="date">
            <text:p>30.06.2017</text:p>
          </table:table-cell>
          <table:table-cell table:formula="of:=YEAR([.B346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date" office:date-value="2017-07-01" calcext:value-type="date">
            <text:p>1.07.2017</text:p>
          </table:table-cell>
          <table:table-cell table:formula="of:=YEAR([.B347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7-07-02" calcext:value-type="date">
            <text:p>2.07.2017</text:p>
          </table:table-cell>
          <table:table-cell table:formula="of:=YEAR([.B347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date" office:date-value="2017-07-03" calcext:value-type="date">
            <text:p>3.07.2017</text:p>
          </table:table-cell>
          <table:table-cell table:formula="of:=YEAR([.B347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date" office:date-value="2017-07-04" calcext:value-type="date">
            <text:p>4.07.2017</text:p>
          </table:table-cell>
          <table:table-cell table:formula="of:=YEAR([.B347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date" office:date-value="2017-07-05" calcext:value-type="date">
            <text:p>5.07.2017</text:p>
          </table:table-cell>
          <table:table-cell table:formula="of:=YEAR([.B347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date" office:date-value="2017-07-06" calcext:value-type="date">
            <text:p>6.07.2017</text:p>
          </table:table-cell>
          <table:table-cell table:formula="of:=YEAR([.B347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date" office:date-value="2017-07-07" calcext:value-type="date">
            <text:p>7.07.2017</text:p>
          </table:table-cell>
          <table:table-cell table:formula="of:=YEAR([.B347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7-08" calcext:value-type="date">
            <text:p>8.07.2017</text:p>
          </table:table-cell>
          <table:table-cell table:formula="of:=YEAR([.B347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7-07-09" calcext:value-type="date">
            <text:p>9.07.2017</text:p>
          </table:table-cell>
          <table:table-cell table:formula="of:=YEAR([.B347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7-07-10" calcext:value-type="date">
            <text:p>10.07.2017</text:p>
          </table:table-cell>
          <table:table-cell table:formula="of:=YEAR([.B347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date" office:date-value="2017-07-11" calcext:value-type="date">
            <text:p>11.07.2017</text:p>
          </table:table-cell>
          <table:table-cell table:formula="of:=YEAR([.B348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date" office:date-value="2017-07-12" calcext:value-type="date">
            <text:p>12.07.2017</text:p>
          </table:table-cell>
          <table:table-cell table:formula="of:=YEAR([.B348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date" office:date-value="2017-07-13" calcext:value-type="date">
            <text:p>13.07.2017</text:p>
          </table:table-cell>
          <table:table-cell table:formula="of:=YEAR([.B348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date" office:date-value="2017-07-14" calcext:value-type="date">
            <text:p>14.07.2017</text:p>
          </table:table-cell>
          <table:table-cell table:formula="of:=YEAR([.B348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date" office:date-value="2017-07-15" calcext:value-type="date">
            <text:p>15.07.2017</text:p>
          </table:table-cell>
          <table:table-cell table:formula="of:=YEAR([.B348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16" calcext:value-type="date">
            <text:p>16.07.2017</text:p>
          </table:table-cell>
          <table:table-cell table:formula="of:=YEAR([.B348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date" office:date-value="2017-07-17" calcext:value-type="date">
            <text:p>17.07.2017</text:p>
          </table:table-cell>
          <table:table-cell table:formula="of:=YEAR([.B348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date" office:date-value="2017-07-18" calcext:value-type="date">
            <text:p>18.07.2017</text:p>
          </table:table-cell>
          <table:table-cell table:formula="of:=YEAR([.B348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7-07-19" calcext:value-type="date">
            <text:p>19.07.2017</text:p>
          </table:table-cell>
          <table:table-cell table:formula="of:=YEAR([.B348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date" office:date-value="2017-07-20" calcext:value-type="date">
            <text:p>20.07.2017</text:p>
          </table:table-cell>
          <table:table-cell table:formula="of:=YEAR([.B348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7-21" calcext:value-type="date">
            <text:p>21.07.2017</text:p>
          </table:table-cell>
          <table:table-cell table:formula="of:=YEAR([.B349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date" office:date-value="2017-07-22" calcext:value-type="date">
            <text:p>22.07.2017</text:p>
          </table:table-cell>
          <table:table-cell table:formula="of:=YEAR([.B349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date" office:date-value="2017-07-23" calcext:value-type="date">
            <text:p>23.07.2017</text:p>
          </table:table-cell>
          <table:table-cell table:formula="of:=YEAR([.B349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date" office:date-value="2017-07-24" calcext:value-type="date">
            <text:p>24.07.2017</text:p>
          </table:table-cell>
          <table:table-cell table:formula="of:=YEAR([.B349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date" office:date-value="2017-07-25" calcext:value-type="date">
            <text:p>25.07.2017</text:p>
          </table:table-cell>
          <table:table-cell table:formula="of:=YEAR([.B349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date" office:date-value="2017-07-26" calcext:value-type="date">
            <text:p>26.07.2017</text:p>
          </table:table-cell>
          <table:table-cell table:formula="of:=YEAR([.B349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27" calcext:value-type="date">
            <text:p>27.07.2017</text:p>
          </table:table-cell>
          <table:table-cell table:formula="of:=YEAR([.B349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7-07-28" calcext:value-type="date">
            <text:p>28.07.2017</text:p>
          </table:table-cell>
          <table:table-cell table:formula="of:=YEAR([.B349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date" office:date-value="2017-07-29" calcext:value-type="date">
            <text:p>29.07.2017</text:p>
          </table:table-cell>
          <table:table-cell table:formula="of:=YEAR([.B349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17-07-30" calcext:value-type="date">
            <text:p>30.07.2017</text:p>
          </table:table-cell>
          <table:table-cell table:formula="of:=YEAR([.B349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7-07-31" calcext:value-type="date">
            <text:p>31.07.2017</text:p>
          </table:table-cell>
          <table:table-cell table:formula="of:=YEAR([.B350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date" office:date-value="2017-08-01" calcext:value-type="date">
            <text:p>1.08.2017</text:p>
          </table:table-cell>
          <table:table-cell table:formula="of:=YEAR([.B350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8-02" calcext:value-type="date">
            <text:p>2.08.2017</text:p>
          </table:table-cell>
          <table:table-cell table:formula="of:=YEAR([.B350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7-08-03" calcext:value-type="date">
            <text:p>3.08.2017</text:p>
          </table:table-cell>
          <table:table-cell table:formula="of:=YEAR([.B350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date" office:date-value="2017-08-04" calcext:value-type="date">
            <text:p>4.08.2017</text:p>
          </table:table-cell>
          <table:table-cell table:formula="of:=YEAR([.B350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date" office:date-value="2017-08-05" calcext:value-type="date">
            <text:p>5.08.2017</text:p>
          </table:table-cell>
          <table:table-cell table:formula="of:=YEAR([.B350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date" office:date-value="2017-08-06" calcext:value-type="date">
            <text:p>6.08.2017</text:p>
          </table:table-cell>
          <table:table-cell table:formula="of:=YEAR([.B350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date" office:date-value="2017-08-07" calcext:value-type="date">
            <text:p>7.08.2017</text:p>
          </table:table-cell>
          <table:table-cell table:formula="of:=YEAR([.B350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7-08-08" calcext:value-type="date">
            <text:p>8.08.2017</text:p>
          </table:table-cell>
          <table:table-cell table:formula="of:=YEAR([.B350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date" office:date-value="2017-08-09" calcext:value-type="date">
            <text:p>9.08.2017</text:p>
          </table:table-cell>
          <table:table-cell table:formula="of:=YEAR([.B350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8-10" calcext:value-type="date">
            <text:p>10.08.2017</text:p>
          </table:table-cell>
          <table:table-cell table:formula="of:=YEAR([.B351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7-08-11" calcext:value-type="date">
            <text:p>11.08.2017</text:p>
          </table:table-cell>
          <table:table-cell table:formula="of:=YEAR([.B351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date" office:date-value="2017-08-12" calcext:value-type="date">
            <text:p>12.08.2017</text:p>
          </table:table-cell>
          <table:table-cell table:formula="of:=YEAR([.B351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date" office:date-value="2017-08-13" calcext:value-type="date">
            <text:p>13.08.2017</text:p>
          </table:table-cell>
          <table:table-cell table:formula="of:=YEAR([.B351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date" office:date-value="2017-08-14" calcext:value-type="date">
            <text:p>14.08.2017</text:p>
          </table:table-cell>
          <table:table-cell table:formula="of:=YEAR([.B351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date" office:date-value="2017-08-15" calcext:value-type="date">
            <text:p>15.08.2017</text:p>
          </table:table-cell>
          <table:table-cell table:formula="of:=YEAR([.B351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date" office:date-value="2017-08-16" calcext:value-type="date">
            <text:p>16.08.2017</text:p>
          </table:table-cell>
          <table:table-cell table:formula="of:=YEAR([.B351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date" office:date-value="2017-08-17" calcext:value-type="date">
            <text:p>17.08.2017</text:p>
          </table:table-cell>
          <table:table-cell table:formula="of:=YEAR([.B351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date" office:date-value="2017-08-18" calcext:value-type="date">
            <text:p>18.08.2017</text:p>
          </table:table-cell>
          <table:table-cell table:formula="of:=YEAR([.B351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date" office:date-value="2017-08-19" calcext:value-type="date">
            <text:p>19.08.2017</text:p>
          </table:table-cell>
          <table:table-cell table:formula="of:=YEAR([.B351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date" office:date-value="2017-08-20" calcext:value-type="date">
            <text:p>20.08.2017</text:p>
          </table:table-cell>
          <table:table-cell table:formula="of:=YEAR([.B352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7-08-21" calcext:value-type="date">
            <text:p>21.08.2017</text:p>
          </table:table-cell>
          <table:table-cell table:formula="of:=YEAR([.B352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8-22" calcext:value-type="date">
            <text:p>22.08.2017</text:p>
          </table:table-cell>
          <table:table-cell table:formula="of:=YEAR([.B352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17-08-23" calcext:value-type="date">
            <text:p>23.08.2017</text:p>
          </table:table-cell>
          <table:table-cell table:formula="of:=YEAR([.B352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7-08-24" calcext:value-type="date">
            <text:p>24.08.2017</text:p>
          </table:table-cell>
          <table:table-cell table:formula="of:=YEAR([.B352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17-08-25" calcext:value-type="date">
            <text:p>25.08.2017</text:p>
          </table:table-cell>
          <table:table-cell table:formula="of:=YEAR([.B352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17-08-26" calcext:value-type="date">
            <text:p>26.08.2017</text:p>
          </table:table-cell>
          <table:table-cell table:formula="of:=YEAR([.B352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7-08-27" calcext:value-type="date">
            <text:p>27.08.2017</text:p>
          </table:table-cell>
          <table:table-cell table:formula="of:=YEAR([.B352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date" office:date-value="2017-08-28" calcext:value-type="date">
            <text:p>28.08.2017</text:p>
          </table:table-cell>
          <table:table-cell table:formula="of:=YEAR([.B352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date" office:date-value="2017-08-29" calcext:value-type="date">
            <text:p>29.08.2017</text:p>
          </table:table-cell>
          <table:table-cell table:formula="of:=YEAR([.B352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7-08-30" calcext:value-type="date">
            <text:p>30.08.2017</text:p>
          </table:table-cell>
          <table:table-cell table:formula="of:=YEAR([.B353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date" office:date-value="2017-08-31" calcext:value-type="date">
            <text:p>31.08.2017</text:p>
          </table:table-cell>
          <table:table-cell table:formula="of:=YEAR([.B353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date" office:date-value="2017-09-01" calcext:value-type="date">
            <text:p>1.09.2017</text:p>
          </table:table-cell>
          <table:table-cell table:formula="of:=YEAR([.B353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date" office:date-value="2017-09-02" calcext:value-type="date">
            <text:p>2.09.2017</text:p>
          </table:table-cell>
          <table:table-cell table:formula="of:=YEAR([.B353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date" office:date-value="2017-09-03" calcext:value-type="date">
            <text:p>3.09.2017</text:p>
          </table:table-cell>
          <table:table-cell table:formula="of:=YEAR([.B353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7-09-04" calcext:value-type="date">
            <text:p>4.09.2017</text:p>
          </table:table-cell>
          <table:table-cell table:formula="of:=YEAR([.B353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7-09-05" calcext:value-type="date">
            <text:p>5.09.2017</text:p>
          </table:table-cell>
          <table:table-cell table:formula="of:=YEAR([.B353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date" office:date-value="2017-09-06" calcext:value-type="date">
            <text:p>6.09.2017</text:p>
          </table:table-cell>
          <table:table-cell table:formula="of:=YEAR([.B353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7-09-07" calcext:value-type="date">
            <text:p>7.09.2017</text:p>
          </table:table-cell>
          <table:table-cell table:formula="of:=YEAR([.B353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17-09-08" calcext:value-type="date">
            <text:p>8.09.2017</text:p>
          </table:table-cell>
          <table:table-cell table:formula="of:=YEAR([.B353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date" office:date-value="2017-09-09" calcext:value-type="date">
            <text:p>9.09.2017</text:p>
          </table:table-cell>
          <table:table-cell table:formula="of:=YEAR([.B354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date" office:date-value="2017-09-10" calcext:value-type="date">
            <text:p>10.09.2017</text:p>
          </table:table-cell>
          <table:table-cell table:formula="of:=YEAR([.B354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date" office:date-value="2017-09-11" calcext:value-type="date">
            <text:p>11.09.2017</text:p>
          </table:table-cell>
          <table:table-cell table:formula="of:=YEAR([.B354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date" office:date-value="2017-09-12" calcext:value-type="date">
            <text:p>12.09.2017</text:p>
          </table:table-cell>
          <table:table-cell table:formula="of:=YEAR([.B354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date" office:date-value="2017-09-13" calcext:value-type="date">
            <text:p>13.09.2017</text:p>
          </table:table-cell>
          <table:table-cell table:formula="of:=YEAR([.B354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date" office:date-value="2017-09-14" calcext:value-type="date">
            <text:p>14.09.2017</text:p>
          </table:table-cell>
          <table:table-cell table:formula="of:=YEAR([.B354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17-09-15" calcext:value-type="date">
            <text:p>15.09.2017</text:p>
          </table:table-cell>
          <table:table-cell table:formula="of:=YEAR([.B354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7-09-16" calcext:value-type="date">
            <text:p>16.09.2017</text:p>
          </table:table-cell>
          <table:table-cell table:formula="of:=YEAR([.B354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date" office:date-value="2017-09-17" calcext:value-type="date">
            <text:p>17.09.2017</text:p>
          </table:table-cell>
          <table:table-cell table:formula="of:=YEAR([.B354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17-09-18" calcext:value-type="date">
            <text:p>18.09.2017</text:p>
          </table:table-cell>
          <table:table-cell table:formula="of:=YEAR([.B354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date" office:date-value="2017-09-19" calcext:value-type="date">
            <text:p>19.09.2017</text:p>
          </table:table-cell>
          <table:table-cell table:formula="of:=YEAR([.B355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7-09-20" calcext:value-type="date">
            <text:p>20.09.2017</text:p>
          </table:table-cell>
          <table:table-cell table:formula="of:=YEAR([.B355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7-09-21" calcext:value-type="date">
            <text:p>21.09.2017</text:p>
          </table:table-cell>
          <table:table-cell table:formula="of:=YEAR([.B355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7-09-22" calcext:value-type="date">
            <text:p>22.09.2017</text:p>
          </table:table-cell>
          <table:table-cell table:formula="of:=YEAR([.B355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9-23" calcext:value-type="date">
            <text:p>23.09.2017</text:p>
          </table:table-cell>
          <table:table-cell table:formula="of:=YEAR([.B355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date" office:date-value="2017-09-24" calcext:value-type="date">
            <text:p>24.09.2017</text:p>
          </table:table-cell>
          <table:table-cell table:formula="of:=YEAR([.B355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7-09-25" calcext:value-type="date">
            <text:p>25.09.2017</text:p>
          </table:table-cell>
          <table:table-cell table:formula="of:=YEAR([.B355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date" office:date-value="2017-09-26" calcext:value-type="date">
            <text:p>26.09.2017</text:p>
          </table:table-cell>
          <table:table-cell table:formula="of:=YEAR([.B355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09-27" calcext:value-type="date">
            <text:p>27.09.2017</text:p>
          </table:table-cell>
          <table:table-cell table:formula="of:=YEAR([.B355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date" office:date-value="2017-09-28" calcext:value-type="date">
            <text:p>28.09.2017</text:p>
          </table:table-cell>
          <table:table-cell table:formula="of:=YEAR([.B355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7-09-29" calcext:value-type="date">
            <text:p>29.09.2017</text:p>
          </table:table-cell>
          <table:table-cell table:formula="of:=YEAR([.B356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7-09-30" calcext:value-type="date">
            <text:p>30.09.2017</text:p>
          </table:table-cell>
          <table:table-cell table:formula="of:=YEAR([.B356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date" office:date-value="2017-10-01" calcext:value-type="date">
            <text:p>1.10.2017</text:p>
          </table:table-cell>
          <table:table-cell table:formula="of:=YEAR([.B356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date" office:date-value="2017-10-02" calcext:value-type="date">
            <text:p>2.10.2017</text:p>
          </table:table-cell>
          <table:table-cell table:formula="of:=YEAR([.B356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17-10-03" calcext:value-type="date">
            <text:p>3.10.2017</text:p>
          </table:table-cell>
          <table:table-cell table:formula="of:=YEAR([.B356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7-10-04" calcext:value-type="date">
            <text:p>4.10.2017</text:p>
          </table:table-cell>
          <table:table-cell table:formula="of:=YEAR([.B356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date" office:date-value="2017-10-05" calcext:value-type="date">
            <text:p>5.10.2017</text:p>
          </table:table-cell>
          <table:table-cell table:formula="of:=YEAR([.B356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date" office:date-value="2017-10-06" calcext:value-type="date">
            <text:p>6.10.2017</text:p>
          </table:table-cell>
          <table:table-cell table:formula="of:=YEAR([.B356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date" office:date-value="2017-10-07" calcext:value-type="date">
            <text:p>7.10.2017</text:p>
          </table:table-cell>
          <table:table-cell table:formula="of:=YEAR([.B356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date" office:date-value="2017-10-08" calcext:value-type="date">
            <text:p>8.10.2017</text:p>
          </table:table-cell>
          <table:table-cell table:formula="of:=YEAR([.B356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date" office:date-value="2017-10-09" calcext:value-type="date">
            <text:p>9.10.2017</text:p>
          </table:table-cell>
          <table:table-cell table:formula="of:=YEAR([.B357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7-10-10" calcext:value-type="date">
            <text:p>10.10.2017</text:p>
          </table:table-cell>
          <table:table-cell table:formula="of:=YEAR([.B357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7-10-11" calcext:value-type="date">
            <text:p>11.10.2017</text:p>
          </table:table-cell>
          <table:table-cell table:formula="of:=YEAR([.B357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date" office:date-value="2017-10-12" calcext:value-type="date">
            <text:p>12.10.2017</text:p>
          </table:table-cell>
          <table:table-cell table:formula="of:=YEAR([.B357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date" office:date-value="2017-10-13" calcext:value-type="date">
            <text:p>13.10.2017</text:p>
          </table:table-cell>
          <table:table-cell table:formula="of:=YEAR([.B357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date" office:date-value="2017-10-14" calcext:value-type="date">
            <text:p>14.10.2017</text:p>
          </table:table-cell>
          <table:table-cell table:formula="of:=YEAR([.B357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7-10-15" calcext:value-type="date">
            <text:p>15.10.2017</text:p>
          </table:table-cell>
          <table:table-cell table:formula="of:=YEAR([.B357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7-10-16" calcext:value-type="date">
            <text:p>16.10.2017</text:p>
          </table:table-cell>
          <table:table-cell table:formula="of:=YEAR([.B357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date" office:date-value="2017-10-17" calcext:value-type="date">
            <text:p>17.10.2017</text:p>
          </table:table-cell>
          <table:table-cell table:formula="of:=YEAR([.B357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date" office:date-value="2017-10-18" calcext:value-type="date">
            <text:p>18.10.2017</text:p>
          </table:table-cell>
          <table:table-cell table:formula="of:=YEAR([.B357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date" office:date-value="2017-10-19" calcext:value-type="date">
            <text:p>19.10.2017</text:p>
          </table:table-cell>
          <table:table-cell table:formula="of:=YEAR([.B358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date" office:date-value="2017-10-20" calcext:value-type="date">
            <text:p>20.10.2017</text:p>
          </table:table-cell>
          <table:table-cell table:formula="of:=YEAR([.B358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date" office:date-value="2017-10-21" calcext:value-type="date">
            <text:p>21.10.2017</text:p>
          </table:table-cell>
          <table:table-cell table:formula="of:=YEAR([.B358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date" office:date-value="2017-10-22" calcext:value-type="date">
            <text:p>22.10.2017</text:p>
          </table:table-cell>
          <table:table-cell table:formula="of:=YEAR([.B358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date" office:date-value="2017-10-23" calcext:value-type="date">
            <text:p>23.10.2017</text:p>
          </table:table-cell>
          <table:table-cell table:formula="of:=YEAR([.B358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17-10-24" calcext:value-type="date">
            <text:p>24.10.2017</text:p>
          </table:table-cell>
          <table:table-cell table:formula="of:=YEAR([.B358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date" office:date-value="2017-10-25" calcext:value-type="date">
            <text:p>25.10.2017</text:p>
          </table:table-cell>
          <table:table-cell table:formula="of:=YEAR([.B358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date" office:date-value="2017-10-26" calcext:value-type="date">
            <text:p>26.10.2017</text:p>
          </table:table-cell>
          <table:table-cell table:formula="of:=YEAR([.B358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date" office:date-value="2017-10-27" calcext:value-type="date">
            <text:p>27.10.2017</text:p>
          </table:table-cell>
          <table:table-cell table:formula="of:=YEAR([.B358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7-10-28" calcext:value-type="date">
            <text:p>28.10.2017</text:p>
          </table:table-cell>
          <table:table-cell table:formula="of:=YEAR([.B358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date" office:date-value="2017-10-29" calcext:value-type="date">
            <text:p>29.10.2017</text:p>
          </table:table-cell>
          <table:table-cell table:formula="of:=YEAR([.B359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date" office:date-value="2017-10-30" calcext:value-type="date">
            <text:p>30.10.2017</text:p>
          </table:table-cell>
          <table:table-cell table:formula="of:=YEAR([.B359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date" office:date-value="2017-10-31" calcext:value-type="date">
            <text:p>31.10.2017</text:p>
          </table:table-cell>
          <table:table-cell table:formula="of:=YEAR([.B359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date" office:date-value="2017-11-01" calcext:value-type="date">
            <text:p>1.11.2017</text:p>
          </table:table-cell>
          <table:table-cell table:formula="of:=YEAR([.B359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date" office:date-value="2017-11-02" calcext:value-type="date">
            <text:p>2.11.2017</text:p>
          </table:table-cell>
          <table:table-cell table:formula="of:=YEAR([.B359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date" office:date-value="2017-11-03" calcext:value-type="date">
            <text:p>3.11.2017</text:p>
          </table:table-cell>
          <table:table-cell table:formula="of:=YEAR([.B359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date" office:date-value="2017-11-04" calcext:value-type="date">
            <text:p>4.11.2017</text:p>
          </table:table-cell>
          <table:table-cell table:formula="of:=YEAR([.B359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7-11-05" calcext:value-type="date">
            <text:p>5.11.2017</text:p>
          </table:table-cell>
          <table:table-cell table:formula="of:=YEAR([.B359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date" office:date-value="2017-11-06" calcext:value-type="date">
            <text:p>6.11.2017</text:p>
          </table:table-cell>
          <table:table-cell table:formula="of:=YEAR([.B359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date" office:date-value="2017-11-07" calcext:value-type="date">
            <text:p>7.11.2017</text:p>
          </table:table-cell>
          <table:table-cell table:formula="of:=YEAR([.B359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date" office:date-value="2017-11-08" calcext:value-type="date">
            <text:p>8.11.2017</text:p>
          </table:table-cell>
          <table:table-cell table:formula="of:=YEAR([.B360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date" office:date-value="2017-11-09" calcext:value-type="date">
            <text:p>9.11.2017</text:p>
          </table:table-cell>
          <table:table-cell table:formula="of:=YEAR([.B360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date" office:date-value="2017-11-10" calcext:value-type="date">
            <text:p>10.11.2017</text:p>
          </table:table-cell>
          <table:table-cell table:formula="of:=YEAR([.B360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7-11-11" calcext:value-type="date">
            <text:p>11.11.2017</text:p>
          </table:table-cell>
          <table:table-cell table:formula="of:=YEAR([.B360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17-11-12" calcext:value-type="date">
            <text:p>12.11.2017</text:p>
          </table:table-cell>
          <table:table-cell table:formula="of:=YEAR([.B360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7-11-13" calcext:value-type="date">
            <text:p>13.11.2017</text:p>
          </table:table-cell>
          <table:table-cell table:formula="of:=YEAR([.B360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1-14" calcext:value-type="date">
            <text:p>14.11.2017</text:p>
          </table:table-cell>
          <table:table-cell table:formula="of:=YEAR([.B360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date" office:date-value="2017-11-15" calcext:value-type="date">
            <text:p>15.11.2017</text:p>
          </table:table-cell>
          <table:table-cell table:formula="of:=YEAR([.B360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7-11-16" calcext:value-type="date">
            <text:p>16.11.2017</text:p>
          </table:table-cell>
          <table:table-cell table:formula="of:=YEAR([.B360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7-11-17" calcext:value-type="date">
            <text:p>17.11.2017</text:p>
          </table:table-cell>
          <table:table-cell table:formula="of:=YEAR([.B360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date" office:date-value="2017-11-18" calcext:value-type="date">
            <text:p>18.11.2017</text:p>
          </table:table-cell>
          <table:table-cell table:formula="of:=YEAR([.B361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date" office:date-value="2017-11-19" calcext:value-type="date">
            <text:p>19.11.2017</text:p>
          </table:table-cell>
          <table:table-cell table:formula="of:=YEAR([.B361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7-11-20" calcext:value-type="date">
            <text:p>20.11.2017</text:p>
          </table:table-cell>
          <table:table-cell table:formula="of:=YEAR([.B361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7-11-21" calcext:value-type="date">
            <text:p>21.11.2017</text:p>
          </table:table-cell>
          <table:table-cell table:formula="of:=YEAR([.B361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7-11-22" calcext:value-type="date">
            <text:p>22.11.2017</text:p>
          </table:table-cell>
          <table:table-cell table:formula="of:=YEAR([.B361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11-23" calcext:value-type="date">
            <text:p>23.11.2017</text:p>
          </table:table-cell>
          <table:table-cell table:formula="of:=YEAR([.B361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date" office:date-value="2017-11-24" calcext:value-type="date">
            <text:p>24.11.2017</text:p>
          </table:table-cell>
          <table:table-cell table:formula="of:=YEAR([.B361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date" office:date-value="2017-11-25" calcext:value-type="date">
            <text:p>25.11.2017</text:p>
          </table:table-cell>
          <table:table-cell table:formula="of:=YEAR([.B361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7-11-26" calcext:value-type="date">
            <text:p>26.11.2017</text:p>
          </table:table-cell>
          <table:table-cell table:formula="of:=YEAR([.B361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7-11-27" calcext:value-type="date">
            <text:p>27.11.2017</text:p>
          </table:table-cell>
          <table:table-cell table:formula="of:=YEAR([.B361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7-11-28" calcext:value-type="date">
            <text:p>28.11.2017</text:p>
          </table:table-cell>
          <table:table-cell table:formula="of:=YEAR([.B362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date" office:date-value="2017-11-29" calcext:value-type="date">
            <text:p>29.11.2017</text:p>
          </table:table-cell>
          <table:table-cell table:formula="of:=YEAR([.B362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date" office:date-value="2017-11-30" calcext:value-type="date">
            <text:p>30.11.2017</text:p>
          </table:table-cell>
          <table:table-cell table:formula="of:=YEAR([.B362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7-12-01" calcext:value-type="date">
            <text:p>1.12.2017</text:p>
          </table:table-cell>
          <table:table-cell table:formula="of:=YEAR([.B362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2-02" calcext:value-type="date">
            <text:p>2.12.2017</text:p>
          </table:table-cell>
          <table:table-cell table:formula="of:=YEAR([.B362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7-12-03" calcext:value-type="date">
            <text:p>3.12.2017</text:p>
          </table:table-cell>
          <table:table-cell table:formula="of:=YEAR([.B362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date" office:date-value="2017-12-04" calcext:value-type="date">
            <text:p>4.12.2017</text:p>
          </table:table-cell>
          <table:table-cell table:formula="of:=YEAR([.B362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date" office:date-value="2017-12-05" calcext:value-type="date">
            <text:p>5.12.2017</text:p>
          </table:table-cell>
          <table:table-cell table:formula="of:=YEAR([.B362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12-06" calcext:value-type="date">
            <text:p>6.12.2017</text:p>
          </table:table-cell>
          <table:table-cell table:formula="of:=YEAR([.B362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date" office:date-value="2017-12-07" calcext:value-type="date">
            <text:p>7.12.2017</text:p>
          </table:table-cell>
          <table:table-cell table:formula="of:=YEAR([.B362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12-08" calcext:value-type="date">
            <text:p>8.12.2017</text:p>
          </table:table-cell>
          <table:table-cell table:formula="of:=YEAR([.B363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date" office:date-value="2017-12-09" calcext:value-type="date">
            <text:p>9.12.2017</text:p>
          </table:table-cell>
          <table:table-cell table:formula="of:=YEAR([.B363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date" office:date-value="2017-12-10" calcext:value-type="date">
            <text:p>10.12.2017</text:p>
          </table:table-cell>
          <table:table-cell table:formula="of:=YEAR([.B363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7-12-11" calcext:value-type="date">
            <text:p>11.12.2017</text:p>
          </table:table-cell>
          <table:table-cell table:formula="of:=YEAR([.B363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date" office:date-value="2017-12-12" calcext:value-type="date">
            <text:p>12.12.2017</text:p>
          </table:table-cell>
          <table:table-cell table:formula="of:=YEAR([.B363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date" office:date-value="2017-12-13" calcext:value-type="date">
            <text:p>13.12.2017</text:p>
          </table:table-cell>
          <table:table-cell table:formula="of:=YEAR([.B363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7-12-14" calcext:value-type="date">
            <text:p>14.12.2017</text:p>
          </table:table-cell>
          <table:table-cell table:formula="of:=YEAR([.B363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date" office:date-value="2017-12-15" calcext:value-type="date">
            <text:p>15.12.2017</text:p>
          </table:table-cell>
          <table:table-cell table:formula="of:=YEAR([.B363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date" office:date-value="2017-12-16" calcext:value-type="date">
            <text:p>16.12.2017</text:p>
          </table:table-cell>
          <table:table-cell table:formula="of:=YEAR([.B363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date" office:date-value="2017-12-17" calcext:value-type="date">
            <text:p>17.12.2017</text:p>
          </table:table-cell>
          <table:table-cell table:formula="of:=YEAR([.B363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date" office:date-value="2017-12-18" calcext:value-type="date">
            <text:p>18.12.2017</text:p>
          </table:table-cell>
          <table:table-cell table:formula="of:=YEAR([.B364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date" office:date-value="2017-12-19" calcext:value-type="date">
            <text:p>19.12.2017</text:p>
          </table:table-cell>
          <table:table-cell table:formula="of:=YEAR([.B364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date" office:date-value="2017-12-20" calcext:value-type="date">
            <text:p>20.12.2017</text:p>
          </table:table-cell>
          <table:table-cell table:formula="of:=YEAR([.B364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date" office:date-value="2017-12-21" calcext:value-type="date">
            <text:p>21.12.2017</text:p>
          </table:table-cell>
          <table:table-cell table:formula="of:=YEAR([.B3643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date" office:date-value="2017-12-22" calcext:value-type="date">
            <text:p>22.12.2017</text:p>
          </table:table-cell>
          <table:table-cell table:formula="of:=YEAR([.B3644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date" office:date-value="2017-12-23" calcext:value-type="date">
            <text:p>23.12.2017</text:p>
          </table:table-cell>
          <table:table-cell table:formula="of:=YEAR([.B3645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date" office:date-value="2017-12-24" calcext:value-type="date">
            <text:p>24.12.2017</text:p>
          </table:table-cell>
          <table:table-cell table:formula="of:=YEAR([.B3646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12-25" calcext:value-type="date">
            <text:p>25.12.2017</text:p>
          </table:table-cell>
          <table:table-cell table:formula="of:=YEAR([.B3647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date" office:date-value="2017-12-26" calcext:value-type="date">
            <text:p>26.12.2017</text:p>
          </table:table-cell>
          <table:table-cell table:formula="of:=YEAR([.B3648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date" office:date-value="2017-12-27" calcext:value-type="date">
            <text:p>27.12.2017</text:p>
          </table:table-cell>
          <table:table-cell table:formula="of:=YEAR([.B3649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date" office:date-value="2017-12-28" calcext:value-type="date">
            <text:p>28.12.2017</text:p>
          </table:table-cell>
          <table:table-cell table:formula="of:=YEAR([.B3650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7-12-29" calcext:value-type="date">
            <text:p>29.12.2017</text:p>
          </table:table-cell>
          <table:table-cell table:formula="of:=YEAR([.B3651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date" office:date-value="2017-12-30" calcext:value-type="date">
            <text:p>30.12.2017</text:p>
          </table:table-cell>
          <table:table-cell table:formula="of:=YEAR([.B3652])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date" office:date-value="2017-12-31" calcext:value-type="date">
            <text:p>31.12.2017</text:p>
          </table:table-cell>
          <table:table-cell table:formula="of:=YEAR([.B3653])" office:value-type="float" office:value="2017" calcext:value-type="float">
            <text:p>20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.00.0000</text:date>, <text:time style:data-style-name="N2" text:time-value="22:57:45.267307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4:37.705411593</meta:creation-date>
    <dc:date>2019-02-06T23:17:02.528435418</dc:date>
    <meta:editing-duration>PT16M56S</meta:editing-duration>
    <meta:editing-cycles>2</meta:editing-cycles>
    <meta:generator>LibreOffice/6.1.4.2$Linux_X86_64 LibreOffice_project/10$Build-2</meta:generator>
    <meta:document-statistic meta:table-count="1" meta:cell-count="11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13.569cm" xlink:href=".." xlink:type="simple" chart:class="chart:bar" chart:style-name="ch1">
        <chart:title svg:x="0.762cm" svg:y="0.346cm" chart:style-name="ch2">
          <text:p>Łączna ilość wody dopływającej do zbiornika retencyjnego w kolejnych miesiącach 2008 roku</text:p>
        </chart:title>
        <chart:plot-area chart:style-name="ch3" table:cell-range-address="Sheet1.G22:Sheet1.H33" chart:data-source-has-labels="column" svg:x="0.925cm" svg:y="2.101cm" svg:width="12.992cm" svg:height="10.626cm" dr3d:transform="matrix (0.984886006747962 0.0330777087676318 0.170015937178657 -0.0928211777966933 0.929536125573365 0.356856862350287 -0.14623194816622 -0.367244409673913 0.91855743473055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19cm" svg:y="2.044cm" svg:width="11.598cm" svg:height="8.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837cm" svg:y="12.996cm" chart:style-name="ch5">
              <text:p>Miesiąc</text:p>
            </chart:title>
            <chart:categories table:cell-range-address="Sheet1.G22:Sheet1.G33"/>
          </chart:axis>
          <chart:axis chart:dimension="y" chart:name="primary-y" chart:style-name="ch6">
            <chart:title svg:x="0.056cm" svg:y="9.112cm" chart:style-name="ch7">
              <text:p>Metry sześcienne wody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H22:Sheet1.H3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G22:Sheet1.G33</svg:desc>
                </draw:g>
              </table:table-cell>
              <table:table-cell office:value-type="float" office:value="95433">
                <text:p>95433</text:p>
                <draw:g>
                  <svg:desc>Sheet1.H22:Sheet1.H3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94730">
                <text:p>94730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9439">
                <text:p>10943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632931">
                <text:p>63293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329203">
                <text:p>32920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66597">
                <text:p>16659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39747">
                <text:p>139747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82342">
                <text:p>28234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70729">
                <text:p>170729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222440">
                <text:p>222440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2072">
                <text:p>17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